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Normal" style:font-pitch="variable"/>
    <style:font-face style:name="Linux Biolinum G2" svg:font-family="'Linux Biolinum G'" style:font-pitch="variable"/>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5.001cm"/>
    </style:style>
    <style:style style:name="co4" style:family="table-column">
      <style:table-column-properties fo:break-before="auto" style:column-width="2.3cm"/>
    </style:style>
    <style:style style:name="co5" style:family="table-column">
      <style:table-column-properties fo:break-before="auto" style:column-width="2.424cm"/>
    </style:style>
    <style:style style:name="co6" style:family="table-column">
      <style:table-column-properties fo:break-before="auto" style:column-width="2.478cm"/>
    </style:style>
    <style:style style:name="co7" style:family="table-column">
      <style:table-column-properties fo:break-before="auto" style:column-width="0.499cm"/>
    </style:style>
    <style:style style:name="co8" style:family="table-column">
      <style:table-column-properties fo:break-before="auto" style:column-width="0.801cm"/>
    </style:style>
    <style:style style:name="co9" style:family="table-column">
      <style:table-column-properties fo:break-before="auto" style:column-width="6.345cm"/>
    </style:style>
    <style:style style:name="co10" style:family="table-column">
      <style:table-column-properties fo:break-before="auto" style:column-width="5.78cm"/>
    </style:style>
    <style:style style:name="co11" style:family="table-column">
      <style:table-column-properties fo:break-before="auto" style:column-width="2.26cm"/>
    </style:style>
    <style:style style:name="co12" style:family="table-column">
      <style:table-column-properties fo:break-before="auto" style:column-width="2.258cm"/>
    </style:style>
    <style:style style:name="co13" style:family="table-column">
      <style:table-column-properties fo:break-before="auto" style:column-width="2.701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2.66cm"/>
    </style:style>
    <style:style style:name="co23" style:family="table-column">
      <style:table-column-properties fo:break-before="auto" style:column-width="2.2cm"/>
    </style:style>
    <style:style style:name="co24" style:family="table-column">
      <style:table-column-properties fo:break-before="auto" style:column-width="2.84cm"/>
    </style:style>
    <style:style style:name="co25" style:family="table-column">
      <style:table-column-properties fo:break-before="auto" style:column-width="2.371cm"/>
    </style:style>
    <style:style style:name="co26" style:family="table-column">
      <style:table-column-properties fo:break-before="auto" style:column-width="2.529cm"/>
    </style:style>
    <style:style style:name="co27" style:family="table-column">
      <style:table-column-properties fo:break-before="auto" style:column-width="2.298cm"/>
    </style:style>
    <style:style style:name="co28" style:family="table-column">
      <style:table-column-properties fo:break-before="auto" style:column-width="4.105cm"/>
    </style:style>
    <style:style style:name="co29" style:family="table-column">
      <style:table-column-properties fo:break-before="auto" style:column-width="2.582cm"/>
    </style:style>
    <style:style style:name="co30" style:family="table-column">
      <style:table-column-properties fo:break-before="auto" style:column-width="2.35cm"/>
    </style:style>
    <style:style style:name="co31" style:family="table-column">
      <style:table-column-properties fo:break-before="auto" style:column-width="3.33cm"/>
    </style:style>
    <style:style style:name="co32" style:family="table-column">
      <style:table-column-properties fo:break-before="auto" style:column-width="2.498cm"/>
    </style:style>
    <style:style style:name="co33" style:family="table-column">
      <style:table-column-properties fo:break-before="auto" style:column-width="2.633cm"/>
    </style:style>
    <style:style style:name="co34" style:family="table-column">
      <style:table-column-properties fo:break-before="auto" style:column-width="2cm"/>
    </style:style>
    <style:style style:name="co35" style:family="table-column">
      <style:table-column-properties fo:break-before="auto" style:column-width="2.293cm"/>
    </style:style>
    <style:style style:name="co36" style:family="table-column">
      <style:table-column-properties fo:break-before="auto" style:column-width="2.101cm"/>
    </style:style>
    <style:style style:name="co37" style:family="table-column">
      <style:table-column-properties fo:break-before="auto" style:column-width="2.551cm"/>
    </style:style>
    <style:style style:name="co38" style:family="table-column">
      <style:table-column-properties fo:break-before="auto" style:column-width="2.6cm"/>
    </style:style>
    <style:style style:name="co39" style:family="table-column">
      <style:table-column-properties fo:break-before="auto" style:column-width="1.499cm"/>
    </style:style>
    <style:style style:name="co40" style:family="table-column">
      <style:table-column-properties fo:break-before="auto" style:column-width="1.73cm"/>
    </style:style>
    <style:style style:name="co41" style:family="table-column">
      <style:table-column-properties fo:break-before="auto" style:column-width="1.928cm"/>
    </style:style>
    <style:style style:name="co42" style:family="table-column">
      <style:table-column-properties fo:break-before="auto" style:column-width="1.575cm"/>
    </style:style>
    <style:style style:name="co43" style:family="table-column">
      <style:table-column-properties fo:break-before="auto" style:column-width="1.804cm"/>
    </style:style>
    <style:style style:name="co44" style:family="table-column">
      <style:table-column-properties fo:break-before="auto" style:column-width="1.755cm"/>
    </style:style>
    <style:style style:name="co45" style:family="table-column">
      <style:table-column-properties fo:break-before="auto" style:column-width="1.27cm"/>
    </style:style>
    <style:style style:name="co46" style:family="table-column">
      <style:table-column-properties fo:break-before="auto" style:column-width="1.108cm"/>
    </style:style>
    <style:style style:name="co47" style:family="table-column">
      <style:table-column-properties fo:break-before="auto" style:column-width="1.028cm"/>
    </style:style>
    <style:style style:name="co48" style:family="table-column">
      <style:table-column-properties fo:break-before="auto" style:column-width="1.221cm"/>
    </style:style>
    <style:style style:name="co49" style:family="table-column">
      <style:table-column-properties fo:break-before="auto" style:column-width="1.549cm"/>
    </style:style>
    <style:style style:name="co50" style:family="table-column">
      <style:table-column-properties fo:break-before="auto" style:column-width="1.445cm"/>
    </style:style>
    <style:style style:name="co51" style:family="table-column">
      <style:table-column-properties fo:break-before="auto" style:column-width="1.341cm"/>
    </style:style>
    <style:style style:name="co52" style:family="table-column">
      <style:table-column-properties fo:break-before="auto" style:column-width="1cm"/>
    </style:style>
    <style:style style:name="co53" style:family="table-column">
      <style:table-column-properties fo:break-before="auto" style:column-width="1.111cm"/>
    </style:style>
    <style:style style:name="co54" style:family="table-column">
      <style:table-column-properties fo:break-before="auto" style:column-width="1.515cm"/>
    </style:style>
    <style:style style:name="co55" style:family="table-column">
      <style:table-column-properties fo:break-before="auto" style:column-width="1.903cm"/>
    </style:style>
    <style:style style:name="co56" style:family="table-column">
      <style:table-column-properties fo:break-before="auto" style:column-width="2.466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co61" style:family="table-column">
      <style:table-column-properties fo:break-before="auto" style:column-width="2.859cm"/>
    </style:style>
    <style:style style:name="co62" style:family="table-column">
      <style:table-column-properties fo:break-before="auto" style:column-width="3.53cm"/>
    </style:style>
    <style:style style:name="co63" style:family="table-column">
      <style:table-column-properties fo:break-before="auto" style:column-width="1.722cm"/>
    </style:style>
    <style:style style:name="co64" style:family="table-column">
      <style:table-column-properties fo:break-before="auto" style:column-width="3.168cm"/>
    </style:style>
    <style:style style:name="co65" style:family="table-column">
      <style:table-column-properties fo:break-before="auto" style:column-width="1.697cm"/>
    </style:style>
    <style:style style:name="co66" style:family="table-column">
      <style:table-column-properties fo:break-before="auto" style:column-width="2.704cm"/>
    </style:style>
    <style:style style:name="co67" style:family="table-column">
      <style:table-column-properties fo:break-before="auto" style:column-width="2.265cm"/>
    </style:style>
    <style:style style:name="co68" style:family="table-column">
      <style:table-column-properties fo:break-before="auto" style:column-width="3.918cm"/>
    </style:style>
    <style:style style:name="co69" style:family="table-column">
      <style:table-column-properties fo:break-before="auto" style:column-width="1.644cm"/>
    </style:style>
    <style:style style:name="co70" style:family="table-column">
      <style:table-column-properties fo:break-before="auto" style:column-width="1.954cm"/>
    </style:style>
    <style:style style:name="co71" style:family="table-column">
      <style:table-column-properties fo:break-before="auto" style:column-width="0.714cm"/>
    </style:style>
    <style:style style:name="co72" style:family="table-column">
      <style:table-column-properties fo:break-before="auto" style:column-width="2.238cm"/>
    </style:style>
    <style:style style:name="co73" style:family="table-column">
      <style:table-column-properties fo:break-before="auto" style:column-width="0.845cm"/>
    </style:style>
    <style:style style:name="co74"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842cm" fo:break-before="auto" style:use-optimal-row-height="true"/>
    </style:style>
    <style:style style:name="ro5"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2" fo:font-size="11pt" fo:font-weight="bold" style:font-size-asian="11pt" style:font-size-complex="11pt" style:font-weight-complex="bold"/>
    </style:style>
    <style:style style:name="ce56" style:family="table-cell" style:parent-style-name="Default">
      <style:table-cell-properties fo:background-color="#e6e6fa"/>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50" style:family="table-cell" style:parent-style-name="Default">
      <style:table-cell-properties fo:background-color="#e6e6fa"/>
      <style:text-properties style:font-name="Linux Biolinum G2" fo:font-size="11pt" style:font-size-asian="11pt" style:font-size-complex="11pt"/>
    </style:style>
    <style:style style:name="ce10" style:family="table-cell" style:parent-style-name="Default">
      <style:table-cell-properties fo:background-color="#fffbcc"/>
      <style:text-properties style:font-name="Linux Biolinum G2" fo:font-size="11pt" style:font-size-complex="11pt"/>
    </style:style>
    <style:style style:name="ce177" style:family="table-cell" style:parent-style-name="Default">
      <style:table-cell-properties fo:background-color="#e6e6fa"/>
      <style:text-properties style:font-name="Linux Biolinum G2" fo:font-size="11pt" fo:language="es" fo:country="ES" fo:font-weight="bold" style:font-size-asian="11pt" style:font-size-complex="11pt" style:font-weight-complex="bold"/>
    </style:style>
    <style:style style:name="ce14" style:family="table-cell" style:parent-style-name="Default">
      <style:table-cell-properties fo:background-color="#e6e6fa"/>
      <style:text-properties style:font-name="Linux Biolinum G2" fo:font-size="11pt" fo:language="es" fo:country="ES" style:font-size-asian="11pt" style:font-size-complex="11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40"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21" style:family="table-cell" style:parent-style-name="Default">
      <style:table-cell-properties fo:background-color="#e6e6fa"/>
      <style:text-properties fo:color="#ff0000" style:font-name="Linux Biolinum G2"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39" style:family="table-cell" style:parent-style-name="Default">
      <style:table-cell-properties fo:background-color="#e6e6fa"/>
      <style:text-properties fo:color="#ff0000" style:font-name="Linux Biolinum G2" fo:font-size="11pt" fo:language="es" fo:country="ES" fo:font-weight="bold" style:font-size-asian="11pt" style:font-weight-asian="bold" style:font-size-complex="11pt" style:font-weight-complex="bold"/>
    </style:style>
    <style:style style:name="ce299" style:family="table-cell" style:parent-style-name="Default">
      <style:table-cell-properties fo:background-color="#e6e6ff"/>
      <style:text-properties style:font-name="Linux Biolinum G2" fo:font-size="11pt" style:font-size-asian="11pt" style:font-size-complex="11pt"/>
    </style:style>
    <style:style style:name="ce42" style:family="table-cell" style:parent-style-name="Default">
      <style:table-cell-properties fo:background-color="#e6e6fa"/>
      <style:text-properties fo:color="#ff0000" style:font-name="Linux Biolinum G2" fo:font-size="11pt" fo:language="gl" fo:country="ES" fo:font-weight="bold" style:font-size-asian="11pt" style:font-weight-asian="bold" style:font-size-complex="11pt" style:font-weight-complex="bold"/>
    </style:style>
    <style:style style:name="ce43" style:family="table-cell" style:parent-style-name="Default">
      <style:table-cell-properties fo:background-color="#e6e6fa" style:text-align-source="fix" style:repeat-content="false"/>
      <style:paragraph-properties fo:text-align="end" fo:margin-left="0cm"/>
      <style:text-properties style:font-name="Linux Biolinum G2" fo:font-size="11pt" fo:font-style="normal"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2"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2" fo:font-size="11pt" style:font-size-asian="11pt" style:font-size-complex="11pt"/>
    </style:style>
    <style:style style:name="ce61" style:family="table-cell" style:parent-style-name="Default" style:data-style-name="N20099">
      <style:table-cell-properties fo:background-color="#e6e6fa"/>
      <style:text-properties fo:color="#ff3333" style:font-name="Linux Biolinum G2" fo:font-size="11pt" fo:font-weight="bold" style:font-size-asian="11pt" style:font-size-complex="11pt" style:font-weight-complex="bold"/>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66"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60"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99" style:family="table-cell" style:parent-style-name="Default">
      <style:table-cell-properties fo:background-color="#e6e6fa" style:text-align-source="value-type" style:repeat-content="false"/>
      <style:paragraph-properties fo:margin-left="0cm"/>
      <style:text-properties style:font-name="Linux Biolinum G2" fo:font-size="11pt" fo:language="es" fo:country="ES" style:font-size-asian="11pt" style:font-size-complex="11pt"/>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101" style:family="table-cell" style:parent-style-name="Default">
      <style:table-cell-properties fo:background-color="#e6e6fa"/>
      <style:text-properties style:text-outline="false" style:text-line-through-style="none" style:text-line-through-type="none" style:font-name="Linux Biolinum G2" fo:font-size="11pt" fo:language="gl" fo:country="ES" fo:font-style="italic"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italic" style:font-weight-asian="normal" style:font-name-complex="Arial Unicode MS" style:font-size-complex="11pt" style:language-complex="hi" style:country-complex="IN" style:font-style-complex="italic" style:font-weight-complex="normal" style:text-emphasize="none" style:font-relief="none" style:text-overline-style="none" style:text-overline-color="font-color"/>
    </style:style>
    <style:style style:name="ce77" style:family="table-cell" style:parent-style-name="Default">
      <style:table-cell-properties fo:background-color="#ff0000" style:text-align-source="value-type" style:repeat-content="false"/>
      <style:text-properties style:font-name="Linux Biolinum G2" fo:font-size="11pt" style:font-size-asian="11pt" style:font-size-complex="11pt"/>
    </style:style>
    <style:style style:name="ce110" style:family="table-cell" style:parent-style-name="Default" style:data-style-name="N20037"/>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128" style:family="table-cell" style:parent-style-name="Default">
      <style:table-cell-properties fo:background-color="#e6e6ff"/>
      <style:text-properties style:font-name="Linux Biolinum G2"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133"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49" style:family="table-cell" style:parent-style-name="Default">
      <style:table-cell-properties fo:background-color="#fffacd"/>
      <style:text-properties style:font-name="Linux Biolinum G2" fo:font-size="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142" style:family="table-cell" style:parent-style-name="DatoEntrada" style:data-style-name="N20081">
      <style:table-cell-properties style:cell-protect="none" style:print-content="true" fo:background-color="transparent"/>
      <style:text-properties style:font-name="Linux Biolinum G2" fo:font-size="11pt" style:font-size-asian="11pt" style:font-size-complex="11pt"/>
    </style:style>
    <style:style style:name="ce144" style:family="table-cell" style:parent-style-name="DatoEntrada" style:data-style-name="N20081">
      <style:table-cell-properties style:text-align-source="value-type" style:repeat-content="false"/>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151" style:family="table-cell" style:parent-style-name="DatoEntrada" style:data-style-name="N20081"/>
    <style:style style:name="ce71" style:family="table-cell" style:parent-style-name="DatoEntrada">
      <style:text-properties fo:font-size="11pt" style:font-size-asian="11pt" style:font-size-complex="11pt"/>
    </style:style>
    <style:style style:name="ce155" style:family="table-cell" style:parent-style-name="EntradaFormulaQuimica">
      <style:text-properties style:font-name="Linux Biolinum G2"/>
    </style:style>
    <style:style style:name="ce120" style:family="table-cell" style:parent-style-name="DatoEntrada">
      <style:text-properties style:font-name="Linux Biolinum G2" fo:font-size="11pt" style:font-size-asian="11pt" style:font-size-complex="11pt"/>
    </style:style>
    <style:style style:name="ce125" style:family="table-cell" style:parent-style-name="DatoEntrada">
      <style:text-properties style:font-name="Linux Biolinum G2" fo:font-size="11pt" style:text-underline-style="solid" style:text-underline-width="auto" style:text-underline-color="font-color" style:font-size-asian="11pt" style:font-size-complex="11pt"/>
    </style:style>
    <style:style style:name="ce166" style:family="table-cell" style:parent-style-name="Default">
      <style:table-cell-properties fo:background-color="#e6e6fa"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2" fo:font-size="11pt" fo:font-weight="normal" style:font-size-asian="11pt" style:font-weight-asian="normal" style:font-size-complex="11pt" style:font-weight-complex="normal"/>
    </style:style>
    <style:style style:name="ce170" style:family="table-cell" style:parent-style-name="DatoEntrada" style:data-style-name="N20125">
      <style:table-cell-properties style:cell-protect="none" style:print-content="true" fo:background-color="transparent"/>
      <style:text-properties style:font-name="Linux Biolinum G2"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172" style:family="table-cell" style:parent-style-name="Default">
      <style:table-cell-properties fo:background-color="#e6e6fa" style:text-align-source="fix" style:repeat-content="false"/>
      <style:paragraph-properties fo:text-align="end" fo:margin-left="0cm"/>
      <style:text-properties style:font-name="Linux Biolinum G2" fo:font-size="11pt" fo:font-weight="normal" style:font-size-asian="11pt" style:font-weight-asian="normal" style:font-size-complex="11pt" style:font-weight-complex="normal"/>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149" style:family="table-cell" style:parent-style-name="DatoEntrada">
      <style:table-cell-properties style:text-align-source="fix" style:repeat-content="false"/>
      <style:paragraph-properties fo:text-align="center" fo:margin-left="0cm"/>
      <style:text-properties style:font-name="Linux Biolinum G2"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61" style:family="table-cell" style:parent-style-name="Default">
      <style:table-cell-properties fo:background-color="#e6e6ff" style:text-align-source="value-type" style:repeat-content="false"/>
      <style:text-properties style:font-name="Linux Biolinum G2" fo:font-size="11pt" style:font-size-asian="11pt" style:font-size-complex="11pt"/>
    </style:style>
    <style:style style:name="ce179" style:family="table-cell" style:parent-style-name="Default">
      <style:table-cell-properties fo:background-color="#e6e6fa" style:text-align-source="fix" style:repeat-content="false"/>
      <style:paragraph-properties fo:text-align="start"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e6e6fa"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182" style:family="table-cell" style:parent-style-name="Default" style:data-style-name="N20081">
      <style:table-cell-properties fo:background-color="#e6e6fa"/>
    </style:style>
    <style:style style:name="ce184" style:family="table-cell" style:parent-style-name="Default">
      <style:table-cell-properties fo:background-color="#e6e6fa"/>
      <style:text-properties style:font-name="Liberation Mono" fo:font-size="11pt" style:font-size-asian="11pt" style:font-size-complex="11pt"/>
    </style:style>
    <style:style style:name="ce156" style:family="table-cell" style:parent-style-name="Default">
      <style:table-cell-properties fo:background-color="#e6e6ff"/>
      <style:text-properties style:font-name="Courier New" fo:font-size="9pt" style:font-size-asian="9pt" style:font-size-complex="9pt"/>
    </style:style>
    <style:style style:name="ce186" style:family="table-cell" style:parent-style-name="Default">
      <style:table-cell-properties fo:background-color="#e6e6ff"/>
      <style:text-properties style:font-name="Courier New" fo:font-size="11pt" style:font-size-asian="11pt" style:font-size-complex="11pt"/>
    </style:style>
    <style:style style:name="ce188" style:family="table-cell" style:parent-style-name="Default">
      <style:table-cell-properties fo:background-color="#e6e6fa"/>
      <style:text-properties style:font-name="Courier New" fo:font-size="11pt" style:font-size-asian="11pt" style:font-size-complex="11pt"/>
    </style:style>
    <style:style style:name="ce167" style:family="table-cell" style:parent-style-name="Default">
      <style:table-cell-properties style:cell-protect="hidden-and-protected" style:print-content="true"/>
    </style:style>
    <style:style style:name="ce169" style:family="table-cell" style:parent-style-name="Default" style:data-style-name="N20100">
      <style:table-cell-properties style:cell-protect="hidden-and-protected" style:print-content="true"/>
    </style:style>
    <style:style style:name="ce171" style:family="table-cell" style:parent-style-name="Default" style:data-style-name="N20100">
      <style:table-cell-properties style:cell-protect="hidden-and-protected" style:print-content="true"/>
      <style:text-properties style:font-name="Linux Biolinum G2" fo:font-size="11pt" style:font-size-asian="11pt" style:font-size-complex="11pt"/>
    </style:style>
    <style:style style:name="ce174" style:family="table-cell" style:parent-style-name="Default">
      <style:table-cell-properties style:cell-protect="hidden-and-protected" style:print-content="true"/>
      <style:text-properties style:font-name="Linux Biolinum G2"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205" style:family="table-cell" style:parent-style-name="Default">
      <style:table-cell-properties fo:background-color="#e6e6fa"/>
      <style:text-properties fo:language="es" fo:country="ES" fo:font-weight="bold" style:font-size-asian="10pt" style:font-size-complex="10pt" style:font-weight-complex="bold"/>
    </style:style>
    <style:style style:name="ce206" style:family="table-cell" style:parent-style-name="Default">
      <style:table-cell-properties fo:background-color="#e6e6fa"/>
      <style:text-properties fo:language="es" fo:country="ES" style:font-size-asian="10pt" style:font-size-complex="10pt"/>
    </style:style>
    <style:style style:name="ce102" style:family="table-cell" style:parent-style-name="Default">
      <style:table-cell-properties fo:background-color="#e6e6fa"/>
      <style:text-properties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210" style:family="table-cell" style:parent-style-name="Default">
      <style:table-cell-properties fo:background-color="#e6e6fa"/>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style:text-properties style:font-name="Tahoma"/>
    </style:style>
    <style:style style:name="ce212" style:family="table-cell" style:parent-style-name="Default">
      <style:table-cell-properties fo:background-color="#e6e6fa" style:text-align-source="fix" style:repeat-content="false"/>
      <style:paragraph-properties fo:text-align="end" fo:margin-left="0cm"/>
      <style:text-properties fo:language="es" fo:country="ES" style:font-size-asian="10pt" style:font-size-complex="10pt"/>
    </style:style>
    <style:style style:name="ce213" style:family="table-cell" style:parent-style-name="Default">
      <style:table-cell-properties fo:background-color="#e6e6fa"/>
      <style:text-properties style:font-name="Tahoma" fo:language="es"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215" style:family="table-cell" style:parent-style-name="Default">
      <style:table-cell-properties fo:background-color="#e6e6fa"/>
      <style:text-properties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216" style:family="table-cell" style:parent-style-name="Default">
      <style:table-cell-properties fo:background-color="#e6e6fa" fo:wrap-option="wrap"/>
      <style:text-properties fo:hyphenate="true"/>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9" style:family="table-cell" style:parent-style-name="Default">
      <style:table-cell-properties fo:background-color="#e6e6fa"/>
      <style:text-properties fo:language="es" fo:country="ES" fo:font-weight="bold" style:font-weight-asian="bold" style:font-weight-complex="bold"/>
    </style:style>
    <style:style style:name="ce221"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222" style:family="table-cell" style:parent-style-name="Default">
      <style:table-cell-properties fo:background-color="#e6e6fa"/>
      <style:text-properties style:font-name="Linux Biolinum G2" fo:font-size="11pt" style:font-size-complex="11pt"/>
    </style:style>
    <style:style style:name="ce224" style:family="table-cell" style:parent-style-name="Desplegable">
      <style:table-cell-properties style:text-align-source="fix" style:repeat-content="false" style:vertical-align="middle"/>
      <style:paragraph-properties fo:text-align="center"/>
    </style:style>
    <style:style style:name="ce230" style:family="table-cell" style:parent-style-name="Default">
      <style:table-cell-properties fo:background-color="#e6e6fa"/>
      <style:text-properties fo:language="none" fo:country="none" style:font-size-asian="10pt" style:font-size-complex="10pt"/>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2" fo:font-size="11pt" style:font-size-complex="11pt"/>
    </style:style>
    <style:style style:name="ce239"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44" style:family="table-cell" style:parent-style-name="DatoEntrada">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20100">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22" style:family="table-cell" style:parent-style-name="Default">
      <style:table-cell-properties fo:background-color="#e6e6fa" style:text-align-source="fix" style:repeat-content="false"/>
      <style:paragraph-properties fo:text-align="center" fo:margin-left="0cm"/>
    </style:style>
    <style:style style:name="ce255" style:family="table-cell" style:parent-style-name="Default">
      <style:table-cell-properties fo:background-color="#e6e6fa"/>
      <style:text-properties style:font-name="Linux Biolinum G2"/>
    </style:style>
    <style:style style:name="ce256" style:family="table-cell" style:parent-style-name="Default" style:data-style-name="N20037">
      <style:table-cell-properties fo:background-color="transparent"/>
      <style:text-properties style:font-name="Linux Biolinum G2" fo:font-size="11pt" style:font-size-asian="11pt" style:font-size-complex="11pt"/>
    </style:style>
    <style:style style:name="ce237" style:family="table-cell" style:parent-style-name="Default">
      <style:table-cell-properties fo:background-color="#e6e6fa"/>
      <style:text-properties style:font-name="Linux Biolinum G2" fo:font-size="10pt" style:font-size-complex="10pt"/>
    </style:style>
    <style:style style:name="ce130" style:family="table-cell" style:parent-style-name="Default">
      <style:table-cell-properties fo:background-color="#e6e6fa"/>
      <style:text-properties style:font-name="Linux Biolinum G2"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61" style:family="table-cell" style:parent-style-name="DatoEntrada" style:data-style-name="N20126">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62" style:family="table-cell" style:parent-style-name="DatoEntrada">
      <style:table-cell-properties style:cell-protect="protected" style:print-content="true"/>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2pt" style:language-asian="zxx" style:country-asian="none" style:font-style-asian="normal" style:font-weight-asian="normal" style:font-name-complex="Linux Biolinum G1" style:font-size-complex="12pt" style:language-complex="zxx" style:country-complex="none" style:font-style-complex="normal" style:font-weight-complex="normal" style:text-emphasize="none" style:font-relief="none" style:text-overline-style="none" style:text-overline-color="font-color"/>
    </style:style>
    <style:style style:name="ce263" style:family="table-cell" style:parent-style-name="DatoTexto">
      <style:table-cell-properties fo:border="0.99pt solid #000000"/>
      <style:text-properties fo:font-size="11pt"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266" style:family="table-cell" style:parent-style-name="Default">
      <style:table-cell-properties fo:background-color="#e6e6fa" style:text-align-source="fix" style:repeat-content="false"/>
      <style:paragraph-properties fo:text-align="end" fo:margin-left="0cm"/>
      <style:text-properties style:font-name="Linux Biolinum G2"/>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2"/>
    </style:style>
    <style:style style:name="ce269" style:family="table-cell" style:parent-style-name="DatoEntrada" style:data-style-name="N20081">
      <style:table-cell-properties style:cell-protect="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atoEntrada">
      <style:table-cell-properties style:cell-protect="protected" style:print-content="true"/>
      <style:text-properties style:text-outline="false" style:text-line-through-style="none" style:text-line-through-type="none" style:font-name="Linux Biolinum G1" fo:font-size="10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nux Biolinum G1" style:font-size-complex="10pt" style:language-complex="zxx"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e6e6fa"/>
      <style:text-properties style:font-name="Linux Biolinum G" style:text-underline-style="solid" style:text-underline-width="bold" style:text-underline-color="font-color" fo:font-weight="bold" style:font-name-asian="Linux Biolinum G" style:font-size-asian="10pt" style:font-name-complex="Linux Biolinum G"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75" style:family="table-cell" style:parent-style-name="Default">
      <style:table-cell-properties fo:background-color="#e6e6fa" style:cell-protect="hidden-and-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276" style:family="table-cell" style:parent-style-name="Default">
      <style:table-cell-properties fo:background-color="#e6e6fa"/>
      <style:text-properties style:font-name="Tahoma" fo:font-size="11pt" style:font-size-asian="11pt" style:font-size-complex="11pt"/>
    </style:style>
    <style:style style:name="ce277"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279" style:family="table-cell" style:parent-style-name="Default" style:data-style-name="N20100">
      <style:table-cell-properties fo:background-color="#e6e6fa"/>
      <style:text-properties fo:color="#ff0000"/>
    </style:style>
    <style:style style:name="ce98" style:family="table-cell" style:parent-style-name="Default">
      <style:text-properties style:font-name="Linux Biolinum G2" fo:font-size="11pt" fo:language="gl" fo:country="ES" style:font-size-asian="11pt" style:font-size-complex="11pt"/>
    </style:style>
    <style:style style:name="ce187" style:family="table-cell" style:parent-style-name="Default">
      <style:table-cell-properties fo:background-color="#e6e6fa"/>
      <style:text-properties style:font-name="Linux Biolinum G2" fo:font-size="11pt" fo:font-weight="bold" style:font-size-complex="11pt" style:font-weight-complex="bold"/>
    </style:style>
    <style:style style:name="ce190" style:family="table-cell" style:parent-style-name="Default">
      <style:table-cell-properties fo:background-color="#e6e6fa"/>
      <style:text-properties style:font-name="Linux Biolinum G2"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4" style:family="table-cell" style:parent-style-name="Default">
      <style:table-cell-properties fo:background-color="#fffacd"/>
      <style:text-properties style:font-name="Linux Biolinum G2"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160" style:family="table-cell" style:parent-style-name="Default">
      <style:table-cell-properties style:cell-protect="hidden-and-protected" style:print-content="true"/>
    </style:style>
    <style:style style:name="ce108" style:family="table-cell" style:parent-style-name="Default">
      <style:table-cell-properties style:cell-protect="hidden-and-protected" style:print-content="true"/>
      <style:text-properties style:font-name="Linux Biolinum G2" fo:font-size="11pt" style:font-size-asian="11pt" style:font-size-complex="11pt"/>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29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23" style:family="table-cell" style:parent-style-name="Default">
      <style:table-cell-properties style:cell-protect="none" style:print-content="true"/>
      <style:text-properties style:font-name="Linux Biolinum G2" fo:font-size="11pt" style:font-size-asian="11pt" style:font-size-complex="11pt"/>
    </style:style>
    <style:style style:name="ce327"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2"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305"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fo:language="es" fo:country="ES"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308"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408" style:family="table-cell" style:parent-style-name="Default">
      <style:table-cell-properties fo:background-color="#e0efd4"/>
      <style:text-properties fo:color="#ff0000"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2"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56"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09" style:family="table-cell" style:parent-style-name="Default" style:data-style-name="N20099">
      <style:table-cell-properties fo:background-color="#e6e6ff"/>
      <style:text-properties style:font-name="Linux Biolinum G2" fo:font-size="11pt" style:font-size-asian="11pt" style:font-size-complex="11pt"/>
    </style:style>
    <style:style style:name="ce318" style:family="table-cell" style:parent-style-name="Default">
      <style:table-cell-properties fo:background-color="#e6e6ff"/>
      <style:text-properties fo:color="#ff0000" style:font-name="Linux Biolinum G2"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2"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2"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2"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2"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2"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2"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name-asian="Segoe UI" style:font-size-asian="11pt" style:font-name-complex="Segoe UI"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42"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367" style:family="table-cell" style:parent-style-name="Default">
      <style:table-cell-properties style:text-align-source="fix" style:repeat-content="false"/>
      <style:paragraph-properties fo:text-align="end" fo:margin-left="0cm"/>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64" style:family="table-cell" style:parent-style-name="Default">
      <style:text-properties style:font-name="Linux Biolinum G2" style:font-size-asian="11pt" style:font-size-complex="11pt"/>
    </style:style>
    <style:style style:name="ce346" style:family="table-cell" style:parent-style-name="Default">
      <style:table-cell-properties style:cell-protect="hidden-and-protected" style:print-content="true"/>
      <style:text-properties style:font-name="Linux Biolinum G2" style:font-size-asian="11pt" style:font-size-complex="11pt"/>
    </style:style>
    <style:style style:name="ce358" style:family="table-cell" style:parent-style-name="Default" style:data-style-name="N20081"/>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66" style:family="table-cell" style:parent-style-name="Default">
      <style:table-cell-properties style:text-align-source="fix" style:repeat-content="false"/>
      <style:paragraph-properties fo:text-align="start"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 style:font-size-asian="11pt" style:font-name-complex="Segoe UI" style:font-size-complex="11pt"/>
    </style:style>
    <style:style style:name="ce372"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2"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1"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440" style:family="table-cell" style:parent-style-name="Default">
      <style:table-cell-properties style:cell-protect="none" style:print-content="true" fo:wrap-option="wrap"/>
      <style:text-properties style:font-name="Linux Biolinum G2"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444" style:family="table-cell" style:parent-style-name="Default">
      <style:table-cell-properties style:cell-protect="protected" style:print-content="true"/>
    </style:style>
    <style:style style:name="ce445" style:family="table-cell" style:parent-style-name="Default">
      <style:table-cell-properties style:cell-protect="protected" style:print-content="true"/>
      <style:text-properties style:font-name="Linux Biolinum G2" fo:font-size="11pt" style:font-size-complex="11pt"/>
    </style:style>
    <style:style style:name="ce446" style:family="table-cell" style:parent-style-name="Default">
      <style:text-properties style:font-name="Linux Biolinum G2"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2"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49"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2" fo:font-size="11pt" style:font-size-complex="11pt"/>
    </style:style>
    <style:style style:name="ce406" style:family="table-cell" style:parent-style-name="Default">
      <style:table-cell-properties fo:background-color="#e6e6ff" style:cell-protect="protected" style:print-content="true"/>
      <style:text-properties style:font-name="Linux Biolinum G2" fo:font-size="11pt" style:font-size-complex="11pt"/>
    </style:style>
    <style:style style:name="ce453" style:family="table-cell" style:parent-style-name="Default">
      <style:table-cell-properties fo:background-color="#e0efd4" style:cell-protect="protected" style:print-content="true"/>
      <style:text-properties style:font-name="Linux Biolinum G2" fo:font-size="11pt" style:font-size-complex="11pt"/>
    </style:style>
    <style:style style:name="ce454" style:family="table-cell" style:parent-style-name="Default">
      <style:table-cell-properties fo:background-color="#e0efd4"/>
      <style:text-properties style:font-name="Linux Biolinum G2"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2"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2"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2"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2" fo:font-size="11pt" style:font-size-complex="11pt"/>
    </style:style>
    <style:style style:name="ce477" style:family="table-cell" style:parent-style-name="Desplegable">
      <style:text-properties style:font-name="Linux Biolinum G2"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2"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2"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2" fo:font-size="11pt" style:font-size-complex="11pt"/>
    </style:style>
    <style:style style:name="ce457" style:family="table-cell" style:parent-style-name="Default">
      <style:table-cell-properties style:cell-protect="protected" style:print-content="true"/>
      <style:text-properties style:font-name="Linux Biolinum G2" fo:font-size="11pt" style:font-name-complex="Lucida Sans Unicode" style:font-size-complex="11pt"/>
    </style:style>
    <style:style style:name="ce459" style:family="table-cell" style:parent-style-name="Default">
      <style:text-properties style:font-name="Linux Biolinum G2" fo:font-size="11pt" style:font-name-complex="Tahoma1" style:font-size-complex="11pt"/>
    </style:style>
    <style:style style:name="ce573" style:family="table-cell" style:parent-style-name="Default" style:data-style-name="N20080">
      <style:table-cell-properties style:cell-protect="protected" style:print-content="true"/>
      <style:text-properties style:font-name="Linux Biolinum G2" fo:font-size="11pt" style:font-size-complex="11pt"/>
    </style:style>
    <style:style style:name="ce537" style:family="table-cell" style:parent-style-name="Default" style:data-style-name="N20080">
      <style:text-properties style:font-name="Linux Biolinum G2"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2"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complex="11pt"/>
    </style:style>
    <style:style style:name="ce466" style:family="table-cell" style:parent-style-name="Default">
      <style:table-cell-properties style:cell-protect="hidden-and-protected" style:print-content="true"/>
      <style:text-properties style:font-name="Linux Biolinum G2"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2"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2"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2"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2"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2"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2"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2"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2"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2"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2"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2"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2"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2"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2"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2" fo:font-size="11pt" style:font-size-complex="11pt"/>
    </style:style>
    <style:style style:name="ce535"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complex="11pt"/>
    </style:style>
    <style:style style:name="ce483" style:family="table-cell" style:parent-style-name="Default">
      <style:table-cell-properties style:cell-protect="hidden-and-protected" style:print-content="true"/>
      <style:text-properties style:font-name="Linux Biolinum G2" fo:font-size="11pt" fo:language="es" fo:country="ES" style:font-size-complex="11pt"/>
    </style:style>
    <style:style style:name="ce598" style:family="table-cell" style:parent-style-name="Default" style:data-style-name="N20011">
      <style:table-cell-properties style:cell-protect="hidden-and-protected" style:print-content="true"/>
      <style:text-properties style:font-name="Linux Biolinum G2" fo:font-size="11pt" style:font-size-complex="11pt"/>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2"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557"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2"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2"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2"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2"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2"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2"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2"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2"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2"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2"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2"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22pt" style:language-asian="zxx" style:country-asian="none" style:font-style-asian="normal" style:font-weight-asian="normal" style:font-name-complex="Tahoma2"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1"/>
    </style:style>
    <style:style style:name="T3" style:family="text">
      <style:text-properties fo:language="none" fo:country="none" style:font-size-asian="10pt" style:font-size-complex="10pt"/>
    </style:style>
    <style:style style:name="T4" style:family="text">
      <style:text-properties fo:language="es" fo:country="ES"/>
    </style:style>
    <style:style style:name="T5" style:family="text">
      <style:text-properties fo:language="es" fo:country="ES" style:font-name="Linux Biolinum G"/>
    </style:style>
    <style:style style:name="T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
    </style:style>
    <style:style style:name="T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nux Biolinum G1" style:font-name-asian="Linux Biolinum G1" style:font-name-complex="Linux Biolinum G1"/>
    </style:style>
    <style:style style:name="T10" style:family="text">
      <style:text-properties style:font-name="Wingdings" style:font-name-asian="Wingdings" style:font-name-complex="Wingdings"/>
    </style:style>
    <style:style style:name="T11"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es" fo:country="ES"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style>
    <style:style style:name="T14"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size-asian="10pt" style:font-size-complex="10pt"/>
    </style:style>
    <style:style style:name="T1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style:font-name-asian="Linux Biolinum G" style:font-name-complex="Linux Biolinum G"/>
    </style:style>
    <style:style style:name="T19" style:family="text">
      <style:text-properties style:text-underline-style="solid" style:text-underline-width="auto" style:text-underline-color="font-color"/>
    </style:style>
    <style:style style:name="T20" style:family="text">
      <style:text-properties style:font-name="Linux Biolinum G" style:font-name-asian="Linux Biolinum G"/>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4" style:family="text">
      <style:text-properties fo:font-size="11pt" fo:font-weight="normal" style:text-underline-style="none" style:text-underline-color="font-color" style:text-line-through-type="none" fo:font-style="normal" style:text-outline="false" fo:text-shadow="none" style:text-line-through-mode="continuous" style:font-name-asian="HG Mincho Light J" style:font-size-asian="11pt" style:font-size-complex="11pt" style:font-weight-asian="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complex="Arial Unicode MS" style:font-weight-complex="normal"/>
    </style:style>
    <style:style style:name="T25"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Índice.$AB$1:$Índice.$AB$5])" table:allow-empty-cell="true" table:display-list="unsorted" table:base-cell-address="Índice.D26">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ValAcidoBase.$AA$1:.$AA$2])" table:allow-empty-cell="false" table:display-list="unsorted" table:base-cell-address="ValAcidoBase.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default-cell-style-name="ce63"/>
        <table:table-column table:style-name="co5" table:default-cell-style-name="ce63"/>
        <table:table-column table:style-name="co6" table:default-cell-style-name="ce63"/>
        <table:table-column table:style-name="co7" table:default-cell-style-name="ce143"/>
        <table:table-column table:style-name="co8" table:default-cell-style-name="ce63"/>
        <table:table-column table:style-name="co7" table:default-cell-style-name="ce63"/>
        <table:table-column table:style-name="co9" table:default-cell-style-name="ce63"/>
        <table:table-column table:style-name="co10" table:default-cell-style-name="ce63"/>
        <table:table-column table:style-name="co7" table:default-cell-style-name="ce63"/>
        <table:table-column table:style-name="co11" table:default-cell-style-name="ce63"/>
        <table:table-column table:style-name="co7" table:number-columns-repeated="8" table:default-cell-style-name="ce63"/>
        <table:table-column table:style-name="co12" table:number-columns-repeated="43" table:default-cell-style-name="ce63"/>
        <table:table-row table:style-name="ro1">
          <table:table-cell table:style-name="ce2"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table-cell table:style-name="ce73"/>
          <table:table-cell table:style-name="ce50" table:number-columns-repeated="2"/>
          <table:table-cell table:style-name="ce50" office:value-type="string" calcext:value-type="string">
            <text:p>Ir a…</text:p>
          </table:table-cell>
          <table:table-cell table:style-name="ce50" table:number-columns-repeated="12"/>
          <table:table-cell table:number-columns-repeated="4"/>
          <table:table-cell table:style-name="ce167"/>
          <table:table-cell table:style-name="ce174" office:value-type="string" calcext:value-type="string">
            <text:p>Opción 1</text:p>
          </table:table-cell>
          <table:table-cell table:style-name="Default"/>
          <table:table-cell table:number-columns-repeated="35"/>
        </table:table-row>
        <table:table-row table:style-name="ro1">
          <table:table-cell table:style-name="ce2"/>
          <table:table-cell table:style-name="ce61" table:formula="of:=IF(ISERROR([.I99]);&quot;Active as macros!&quot;;&quot;&quot;)">
            <text:p/>
          </table:table-cell>
          <table:table-cell table:style-name="ce50" table:number-columns-repeated="2"/>
          <table:table-cell table:style-name="ce69"/>
          <table:table-cell table:style-name="ce50"/>
          <table:table-cell table:style-name="ce73"/>
          <table:table-cell table:style-name="ce50" table:number-columns-repeated="2"/>
          <table:table-cell table:style-name="ce46" office:value-type="string" calcext:value-type="string">
            <text:p><text:a xlink:href="#Índice" xlink:type="simple">Índice</text:a></text:p>
          </table:table-cell>
          <table:table-cell table:style-name="ce50" table:number-columns-repeated="12"/>
          <table:table-cell table:number-columns-repeated="4"/>
          <table:table-cell table:style-name="ce167"/>
          <table:table-cell table:style-name="ce174" office:value-type="string" calcext:value-type="string">
            <text:p>Opción 2</text:p>
          </table:table-cell>
          <table:table-cell table:style-name="Default"/>
          <table:table-cell table:number-columns-repeated="35"/>
        </table:table-row>
        <table:table-row table:style-name="ro1">
          <table:table-cell table:style-name="ce56" office:value-type="string" calcext:value-type="string">
            <text:p>Este documento contiene macros <text:s/>que ejecutan una serie de acciones y</text:p>
          </table:table-cell>
          <table:table-cell table:style-name="ce50" table:number-columns-repeated="2"/>
          <table:table-cell table:style-name="ce374" office:value-type="string" calcext:value-type="string">
            <text:p><text:span text:style-name="T8"><text:a xlink:href="#DescrFunc" xlink:type="simple">funciones</text:a></text:span></text:p>
          </table:table-cell>
          <table:table-cell table:style-name="ce69"/>
          <table:table-cell table:style-name="ce50"/>
          <table:table-cell table:style-name="ce73"/>
          <table:table-cell table:style-name="ce50" table:number-columns-repeated="2"/>
          <table:table-cell table:style-name="ce46" office:value-type="string" calcext:value-type="string">
            <text:p><text:a xlink:href="#NotasAyuda" xlink:type="simple">Ayuda</text:a></text:p>
          </table:table-cell>
          <table:table-cell table:style-name="ce50" table:number-columns-repeated="12"/>
          <table:table-cell table:number-columns-repeated="4"/>
          <table:table-cell table:style-name="ce167"/>
          <table:table-cell table:style-name="ce174" office:value-type="string" calcext:value-type="string">
            <text:p>Opción 3</text:p>
          </table:table-cell>
          <table:table-cell table:style-name="Default"/>
          <table:table-cell table:number-columns-repeated="35"/>
        </table:table-row>
        <table:table-row table:style-name="ro1">
          <table:table-cell table:style-name="ce56" office:value-type="string" calcext:value-type="string">
            <text:p>Si una hoja está llena de errores, hacer clic en el menú</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4</text:p>
          </table:table-cell>
          <table:table-cell table:style-name="Default"/>
          <table:table-cell table:number-columns-repeated="35"/>
        </table:table-row>
        <table:table-row table:style-name="ro1">
          <table:table-cell table:style-name="ce87" office:value-type="string" calcext:value-type="string">
            <text:p>Herramientas → Opciones → LibreOffice → Seguridad → Seguridad de macros</text:p>
          </table:table-cell>
          <table:table-cell table:style-name="ce967" table:number-columns-repeated="3"/>
          <table:table-cell table:style-name="ce69"/>
          <table:table-cell table:style-name="ce50"/>
          <table:table-cell table:style-name="ce73"/>
          <table:table-cell table:style-name="ce50" table:number-columns-repeated="15"/>
          <table:table-cell table:number-columns-repeated="4"/>
          <table:table-cell table:style-name="ce167"/>
          <table:table-cell table:style-name="ce174" office:value-type="string" calcext:value-type="string">
            <text:p>Opción 5</text:p>
          </table:table-cell>
          <table:table-cell table:style-name="Default"/>
          <table:table-cell table:number-columns-repeated="35"/>
        </table:table-row>
        <table:table-row table:style-name="ro1">
          <table:table-cell table:style-name="ce56" office:value-type="string" calcext:value-type="string">
            <text:p>Hacer clic en el botón</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table:table-cell table:style-name="Default"/>
          <table:table-cell table:number-columns-repeated="35"/>
        </table:table-row>
        <table:table-row table:style-name="ro1">
          <table:table-cell table:style-name="ce5" office:value-type="string" calcext:value-type="string" table:number-columns-spanned="2" table:number-rows-spanned="1">
            <text:p>Seguridad de macros…</text:p>
          </table:table-cell>
          <table:covered-table-cell table:style-name="ce66"/>
          <table:table-cell table:style-name="ce50" table:number-columns-repeated="2"/>
          <table:table-cell table:style-name="ce69"/>
          <table:table-cell table:style-name="ce50"/>
          <table:table-cell table:style-name="ce73"/>
          <table:table-cell table:style-name="ce50" table:number-columns-repeated="15"/>
          <table:table-cell table:number-columns-repeated="4"/>
          <table:table-cell table:style-name="ce169" office:value-type="string" calcext:value-type="string">
            <text:p>3</text:p>
          </table:table-cell>
          <table:table-cell table:style-name="ce174" office:value-type="string" calcext:value-type="string">
            <text:p>INTRODUCIÓN</text:p>
          </table:table-cell>
          <table:table-cell table:style-name="Default"/>
          <table:table-cell table:number-columns-repeated="35"/>
        </table:table-row>
        <table:table-row table:style-name="ro1">
          <table:table-cell table:style-name="ce56" office:value-type="string" calcext:value-type="string">
            <text:p>y poner la seguridad en «Medio».</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
          <table:table-cell table:style-name="ce171" office:value-type="string" calcext:value-type="string">
            <text:p>1</text:p>
          </table:table-cell>
          <table:table-cell table:style-name="ce174"/>
          <table:table-cell table:number-columns-repeated="36"/>
        </table:table-row>
        <table:table-row table:style-name="ro1">
          <table:table-cell table:style-name="ce56" office:value-type="string" calcext:value-type="string">
            <text:p>Cerrar el documento y volver a abrirlo activando las macros.</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Esto hace más vulnerable el ordenador.</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0" office:value-type="string" calcext:value-type="string">
            <text:p>Si se descargó esta hoja de:</text:p>
          </table:table-cell>
          <table:table-cell table:style-name="ce50"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374" table:number-columns-repeated="3"/>
          <table:table-cell table:style-name="ce69"/>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las macros que hay solo desarrollan una serie de funciones para manejar formatos de número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y no son peligrosas. Si se descargó de otro lado, no garantizo su seguridad.</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Instruc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177" office:value-type="string" calcext:value-type="string">
            <text:p>¡Hacer una copia de seguridad de este documento antes de empezar a usarlo!</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77" office:value-type="string" calcext:value-type="string">
            <text:p>¡No copiar nunca una celda de Menú (color naranja) en otra! Desaparecerán los menú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Si no se hizo la copia de seguridad, la única solución es</text:p>
          </table:table-cell>
          <table:table-cell table:style-name="ce50" table:number-columns-repeated="2"/>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otra vez este documento.</text:p>
          </table:table-cell>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Hacer clic en la pestaña Indice de la parte inferior o presiona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14" office:value-type="string" calcext:value-type="string">
            <text:p>la tecla [Ctrl] mientras se hace clic en el enlace</text:p>
          </table:table-cell>
          <table:table-cell table:style-name="ce50" table:number-columns-repeated="2"/>
          <table:table-cell table:style-name="ce46" office:value-type="string" calcext:value-type="string">
            <text:p><text:a xlink:href="#Índice" xlink:type="simple">Índice</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Hacer doble clic en el tema del problema que se desea resolver, p. ej.</text:p>
          </table:table-cell>
          <table:table-cell table:style-name="ce50" table:number-columns-repeated="2"/>
          <table:table-cell table:style-name="ce10" office:value-type="string" calcext:value-type="string">
            <text:p><text:a xlink:href="#Electrolisis" xlink:type="simple">Electrolisis</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Teclear los datos en las celdas de color blanco y borde azul</text:p>
          </table:table-cell>
          <table:table-cell table:style-name="ce50" table:number-columns-repeated="2"/>
          <table:table-cell table:style-name="ce133"/>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Elegir alguna de las opciones en las celdas de color naranj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más ayuda, hacer clic en la pestaña Ayuda de la parte inferior</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70" office:value-type="string" calcext:value-type="string">
            <text:p>🔒 Introd</text:p>
          </table:table-cell>
          <table:table-cell table:style-name="ce106" office:value-type="string" calcext:value-type="string">
            <text:p>🔒 Ayuda</text:p>
          </table:table-cell>
          <table:table-cell table:style-name="ce117" office:value-type="string" calcext:value-type="string">
            <text:p>🔒 Indice</text:p>
          </table:table-cell>
          <table:table-cell table:style-name="ce117" office:value-type="string" calcext:value-type="string">
            <text:p>🔒 Formula</text:p>
          </table:table-cell>
          <table:table-cell table:style-name="ce117" office:value-type="string" calcext:value-type="string">
            <text:p>D_Formula</text:p>
          </table:table-cell>
          <table:table-cell table:style-name="ce117" office:value-type="string" calcext:value-type="string">
            <text:p>🔒 Disoluc</text:p>
          </table:table-cell>
          <table:table-cell table:style-name="ce73"/>
          <table:table-cell table:style-name="ce50" table:number-columns-repeated="15"/>
          <table:table-cell table:number-columns-repeated="42"/>
        </table:table-row>
        <table:table-row table:style-name="ro1">
          <table:table-cell table:style-name="ce14" office:value-type="string" calcext:value-type="string">
            <text:p>O pulsar la tecla [Ctrl] mientras se hace clic en el enlace</text:p>
          </table:table-cell>
          <table:table-cell table:style-name="ce50" table:number-columns-repeated="2"/>
          <table:table-cell table:style-name="ce46" office:value-type="string" calcext:value-type="string">
            <text:p><text:a xlink:href="#Axuda" xlink:type="simple">Ayuda</text:a></text:p>
          </table:table-cell>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40" office:value-type="string" calcext:value-type="string">
            <text:p>Aclaracion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56" office:value-type="string" calcext:value-type="string">
            <text:p>Para ver bien los subíndices o superíndices se necesita una fuente UNICODE.</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un tipo de letra que contiene más símbolos que los normales)</text:p>
          </table:table-cell>
          <table:table-cell table:style-name="ce50" table:number-columns-repeated="5"/>
          <table:table-cell table:style-name="ce73"/>
          <table:table-cell table:style-name="ce50" table:number-columns-repeated="15"/>
          <table:table-cell table:number-columns-repeated="42"/>
        </table:table-row>
        <table:table-row table:style-name="ro1">
          <table:table-cell table:style-name="ce56" office:value-type="string" calcext:value-type="string">
            <text:p>Este documento utiliza las fuentes</text:p>
          </table:table-cell>
          <table:table-cell table:style-name="ce50"/>
          <table:table-cell table:style-name="ce45" office:value-type="string" calcext:value-type="string">
            <text:p><text:span text:style-name="T3"><text:a xlink:href="http://numbertext.org/linux/" xlink:type="simple">Linux Biolinum G y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14"/>
          <table:table-cell table:number-columns-repeated="42"/>
        </table:table-row>
        <table:table-row table:style-name="ro1">
          <table:table-cell table:style-name="ce56" office:value-type="string" calcext:value-type="string">
            <text:p>Y para escribir subíndices y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y en las potencias de 10.</text:p>
          </table:table-cell>
          <table:table-cell table:style-name="ce50"/>
          <table:table-cell table:style-name="ce73" office:value-type="string" calcext:value-type="string">
            <text:p>3·10⁸</text:p>
          </table:table-cell>
          <table:table-cell table:style-name="ce50" table:number-columns-repeated="15"/>
          <table:table-cell table:number-columns-repeated="42"/>
        </table:table-row>
        <table:table-row table:style-name="ro1">
          <table:table-cell table:style-name="ce56" office:value-type="string" calcext:value-type="string">
            <text:p>Si aparece</text:p>
          </table:table-cell>
          <table:table-cell table:style-name="ce47" table:formula="of:=NA()" office:value-type="string" office:string-value="" calcext:value-type="error">
            <text:p>#N/D</text:p>
          </table:table-cell>
          <table:table-cell table:style-name="ce56" office:value-type="string" calcext:value-type="string">
            <text:p>en alguna celda habrá que revisar los menús desplegables.</text:p>
          </table:table-cell>
          <table:table-cell table:style-name="ce50" table:number-columns-repeated="3"/>
          <table:table-cell table:style-name="ce73"/>
          <table:table-cell table:style-name="ce50" table:number-columns-repeated="15"/>
          <table:table-cell table:number-columns-repeated="42"/>
        </table:table-row>
        <table:table-row table:style-name="ro1">
          <table:table-cell table:style-name="ce56" office:value-type="string" calcext:value-type="string">
            <text:p>Lo más probable es que queden opciones de un problema anterior que ya no son válidas </text:p>
          </table:table-cell>
          <table:table-cell table:style-name="ce50" table:number-columns-repeated="2"/>
          <table:table-cell table:style-name="ce68"/>
          <table:table-cell table:style-name="ce50" table:number-columns-repeated="2"/>
          <table:table-cell table:style-name="ce73"/>
          <table:table-cell table:style-name="ce50" table:number-columns-repeated="15"/>
          <table:table-cell table:number-columns-repeated="42"/>
        </table:table-row>
        <table:table-row table:style-name="ro1">
          <table:table-cell table:style-name="ce56" office:value-type="string" calcext:value-type="string">
            <text:p>para el problema actual. Desplegar los menús en color naranja y elegir uno de los ítems de la list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Se pueden ver más decimales en los datos de entrada con la opción</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87" office:value-type="string" calcext:value-type="string">
            <text:p>Herramientas → Opciones→ Calc → Calcular → Limitar <text:s/>los decimales</text:p>
          </table:table-cell>
          <table:table-cell table:style-name="ce87"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6" office:value-type="string" calcext:value-type="string">
            <text:p>poniendo más decimales o quitando la marca.</text:p>
          </table:table-cell>
          <table:table-cell table:style-name="ce50" table:number-columns-repeated="3"/>
          <table:table-cell table:style-name="ce68"/>
          <table:table-cell table:style-name="ce50"/>
          <table:table-cell table:style-name="ce73"/>
          <table:table-cell table:style-name="ce50" table:number-columns-repeated="15"/>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 office:value-type="string" calcext:value-type="string">
            <text:p>Funciones</text:p>
          </table:table-cell>
          <table:table-cell table:style-name="ce50" table:number-columns-repeated="2"/>
          <table:table-cell table:style-name="ce49" office:value-type="string" calcext:value-type="string">
            <text:p><text:a xlink:href="#Comienzo" xlink:type="simple">Ir arriba</text:a></text:p>
          </table:table-cell>
          <table:table-cell table:style-name="ce50"/>
          <table:table-cell table:style-name="ce2" office:value-type="string" calcext:value-type="string">
            <text:p>Ejemplos</text:p>
          </table:table-cell>
          <table:table-cell table:style-name="ce73"/>
          <table:table-cell table:style-name="ce50" table:number-columns-repeated="2"/>
          <table:table-cell table:style-name="ce47"/>
          <table:table-cell table:style-name="ce50" table:number-columns-repeated="12"/>
          <table:table-cell table:number-columns-repeated="42"/>
        </table:table-row>
        <table:table-row table:style-name="ro1">
          <table:table-cell table:style-name="ce21"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a un texto con el resultado y un prefijo del S.I.</text:p>
          </table:table-cell>
          <table:table-cell table:style-name="ce50" table:number-columns-repeated="2"/>
          <table:table-cell table:style-name="DatoEntrada" office:value-type="string" calcext:value-type="string">
            <text:p>7,8241·10⁷</text:p>
          </table:table-cell>
          <table:table-cell table:style-name="ce73"/>
          <table:table-cell table:style-name="ce38" table:number-columns-repeated="2"/>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J46]&amp;&quot;J&quot;" office:value-type="string" office:string-value="78,241 MJ" calcext:value-type="string">
            <text:p>78,241 MJ</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en el que, así expresado, el resultado está entre 1 y 999,9…</text:p>
          </table:table-cell>
          <table:table-cell table:style-name="ce50" table:number-columns-repeated="2"/>
          <table:table-cell table:style-name="ce26" office:value-type="string" calcext:value-type="string">
            <text:p>Núm</text:p>
          </table:table-cell>
          <table:table-cell table:style-name="ce73" office:value-type="string" calcext:value-type="string">
            <text:p>Exp</text:p>
          </table:table-cell>
          <table:table-cell table:style-name="ce50" table:number-columns-repeated="3"/>
          <table:table-cell table:style-name="ce38"/>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50" table:number-columns-repeated="2"/>
          <table:table-cell table:style-name="ce50" office:value-type="string" calcext:value-type="string">
            <text:p>Sí no existe prefijo, el resultado es un texto con el número</text:p>
          </table:table-cell>
          <table:table-cell table:style-name="ce50" table:number-columns-repeated="2"/>
          <table:table-cell table:style-name="DatoEntrada" office:value-type="string" calcext:value-type="string">
            <text:p>6,6260·10⁻³⁴</text:p>
          </table:table-cell>
          <table:table-cell table:style-name="ce73"/>
          <table:table-cell table:style-name="ce38" table:number-columns-repeated="2"/>
          <table:table-cell table:style-name="ce26" table:formula="of:=ASUBMULT([.F48])" office:value-type="string" office:string-value="6,6260·10⁻³⁴" calcext:value-type="string">
            <text:p>6,6260·10⁻³⁴</text:p>
          </table:table-cell>
          <table:table-cell table:style-name="ce38" table:formula="of:=FORMULA([.J48])" office:value-type="string" office:string-value="=ASUBMULT(F48)" calcext:value-type="string">
            <text:p>=ASUBMULT(F48)</text:p>
          </table:table-cell>
          <table:table-cell table:style-name="ce38"/>
          <table:table-cell table:style-name="ce50"/>
          <table:table-cell table:style-name="ce26"/>
          <table:table-cell table:style-name="ce50" table:number-columns-repeated="8"/>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38"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38"/>
          <table:table-cell table:style-name="ce50"/>
          <table:table-cell table:style-name="ce26" table:formula="of:=[.F49]&amp;&quot; m&quot;&amp;SUPERIND([.G49])" office:value-type="string" office:string-value="6,02×10²⁷ m²" calcext:value-type="string">
            <text:p>6,02×10²⁷ m²</text:p>
          </table:table-cell>
          <table:table-cell table:style-name="ce50" table:formula="of:=&quot; = &quot;&amp;ASUBMULT([.F49];[.G49])&amp;&quot;m&quot;&amp;SUPERIND([.G49])" office:value-type="string" office:string-value=" = 6,02·10³ Tm²" calcext:value-type="string">
            <text:p><text:s/>= 6,02·10³ Tm²</text:p>
          </table:table-cell>
          <table:table-cell table:style-name="ce50" table:number-columns-repeated="7"/>
          <table:table-cell table:number-columns-repeated="42"/>
        </table:table-row>
        <table:table-row table:style-name="ro1">
          <table:table-cell table:style-name="ce26"/>
          <table:table-cell table:style-name="ce26" office:value-type="string" calcext:value-type="string">
            <text:p>Prefijos (10³)<text:span text:style-name="T2">ⁿ</text:span>:</text:p>
          </table:table-cell>
          <table:table-cell table:style-name="ce50" office:value-type="string" calcext:value-type="string">
            <text:p>q, r, y, z, la, f, p, n, µ, m, k, M, G, T, P, Y,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38"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38"/>
          <table:table-cell table:style-name="ce50"/>
          <table:table-cell table:style-name="ce26" table:formula="of:=[.F50]&amp;&quot; m&quot;&amp;SUPERIND([.G50])" office:value-type="string" office:string-value="0,00002589 m³" calcext:value-type="string">
            <text:p>0,00002589 m³</text:p>
          </table:table-cell>
          <table:table-cell table:style-name="ce50" table:formula="of:=&quot; = &quot;&amp;ASUBMULT([.F50];[.G50])&amp;&quot;m&quot;&amp;SUPERIND([.G50])" office:value-type="string" office:string-value=" = 25,89 cm³" calcext:value-type="string">
            <text:p><text:s/>= 25,89 cm³</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TextoNum</text:p>
          </table:table-cell>
          <table:table-cell table:style-name="ce47"/>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el valor de un texto numérico</text:p>
          </table:table-cell>
          <table:table-cell table:style-name="ce50" table:number-columns-repeated="2"/>
          <table:table-cell table:style-name="DatoEntrada" office:value-type="string" calcext:value-type="string">
            <text:p>2,00·10⁻³</text:p>
          </table:table-cell>
          <table:table-cell table:style-name="ce47"/>
          <table:table-cell table:style-name="ce50" table:number-columns-repeated="2"/>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text:span text:style-name="T4">Se puede escribir «equis» (x) en vez de «aspa» (</text:span><text:span text:style-name="T5">×)</text:span></text:p>
          </table:table-cell>
          <table:table-cell table:style-name="ce50" table:number-columns-repeated="2"/>
          <table:table-cell table:style-name="ce142" office:value-type="string" calcext:value-type="string">
            <text:p>6,02x10²³</text:p>
          </table:table-cell>
          <table:table-cell table:style-name="ce47"/>
          <table:table-cell table:style-name="ce50" table:number-columns-repeated="2"/>
          <table:table-cell table:style-name="ce56" table:formula="of:=AVALOR([.F53])" office:value-type="float" office:value="6.02E+023" calcext:value-type="float">
            <text:p>6,02E+023</text:p>
          </table:table-cell>
          <table:table-cell table:style-name="ce38" table:formula="of:=FORMULA([.J53])" office:value-type="string" office:string-value="=AVALOR(F53)" calcext:value-type="string">
            <text:p>=AVALOR(F53)</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Se puede escribir «^» seguido de signos y cifras</text:p>
          </table:table-cell>
          <table:table-cell table:style-name="ce50" table:number-columns-repeated="2"/>
          <table:table-cell table:style-name="ce142" office:value-type="string" calcext:value-type="string">
            <text:p>6,63x10^-34</text:p>
          </table:table-cell>
          <table:table-cell table:style-name="ce47"/>
          <table:table-cell table:style-name="ce50" table:number-columns-repeated="2"/>
          <table:table-cell table:style-name="ce182"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a el número recortado a la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11"/>
          <table:table-cell table:number-columns-repeated="42"/>
        </table:table-row>
        <table:table-row table:style-name="ro1">
          <table:table-cell table:style-name="ce24"/>
          <table:table-cell table:style-name="ce50"/>
          <table:table-cell table:style-name="ce99" office:value-type="string" calcext:value-type="string">
            <text:p>pero no muestra los ceros decimales a la derech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Núm</text:p>
          </table:table-cell>
          <table:table-cell table:style-name="ce53" office:value-type="string" calcext:value-type="string">
            <text:p>El número que se va a recortar o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47" office:value-type="string" calcext:value-type="string">
            <text:p>cUnidad</text:p>
          </table:table-cell>
          <table:table-cell table:style-name="ce26" table:number-columns-repeated="2"/>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EnUnidadIng(TextoNum; cUnidad)</text:p>
          </table:table-cell>
          <table:table-cell table:style-name="ce48"/>
          <table:table-cell table:style-name="ce50" office:value-type="string" calcext:value-type="string">
            <text:p>Da un texto con él número en la unidades en las que</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text:p>
          </table:table-cell>
          <table:table-cell table:style-name="ce26"/>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aparece entre 1 y 999,9…</text:p>
          </table:table-cell>
          <table:table-cell table:style-name="ce50" table:number-columns-repeated="2"/>
          <table:table-cell table:style-name="ce144" office:value-type="string" calcext:value-type="string">
            <text:p>2,638·10⁵</text:p>
          </table:table-cell>
          <table:table-cell table:style-name="ce38"/>
          <table:table-cell table:style-name="ce70" office:value-type="string" calcext:value-type="string">
            <text:p>cm²</text:p>
          </table:table-cell>
          <table:table-cell table:style-name="ce26"/>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11"/>
          <table:table-cell table:number-columns-repeated="42"/>
        </table:table-row>
        <table:table-row table:style-name="ro1">
          <table:table-cell table:style-name="ce50"/>
          <table:table-cell table:style-name="ce48"/>
          <table:table-cell table:style-name="ce50" table:number-columns-repeated="3"/>
          <table:table-cell table:style-name="ce144" office:value-type="string" calcext:value-type="string">
            <text:p>2,638·10⁵</text:p>
          </table:table-cell>
          <table:table-cell table:style-name="ce38"/>
          <table:table-cell table:style-name="ce70" office:value-type="string" calcext:value-type="string">
            <text:p>cm³</text:p>
          </table:table-cell>
          <table:table-cell table:style-name="ce26"/>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11"/>
          <table:table-cell table:number-columns-repeated="42"/>
        </table:table-row>
        <table:table-row table:style-name="ro1">
          <table:table-cell table:style-name="ce50" table:number-columns-repeated="5"/>
          <table:table-cell table:style-name="ce131"/>
          <table:table-cell table:style-name="ce172" office:value-type="string" calcext:value-type="string">
            <text:p>Prefijo</text:p>
          </table:table-cell>
          <table:table-cell table:style-name="ce131"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actorSI(Prefijo)</text:p>
          </table:table-cell>
          <table:table-cell table:style-name="ce50"/>
          <table:table-cell table:style-name="ce50" office:value-type="string" calcext:value-type="string">
            <text:p>Da el factor a lo que equivale el prefijo S.I</text:p>
          </table:table-cell>
          <table:table-cell table:style-name="ce50" table:number-columns-repeated="2"/>
          <table:table-cell table:style-name="ce38"/>
          <table:table-cell table:style-name="ce25" office:value-type="string" calcext:value-type="string">
            <text:p>r</text:p>
          </table:table-cell>
          <table:table-cell table:style-name="ce38" table:number-columns-repeated="2"/>
          <table:table-cell table:style-name="ce26" table:formula="of:=FACTORSI([.G65])" office:value-type="float" office:value="1E-027" calcext:value-type="float">
            <text:p>1E-27</text:p>
          </table:table-cell>
          <table:table-cell table:style-name="ce38" table:formula="of:=FORMULA([.J65])" office:value-type="string" office:string-value="=FACTORSI(G65)" calcext:value-type="string">
            <text:p>=FACTORSI(G65)</text:p>
          </table:table-cell>
          <table:table-cell table:style-name="ce50" table:number-columns-repeated="11"/>
          <table:table-cell table:number-columns-repeated="42"/>
        </table:table-row>
        <table:table-row table:style-name="ro1">
          <table:table-cell table:style-name="ce50"/>
          <table:table-cell table:style-name="ce48" office:value-type="string" calcext:value-type="string">
            <text:p>Prefijo</text:p>
          </table:table-cell>
          <table:table-cell table:style-name="ce50" office:value-type="string" calcext:value-type="string">
            <text:p>q, r, y, z, la, f, p, n, µ, m, k, M, G, T, P, Y, Z, Y, R, Q</text:p>
          </table:table-cell>
          <table:table-cell table:style-name="ce50" table:number-columns-repeated="2"/>
          <table:table-cell table:style-name="ce38"/>
          <table:table-cell table:style-name="ce25" office:value-type="string" calcext:value-type="string">
            <text:p>de la</text:p>
          </table:table-cell>
          <table:table-cell table:style-name="ce38" table:number-columns-repeated="2"/>
          <table:table-cell table:style-name="ce26" table:formula="of:=FACTORSI([.G66])" office:value-type="float" office:value="0" calcext:value-type="float">
            <text:p>0</text:p>
          </table:table-cell>
          <table:table-cell table:style-name="ce38" table:formula="of:=FORMULA([.J66])" office:value-type="string" office:string-value="=FACTORSI(G66)" calcext:value-type="string">
            <text:p>=FACTORSI(G66)</text:p>
          </table:table-cell>
          <table:table-cell table:style-name="ce50" table:number-columns-repeated="11"/>
          <table:table-cell table:number-columns-repeated="42"/>
        </table:table-row>
        <table:table-row table:style-name="ro1">
          <table:table-cell table:style-name="ce50"/>
          <table:table-cell table:style-name="ce48"/>
          <table:table-cell table:style-name="ce50" office:value-type="string" calcext:value-type="string">
            <text:p>Para micro puede usarse «u» o «µ»</text:p>
          </table:table-cell>
          <table:table-cell table:style-name="ce50" table:number-columns-repeated="2"/>
          <table:table-cell table:style-name="ce38"/>
          <table:table-cell table:style-name="ce25" office:value-type="string" calcext:value-type="string">
            <text:p>u</text:p>
          </table:table-cell>
          <table:table-cell table:style-name="ce38" table:number-columns-repeated="2"/>
          <table:table-cell table:style-name="ce26" table:formula="of:=FACTORSI([.G67])" office:value-type="float" office:value="0.000001" calcext:value-type="float">
            <text:p>0,000001</text:p>
          </table:table-cell>
          <table:table-cell table:style-name="ce38" table:formula="of:=FORMULA([.J67])" office:value-type="string" office:string-value="=FACTORSI(G67)" calcext:value-type="string">
            <text:p>=FACTORSI(G67)</text:p>
          </table:table-cell>
          <table:table-cell table:style-name="ce50" table:number-columns-repeated="11"/>
          <table:table-cell table:number-columns-repeated="42"/>
        </table:table-row>
        <table:table-row table:style-name="ro1">
          <table:table-cell table:style-name="ce50" table:number-columns-repeated="5"/>
          <table:table-cell table:style-name="ce38"/>
          <table:table-cell table:style-name="ce25" office:value-type="string" calcext:value-type="string">
            <text:p>µ</text:p>
          </table:table-cell>
          <table:table-cell table:style-name="ce38"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26" office:value-type="string" calcext:value-type="string">
            <text:p>Rang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8" office:value-type="string" calcext:value-type="string">
            <text:p>MaxMinAbs(Rango, n)</text:p>
          </table:table-cell>
          <table:table-cell table:style-name="ce38"/>
          <table:table-cell table:style-name="ce53" office:value-type="string" calcext:value-type="string">
            <text:p><text:span text:style-name="T6">Da el máximo o el mínimos de los </text:span>valores absoluto</text:p>
          </table:table-cell>
          <table:table-cell table:style-name="ce38" table:number-columns-repeated="2"/>
          <table:table-cell table:style-name="DatoEntrada"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11"/>
          <table:table-cell table:number-columns-repeated="42"/>
        </table:table-row>
        <table:table-row table:style-name="ro1">
          <table:table-cell table:style-name="ce26"/>
          <table:table-cell table:style-name="ce48"/>
          <table:table-cell table:style-name="ce50" office:value-type="string" calcext:value-type="string">
            <text:p>de un rango</text:p>
          </table:table-cell>
          <table:table-cell table:style-name="ce50" table:number-columns-repeated="2"/>
          <table:table-cell table:style-name="DatoEntrada"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128" office:value-type="string" calcext:value-type="string">
            <text:p>2 para mínimo y cualquier otro, o ninguno, para máximo</text:p>
          </table:table-cell>
          <table:table-cell table:style-name="ce50" table:number-columns-repeated="2"/>
          <table:table-cell table:style-name="DatoEntrada" office:value-type="float" office:value="1234567" calcext:value-type="float">
            <text:p>1234567</text:p>
          </table:table-cell>
          <table:table-cell table:style-name="ce38" table:number-columns-repeated="5"/>
          <table:table-cell table:style-name="ce50" table:number-columns-repeated="11"/>
          <table:table-cell table:number-columns-repeated="42"/>
        </table:table-row>
        <table:table-row table:style-name="ro1">
          <table:table-cell table:style-name="ce19"/>
          <table:table-cell table:style-name="ce50" table:number-columns-repeated="4"/>
          <table:table-cell table:style-name="ce150" office:value-type="string" calcext:value-type="string">
            <text:p>Núm</text:p>
          </table:table-cell>
          <table:table-cell table:style-name="ce389" office:value-type="string" calcext:value-type="string">
            <text:p>Exp</text:p>
          </table:table-cell>
          <table:table-cell table:style-name="ce161"/>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a un texto con el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38"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El n.º de cifras significativas (si no se pone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47"/>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DatoEntrada"/>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Núm</text:p>
          </table:table-cell>
          <table:table-cell table:style-name="ce73" office:value-type="string" calcext:value-type="string">
            <text:p>Cifras</text:p>
          </table:table-cell>
          <table:table-cell table:style-name="ce179" office:value-type="string" calcext:value-type="string">
            <text:p>Umbral</text:p>
          </table:table-cell>
          <table:table-cell table:style-name="ce179"/>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NumForma(Núm; Cifras; Umbral; Aspa)</text:p>
          </table:table-cell>
          <table:table-cell table:style-name="ce50"/>
          <table:table-cell table:style-name="ce53" office:value-type="string" calcext:value-type="string">
            <text:p>Da un texto con el número en notación decimal o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179"/>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lt;1 y la 1.ª posición decimal es menor o igual que «Umbral»</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179"/>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11"/>
          <table:table-cell table:number-columns-repeated="42"/>
        </table:table-row>
        <table:table-row table:style-name="ro1">
          <table:table-cell table:style-name="ce31" office:value-type="string" calcext:value-type="string">
            <text:p>decimal</text:p>
          </table:table-cell>
          <table:table-cell table:style-name="ce99" office:value-type="string" calcext:value-type="string">
            <text:p>si |Núm|&gt;1 y el n.º de cifras de la parte entera es menor o igual que «Umbral»</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179"/>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11"/>
          <table:table-cell table:number-columns-repeated="42"/>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179"/>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table:number-columns-repeated="11"/>
          <table:table-cell table:number-columns-repeated="42"/>
        </table:table-row>
        <table:table-row table:style-name="ro1">
          <table:table-cell table:style-name="ce50"/>
          <table:table-cell table:style-name="ce51" office:value-type="string" calcext:value-type="string">
            <text:p>Núm</text:p>
          </table:table-cell>
          <table:table-cell table:style-name="ce99" office:value-type="string" calcext:value-type="string">
            <text:p>El número que se va a converti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179"/>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ce73" table:number-columns-repeated="4"/>
          <table:table-cell table:style-name="ce26"/>
          <table:table-cell table:style-name="ce38"/>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101" office:value-type="string" calcext:value-type="string">
            <text:p>Umbral</text:p>
          </table:table-cell>
          <table:table-cell table:style-name="ce53" office:value-type="string" calcext:value-type="string">
            <text:p>Decide entre notación decimal o científica (por defecto, 3)</text:p>
          </table:table-cell>
          <table:table-cell table:style-name="ce50" table:number-columns-repeated="2"/>
          <table:table-cell table:style-name="ce73"/>
          <table:table-cell table:style-name="ce47" office:value-type="string" calcext:value-type="string">
            <text:p>Cifras</text:p>
          </table:table-cell>
          <table:table-cell table:style-name="ce73"/>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i no se ponen o es 0: «·10». Si se ponen y no es 0: «×10»</text:p>
          </table:table-cell>
          <table:table-cell table:style-name="ce50" table:number-columns-repeated="2"/>
          <table:table-cell table:style-name="ce151" office:value-type="float" office:value="6.022E+023" calcext:value-type="float">
            <text:p>6,02E+23</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UMFORMA([.F85];[.G85];[.H85];[.I85])" office:value-type="string" office:string-value="6,022×10²³" calcext:value-type="string">
            <text:p>6,022×10²³</text:p>
          </table:table-cell>
          <table:table-cell table:style-name="ce38" table:formula="of:=FORMULA([.J85])" office:value-type="string" office:string-value="=NUMFORMA(F85;G85;H85;I85)" calcext:value-type="string">
            <text:p>=NUMFORMA(F85;G85;H85;I85)</text:p>
          </table:table-cell>
          <table:table-cell table:style-name="ce50" table:number-columns-repeated="11"/>
          <table:table-cell table:number-columns-repeated="42"/>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299"/>
          <table:table-cell table:style-name="ce183"/>
          <table:table-cell table:style-name="ce47" office:value-type="string" calcext:value-type="string">
            <text:p>Resultado</text:p>
          </table:table-cell>
          <table:table-cell table:style-name="ce50" office:value-type="string" calcext:value-type="string">
            <text:p>Función</text:p>
          </table:table-cell>
          <table:table-cell table:style-name="ce50"/>
          <table:table-cell table:style-name="ce73" office:value-type="string" calcext:value-type="string">
            <text:p>Información</text:p>
          </table:table-cell>
          <table:table-cell table:style-name="ce50" table:number-columns-repeated="9"/>
          <table:table-cell table:number-columns-repeated="42"/>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a el prefijo S.I. del múltiplo o submúltiplo (10³)ⁿ</text:p>
          </table:table-cell>
          <table:table-cell table:style-name="ce50" table:number-columns-repeated="2"/>
          <table:table-cell table:style-name="ce71" office:value-type="float" office:value="0.0000935" calcext:value-type="float">
            <text:p>0,0000935</text:p>
          </table:table-cell>
          <table:table-cell table:style-name="ce47"/>
          <table:table-cell table:style-name="ce50" office:value-type="string" calcext:value-type="string">
            <text:p>Incl</text:p>
          </table:table-cell>
          <table:table-cell table:style-name="ce183"/>
          <table:table-cell table:style-name="ce26" table:formula="of:=PREFIJOSI([.F87])" office:value-type="string" office:string-value="µ" calcext:value-type="string">
            <text:p>µ</text:p>
          </table:table-cell>
          <table:table-cell table:style-name="ce73" table:formula="of:=FORMULA([.J87])" office:value-type="string" office:string-value="=PREFIJOSI(F87)" calcext:value-type="string">
            <text:p>=PREFIJOSI(F87)</text:p>
          </table:table-cell>
          <table:table-cell table:style-name="ce50"/>
          <table:table-cell table:style-name="ce73"/>
          <table:table-cell table:style-name="ce26" table:formula="of:=[.F87]&amp;&quot; J&quot;" office:value-type="string" office:string-value="0,0000935 J" calcext:value-type="string">
            <text:p>0,0000935 J</text:p>
          </table:table-cell>
          <table:table-cell table:style-name="ce50" table:formula="of:=&quot; = &quot;&amp;ASUBMULT([.F87])&amp;&quot;J&quot;" office:value-type="string" office:string-value=" = 93,5 µJ" calcext:value-type="string">
            <text:p><text:s/>= 93,5 µJ</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en el que, así expresado, el resultado está entre 1 y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183"/>
          <table:table-cell table:style-name="ce26" table:formula="of:=PREFIJOSI([.F88])" office:value-type="string" office:string-value="m" calcext:value-type="string">
            <text:p>m</text:p>
          </table:table-cell>
          <table:table-cell table:style-name="ce73" table:formula="of:=FORMULA([.J88])" office:value-type="string" office:string-value="=PREFIJOSI(F88)" calcext:value-type="string">
            <text:p>=PREFIJOSI(F88)</text:p>
          </table:table-cell>
          <table:table-cell table:style-name="ce50"/>
          <table:table-cell table:style-name="ce73"/>
          <table:table-cell table:style-name="ce26" table:formula="of:=[.F88]&amp;&quot; J&quot;" office:value-type="string" office:string-value="0,0164 J" calcext:value-type="string">
            <text:p>0,0164 J</text:p>
          </table:table-cell>
          <table:table-cell table:style-name="ce50" table:formula="of:=&quot; = &quot;&amp;ASUBMULT([.F88])&amp;&quot;J&quot;" office:value-type="string" office:string-value=" = 16,4 mJ" calcext:value-type="string">
            <text:p><text:s/>= 16,4 m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y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183"/>
          <table:table-cell table:style-name="ce26" table:formula="of:=PREFIJOSI([.F89];[.G89];[.H89])" office:value-type="string" office:string-value="c" calcext:value-type="string">
            <text:p>c</text:p>
          </table:table-cell>
          <table:table-cell table:style-name="ce73" table:formula="of:=FORMULA([.J89])" office:value-type="string" office:string-value="=PREFIJOSI(F89;G89;H89)" calcext:value-type="string">
            <text:p>=PREFIJOSI(F89;G89;H89)</text:p>
          </table:table-cell>
          <table:table-cell table:style-name="ce50"/>
          <table:table-cell table:style-name="ce73"/>
          <table:table-cell table:style-name="ce26" table:formula="of:=[.F89]&amp;&quot; J&quot;" office:value-type="string" office:string-value="0,0164 J" calcext:value-type="string">
            <text:p>0,0164 J</text:p>
          </table:table-cell>
          <table:table-cell table:style-name="ce50" table:formula="of:=&quot; = &quot;&amp;[.F89]/FACTORSI([.J89])&amp;&quot; &quot;&amp;[.J89]&amp;&quot;J&quot;" office:value-type="string" office:string-value=" = 1,64 cJ" calcext:value-type="string">
            <text:p><text:s/>= 1,64 cJ</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14" office:value-type="string" calcext:value-type="string">
            <text:p>1 si se quiere incluir los prefijos c, d, da y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183"/>
          <table:table-cell table:style-name="ce26" table:formula="of:=PREFIJOSI([.F90];[.G90])" office:value-type="string" office:string-value="m" calcext:value-type="string">
            <text:p>m</text:p>
          </table:table-cell>
          <table:table-cell table:style-name="ce73" table:formula="of:=FORMULA([.J90])" office:value-type="string" office:string-value="=PREFIJOSI(F90;G90)" calcext:value-type="string">
            <text:p>=PREFIJOSI(F90;G90)</text:p>
          </table:table-cell>
          <table:table-cell table:style-name="ce50"/>
          <table:table-cell table:style-name="ce73"/>
          <table:table-cell table:style-name="ce26" table:formula="of:=[.F90]&amp;&quot; m&quot;&amp;SUPERIND([.G90])" office:value-type="string" office:string-value="7,86×10⁻⁶ m²" calcext:value-type="string">
            <text:p>7,86×10⁻⁶ m²</text:p>
          </table:table-cell>
          <table:table-cell table:style-name="ce50" table:formula="of:=&quot; = &quot;&amp;ASUBMULT([.F90];[.G90])&amp;&quot;m&quot;&amp;SUPERIND([.G90])" office:value-type="string" office:string-value=" = 7,86 mm²" calcext:value-type="string">
            <text:p><text:s/>= 7,86 mm²</text:p>
          </table:table-cell>
          <table:table-cell table:style-name="ce50" table:number-columns-repeated="7"/>
          <table:table-cell table:number-columns-repeated="42"/>
        </table:table-row>
        <table:table-row table:style-name="ro1">
          <table:table-cell table:style-name="ce50"/>
          <table:table-cell table:style-name="ce48"/>
          <table:table-cell table:style-name="ce50" office:value-type="string" calcext:value-type="string">
            <text:p>cuando nPot = 1 (para 2 y 3 ya se incluy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183"/>
          <table:table-cell table:style-name="ce26" table:formula="of:=PREFIJOSI([.F91];[.G91])" office:value-type="string" office:string-value="c" calcext:value-type="string">
            <text:p>c</text:p>
          </table:table-cell>
          <table:table-cell table:style-name="ce73" table:formula="of:=FORMULA([.J91])" office:value-type="string" office:string-value="=PREFIJOSI(F91;G91)" calcext:value-type="string">
            <text:p>=PREFIJOSI(F91;G91)</text:p>
          </table:table-cell>
          <table:table-cell table:style-name="ce50"/>
          <table:table-cell table:style-name="ce73"/>
          <table:table-cell table:style-name="ce26" table:formula="of:=[.F91]&amp;&quot; m&quot;&amp;SUPERIND([.G91])" office:value-type="string" office:string-value="8,86×10⁻⁶ m³" calcext:value-type="string">
            <text:p>8,86×10⁻⁶ m³</text:p>
          </table:table-cell>
          <table:table-cell table:style-name="ce50" table:formula="of:=&quot; = &quot;&amp;ASUBMULT([.F91];[.G91])&amp;&quot;m&quot;&amp;SUPERIND([.G91])" office:value-type="string" office:string-value=" = 8,86 cm³" calcext:value-type="string">
            <text:p><text:s/>= 8,86 cm³</text:p>
          </table:table-cell>
          <table:table-cell table:style-name="ce50" table:number-columns-repeated="7"/>
          <table:table-cell table:number-columns-repeated="42"/>
        </table:table-row>
        <table:table-row table:style-name="ro1">
          <table:table-cell table:style-name="ce39" office:value-type="string" calcext:value-type="string">
            <text:p>Manejo de fórmulas químicas</text:p>
          </table:table-cell>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184" office:value-type="string" calcext:value-type="string">
            <text:p>1234567890123467890</text:p>
          </table:table-cell>
          <table:table-cell table:style-name="ce50" office:value-type="string" calcext:value-type="string">
            <text:p>Función</text:p>
          </table:table-cell>
          <table:table-cell table:style-name="ce73" office:value-type="string" calcext:value-type="string">
            <text:p>Información</text:p>
          </table:table-cell>
          <table:table-cell table:style-name="ce50" table:number-columns-repeated="10"/>
          <table:table-cell table:number-columns-repeated="42"/>
        </table:table-row>
        <table:table-row table:style-name="ro1">
          <table:table-cell table:style-name="ce299" table:number-columns-repeated="8"/>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style-name="ce50" table:number-columns-repeated="5"/>
          <table:table-cell table:number-columns-repeated="42"/>
        </table:table-row>
        <table:table-row table:style-name="ro1">
          <table:table-cell table:style-name="ce24" office:value-type="string" calcext:value-type="string">
            <text:p>CuentaAtomos(Fórmula)</text:p>
          </table:table-cell>
          <table:table-cell table:style-name="ce50"/>
          <table:table-cell table:style-name="ce50" office:value-type="string" calcext:value-type="string">
            <text:p>Da una cadena de 20 caracteres:</text:p>
          </table:table-cell>
          <table:table-cell table:style-name="ce50" table:number-columns-repeated="2"/>
          <table:table-cell table:style-name="EntradaFormulaQuimica" office:value-type="string" calcext:value-type="string">
            <text:p>(NH4)2HSbO4</text:p>
          </table:table-cell>
          <table:table-cell table:style-name="ce73"/>
          <table:table-cell table:style-name="ce50" table:number-columns-repeated="2"/>
          <table:table-cell table:style-name="ce184" table:formula="of:=CUENTAATOMOS([.F94])" office:value-type="string" office:string-value="N H SbO   2 9 1 4   " calcext:value-type="string">
            <text:p>N H SbO <text:s text:c="2"/>2 9 1 4 <text:s text:c="2"/></text:p>
          </table:table-cell>
          <table:table-cell table:style-name="ce50" table:formula="of:=FORMULA([.J94])" office:value-type="string" office:string-value="=CUENTAATOMOS(F94)" calcext:value-type="string">
            <text:p>=CUENTAATOMOS(F94)</text:p>
          </table:table-cell>
          <table:table-cell table:style-name="ce50" table:formula="of:=MID([.$J94];11;2)" office:value-type="string" office:string-value="2 " calcext:value-type="string">
            <text:p>2 </text:p>
          </table:table-cell>
          <table:table-cell table:style-name="ce50" table:formula="of:=MID([.$J94];1;2)" office:value-type="string" office:string-value="N " calcext:value-type="string">
            <text:p>N </text:p>
          </table:table-cell>
          <table:table-cell table:style-name="ce50" table:formula="of:=MID([.$J94];13;2)" office:value-type="string" office:string-value="9 " calcext:value-type="string">
            <text:p>9 </text:p>
          </table:table-cell>
          <table:table-cell table:style-name="ce50" table:formula="of:=MID([.$J94];3;2)" office:value-type="string" office:string-value="H " calcext:value-type="string">
            <text:p>H </text:p>
          </table:table-cell>
          <table:table-cell table:style-name="ce50" table:formula="of:=MID([.$J94];15;2)" office:value-type="string" office:string-value="1 " calcext:value-type="string">
            <text:p>1 </text:p>
          </table:table-cell>
          <table:table-cell table:style-name="ce50" table:formula="of:=MID([.$J94];5;2)" office:value-type="string" office:string-value="Sb" calcext:value-type="string">
            <text:p>Sb</text:p>
          </table:table-cell>
          <table:table-cell table:style-name="ce50" table:formula="of:=MID([.$J94];17;2)" office:value-type="string" office:string-value="4 " calcext:value-type="string">
            <text:p>4 </text:p>
          </table:table-cell>
          <table:table-cell table:style-name="ce50" table:formula="of:=MID([.$J94];7;2)" office:value-type="string" office:string-value="O " calcext:value-type="string">
            <text:p>O </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style-name="ce50" table:formula="of:=MID([.$J94];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hasta un máximo de -</text:p>
          </table:table-cell>
          <table:table-cell table:style-name="ce50"/>
          <table:table-cell table:style-name="ce14" office:value-type="string" calcext:value-type="string">
            <text:p>- los 10 primeros son los símbolos de los elementos</text:p>
          </table:table-cell>
          <table:table-cell table:style-name="ce50" table:number-columns-repeated="2"/>
          <table:table-cell table:style-name="EntradaFormulaQuimica" office:value-type="string" calcext:value-type="string">
            <text:p>CH3COOH</text:p>
          </table:table-cell>
          <table:table-cell table:style-name="ce73"/>
          <table:table-cell table:style-name="ce50" table:number-columns-repeated="2"/>
          <table:table-cell table:style-name="ce184" table:formula="of:=CUENTAATOMOS([.F95])" office:value-type="string" office:string-value="C O H     2 2 4     " calcext:value-type="string">
            <text:p>C O H <text:s text:c="4"/>2 2 4 <text:s text:c="4"/></text:p>
          </table:table-cell>
          <table:table-cell table:style-name="ce50" table:formula="of:=FORMULA([.J95])" office:value-type="string" office:string-value="=CUENTAATOMOS(F95)" calcext:value-type="string">
            <text:p>=CUENTAATOMOS(F95)</text:p>
          </table:table-cell>
          <table:table-cell table:style-name="ce50" table:formula="of:=MID([.$J95];11;2)" office:value-type="string" office:string-value="2 " calcext:value-type="string">
            <text:p>2 </text:p>
          </table:table-cell>
          <table:table-cell table:style-name="ce50" table:formula="of:=MID([.$J95];1;2)" office:value-type="string" office:string-value="C " calcext:value-type="string">
            <text:p>C </text:p>
          </table:table-cell>
          <table:table-cell table:style-name="ce50" table:formula="of:=MID([.$J95];13;2)" office:value-type="string" office:string-value="2 " calcext:value-type="string">
            <text:p>2 </text:p>
          </table:table-cell>
          <table:table-cell table:style-name="ce50" table:formula="of:=MID([.$J95];3;2)" office:value-type="string" office:string-value="O " calcext:value-type="string">
            <text:p>O </text:p>
          </table:table-cell>
          <table:table-cell table:style-name="ce50" table:formula="of:=MID([.$J95];15;2)" office:value-type="string" office:string-value="4 " calcext:value-type="string">
            <text:p>4 </text:p>
          </table:table-cell>
          <table:table-cell table:style-name="ce50" table:formula="of:=MID([.$J95];5;2)" office:value-type="string" office:string-value="H " calcext:value-type="string">
            <text:p>H </text:p>
          </table:table-cell>
          <table:table-cell table:style-name="ce50" table:formula="of:=MID([.$J95];17;2)" office:value-type="string" office:string-value="  " calcext:value-type="string">
            <text:p><text:s text:c="2"/></text:p>
          </table:table-cell>
          <table:table-cell table:style-name="ce50" table:formula="of:=MID([.$J95];7;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style-name="ce50" table:formula="of:=MID([.$J95];19;2)" office:value-type="string" office:string-value="  " calcext:value-type="string">
            <text:p><text:s text:c="2"/></text:p>
          </table:table-cell>
          <table:table-cell table:number-columns-repeated="42"/>
        </table:table-row>
        <table:table-row table:style-name="ro1">
          <table:table-cell table:style-name="ce50" office:value-type="string" calcext:value-type="string">
            <text:p>5 elementos distintos</text:p>
          </table:table-cell>
          <table:table-cell table:style-name="ce50"/>
          <table:table-cell table:style-name="ce14" office:value-type="string" calcext:value-type="string">
            <text:p>- los 10 últimos, cuántos átomos hay de cada uno de ellos</text:p>
          </table:table-cell>
          <table:table-cell table:style-name="ce50" table:number-columns-repeated="2"/>
          <table:table-cell table:style-name="EntradaFormulaQuimica" office:value-type="string" calcext:value-type="string">
            <text:p>C6H5CH2C6H5</text:p>
          </table:table-cell>
          <table:table-cell table:style-name="ce73"/>
          <table:table-cell table:style-name="ce50" table:number-columns-repeated="2"/>
          <table:table-cell table:style-name="ce184" table:formula="of:=CUENTAATOMOS([.F96])" office:value-type="string" office:string-value="C H       1312      " calcext:value-type="string">
            <text:p>C H <text:s text:c="6"/>1312 <text:s text:c="5"/></text:p>
          </table:table-cell>
          <table:table-cell table:style-name="ce50" table:formula="of:=FORMULA([.J96])" office:value-type="string" office:string-value="=CUENTAATOMOS(F96)" calcext:value-type="string">
            <text:p>=CUENTAATOMOS(F96)</text:p>
          </table:table-cell>
          <table:table-cell table:style-name="ce50" table:formula="of:=MID([.$J96];11;2)" office:value-type="string" office:string-value="13" calcext:value-type="string">
            <text:p>13</text:p>
          </table:table-cell>
          <table:table-cell table:style-name="ce50" table:formula="of:=MID([.$J96];1;2)" office:value-type="string" office:string-value="C " calcext:value-type="string">
            <text:p>C </text:p>
          </table:table-cell>
          <table:table-cell table:style-name="ce50" table:formula="of:=MID([.$J96];13;2)" office:value-type="string" office:string-value="12" calcext:value-type="string">
            <text:p>12</text:p>
          </table:table-cell>
          <table:table-cell table:style-name="ce50" table:formula="of:=MID([.$J96];3;2)" office:value-type="string" office:string-value="H " calcext:value-type="string">
            <text:p>H </text:p>
          </table:table-cell>
          <table:table-cell table:style-name="ce50" table:formula="of:=MID([.$J96];15;2)" office:value-type="string" office:string-value="  " calcext:value-type="string">
            <text:p><text:s text:c="2"/></text:p>
          </table:table-cell>
          <table:table-cell table:style-name="ce50" table:formula="of:=MID([.$J96];5;2)" office:value-type="string" office:string-value="  " calcext:value-type="string">
            <text:p><text:s text:c="2"/></text:p>
          </table:table-cell>
          <table:table-cell table:style-name="ce50" table:formula="of:=MID([.$J96];17;2)" office:value-type="string" office:string-value="  " calcext:value-type="string">
            <text:p><text:s text:c="2"/></text:p>
          </table:table-cell>
          <table:table-cell table:style-name="ce50" table:formula="of:=MID([.$J96];7;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style-name="ce50" table:formula="of:=MID([.$J96];19;2)" office:value-type="string" office:string-value="  " calcext:value-type="string">
            <text:p><text:s text:c="2"/></text:p>
          </table:table-cell>
          <table:table-cell table:number-columns-repeated="42"/>
        </table:table-row>
        <table:table-row table:style-name="ro1">
          <table:table-cell table:style-name="ce42"/>
          <table:table-cell table:style-name="ce50"/>
          <table:table-cell table:style-name="ce42"/>
          <table:table-cell table:style-name="ce50" table:number-columns-repeated="2"/>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DeSupSub(Texto)</text:p>
          </table:table-cell>
          <table:table-cell table:style-name="ce50"/>
          <table:table-cell table:style-name="ce50" office:value-type="string" calcext:value-type="string">
            <text:p>Quita subíndices y superíndices</text:p>
          </table:table-cell>
          <table:table-cell table:style-name="ce50" table:number-columns-repeated="2"/>
          <table:table-cell table:style-name="EntradaFormulaQuimica" table:formula="of:=[.J101]" office:value-type="string" office:string-value="SO₄²⁻" calcext:value-type="string">
            <text:p>SO₄²⁻</text:p>
          </table:table-cell>
          <table:table-cell table:style-name="ce73"/>
          <table:table-cell table:style-name="ce50" table:number-columns-repeated="2"/>
          <table:table-cell table:style-name="ce26" table:formula="of:=DESUPSUB([.F98])" office:value-type="string" office:string-value="SO42-" calcext:value-type="string">
            <text:p>SO42-</text:p>
          </table:table-cell>
          <table:table-cell table:style-name="ce50" table:formula="of:=FORMULA([.J98])" office:value-type="string" office:string-value="=DESUPSUB(F98)" calcext:value-type="string">
            <text:p>=DESUPSUB(F9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FormulaQuim(Fórmula)</text:p>
          </table:table-cell>
          <table:table-cell table:style-name="ce50"/>
          <table:table-cell table:style-name="ce50" office:value-type="string" calcext:value-type="string">
            <text:p>Pone los subíndices en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26" table:formula="of:=FORMULAQUIM([.F100])" office:value-type="string" office:string-value="(NH₄)₃PO₄" calcext:value-type="string">
            <text:p>(NH₄)₃PO₄</text:p>
          </table:table-cell>
          <table:table-cell table:style-name="ce50" table:formula="of:=FORMULA([.J100])" office:value-type="string" office:string-value="=FORMULAQUIM(F100)" calcext:value-type="string">
            <text:p>=FORMULAQUIM(F100)</text:p>
          </table:table-cell>
          <table:table-cell table:style-name="ce50" table:formula="of:=MID([.$J100];11;2)">
            <text:p/>
          </table:table-cell>
          <table:table-cell table:style-name="ce50" table:number-columns-repeated="10"/>
          <table:table-cell table:number-columns-repeated="42"/>
        </table:table-row>
        <table:table-row table:style-name="ro1">
          <table:table-cell table:style-name="ce50" table:number-columns-repeated="5"/>
          <table:table-cell table:style-name="EntradaFormulaQuimica" office:value-type="string" calcext:value-type="string">
            <text:p>SO42-</text:p>
          </table:table-cell>
          <table:table-cell table:style-name="ce73"/>
          <table:table-cell table:style-name="ce50" table:number-columns-repeated="2"/>
          <table:table-cell table:style-name="ce26" table:formula="of:=FORMULAQUIM([.F101])" office:value-type="string" office:string-value="SO₄²⁻" calcext:value-type="string">
            <text:p>SO₄²⁻</text:p>
          </table:table-cell>
          <table:table-cell table:style-name="ce50" table:formula="of:=FORMULA([.J101])" office:value-type="string" office:string-value="=FORMULAQUIM(F101)" calcext:value-type="string">
            <text:p>=FORMULAQUIM(F101)</text:p>
          </table:table-cell>
          <table:table-cell table:style-name="ce50" table:formula="of:=MID([.$J101];11;2)">
            <text:p/>
          </table:table-cell>
          <table:table-cell table:style-name="ce50" table:number-columns-repeated="10"/>
          <table:table-cell table:number-columns-repeated="42"/>
        </table:table-row>
        <table:table-row table:style-name="ro1">
          <table:table-cell table:style-name="ce50" table:number-columns-repeated="5"/>
          <table:table-cell table:style-name="ce155" office:value-type="string" calcext:value-type="string">
            <text:p>AsO_4^3^-</text:p>
          </table:table-cell>
          <table:table-cell table:style-name="ce73"/>
          <table:table-cell table:style-name="ce50" table:number-columns-repeated="2"/>
          <table:table-cell table:style-name="ce26" table:formula="of:=FORMULAQUIM([.F102])" office:value-type="string" office:string-value="AsO₄³⁻" calcext:value-type="string">
            <text:p>AsO₄³⁻</text:p>
          </table:table-cell>
          <table:table-cell table:style-name="ce50" table:formula="of:=FORMULA([.J102])" office:value-type="string" office:string-value="=FORMULAQUIM(F102)" calcext:value-type="string">
            <text:p>=FORMULAQUIM(F102)</text:p>
          </table:table-cell>
          <table:table-cell table:style-name="ce50" table:number-columns-repeated="11"/>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table-cell table:style-name="ce26" office:value-type="string" calcext:value-type="string">
            <text:p>Posición</text:p>
          </table:table-cell>
          <table:table-cell table:style-name="ce186" office:value-type="string" calcext:value-type="string">
            <text:p>12345678901234567890123456</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10"/>
          <table:table-cell table:number-columns-repeated="42"/>
        </table:table-row>
        <table:table-row table:style-name="ro1">
          <table:table-cell table:style-name="ce24" office:value-type="string" calcext:value-type="string">
            <text:p>Ioniza(formula, SinParent, Oxidos)</text:p>
          </table:table-cell>
          <table:table-cell table:style-name="ce50"/>
          <table:table-cell table:style-name="ce50" office:value-type="string" calcext:value-type="string">
            <text:p>a los iones en una cadena de 26 caracteres:</text:p>
          </table:table-cell>
          <table:table-cell table:style-name="ce50" table:number-columns-repeated="2"/>
          <table:table-cell table:style-name="ce120" office:value-type="string" calcext:value-type="string">
            <text:p>H₂SO₄</text:p>
          </table:table-cell>
          <table:table-cell table:style-name="ce73"/>
          <table:table-cell table:style-name="ce50" table:number-columns-repeated="2"/>
          <table:table-cell table:style-name="ce188" table:formula="of:=IONIZA([.F104])" office:value-type="string" office:string-value="H+        (SO4)2-   21+1-2" calcext:value-type="string">
            <text:p>H+ <text:s text:c="7"/>(SO4)2- <text:s text:c="2"/>21+1-2</text:p>
          </table:table-cell>
          <table:table-cell table:style-name="ce50" table:formula="of:=FORMULA([.J104])" office:value-type="string" office:string-value="=IONIZA(F104)" calcext:value-type="string">
            <text:p>=IONIZA(F104)</text:p>
          </table:table-cell>
          <table:table-cell table:style-name="ce50" table:formula="of:=MID([.J104];21;1)" office:value-type="string" office:string-value="2" calcext:value-type="string">
            <text:p>2</text:p>
          </table:table-cell>
          <table:table-cell table:style-name="ce50" table:formula="of:=FORMULAQUIM(TRIM(LEFT([.J104];10)))" office:value-type="string" office:string-value="H⁺" calcext:value-type="string">
            <text:p>H⁺</text:p>
          </table:table-cell>
          <table:table-cell table:style-name="ce50" table:formula="of:=MID([.J104];22;1)" office:value-type="string" office:string-value="1" calcext:value-type="string">
            <text:p>1</text:p>
          </table:table-cell>
          <table:table-cell table:style-name="ce50" table:formula="of:=FORMULAQUIM(TRIM(MID([.J104];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hay que escribir la fórmula</text:p>
          </table:table-cell>
          <table:table-cell table:style-name="ce50"/>
          <table:table-cell table:style-name="ce50" office:value-type="string" calcext:value-type="string">
            <text:p>- los 10 primeros, el catión</text:p>
          </table:table-cell>
          <table:table-cell table:style-name="ce50" table:number-columns-repeated="2"/>
          <table:table-cell table:style-name="ce120" office:value-type="string" calcext:value-type="string">
            <text:p>CH3COOH</text:p>
          </table:table-cell>
          <table:table-cell table:style-name="ce73"/>
          <table:table-cell table:style-name="ce50" table:number-columns-repeated="2"/>
          <table:table-cell table:style-name="ce188" table:formula="of:=IONIZA([.F105])" office:value-type="string" office:string-value="H+        (CH3COO)- 11+1-1" calcext:value-type="string">
            <text:p>H+ <text:s text:c="7"/>(CH3COO)- 11+1-1</text:p>
          </table:table-cell>
          <table:table-cell table:style-name="ce50" table:formula="of:=FORMULA([.J105])" office:value-type="string" office:string-value="=IONIZA(F105)" calcext:value-type="string">
            <text:p>=IONIZA(F105)</text:p>
          </table:table-cell>
          <table:table-cell table:style-name="ce50" table:formula="of:=MID([.J105];21;1)" office:value-type="string" office:string-value="1" calcext:value-type="string">
            <text:p>1</text:p>
          </table:table-cell>
          <table:table-cell table:style-name="ce50" table:formula="of:=FORMULAQUIM(TRIM(LEFT([.J105];10)))" office:value-type="string" office:string-value="H⁺" calcext:value-type="string">
            <text:p>H⁺</text:p>
          </table:table-cell>
          <table:table-cell table:style-name="ce50" table:formula="of:=MID([.J105];22;1)" office:value-type="string" office:string-value="1" calcext:value-type="string">
            <text:p>1</text:p>
          </table:table-cell>
          <table:table-cell table:style-name="ce50" table:formula="of:=FORMULAQUIM(TRIM(MID([.J105];11;10)))" office:value-type="string" office:string-value="(CH₃COO)⁻" calcext:value-type="string">
            <text:p>(CH₃COO)⁻</text:p>
          </table:table-cell>
          <table:table-cell table:style-name="ce50" table:number-columns-repeated="7"/>
          <table:table-cell table:number-columns-repeated="42"/>
        </table:table-row>
        <table:table-row table:style-name="ro1">
          <table:table-cell table:style-name="ce50" office:value-type="string" calcext:value-type="string">
            <text:p>empezando por el catión</text:p>
          </table:table-cell>
          <table:table-cell table:style-name="ce50"/>
          <table:table-cell table:style-name="ce50" office:value-type="string" calcext:value-type="string">
            <text:p>- los 10 siguientes, el anión</text:p>
          </table:table-cell>
          <table:table-cell table:style-name="ce50" table:number-columns-repeated="2"/>
          <table:table-cell table:style-name="ce120" office:value-type="string" calcext:value-type="string">
            <text:p>Pb(SO4)2</text:p>
          </table:table-cell>
          <table:table-cell table:style-name="ce73"/>
          <table:table-cell table:style-name="ce50" table:number-columns-repeated="2"/>
          <table:table-cell table:style-name="ce188" table:formula="of:=IONIZA([.F106])" office:value-type="string" office:string-value="Pb4+      (SO4)2-   12+4-2" calcext:value-type="string">
            <text:p>Pb4+ <text:s text:c="5"/>(SO4)2- <text:s text:c="2"/>12+4-2</text:p>
          </table:table-cell>
          <table:table-cell table:style-name="ce50" table:formula="of:=FORMULA([.J106])" office:value-type="string" office:string-value="=IONIZA(F106)" calcext:value-type="string">
            <text:p>=IONIZA(F106)</text:p>
          </table:table-cell>
          <table:table-cell table:style-name="ce50" table:formula="of:=MID([.J106];21;1)" office:value-type="string" office:string-value="1" calcext:value-type="string">
            <text:p>1</text:p>
          </table:table-cell>
          <table:table-cell table:style-name="ce50" table:formula="of:=FORMULAQUIM(TRIM(LEFT([.J106];10)))" office:value-type="string" office:string-value="Pb⁴⁺" calcext:value-type="string">
            <text:p>Pb⁴⁺</text:p>
          </table:table-cell>
          <table:table-cell table:style-name="ce50" table:formula="of:=MID([.J106];22;1)" office:value-type="string" office:string-value="2" calcext:value-type="string">
            <text:p>2</text:p>
          </table:table-cell>
          <table:table-cell table:style-name="ce50" table:formula="of:=FORMULAQUIM(TRIM(MID([.J106];11;10)))" office:value-type="string" office:string-value="(SO₄)²⁻" calcext:value-type="string">
            <text:p>(SO₄)²⁻</text:p>
          </table:table-cell>
          <table:table-cell table:style-name="ce50" table:number-columns-repeated="7"/>
          <table:table-cell table:number-columns-repeated="42"/>
        </table:table-row>
        <table:table-row table:style-name="ro1">
          <table:table-cell table:style-name="ce50" office:value-type="string" calcext:value-type="string">
            <text:p>(excepto los ácidos orgánicos)</text:p>
          </table:table-cell>
          <table:table-cell table:style-name="ce50"/>
          <table:table-cell table:style-name="ce50" office:value-type="string" calcext:value-type="string">
            <text:p>- el nº 21, cuántos cationes</text:p>
          </table:table-cell>
          <table:table-cell table:style-name="ce50"/>
          <table:table-cell table:style-name="ce26"/>
          <table:table-cell table:style-name="ce120" office:value-type="string" calcext:value-type="string">
            <text:p>(NH4)2HSbO4</text:p>
          </table:table-cell>
          <table:table-cell table:style-name="ce73"/>
          <table:table-cell table:style-name="ce50" table:number-columns-repeated="2"/>
          <table:table-cell table:style-name="ce188" table:formula="of:=IONIZA([.F107])" office:value-type="string" office:string-value="(NH4)+    (HSbO4)2- 21+1-2" calcext:value-type="string">
            <text:p>(NH4)+ <text:s text:c="3"/>(HSbO4)2- 21+1-2</text:p>
          </table:table-cell>
          <table:table-cell table:style-name="ce50" table:formula="of:=FORMULA([.J107])" office:value-type="string" office:string-value="=IONIZA(F107)" calcext:value-type="string">
            <text:p>=IONIZA(F107)</text:p>
          </table:table-cell>
          <table:table-cell table:style-name="ce50" table:formula="of:=MID([.J107];21;1)" office:value-type="string" office:string-value="2" calcext:value-type="string">
            <text:p>2</text:p>
          </table:table-cell>
          <table:table-cell table:style-name="ce50" table:formula="of:=FORMULAQUIM(TRIM(LEFT([.J107];10)))" office:value-type="string" office:string-value="(NH₄)⁺" calcext:value-type="string">
            <text:p>(NH₄)⁺</text:p>
          </table:table-cell>
          <table:table-cell table:style-name="ce50" table:formula="of:=MID([.J107];22;1)" office:value-type="string" office:string-value="1" calcext:value-type="string">
            <text:p>1</text:p>
          </table:table-cell>
          <table:table-cell table:style-name="ce50" table:formula="of:=FORMULAQUIM(TRIM(MID([.J107];11;10)))" office:value-type="string" office:string-value="(HSbO₄)²⁻" calcext:value-type="string">
            <text:p>(HSbO₄)²⁻</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el nº 22, cuántos aniones</text:p>
          </table:table-cell>
          <table:table-cell table:style-name="ce50" table:number-columns-repeated="2"/>
          <table:table-cell table:style-name="ce120" office:value-type="string" calcext:value-type="string">
            <text:p>(NH4)3(PO4)</text:p>
          </table:table-cell>
          <table:table-cell table:style-name="ce73"/>
          <table:table-cell table:style-name="ce50" table:number-columns-repeated="2"/>
          <table:table-cell table:style-name="ce188" table:formula="of:=IONIZA([.F108])" office:value-type="string" office:string-value="(NH4)+    (PO4)3-   31+1-3" calcext:value-type="string">
            <text:p>(NH4)+ <text:s text:c="3"/>(PO4)3- <text:s text:c="2"/>31+1-3</text:p>
          </table:table-cell>
          <table:table-cell table:style-name="ce50" table:formula="of:=FORMULA([.J108])" office:value-type="string" office:string-value="=IONIZA(F108)" calcext:value-type="string">
            <text:p>=IONIZA(F108)</text:p>
          </table:table-cell>
          <table:table-cell table:style-name="ce50" table:formula="of:=MID([.J108];21;1)" office:value-type="string" office:string-value="3" calcext:value-type="string">
            <text:p>3</text:p>
          </table:table-cell>
          <table:table-cell table:style-name="ce50" table:formula="of:=FORMULAQUIM(TRIM(LEFT([.J108];10)))" office:value-type="string" office:string-value="(NH₄)⁺" calcext:value-type="string">
            <text:p>(NH₄)⁺</text:p>
          </table:table-cell>
          <table:table-cell table:style-name="ce50" table:formula="of:=MID([.J108];22;1)" office:value-type="string" office:string-value="1" calcext:value-type="string">
            <text:p>1</text:p>
          </table:table-cell>
          <table:table-cell table:style-name="ce50" table:formula="of:=FORMULAQUIM(TRIM(MID([.J108];11;10)))" office:value-type="string" office:string-value="(PO₄)³⁻" calcext:value-type="string">
            <text:p>(PO₄)³⁻</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3 y 24, la carga del catión</text:p>
          </table:table-cell>
          <table:table-cell table:style-name="ce50"/>
          <table:table-cell table:style-name="ce26"/>
          <table:table-cell table:style-name="ce120" office:value-type="string" calcext:value-type="string">
            <text:p>MnBr₂</text:p>
          </table:table-cell>
          <table:table-cell table:style-name="ce73"/>
          <table:table-cell table:style-name="ce50" table:number-columns-repeated="2"/>
          <table:table-cell table:style-name="ce188" table:formula="of:=IONIZA([.F109])" office:value-type="string" office:string-value="Mn2+      Br-       12+2-1" calcext:value-type="string">
            <text:p>Mn2+ <text:s text:c="5"/>Br- <text:s text:c="6"/>12+2-1</text:p>
          </table:table-cell>
          <table:table-cell table:style-name="ce50" table:formula="of:=FORMULA([.J109])" office:value-type="string" office:string-value="=IONIZA(F109)" calcext:value-type="string">
            <text:p>=IONIZA(F109)</text:p>
          </table:table-cell>
          <table:table-cell table:style-name="ce50" table:formula="of:=MID([.J109];21;1)" office:value-type="string" office:string-value="1" calcext:value-type="string">
            <text:p>1</text:p>
          </table:table-cell>
          <table:table-cell table:style-name="ce50" table:formula="of:=FORMULAQUIM(TRIM(LEFT([.J109];10)))" office:value-type="string" office:string-value="Mn²⁺" calcext:value-type="string">
            <text:p>Mn²⁺</text:p>
          </table:table-cell>
          <table:table-cell table:style-name="ce50" table:formula="of:=MID([.J109];22;1)" office:value-type="string" office:string-value="2" calcext:value-type="string">
            <text:p>2</text:p>
          </table:table-cell>
          <table:table-cell table:style-name="ce50" table:formula="of:=FORMULAQUIM(TRIM(MID([.J109];11;10)))" office:value-type="string" office:string-value="Br⁻" calcext:value-type="string">
            <text:p>Br⁻</text:p>
          </table:table-cell>
          <table:table-cell table:style-name="ce50" table:number-columns-repeated="7"/>
          <table:table-cell table:number-columns-repeated="42"/>
        </table:table-row>
        <table:table-row table:style-name="ro1">
          <table:table-cell table:style-name="ce50" table:number-columns-repeated="2"/>
          <table:table-cell table:style-name="ce50" office:value-type="string" calcext:value-type="string">
            <text:p>- nº 25 y 26 la carga del anión</text:p>
          </table:table-cell>
          <table:table-cell table:style-name="ce50" table:number-columns-repeated="2"/>
          <table:table-cell table:style-name="ce120" office:value-type="string" calcext:value-type="string">
            <text:p>BaO₂</text:p>
          </table:table-cell>
          <table:table-cell table:style-name="ce73" office:value-type="string" calcext:value-type="string">
            <text:p>Sen ()</text:p>
          </table:table-cell>
          <table:table-cell table:style-name="ce50" table:number-columns-repeated="2"/>
          <table:table-cell table:style-name="ce188" table:formula="of:=IONIZA([.F110])" office:value-type="string" office:string-value="Ba2+      O-        12+2-1" calcext:value-type="string">
            <text:p>Ba2+ <text:s text:c="5"/>O- <text:s text:c="7"/>12+2-1</text:p>
          </table:table-cell>
          <table:table-cell table:style-name="ce50" table:formula="of:=FORMULA([.J110])" office:value-type="string" office:string-value="=IONIZA(F110)" calcext:value-type="string">
            <text:p>=IONIZA(F110)</text:p>
          </table:table-cell>
          <table:table-cell table:style-name="ce50" table:formula="of:=MID([.J110];21;1)" office:value-type="string" office:string-value="1" calcext:value-type="string">
            <text:p>1</text:p>
          </table:table-cell>
          <table:table-cell table:style-name="ce50" table:formula="of:=FORMULAQUIM(TRIM(LEFT([.J110];10)))" office:value-type="string" office:string-value="Ba²⁺" calcext:value-type="string">
            <text:p>Ba²⁺</text:p>
          </table:table-cell>
          <table:table-cell table:style-name="ce50" table:formula="of:=MID([.J110];22;1)" office:value-type="string" office:string-value="2" calcext:value-type="string">
            <text:p>2</text:p>
          </table:table-cell>
          <table:table-cell table:style-name="ce50" table:formula="of:=FORMULAQUIM(TRIM(MID([.J110];11;10)))" office:value-type="string" office:string-value="O⁻" calcext:value-type="string">
            <text:p>O⁻</text:p>
          </table:table-cell>
          <table:table-cell table:style-name="ce50" table:number-columns-repeated="7"/>
          <table:table-cell table:number-columns-repeated="42"/>
        </table:table-row>
        <table:table-row table:style-name="ro1">
          <table:table-cell table:style-name="ce43" office:value-type="string" calcext:value-type="string">
            <text:p>(optativo) </text:p>
          </table:table-cell>
          <table:table-cell table:style-name="ce48" office:value-type="string" calcext:value-type="string">
            <text:p>SinParent</text:p>
          </table:table-cell>
          <table:table-cell table:style-name="ce14" office:value-type="string" calcext:value-type="string">
            <text:p>Si es cero, los iones poliatómicos no llevan paréntesis</text:p>
          </table:table-cell>
          <table:table-cell table:style-name="ce50"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50" table:number-columns-repeated="2"/>
          <table:table-cell table:style-name="ce188" table:formula="of:=IONIZA([.F111];[.G111])" office:value-type="string" office:string-value="NH4+      OH-       11+1-1" calcext:value-type="string">
            <text:p>NH4+ <text:s text:c="5"/>OH- <text:s text:c="6"/>11+1-1</text:p>
          </table:table-cell>
          <table:table-cell table:style-name="ce50" table:formula="of:=FORMULA([.J111])" office:value-type="string" office:string-value="=IONIZA(F111;G111)" calcext:value-type="string">
            <text:p>=IONIZA(F111;G111)</text:p>
          </table:table-cell>
          <table:table-cell table:style-name="ce50" table:formula="of:=MID([.J111];21;1)" office:value-type="string" office:string-value="1" calcext:value-type="string">
            <text:p>1</text:p>
          </table:table-cell>
          <table:table-cell table:style-name="ce50" table:formula="of:=FORMULAQUIM(TRIM(LEFT([.J111];10)))" office:value-type="string" office:string-value="NH₄⁺" calcext:value-type="string">
            <text:p>NH₄⁺</text:p>
          </table:table-cell>
          <table:table-cell table:style-name="ce50" table:formula="of:=MID([.J111];22;1)" office:value-type="string" office:string-value="1" calcext:value-type="string">
            <text:p>1</text:p>
          </table:table-cell>
          <table:table-cell table:style-name="ce50" table:formula="of:=FORMULAQUIM(TRIM(MID([.J111];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los iones poliatómicos van entre paréntesis</text:p>
          </table:table-cell>
          <table:table-cell table:style-name="ce50"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50" table:number-columns-repeated="2"/>
          <table:table-cell table:style-name="ce188" table:formula="of:=IONIZA([.F112])" office:value-type="string" office:string-value="(NH4)+    (OH)-     11+1-1" calcext:value-type="string">
            <text:p>(NH4)+ <text:s text:c="3"/>(OH)- <text:s text:c="4"/>11+1-1</text:p>
          </table:table-cell>
          <table:table-cell table:style-name="ce50" table:formula="of:=FORMULA([.J112])" office:value-type="string" office:string-value="=IONIZA(F112)" calcext:value-type="string">
            <text:p>=IONIZA(F112)</text:p>
          </table:table-cell>
          <table:table-cell table:style-name="ce50" table:formula="of:=MID([.J112];21;1)" office:value-type="string" office:string-value="1" calcext:value-type="string">
            <text:p>1</text:p>
          </table:table-cell>
          <table:table-cell table:style-name="ce50" table:formula="of:=FORMULAQUIM(TRIM(LEFT([.J112];10)))" office:value-type="string" office:string-value="(NH₄)⁺" calcext:value-type="string">
            <text:p>(NH₄)⁺</text:p>
          </table:table-cell>
          <table:table-cell table:style-name="ce50" table:formula="of:=MID([.J112];22;1)" office:value-type="string" office:string-value="1" calcext:value-type="string">
            <text:p>1</text:p>
          </table:table-cell>
          <table:table-cell table:style-name="ce50" table:formula="of:=FORMULAQUIM(TRIM(MID([.J112];11;10)))" office:value-type="string" office:string-value="(OH)⁻" calcext:value-type="string">
            <text:p>(OH)⁻</text:p>
          </table:table-cell>
          <table:table-cell table:style-name="ce50" table:number-columns-repeated="7"/>
          <table:table-cell table:number-columns-repeated="42"/>
        </table:table-row>
        <table:table-row table:style-name="ro1">
          <table:table-cell table:style-name="ce26" office:value-type="string" calcext:value-type="string">
            <text:p>(optativo) </text:p>
          </table:table-cell>
          <table:table-cell table:style-name="ce48" office:value-type="string" calcext:value-type="string">
            <text:p>Oxidos</text:p>
          </table:table-cell>
          <table:table-cell table:style-name="ce50" office:value-type="string" calcext:value-type="string">
            <text:p>Si es cero, no ioniza los óxidos.</text:p>
          </table:table-cell>
          <table:table-cell table:style-name="ce50" table:number-columns-repeated="2"/>
          <table:table-cell table:style-name="ce125" office:value-type="string" calcext:value-type="string">
            <text:p>MnO2</text:p>
          </table:table-cell>
          <table:table-cell table:style-name="ce149" office:value-type="float" office:value="0" calcext:value-type="float">
            <text:p>0</text:p>
          </table:table-cell>
          <table:table-cell table:style-name="DatoEntrada" office:value-type="float" office:value="0" calcext:value-type="float">
            <text:p>0</text:p>
          </table:table-cell>
          <table:table-cell table:style-name="ce50"/>
          <table:table-cell table:style-name="ce188" table:formula="of:=IONIZA([.F113];[.G113];[.H113])" office:value-type="string" office:string-value="MnO2                12 0 0" calcext:value-type="string">
            <text:p>MnO2 <text:s text:c="15"/>12 0 0</text:p>
          </table:table-cell>
          <table:table-cell table:style-name="ce50" table:formula="of:=FORMULA([.J113])" office:value-type="string" office:string-value="=IONIZA(F113;G113;H113)" calcext:value-type="string">
            <text:p>=IONIZA(F113;G113;H113)</text:p>
          </table:table-cell>
          <table:table-cell table:style-name="ce50" table:formula="of:=MID([.J113];21;1)" office:value-type="string" office:string-value="1" calcext:value-type="string">
            <text:p>1</text:p>
          </table:table-cell>
          <table:table-cell table:style-name="ce50" table:formula="of:=FORMULAQUIM(TRIM(LEFT([.J113];10)))" office:value-type="string" office:string-value="MnO₂" calcext:value-type="string">
            <text:p>MnO₂</text:p>
          </table:table-cell>
          <table:table-cell table:style-name="ce50" table:formula="of:=MID([.J113];22;1)" office:value-type="string" office:string-value="2" calcext:value-type="string">
            <text:p>2</text:p>
          </table:table-cell>
          <table:table-cell table:style-name="ce50" table:formula="of:=FORMULAQUIM(TRIM(MID([.J113];11;10)))">
            <text:p/>
          </table:table-cell>
          <table:table-cell table:style-name="ce50" table:number-columns-repeated="7"/>
          <table:table-cell table:number-columns-repeated="42"/>
        </table:table-row>
        <table:table-row table:style-name="ro1">
          <table:table-cell table:style-name="ce78" office:value-type="string" calcext:value-type="string">
            <text:p>Si es &lt;&gt; 0 o se omite</text:p>
          </table:table-cell>
          <table:table-cell table:style-name="ce50"/>
          <table:table-cell table:style-name="ce14" office:value-type="string" calcext:value-type="string">
            <text:p>Ioniza el compuesto (aunque sea absurdo)</text:p>
          </table:table-cell>
          <table:table-cell table:style-name="ce50"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50" table:number-columns-repeated="2"/>
          <table:table-cell table:style-name="ce188" table:formula="of:=IONIZA([.F114])" office:value-type="string" office:string-value="Mn4+      O2-       12+4-2" calcext:value-type="string">
            <text:p>Mn4+ <text:s text:c="5"/>O2- <text:s text:c="6"/>12+4-2</text:p>
          </table:table-cell>
          <table:table-cell table:style-name="ce50" table:formula="of:=FORMULA([.J114])" office:value-type="string" office:string-value="=IONIZA(F114)" calcext:value-type="string">
            <text:p>=IONIZA(F114)</text:p>
          </table:table-cell>
          <table:table-cell table:style-name="ce50" table:formula="of:=MID([.J114];21;1)" office:value-type="string" office:string-value="1" calcext:value-type="string">
            <text:p>1</text:p>
          </table:table-cell>
          <table:table-cell table:style-name="ce50" table:formula="of:=FORMULAQUIM(TRIM(LEFT([.J114];10)))" office:value-type="string" office:string-value="Mn⁴⁺" calcext:value-type="string">
            <text:p>Mn⁴⁺</text:p>
          </table:table-cell>
          <table:table-cell table:style-name="ce50" table:formula="of:=MID([.J114];22;1)" office:value-type="string" office:string-value="2" calcext:value-type="string">
            <text:p>2</text:p>
          </table:table-cell>
          <table:table-cell table:style-name="ce50" table:formula="of:=FORMULAQUIM(TRIM(MID([.J114];11;10)))" office:value-type="string" office:string-value="O²⁻" calcext:value-type="string">
            <text:p>O²⁻</text:p>
          </table:table-cell>
          <table:table-cell table:style-name="ce50" table:number-columns-repeated="7"/>
          <table:table-cell table:number-columns-repeated="42"/>
        </table:table-row>
        <table:table-row table:style-name="ro1">
          <table:table-cell table:style-name="ce50" table:number-columns-repeated="5"/>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MasaMol(Fórmula)</text:p>
          </table:table-cell>
          <table:table-cell table:style-name="ce50"/>
          <table:table-cell table:style-name="ce50" office:value-type="string" calcext:value-type="string">
            <text:p>Calcula la masa molar de una fórmula química</text:p>
          </table:table-cell>
          <table:table-cell table:style-name="ce50" table:number-columns-repeated="2"/>
          <table:table-cell table:style-name="EntradaFormulaQuimica" office:value-type="string" calcext:value-type="string">
            <text:p>(NH4)3PO4</text:p>
          </table:table-cell>
          <table:table-cell table:style-name="ce73"/>
          <table:table-cell table:style-name="ce50" table:number-columns-repeated="2"/>
          <table:table-cell table:style-name="ce50" table:formula="of:=MASAMOL([.F116])" office:value-type="float" office:value="149.087" calcext:value-type="float">
            <text:p>149,087</text:p>
          </table:table-cell>
          <table:table-cell table:style-name="ce50" table:formula="of:=FORMULA([.J116])" office:value-type="string" office:string-value="=MASAMOL(F116)" calcext:value-type="string">
            <text:p>=MASAMOL(F116)</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bind(Texto)</text:p>
          </table:table-cell>
          <table:table-cell table:style-name="ce50"/>
          <table:table-cell table:style-name="ce50" office:value-type="string" calcext:value-type="string">
            <text:p>Da un texto con todos los números como subíndices</text:p>
          </table:table-cell>
          <table:table-cell table:style-name="ce50" table:number-columns-repeated="2"/>
          <table:table-cell table:style-name="ce120" office:value-type="string" calcext:value-type="string">
            <text:p>H3O+</text:p>
          </table:table-cell>
          <table:table-cell table:style-name="ce73"/>
          <table:table-cell table:style-name="ce50" table:number-columns-repeated="2"/>
          <table:table-cell table:style-name="ce26" table:formula="of:=SUBIND([.F118])" office:value-type="string" office:string-value="H₃O+" calcext:value-type="string">
            <text:p>H₃O+</text:p>
          </table:table-cell>
          <table:table-cell table:style-name="ce50" table:formula="of:=FORMULA([.J118])" office:value-type="string" office:string-value="=SUBIND(F118)" calcext:value-type="string">
            <text:p>=SUBIND(F118)</text:p>
          </table:table-cell>
          <table:table-cell table:style-name="ce50" table:number-columns-repeated="11"/>
          <table:table-cell table:number-columns-repeated="42"/>
        </table:table-row>
        <table:table-row table:style-name="ro1">
          <table:table-cell table:style-name="ce24"/>
          <table:table-cell table:style-name="ce50" table:number-columns-repeated="4"/>
          <table:table-cell table:style-name="ce26" office:value-type="string" calcext:value-type="string">
            <text:p>Fórmula química</text:p>
          </table:table-cell>
          <table:table-cell table:style-name="ce73"/>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24" office:value-type="string" calcext:value-type="string">
            <text:p>Superind(Texto)</text:p>
          </table:table-cell>
          <table:table-cell table:style-name="ce50"/>
          <table:table-cell table:style-name="ce50" office:value-type="string" calcext:value-type="string">
            <text:p>Da un texto con todos los números y signos como superíndices</text:p>
          </table:table-cell>
          <table:table-cell table:style-name="ce50" table:number-columns-repeated="2"/>
          <table:table-cell table:style-name="EntradaFormulaQuimica" office:value-type="string" calcext:value-type="string">
            <text:p>SO42-</text:p>
          </table:table-cell>
          <table:table-cell table:style-name="ce73"/>
          <table:table-cell table:style-name="ce50" table:number-columns-repeated="2"/>
          <table:table-cell table:style-name="ce26" table:formula="of:=SUPERIND([.F120])" office:value-type="string" office:string-value="SO⁴²⁻" calcext:value-type="string">
            <text:p>SO⁴²⁻</text:p>
          </table:table-cell>
          <table:table-cell table:style-name="ce50" table:formula="of:=FORMULA([.J120])" office:value-type="string" office:string-value="=SUPERIND(F120)" calcext:value-type="string">
            <text:p>=SUPERIND(F120)</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ce29" office:value-type="string" calcext:value-type="string">
            <text:p>Otras</text:p>
          </table:table-cell>
          <table:table-cell table:style-name="ce48"/>
          <table:table-cell table:style-name="ce50" table:number-columns-repeated="3"/>
          <table:table-cell table:style-name="ce166" office:value-type="string" calcext:value-type="string">
            <text:p>Texto</text:p>
          </table:table-cell>
          <table:table-cell table:style-name="ce38"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3"/>
          <table:table-cell table:style-name="ce26"/>
          <table:table-cell table:style-name="ce50" table:number-columns-repeated="7"/>
          <table:table-cell table:number-columns-repeated="42"/>
        </table:table-row>
        <table:table-row table:style-name="ro1">
          <table:table-cell table:style-name="ce24" office:value-type="string" calcext:value-type="string">
            <text:p>ExpandeTexto(Texto, nEspacios)</text:p>
          </table:table-cell>
          <table:table-cell table:style-name="ce50"/>
          <table:table-cell table:style-name="ce99" office:value-type="string" calcext:value-type="string">
            <text:p>Da un texto con las letras separadas por espacios</text:p>
          </table:table-cell>
          <table:table-cell table:style-name="ce50" table:number-columns-repeated="2"/>
          <table:table-cell table:style-name="ce25" office:value-type="string" calcext:value-type="string">
            <text:p>Cálculo</text:p>
          </table:table-cell>
          <table:table-cell table:style-name="ce38" office:value-type="string" calcext:value-type="string">
            <text:p>nEspazos</text:p>
          </table:table-cell>
          <table:table-cell table:style-name="ce50" table:number-columns-repeated="2"/>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11"/>
          <table:table-cell table:number-columns-repeated="42"/>
        </table:table-row>
        <table:table-row table:style-name="ro1">
          <table:table-cell table:style-name="ce26" office:value-type="string" calcext:value-type="string">
            <text:p>(optativo) </text:p>
          </table:table-cell>
          <table:table-cell table:style-name="ce51" office:value-type="string" calcext:value-type="string">
            <text:p>nEspacios</text:p>
          </table:table-cell>
          <table:table-cell table:style-name="ce99" office:value-type="string" calcext:value-type="string">
            <text:p>N.º de espacios entre l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11"/>
          <table:table-cell table:number-columns-repeated="42"/>
        </table:table-row>
        <table:table-row table:style-name="ro1">
          <table:table-cell table:style-name="ce26"/>
          <table:table-cell table:style-name="ce48"/>
          <table:table-cell table:style-name="ce50" table:number-columns-repeated="3"/>
          <table:table-cell table:style-name="ce38" table:number-columns-repeated="5"/>
          <table:table-cell table:style-name="ce50" table:number-columns-repeated="12"/>
          <table:table-cell table:number-columns-repeated="42"/>
        </table:table-row>
        <table:table-row table:style-name="ro1">
          <table:table-cell table:style-name="ce24" office:value-type="string" calcext:value-type="string">
            <text:p>VaciarCeldasNoProteg</text:p>
          </table:table-cell>
          <table:table-cell table:style-name="ce50"/>
          <table:table-cell table:style-name="ce99" office:value-type="string" calcext:value-type="string">
            <text:p>Borra las celdas no protegidas en el rang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26"/>
          <table:table-cell table:style-name="ce48"/>
          <table:table-cell table:style-name="ce53" office:value-type="string" calcext:value-type="string">
            <text:p>seleccionado. Si no hay nada seleccionado</text:p>
          </table:table-cell>
          <table:table-cell table:style-name="ce50" table:number-columns-repeated="2"/>
          <table:table-cell table:style-name="ce38" table:number-columns-repeated="5"/>
          <table:table-cell table:style-name="ce50" table:number-columns-repeated="12"/>
          <table:table-cell table:number-columns-repeated="42"/>
        </table:table-row>
        <table:table-row table:style-name="ro1">
          <table:table-cell table:style-name="ce14" office:value-type="string" calcext:value-type="string">
            <text:p>Se ejecuta al hacer clic en el botón</text:p>
          </table:table-cell>
          <table:table-cell table:style-name="ce50"/>
          <table:table-cell table:style-name="ce99" office:value-type="string" calcext:value-type="string">
            <text:p>Borra las celdas no protegidas en el rango</text:p>
          </table:table-cell>
          <table:table-cell table:style-name="ce50"/>
          <table:table-cell table:style-name="ce50" office:value-type="string" calcext:value-type="string">
            <text:p>E1:U40</text:p>
          </table:table-cell>
          <table:table-cell table:style-name="ce38" table:number-columns-repeated="5"/>
          <table:table-cell table:style-name="ce50" table:number-columns-repeated="12"/>
          <table:table-cell table:number-columns-repeated="42"/>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fechas/horas, textos y fórmulas.</text:p>
          </table:table-cell>
          <table:table-cell table:style-name="ce38" table:number-columns-repeated="7"/>
          <table:table-cell table:style-name="ce50" table:number-columns-repeated="12"/>
          <table:table-cell table:number-columns-repeated="42"/>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11"/>
          <table:table-cell table:number-columns-repeated="42"/>
        </table:table-row>
        <table:table-row table:style-name="ro1">
          <table:table-cell table:style-name="ce30" office:value-type="string" calcext:value-type="string">
            <text:p>FormatoRESULTADOS</text:p>
          </table:table-cell>
          <table:table-cell table:style-name="ce38"/>
          <table:table-cell table:style-name="ce99" office:value-type="string" calcext:value-type="string">
            <text:p>Para eleg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26"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11"/>
          <table:table-cell table:number-columns-repeated="42"/>
        </table:table-row>
        <table:table-row table:style-name="ro1">
          <table:table-cell table:style-name="ce50" office:value-type="string" calcext:value-type="string">
            <text:p>Se ejecuta al hacer clic en el botón</text:p>
          </table:table-cell>
          <table:table-cell table:style-name="ce50"/>
          <table:table-cell table:style-name="ce99"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26"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11"/>
          <table:table-cell table:number-columns-repeated="42"/>
        </table:table-row>
        <table:table-row table:style-name="ro1">
          <table:table-cell table:style-name="ce38"/>
          <table:table-cell table:style-name="ce38">
            <draw:control draw:z-index="0" draw:name="Control 3" draw:style-name="gr1" draw:text-style-name="P1" svg:width="3.5cm" svg:height="0.449cm" svg:x="0cm" svg:y="0cm" draw:control="control1"/>
          </table:table-cell>
          <table:table-cell table:style-name="ce99" office:value-type="string" calcext:value-type="string">
            <text:p>umbral: n.º de díg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26"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11"/>
          <table:table-cell table:number-columns-repeated="42"/>
        </table:table-row>
        <table:table-row table:style-name="ro1">
          <table:table-cell table:style-name="ce38" table:number-columns-repeated="2"/>
          <table:table-cell table:style-name="ce99" office:value-type="string" calcext:value-type="string">
            <text:p>símbolo de multiplicar (· o ×) antes de 10<text:span text:style-name="T7">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70" table:content-validation-name="val2" table:formula="of:=1/760" office:value-type="float" office:value="0.00131578947368421" calcext:value-type="float">
            <text:p>0,001315789</text:p>
          </table:table-cell>
          <table:table-cell table:style-name="ce38"/>
          <table:table-cell table:style-name="ce180"/>
          <table:table-cell table:style-name="ce38"/>
          <table:table-cell table:style-name="ce26"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11"/>
          <table:table-cell table:number-columns-repeated="42"/>
        </table:table-row>
        <table:table-row table:style-name="ro1">
          <table:table-cell table:style-name="ce50" table:number-columns-repeated="6"/>
          <table:table-cell table:style-name="ce73"/>
          <table:table-cell table:style-name="ce50" table:number-columns-repeated="15"/>
          <table:table-cell table:number-columns-repeated="42"/>
        </table:table-row>
        <table:table-row table:style-name="ro1">
          <table:table-cell table:style-name="Default" office:value-type="string" calcext:value-type="string">
            <text:p>Actualizado</text:p>
          </table:table-cell>
          <table:table-cell table:style-name="ce110" office:value-type="date" office:date-value="2025-08-07" calcext:value-type="date">
            <text:p>07/08/25</text:p>
          </table:table-cell>
          <table:table-cell table:number-columns-repeated="4"/>
          <table:table-cell table:style-name="ce63"/>
          <table:table-cell table:number-columns-repeated="57"/>
        </table:table-row>
        <table:table-row table:style-name="ro1" table:number-rows-repeated="1048399">
          <table:table-cell table:number-columns-repeated="64"/>
        </table:table-row>
        <table:table-row table:style-name="ro2" table:number-rows-repeated="40">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5" table:default-cell-style-name="Default"/>
        <table:table-column table:style-name="co12" table:number-columns-repeated="6" table:default-cell-style-name="Default"/>
        <table:table-column table:style-name="co13" table:default-cell-style-name="Default"/>
        <table:table-column table:style-name="co12" table:number-columns-repeated="18" table:default-cell-style-name="Default"/>
        <table:table-row table:style-name="ro1">
          <table:table-cell table:style-name="ce82" office:value-type="string" calcext:value-type="string">
            <text:p>Ayuda</text:p>
          </table:table-cell>
          <table:table-cell table:style-name="ce56" table:number-columns-repeated="2"/>
          <table:table-cell table:style-name="ce80" table:formula="of:=EXPANDETEXTO(UPPER([.$A$1]);5)" office:value-type="string" office:string-value="A     Y     U     D     A" calcext:value-type="string" table:number-columns-spanned="3" table:number-rows-spanned="1">
            <text:p>A <text:s text:c="4"/>Y <text:s text:c="4"/>U <text:s text:c="4"/>D <text:s text:c="4"/>A</text:p>
          </table:table-cell>
          <table:covered-table-cell table:number-columns-repeated="2" table:style-name="ce56"/>
          <table:table-cell table:style-name="ce56" table:number-columns-repeated="3"/>
          <table:table-cell table:style-name="ce46" office:value-type="string" calcext:value-type="string">
            <text:p><text:a xlink:href="#CifrasSign" xlink:type="simple">Cifras significativas y formato numérico</text:a></text:p>
          </table:table-cell>
          <table:table-cell table:style-name="ce46"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y pinchar en la flecha</text:p>
          </table:table-cell>
          <table:table-cell/>
        </table:table-row>
        <table:table-row table:style-name="ro1">
          <table:table-cell table:style-name="ce83"/>
          <table:table-cell table:style-name="ce56" table:number-columns-repeated="8"/>
          <table:table-cell table:style-name="ce46" office:value-type="string" calcext:value-type="string">
            <text:p><text:a xlink:href="#CopiarResultado" xlink:type="simple">Copiar un resultado en otra celda</text:a></text:p>
          </table:table-cell>
          <table:table-cell table:style-name="ce46" table:number-columns-repeated="2"/>
          <table:table-cell table:style-name="ce56"/>
          <table:table-cell table:style-name="ce46"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legar</text:p>
          </table:table-cell>
          <table:table-cell office:value-type="string" calcext:value-type="string">
            <text:p>↲</text:p>
          </table:table-cell>
        </table:table-row>
        <table:table-row table:style-name="ro1">
          <table:table-cell table:style-name="ce84" office:value-type="string" calcext:value-type="string">
            <text:p>Teclado y ratón</text:p>
          </table:table-cell>
          <table:table-cell table:style-name="ce222"/>
          <table:table-cell table:style-name="ce255"/>
          <table:table-cell table:style-name="ce222"/>
          <table:table-cell table:style-name="ce255"/>
          <table:table-cell table:style-name="ce222"/>
          <table:table-cell table:style-name="ce56" table:number-columns-repeated="3"/>
          <table:table-cell table:style-name="ce46" office:value-type="string" calcext:value-type="string">
            <text:p><text:a xlink:href="#BorrarTodo" xlink:type="simple">El botón «Borrar datos» no va</text:a></text:p>
          </table:table-cell>
          <table:table-cell table:style-name="ce46" table:number-columns-repeated="2"/>
          <table:table-cell table:style-name="ce56"/>
          <table:table-cell table:style-name="ce46" office:value-type="string" calcext:value-type="string">
            <text:p><text:a xlink:href="#Introd" xlink:type="simple">Introducción</text:a></text:p>
          </table:table-cell>
          <table:table-cell table:style-name="ce56" table:number-columns-repeated="4"/>
          <table:table-cell table:number-columns-repeated="10"/>
        </table:table-row>
        <table:table-row table:style-name="ro1">
          <table:table-cell table:style-name="ce56" office:value-type="string" calcext:value-type="string">
            <text:p>clic</text:p>
          </table:table-cell>
          <table:table-cell table:style-name="ce222" office:value-type="string" calcext:value-type="string">
            <text:p>Elegir</text:p>
          </table:table-cell>
          <table:table-cell table:style-name="ce255"/>
          <table:table-cell table:style-name="ce56" office:value-type="string" calcext:value-type="string">
            <text:p>Pulsar con el dedo índice el botón del ratón.</text:p>
          </table:table-cell>
          <table:table-cell table:style-name="ce255"/>
          <table:table-cell table:style-name="ce56" table:number-columns-repeated="4"/>
          <table:table-cell table:style-name="ce46" office:value-type="string" calcext:value-type="string">
            <text:p><text:a xlink:href="#Hipervinculos" xlink:type="simple">Enlaces</text:a></text:p>
          </table:table-cell>
          <table:table-cell table:style-name="ce46" table:number-columns-repeated="2"/>
          <table:table-cell table:style-name="ce56"/>
          <table:table-cell table:style-name="ce46" office:value-type="string" calcext:value-type="string">
            <text:p><text:a xlink:href="#Funciones" xlink:type="simple">Funciones</text:a></text:p>
          </table:table-cell>
          <table:table-cell table:style-name="ce56" table:number-columns-repeated="4"/>
          <table:table-cell table:number-columns-repeated="10"/>
        </table:table-row>
        <table:table-row table:style-name="ro1">
          <table:table-cell table:style-name="ce56" office:value-type="string" calcext:value-type="string">
            <text:p>Ctrl clic</text:p>
          </table:table-cell>
          <table:table-cell table:style-name="ce222" office:value-type="string" calcext:value-type="string">
            <text:p>Ir al enlace</text:p>
          </table:table-cell>
          <table:table-cell table:style-name="ce255"/>
          <table:table-cell table:style-name="ce56" office:value-type="string" calcext:value-type="string">
            <text:p>Pulsar con el dedo índice el botón del ratón mientras</text:p>
          </table:table-cell>
          <table:table-cell table:style-name="ce255"/>
          <table:table-cell table:style-name="ce56" table:number-columns-repeated="4"/>
          <table:table-cell table:style-name="ce46" office:value-type="string" calcext:value-type="string">
            <text:p><text:a xlink:href="#ErrorAbrir" xlink:type="simple">Error al abrir una hoja de cálculo</text:a></text:p>
          </table:table-cell>
          <table:table-cell table:style-name="ce46" table:number-columns-repeated="2"/>
          <table:table-cell table:style-name="ce56" table:number-columns-repeated="6"/>
          <table:table-cell table:number-columns-repeated="10"/>
        </table:table-row>
        <table:table-row table:style-name="ro1">
          <table:table-cell table:style-name="ce56"/>
          <table:table-cell table:style-name="ce222"/>
          <table:table-cell table:style-name="ce255"/>
          <table:table-cell table:style-name="ce56" office:value-type="string" calcext:value-type="string">
            <text:p><text:s/>presiona con la otra mano la tecla Control («Ctrl»)</text:p>
          </table:table-cell>
          <table:table-cell table:style-name="ce255"/>
          <table:table-cell table:style-name="ce56" table:number-columns-repeated="4"/>
          <table:table-cell table:style-name="ce46" office:value-type="string" calcext:value-type="string">
            <text:p><text:a xlink:href="#ErrorResult" xlink:type="simple">Errores en los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Ini]</text:p>
          </table:table-cell>
          <table:table-cell table:style-name="ce206" office:value-type="string" calcext:value-type="string">
            <text:p>Ir al principio de la página</text:p>
          </table:table-cell>
          <table:table-cell table:style-name="ce56"/>
          <table:table-cell table:style-name="ce222" office:value-type="string" calcext:value-type="string">
            <text:p>Pulsar a la vez las teclas Control e Inicio</text:p>
          </table:table-cell>
          <table:table-cell table:style-name="ce255"/>
          <table:table-cell table:style-name="ce56" table:number-columns-repeated="4"/>
          <table:table-cell table:style-name="ce46" office:value-type="string" calcext:value-type="string">
            <text:p><text:a xlink:href="#ElegirOEscribir" xlink:type="simple">Escribir d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Z]</text:p>
          </table:table-cell>
          <table:table-cell table:style-name="ce206" office:value-type="string" calcext:value-type="string">
            <text:p>Deshacer acción anterior</text:p>
          </table:table-cell>
          <table:table-cell table:style-name="ce56"/>
          <table:table-cell table:style-name="ce222" office:value-type="string" calcext:value-type="string">
            <text:p>Pulsar a la vez las teclas Control y Z</text:p>
          </table:table-cell>
          <table:table-cell table:style-name="ce255"/>
          <table:table-cell table:style-name="ce56" table:number-columns-repeated="4"/>
          <table:table-cell table:style-name="ce46" office:value-type="string" calcext:value-type="string">
            <text:p><text:a xlink:href="#Formatos" xlink:type="simple">Format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table-cell table:style-name="ce222" office:value-type="string" calcext:value-type="string">
            <text:p>Pulsar a la vez las teclas Control y M</text:p>
          </table:table-cell>
          <table:table-cell table:style-name="ce255"/>
          <table:table-cell table:style-name="ce56" table:number-columns-repeated="4"/>
          <table:table-cell table:style-name="ce374" office:value-type="string" calcext:value-type="string">
            <text:p><text:a xlink:href="#InstrComun" xlink:type="simple">Instrucciones generale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C]</text:p>
          </table:table-cell>
          <table:table-cell table:style-name="ce222" office:value-type="string" calcext:value-type="string">
            <text:p>Copiar</text:p>
          </table:table-cell>
          <table:table-cell table:style-name="ce255"/>
          <table:table-cell table:style-name="ce222" office:value-type="string" calcext:value-type="string">
            <text:p>Pulsar a la vez las teclas Control y C</text:p>
          </table:table-cell>
          <table:table-cell table:style-name="ce255" table:number-columns-repeated="2"/>
          <table:table-cell table:style-name="ce56" table:number-columns-repeated="3"/>
          <table:table-cell table:style-name="ce374" office:value-type="string" calcext:value-type="string">
            <text:p><text:a xlink:href="#InstrOtros" xlink:type="simple">Instrucciones para 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V]</text:p>
          </table:table-cell>
          <table:table-cell table:style-name="ce222" office:value-type="string" calcext:value-type="string">
            <text:p>Pegar</text:p>
          </table:table-cell>
          <table:table-cell table:style-name="ce255"/>
          <table:table-cell table:style-name="ce222" office:value-type="string" calcext:value-type="string">
            <text:p>Pulsar a la vez las teclas Control y V</text:p>
          </table:table-cell>
          <table:table-cell table:style-name="ce255" table:number-columns-repeated="2"/>
          <table:table-cell table:style-name="ce56" table:number-columns-repeated="3"/>
          <table:table-cell table:style-name="ce374" office:value-type="string" calcext:value-type="string">
            <text:p><text:a xlink:href="#InstrResult" xlink:type="simple">Instrucciones para resultad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V]</text:span></text:p>
          </table:table-cell>
          <table:table-cell table:style-name="ce222" office:value-type="string" calcext:value-type="string">
            <text:p>Pegado especial</text:p>
          </table:table-cell>
          <table:table-cell table:style-name="ce255"/>
          <table:table-cell table:style-name="ce222" office:value-type="string" calcext:value-type="string">
            <text:p>Pulsar a la vez las teclas Control, Mayúscula y V</text:p>
          </table:table-cell>
          <table:table-cell table:style-name="ce255" table:number-columns-repeated="2"/>
          <table:table-cell table:style-name="ce56" table:number-columns-repeated="3"/>
          <table:table-cell table:style-name="ce46" office:value-type="string" calcext:value-type="string">
            <text:p><text:a xlink:href="#CopiaDatos" xlink:type="simple">Llevar los datos de los ejemplos a l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Alt] [V]  Pegar sin formato</text:span></text:p>
          </table:table-cell>
          <table:table-cell table:style-name="ce222"/>
          <table:table-cell table:style-name="ce255"/>
          <table:table-cell table:style-name="ce222" office:value-type="string" calcext:value-type="string">
            <text:p>Pulsar a la vez las teclas Control, Mayúscula, Alt y V</text:p>
          </table:table-cell>
          <table:table-cell table:style-name="ce255" table:number-columns-repeated="2"/>
          <table:table-cell table:style-name="ce56" table:number-columns-repeated="3"/>
          <table:table-cell table:style-name="ce46" office:value-type="string" calcext:value-type="string">
            <text:p><text:a xlink:href="#NoSePueden" xlink:type="simple">No se puede escribir en las celdas</text:a></text:p>
          </table:table-cell>
          <table:table-cell table:style-name="ce46" table:number-columns-repeated="2"/>
          <table:table-cell table:style-name="ce56" table:number-columns-repeated="6"/>
          <table:table-cell table:number-columns-repeated="10"/>
        </table:table-row>
        <table:table-row table:style-name="ro1">
          <table:table-cell table:style-name="ce56" office:value-type="string" calcext:value-type="string">
            <text:p>[Ctrl] [<text:span text:style-name="T9">⇑] [F9]</text:span></text:p>
          </table:table-cell>
          <table:table-cell table:style-name="ce222" office:value-type="string" calcext:value-type="string">
            <text:p>Cálculo incondicional </text:p>
          </table:table-cell>
          <table:table-cell table:style-name="ce255"/>
          <table:table-cell table:style-name="ce222" office:value-type="string" calcext:value-type="string">
            <text:p>Pulsar a la vez las teclas Control, Mayúscula y F9</text:p>
          </table:table-cell>
          <table:table-cell table:style-name="ce255" table:number-columns-repeated="2"/>
          <table:table-cell table:style-name="ce56" table:number-columns-repeated="3"/>
          <table:table-cell table:style-name="ce46" office:value-type="string" calcext:value-type="string">
            <text:p><text:a xlink:href="#OtrosCalc" xlink:type="simple">Otros cálculos</text:a></text:p>
          </table:table-cell>
          <table:table-cell table:style-name="ce46" table:number-columns-repeated="2"/>
          <table:table-cell table:style-name="ce56" table:number-columns-repeated="6"/>
          <table:table-cell table:number-columns-repeated="10"/>
        </table:table-row>
        <table:table-row table:style-name="ro1">
          <table:table-cell table:style-name="ce56" table:number-columns-repeated="2"/>
          <table:table-cell table:style-name="ce255" table:number-columns-repeated="4"/>
          <table:table-cell table:style-name="ce56" table:number-columns-repeated="3"/>
          <table:table-cell table:style-name="ce46" office:value-type="string" calcext:value-type="string">
            <text:p><text:a xlink:href="#clic" xlink:type="simple">Teclado y ratón</text:a></text:p>
          </table:table-cell>
          <table:table-cell table:style-name="ce46" table:number-columns-repeated="2"/>
          <table:table-cell table:style-name="ce56" table:number-columns-repeated="6"/>
          <table:table-cell table:number-columns-repeated="10"/>
        </table:table-row>
        <table:table-row table:style-name="ro1">
          <table:table-cell table:style-name="ce205" office:value-type="string" calcext:value-type="string">
            <text:p>Enlaces</text:p>
          </table:table-cell>
          <table:table-cell table:style-name="ce56" table:number-columns-repeated="4"/>
          <table:table-cell table:style-name="ce135"/>
          <table:table-cell table:style-name="ce56" table:number-columns-repeated="12"/>
          <table:table-cell table:number-columns-repeated="10"/>
        </table:table-row>
        <table:table-row table:style-name="ro1">
          <table:table-cell table:style-name="ce206" office:value-type="string" calcext:value-type="string">
            <text:p>Los enlaces son celdas con este aspecto</text:p>
          </table:table-cell>
          <table:table-cell table:style-name="ce56" table:number-columns-repeated="2"/>
          <table:table-cell table:style-name="ce46" office:value-type="string" calcext:value-type="string">
            <text:p><text:a xlink:href="#Hipervinculos" xlink:type="simple">Enlace</text:a></text:p>
          </table:table-cell>
          <table:table-cell table:style-name="ce56"/>
          <table:table-cell table:style-name="ce135"/>
          <table:table-cell table:style-name="ce56" table:number-columns-repeated="12"/>
          <table:table-cell table:number-columns-repeated="10"/>
        </table:table-row>
        <table:table-row table:style-name="ro1">
          <table:table-cell table:style-name="ce206" office:value-type="string" calcext:value-type="string">
            <text:p>Para ir al enlace, presionar la tecla [Ctrl] mientras se pulsa en la celda que contiene el enlace ([Ctrl] clic).</text:p>
          </table:table-cell>
          <table:table-cell table:style-name="ce56" table:number-columns-repeated="17"/>
          <table:table-cell table:number-columns-repeated="10"/>
        </table:table-row>
        <table:table-row table:style-name="ro1">
          <table:table-cell table:style-name="ce206" office:value-type="string" calcext:value-type="string">
            <text:p>O hacer doble clic en la celda que contiene el enlace.</text:p>
          </table:table-cell>
          <table:table-cell table:style-name="ce56" table:number-columns-repeated="7"/>
          <table:table-cell table:style-name="ce276"/>
          <table:table-cell table:style-name="ce56" table:number-columns-repeated="9"/>
          <table:table-cell table:number-columns-repeated="10"/>
        </table:table-row>
        <table:table-row table:style-name="ro1">
          <table:table-cell table:style-name="ce56" office:value-type="string" calcext:value-type="string">
            <text:p>También se puede ir a otra hoja haciendo clic en una de las pestañas de la parte inferior:</text:p>
          </table:table-cell>
          <table:table-cell table:style-name="ce56" table:number-columns-repeated="17"/>
          <table:table-cell table:number-columns-repeated="10"/>
        </table:table-row>
        <table:table-row table:style-name="ro1">
          <table:table-cell table:style-name="ce83"/>
          <table:table-cell table:style-name="ce56"/>
          <table:table-cell table:style-name="ce255" table:number-columns-repeated="4"/>
          <table:table-cell table:style-name="ce222" table:number-columns-repeated="2"/>
          <table:table-cell table:style-name="ce56" table:number-columns-repeated="10"/>
          <table:table-cell table:number-columns-repeated="10"/>
        </table:table-row>
        <table:table-row table:style-name="ro1">
          <table:table-cell table:style-name="ce205" office:value-type="string" calcext:value-type="string">
            <text:p>Elegir o escribir datos</text:p>
          </table:table-cell>
          <table:table-cell table:style-name="ce56"/>
          <table:table-cell table:style-name="ce255" table:number-columns-repeated="6"/>
          <table:table-cell table:style-name="ce56" table:number-columns-repeated="10"/>
          <table:table-cell table:number-columns-repeated="10"/>
        </table:table-row>
        <table:table-row table:style-name="ro1">
          <table:table-cell table:style-name="ce206" office:value-type="string" calcext:value-type="string">
            <text:p>En todas las hojas existen cuatro tipos de celdas para elegir o escribir datos</text:p>
          </table:table-cell>
          <table:table-cell table:style-name="ce56"/>
          <table:table-cell table:style-name="ce255" table:number-columns-repeated="4"/>
          <table:table-cell table:style-name="ce271"/>
          <table:table-cell table:style-name="ce255"/>
          <table:table-cell table:style-name="ce56" table:number-columns-repeated="10"/>
          <table:table-cell table:number-columns-repeated="10"/>
        </table:table-row>
        <table:table-row table:style-name="ro1">
          <table:table-cell table:style-name="ce56" office:value-type="string" calcext:value-type="string">
            <text:p>a) Menú</text:p>
          </table:table-cell>
          <table:table-cell table:style-name="ce224" table:content-validation-name="val3" office:value-type="string" calcext:value-type="string" table:number-columns-spanned="2" table:number-rows-spanned="1">
            <text:p>Clic y pinchar en la flecha</text:p>
          </table:table-cell>
          <table:covered-table-cell table:style-name="ce255"/>
          <table:table-cell table:style-name="ce206" office:value-type="string" calcext:value-type="string">
            <text:p>Las celdas con fondo naranja son para elegir en una lista de opcione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206" office:value-type="string" calcext:value-type="string">
            <text:p>Haga clic en ella y aparecerá a su derecha una flecha hacia abajo  <text:span text:style-name="T19">🡇</text:span>.</text:p>
          </table:table-cell>
          <table:table-cell table:style-name="ce255"/>
          <table:table-cell table:style-name="ce130"/>
          <table:table-cell table:style-name="ce255"/>
          <table:table-cell table:style-name="ce266"/>
          <table:table-cell table:style-name="ce206" office:value-type="string" calcext:value-type="string">
            <text:p>Al pulsar en ella <text:s/>se despliegan las opciones.</text:p>
          </table:table-cell>
          <table:table-cell table:style-name="ce255"/>
          <table:table-cell table:style-name="ce56" table:number-columns-repeated="10"/>
          <table:table-cell table:number-columns-repeated="10"/>
        </table:table-row>
        <table:table-row table:style-name="ro1">
          <table:table-cell table:style-name="ce56"/>
          <table:table-cell table:style-name="ce177" office:value-type="string" calcext:value-type="string">
            <text:p>¡No copiar nunca una celda de Menú (color naranja) en otra! Desaparecerán los menús.</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177" office:value-type="string" calcext:value-type="string">
            <text:p>Para pegar celdas, usar (casi) siempre la combinación de teclas [Ctrl] [⇑] [Alt] [V] <text:s/>(Pegar sin formato)</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i se acaba de pegar una celda de color naranja en otra, intente deshacerlo presionando juntas las teclas [Ctrl] y [Z].</text:p>
          </table:table-cell>
          <table:table-cell table:style-name="ce255"/>
          <table:table-cell table:style-name="ce130"/>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0" office:value-type="string" calcext:value-type="string">
            <text:p>Si no hizo copia de seguridad, la única solución es</text:p>
          </table:table-cell>
          <table:table-cell table:style-name="ce255"/>
          <table:table-cell table:style-name="ce50"/>
          <table:table-cell table:style-name="ce255"/>
          <table:table-cell table:style-name="ce46" office:value-type="string" calcext:value-type="string">
            <text:p><text:a xlink:href="https://alfonbarba.github.io/GitHub/Calculos/QuimicaBachEs.ods" xlink:type="simple">descargar</text:a></text:p>
          </table:table-cell>
          <table:table-cell table:style-name="ce50" office:value-type="string" calcext:value-type="string">
            <text:p><text:s/>de nuevo este documento.</text:p>
          </table:table-cell>
          <table:table-cell table:style-name="ce255"/>
          <table:table-cell table:style-name="ce56" table:number-columns-repeated="10"/>
          <table:table-cell table:number-columns-repeated="10"/>
        </table:table-row>
        <table:table-row table:style-name="ro1">
          <table:table-cell table:style-name="ce56" office:value-type="string" calcext:value-type="string">
            <text:p>b) Valores</text:p>
          </table:table-cell>
          <table:table-cell table:style-name="ce133"/>
          <table:table-cell table:style-name="ce255"/>
          <table:table-cell table:style-name="ce206" office:value-type="string" calcext:value-type="string">
            <text:p>Las celdas con borde azul se emplean para escribir valores numéricos.</text:p>
          </table:table-cell>
          <table:table-cell table:style-name="ce255" table:number-columns-repeated="4"/>
          <table:table-cell table:style-name="ce56" table:number-columns-repeated="10"/>
          <table:table-cell table:number-columns-repeated="10"/>
        </table:table-row>
        <table:table-row table:style-name="ro1">
          <table:table-cell table:style-name="ce56"/>
          <table:table-cell table:style-name="ce56" office:value-type="string" calcext:value-type="string">
            <text:p>Se puede elegir en la barra de herramientas el formato</text:p>
          </table:table-cell>
          <table:table-cell table:style-name="ce255"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56" office:value-type="string" calcext:value-type="string">
            <text:p>eliminar decimales </text:p>
          </table:table-cell>
          <table:table-cell table:style-name="ce255"/>
          <table:table-cell table:style-name="ce56" table:number-columns-repeated="8"/>
          <table:table-cell table:number-columns-repeated="10"/>
        </table:table-row>
        <table:table-row table:style-name="ro1">
          <table:table-cell table:style-name="ce56"/>
          <table:table-cell table:style-name="ce56" office:value-type="string" calcext:value-type="string">
            <text:p>haciendo clic en uno de los iconos <text:s/>(LibreOffice 7.3)</text:p>
          </table:table-cell>
          <table:table-cell table:style-name="ce255"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7">×</text:span></text:p>
          </table:table-cell>
          <table:table-cell table:style-name="ce56" table:number-columns-repeated="9"/>
          <table:table-cell table:number-columns-repeated="10"/>
        </table:table-row>
        <table:table-row table:style-name="ro1">
          <table:table-cell table:style-name="ce56" office:value-type="string" calcext:value-type="string">
            <text:p>c) Química</text:p>
          </table:table-cell>
          <table:table-cell table:style-name="EntradaFormulaQuimica"/>
          <table:table-cell table:style-name="ce237"/>
          <table:table-cell table:style-name="ce206" office:value-type="string" calcext:value-type="string">
            <text:p>Las celdas con borde verde se emplean para escribir fórmulas de compuestos químicos o iones.</text:p>
          </table:table-cell>
          <table:table-cell table:style-name="ce255"/>
          <table:table-cell table:style-name="ce237"/>
          <table:table-cell table:style-name="ce257"/>
          <table:table-cell table:style-name="ce255"/>
          <table:table-cell table:style-name="ce56" table:number-columns-repeated="10"/>
          <table:table-cell table:number-columns-repeated="10"/>
        </table:table-row>
        <table:table-row table:style-name="ro1">
          <table:table-cell table:style-name="ce56"/>
          <table:table-cell table:style-name="ce230" office:value-type="string" calcext:value-type="string">
            <text:p>Si se ha instalado la fuente</text:p>
          </table:table-cell>
          <table:table-cell table:style-name="ce237"/>
          <table:table-cell table:style-name="ce45" office:value-type="string" calcext:value-type="string">
            <text:p><text:span text:style-name="T3"><text:a xlink:href="http://numbertext.org/linux/" xlink:type="simple">Linux Libertine G</text:a></text:span><text:span text:style-name="T3"> </text:span></text:p>
          </table:table-cell>
          <table:table-cell table:style-name="ce46"/>
          <table:table-cell table:style-name="ce230" office:value-type="string" calcext:value-type="string">
            <text:p>se pueden escribir fórmulas químicas en estas celdas</text:p>
          </table:table-cell>
          <table:table-cell table:style-name="ce237"/>
          <table:table-cell table:style-name="ce257"/>
          <table:table-cell table:style-name="ce56" table:number-columns-repeated="10"/>
          <table:table-cell table:number-columns-repeated="10"/>
        </table:table-row>
        <table:table-row table:style-name="ro1">
          <table:table-cell table:style-name="ce56"/>
          <table:table-cell table:style-name="ce85" office:value-type="string" calcext:value-type="string">
            <text:p>indicando los subíndices con «_» y los superíndices con «^»</text:p>
          </table:table-cell>
          <table:table-cell table:style-name="ce237"/>
          <table:table-cell table:style-name="ce255" table:number-columns-repeated="4"/>
          <table:table-cell table:style-name="ce255"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bíndice tiene dos cifras habrá que escribir «_» delante de cada cifra</text:p>
          </table:table-cell>
          <table:table-cell table:style-name="ce255"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10"/>
        </table:table-row>
        <table:table-row table:style-name="ro1">
          <table:table-cell table:style-name="ce56"/>
          <table:table-cell table:style-name="ce206" office:value-type="string" calcext:value-type="string">
            <text:p>Si el superíndice es una cifra con signo habrá que escribir «^» delante de cada uno</text:p>
          </table:table-cell>
          <table:table-cell table:style-name="ce237"/>
          <table:table-cell table:style-name="ce255" table:number-columns-repeated="2"/>
          <table:table-cell table:style-name="ce257"/>
          <table:table-cell table:style-name="ce255"/>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10"/>
        </table:table-row>
        <table:table-row table:style-name="ro1">
          <table:table-cell table:style-name="ce56"/>
          <table:table-cell table:style-name="ce56" office:value-type="string" calcext:value-type="string">
            <text:p>Desde la versión 5 de LibreOffice los subíndices y superíndices se sustituyen mientras se escribe</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SO₄²⁻ </text:p>
          </table:table-cell>
          <table:table-cell table:style-name="ce255" office:value-type="string" calcext:value-type="string">
            <text:p>SO_4<text:span text:style-name="T20"> ⌫</text:span>^2 ⌫^-↲</text:p>
          </table:table-cell>
          <table:table-cell table:style-name="ce56" table:number-columns-repeated="8"/>
          <table:table-cell table:number-columns-repeated="10"/>
        </table:table-row>
        <table:table-row table:style-name="ro1">
          <table:table-cell table:style-name="ce56"/>
          <table:table-cell table:style-name="ce206" office:value-type="string" calcext:value-type="string">
            <text:p>Pero hay que pulsar el espaciador después (y quizás borrar el espacio en blanco)</text:p>
          </table:table-cell>
          <table:table-cell table:style-name="ce237"/>
          <table:table-cell table:style-name="ce255" table:number-columns-repeated="2"/>
          <table:table-cell table:style-name="ce257"/>
          <table:table-cell table:style-name="ce255"/>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20"> ⌫</text:span>H_1<text:span text:style-name="T20"> ⌫</text:span>_0↲</text:p>
          </table:table-cell>
          <table:table-cell table:style-name="ce56" table:number-columns-repeated="8"/>
          <table:table-cell table:number-columns-repeated="10"/>
        </table:table-row>
        <table:table-row table:style-name="ro1">
          <table:table-cell table:style-name="ce56" office:value-type="string" calcext:value-type="string">
            <text:p>d) Etiquetas</text:p>
          </table:table-cell>
          <table:table-cell table:style-name="ce168"/>
          <table:table-cell table:style-name="ce255"/>
          <table:table-cell table:style-name="ce56" office:value-type="string" calcext:value-type="string">
            <text:p>Las celdas de color blanco con borde negro se emplean para escribir textos, pero no fórmulas</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Al escribir un número en ellas, será considerado como texto y no desaparecerán los ceros a la derecha de la coma decimal</text:p>
          </table:table-cell>
          <table:table-cell table:style-name="ce255"/>
          <table:table-cell table:style-name="ce56" table:number-columns-repeated="4"/>
          <table:table-cell table:style-name="ce279"/>
          <table:table-cell table:style-name="ce56" table:number-columns-repeated="8"/>
          <table:table-cell table:number-columns-repeated="10"/>
        </table:table-row>
        <table:table-row table:style-name="ro1">
          <table:table-cell table:style-name="ce56" table:number-columns-repeated="2"/>
          <table:table-cell table:style-name="ce255"/>
          <table:table-cell table:style-name="ce255" office:value-type="string" calcext:value-type="string">
            <text:p>P. ej.</text:p>
          </table:table-cell>
          <table:table-cell table:style-name="ce168" office:value-type="string" calcext:value-type="string">
            <text:p>3,250</text:p>
          </table:table-cell>
          <table:table-cell table:style-name="ce122" office:value-type="string" calcext:value-type="string">
            <text:p>frente a</text:p>
          </table:table-cell>
          <table:table-cell table:style-name="ce65" table:formula="of:=AVALOR([.E42])" office:value-type="float" office:value="3.25" calcext:value-type="float">
            <text:p>3,25</text:p>
          </table:table-cell>
          <table:table-cell table:style-name="ce56" table:number-columns-repeated="2"/>
          <table:table-cell table:style-name="ce279"/>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Cifras significativas y formato numérico</text:p>
          </table:table-cell>
          <table:table-cell table:style-name="ce56" table:number-columns-repeated="4"/>
          <table:table-cell table:style-name="ce374"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office:value-type="string" calcext:value-type="string">
            <text:p>En el botón</text:p>
          </table:table-cell>
          <table:table-cell table:style-name="ce197" office:value-type="string" calcext:value-type="string" table:number-columns-spanned="2" table:number-rows-spanned="1">
            <text:p>Cifras significativas</text:p>
          </table:table-cell>
          <table:covered-table-cell table:style-name="ce56"/>
          <table:table-cell table:style-name="ce56" office:value-type="string" calcext:value-type="string">
            <text:p>se puede ajustar el formato numérico de los resultados:</text:p>
          </table:table-cell>
          <table:table-cell table:style-name="ce56" table:number-columns-repeated="5"/>
          <table:table-cell table:style-name="ce56">
            <draw:control draw:z-index="0" draw:name="Control 18" draw:style-name="gr1" draw:text-style-name="P1" svg:width="2.7cm" svg:height="0.45cm" svg:x="0cm" svg:y="0cm" draw:control="control2"/>
          </table:table-cell>
          <table:table-cell table:style-name="ce56" table:number-columns-repeated="8"/>
          <table:table-cell table:number-columns-repeated="10"/>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73" table:formula="of:=[$Introd.AA6]"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6]);[.$H$46];[.$H$47];[.$H$48])" office:value-type="string" office:string-value="9,65×10⁴" calcext:value-type="string">
            <text:p>9,65×10⁴</text:p>
          </table:table-cell>
          <table:table-cell table:style-name="ce56" table:number-columns-repeated="8"/>
          <table:table-cell table:number-columns-repeated="10"/>
        </table:table-row>
        <table:table-row table:style-name="ro1">
          <table:table-cell table:style-name="ce99" office:value-type="string" calcext:value-type="string">
            <text:p>Número (1 a 6) de dígitos para notación decimal</text:p>
          </table:table-cell>
          <table:table-cell table:style-name="ce56" table:number-columns-repeated="5"/>
          <table:table-cell table:style-name="ce127" office:value-type="string" calcext:value-type="string">
            <text:p>Umbral: </text:p>
          </table:table-cell>
          <table:table-cell table:style-name="ce73" table:formula="of:=[$Introd.AA7]" office:value-type="string" office:string-value="3" calcext:value-type="string">
            <text:p>3</text:p>
          </table:table-cell>
          <table:table-cell table:style-name="ce104" table:content-validation-name="val2" office:value-type="string" calcext:value-type="string">
            <text:p>5,485799×10⁻⁴</text:p>
          </table:table-cell>
          <table:table-cell table:style-name="ce127" table:formula="of:=NUMFORMA(AVALOR([.I47]);[.$H$46];[.$H$47];[.$H$48])" office:value-type="string" office:string-value="5,49×10⁻⁴" calcext:value-type="string">
            <text:p>5,49×10⁻⁴</text:p>
          </table:table-cell>
          <table:table-cell table:style-name="ce56" table:number-columns-repeated="8"/>
          <table:table-cell table:number-columns-repeated="10"/>
        </table:table-row>
        <table:table-row table:style-name="ro1">
          <table:table-cell table:style-name="ce99" office:value-type="string" calcext:value-type="string">
            <text:p>• decimal</text:p>
          </table:table-cell>
          <table:table-cell table:style-name="ce99" office:value-type="string" calcext:value-type="string">
            <text:p>Si |Número|&lt;1 y la 1.ª posición decimal es menor o igual que umbral</text:p>
          </table:table-cell>
          <table:table-cell table:style-name="ce56" table:number-columns-repeated="5"/>
          <table:table-cell table:style-name="ce73" table:formula="of:=[$Introd.AA8]" office:value-type="string" office:string-value="1" calcext:value-type="string">
            <text:p>1</text:p>
          </table:table-cell>
          <table:table-cell table:style-name="ce104" table:content-validation-name="val2" office:value-type="float" office:value="1013" calcext:value-type="float">
            <text:p>1013</text:p>
          </table:table-cell>
          <table:table-cell table:style-name="ce127" table:formula="of:=NUMFORMA(AVALOR([.I48]);[.$H$46];[.$H$47];[.$H$48])" office:value-type="string" office:string-value="1,01×10³" calcext:value-type="string">
            <text:p>1,01×10³</text:p>
          </table:table-cell>
          <table:table-cell table:style-name="ce56" table:number-columns-repeated="8"/>
          <table:table-cell table:number-columns-repeated="10"/>
        </table:table-row>
        <table:table-row table:style-name="ro1">
          <table:table-cell table:style-name="ce99"/>
          <table:table-cell table:style-name="ce99" office:value-type="string" calcext:value-type="string">
            <text:p>o si |Número|&gt;1 y el n.º de cifras de la parte entera es menor o igual que umbral.</text:p>
          </table:table-cell>
          <table:table-cell table:style-name="ce56" table:number-columns-repeated="5"/>
          <table:table-cell table:style-name="ce254"/>
          <table:table-cell table:style-name="ce277" table:formula="of:=1/760" office:value-type="float" office:value="0.00131578947368421" calcext:value-type="float">
            <text:p>0,001315789</text:p>
          </table:table-cell>
          <table:table-cell table:style-name="ce127" table:formula="of:=NUMFORMA(AVALOR([.I49]);[.$H$46];[.$H$47];[.$H$48])" office:value-type="string" office:string-value="0,00132" calcext:value-type="string">
            <text:p>0,00132</text:p>
          </table:table-cell>
          <table:table-cell table:style-name="ce56" table:number-columns-repeated="8"/>
          <table:table-cell table:number-columns-repeated="10"/>
        </table:table-row>
        <table:table-row table:style-name="ro1">
          <table:table-cell table:style-name="ce99" office:value-type="string" calcext:value-type="string">
            <text:p>• científica</text:p>
          </table:table-cell>
          <table:table-cell table:style-name="ce99" office:value-type="string" calcext:value-type="string">
            <text:p>En el resto de los casos.</text:p>
          </table:table-cell>
          <table:table-cell table:style-name="ce56" table:number-columns-repeated="5"/>
          <table:table-cell table:style-name="ce254"/>
          <table:table-cell table:style-name="ce88" office:value-type="float" office:value="365.25" calcext:value-type="float">
            <text:p>365,25</text:p>
          </table:table-cell>
          <table:table-cell table:style-name="ce127" table:formula="of:=NUMFORMA(AVALOR([.I50]);[.$H$46];[.$H$47];[.$H$48])" office:value-type="string" office:string-value="365" calcext:value-type="string">
            <text:p>365</text:p>
          </table:table-cell>
          <table:table-cell table:style-name="ce56" table:number-columns-repeated="8"/>
          <table:table-cell table:number-columns-repeated="10"/>
        </table:table-row>
        <table:table-row table:style-name="ro1">
          <table:table-cell table:style-name="ce99" office:value-type="string" calcext:value-type="string">
            <text:p>Símbolo de multiplicar (· o ×) antes de 10<text:span text:style-name="T7">ⁿ en la notación científica.</text:span></text:p>
          </table:table-cell>
          <table:table-cell table:style-name="ce56" table:number-columns-repeated="5"/>
          <table:table-cell table:style-name="ce127" office:value-type="string" calcext:value-type="string">
            <text:p>Notación científica: </text:p>
          </table:table-cell>
          <table:table-cell table:style-name="ce275"/>
          <table:table-cell table:style-name="ce88" office:value-type="float" office:value="0.082" calcext:value-type="float">
            <text:p>0,082</text:p>
          </table:table-cell>
          <table:table-cell table:style-name="ce127" table:formula="of:=NUMFORMA(AVALOR([.I51]);[.$H$46];[.$H$47];[.$H$48])" office:value-type="string" office:string-value="0,0820" calcext:value-type="string">
            <text:p>0,0820</text:p>
          </table:table-cell>
          <table:table-cell table:style-name="ce56" table:number-columns-repeated="8"/>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OTR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on las celdas donde se pueden hacer cálculos distintos a los previsto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97" table:formula="of:=[$Í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168" table:number-columns-repeated="5"/>
          <table:table-cell table:style-name="ce22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133" table:number-columns-repeated="5"/>
          <table:table-cell table:style-name="ce22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06" office:value-type="string" calcext:value-type="string">
            <text:p>Escribir las ecuaciones de cálculo en las celdas de color blanco con borde azul.</text:p>
          </table:table-cell>
          <table:table-cell table:style-name="ce56" table:number-columns-repeated="17"/>
          <table:table-cell table:number-columns-repeated="10"/>
        </table:table-row>
        <table:table-row table:style-name="ro1">
          <table:table-cell table:style-name="ce210" office:value-type="string" calcext:value-type="string">
            <text:p>Si el contenido de una celda está en formato científico (6,02·10²³), usar la función AVALOR</text:p>
          </table:table-cell>
          <table:table-cell table:style-name="ce56" table:number-columns-repeated="17"/>
          <table:table-cell table:number-columns-repeated="10"/>
        </table:table-row>
        <table:table-row table:style-name="ro1">
          <table:table-cell table:style-name="ce210" office:value-type="string" calcext:value-type="string">
            <text:p>para calcular su valor numérico (6,02·10²³ parece un número pero la hoja de cálculo lo ve como un texto).</text:p>
          </table:table-cell>
          <table:table-cell table:style-name="ce56" table:number-columns-repeated="17"/>
          <table:table-cell table:number-columns-repeated="10"/>
        </table:table-row>
        <table:table-row table:style-name="ro1">
          <table:table-cell table:style-name="ce206" office:value-type="string" calcext:value-type="string">
            <text:p>Se puede escribir un etiqueta de la magnitud en las celdas a la derech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10"/>
        </table:table-row>
        <table:table-row table:style-name="ro1">
          <table:table-cell table:style-name="ce206" office:value-type="string" calcext:value-type="string">
            <text:p>P. ej. para calcular los moles de butano que corresponden a la celd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10"/>
        </table:table-row>
        <table:table-row table:style-name="ro1">
          <table:table-cell table:style-name="ce206" office:value-type="string" calcext:value-type="string">
            <text:p>Celda de borde negro a la derech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B71])" office:value-type="string" office:string-value="=MASAMOL(H63)" calcext:value-type="string">
            <text:p>=MASAMOL(H63)</text:p>
          </table:table-cell>
          <table:table-cell table:style-name="ce56"/>
          <table:table-cell table:style-name="ce245" office:value-type="string" calcext:value-type="string">
            <text:p>=MASAMOL("C4H10")</text:p>
          </table:table-cell>
          <table:table-cell table:style-name="ce56" table:number-columns-repeated="11"/>
          <table:table-cell table:number-columns-repeated="10"/>
        </table:table-row>
        <table:table-row table:style-name="ro1">
          <table:table-cell table:style-name="ce206" office:value-type="string" calcext:value-type="string">
            <text:p>Otra celda más a la derech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10"/>
        </table:table-row>
        <table:table-row table:style-name="ro1">
          <table:table-cell table:style-name="ce206" office:value-type="string" calcext:value-type="string">
            <text:p>Celda de borde azul debajo de ella:</text:p>
          </table:table-cell>
          <table:table-cell table:style-name="ce56" table:number-columns-repeated="3"/>
          <table:table-cell table:style-name="ce133" table:formula="of:=FORMULA([.D71])" office:value-type="string" office:string-value="=AVALOR(G64)/B71" calcext:value-type="string">
            <text:p>=AVALOR(G64)/B71</text:p>
          </table:table-cell>
          <table:table-cell table:style-name="ce56" table:number-columns-repeated="13"/>
          <table:table-cell table:number-columns-repeated="10"/>
        </table:table-row>
        <table:table-row table:style-name="ro1">
          <table:table-cell table:style-name="ce197" table:formula="of:=$indice.$h$4" office:value-type="string" office:string-value="" calcext:value-type="error" table:number-columns-spanned="6" table:number-rows-spanned="1">
            <text:p>#¿NOMBRE?</text:p>
          </table:table-cell>
          <table:covered-table-cell table:number-columns-repeated="4" table:style-name="ce119"/>
          <table:covered-table-cell table:style-name="ce222"/>
          <table:table-cell table:style-name="ce222"/>
          <table:table-cell table:style-name="ce56" table:number-columns-repeated="11"/>
          <table:table-cell table:number-columns-repeated="10"/>
        </table:table-row>
        <table:table-row table:style-name="ro1">
          <table:table-cell table:style-name="ce26" office:value-type="string" calcext:value-type="string">
            <text:p>Etiqueta: </text:p>
          </table:table-cell>
          <table:table-cell table:style-name="ce239" office:value-type="string" calcext:value-type="string">
            <text:p>M molar</text:p>
          </table:table-cell>
          <table:table-cell table:style-name="ce239"/>
          <table:table-cell table:style-name="ce239" office:value-type="string" calcext:value-type="string">
            <text:p>moles</text:p>
          </table:table-cell>
          <table:table-cell table:style-name="ce263"/>
          <table:table-cell table:style-name="ce222" table:number-columns-repeated="2"/>
          <table:table-cell table:style-name="ce56" table:number-columns-repeated="11"/>
          <table:table-cell table:number-columns-repeated="10"/>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ce65"/>
          <table:table-cell table:style-name="ce222" table:number-columns-repeated="2"/>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Format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Las celdas pierden el formato si se pega en ellas datos de otro tipo de celda.</text:p>
          </table:table-cell>
          <table:table-cell table:style-name="ce56" table:number-columns-repeated="17"/>
          <table:table-cell table:number-columns-repeated="10"/>
        </table:table-row>
        <table:table-row table:style-name="ro1">
          <table:table-cell table:style-name="ce206" office:value-type="string" calcext:value-type="string">
            <text:p>Por eso se recomienda usar (casi) siempre la combinación de teclas [Ctrl] [⇑] [Alt] [V] <text:s/>(Pegar sin formato)</text:p>
          </table:table-cell>
          <table:table-cell table:style-name="ce56" table:number-columns-repeated="17"/>
          <table:table-cell table:number-columns-repeated="10"/>
        </table:table-row>
        <table:table-row table:style-name="ro1">
          <table:table-cell table:style-name="ce206" office:value-type="string" calcext:value-type="string">
            <text:p>Si alguna de las celdas de color blanco con borde azul pierde el formato, la solución es copiar una celda similar</text:p>
          </table:table-cell>
          <table:table-cell table:style-name="ce56" table:number-columns-repeated="17"/>
          <table:table-cell table:number-columns-repeated="10"/>
        </table:table-row>
        <table:table-row table:style-name="ro1">
          <table:table-cell table:style-name="ce206" office:value-type="string" calcext:value-type="string">
            <text:p>y pegarla (esta vez sí, pulsar juntas las teclas [Ctrl] y [V]) en el sitio de la que dejó de funcionar.</text:p>
          </table:table-cell>
          <table:table-cell table:style-name="ce56" table:number-columns-repeated="17"/>
          <table:table-cell table:number-columns-repeated="10"/>
        </table:table-row>
        <table:table-row table:style-name="ro1">
          <table:table-cell table:style-name="ce206" office:value-type="string" calcext:value-type="string">
            <text:p>Para evitar pérdidas de formato, después de copiar, pegar sin formato:</text:p>
          </table:table-cell>
          <table:table-cell table:style-name="ce56" table:number-columns-repeated="17"/>
          <table:table-cell table:number-columns-repeated="10"/>
        </table:table-row>
        <table:table-row table:style-name="ro1">
          <table:table-cell table:style-name="ce87" office:value-type="string" calcext:value-type="string">
            <text:p>Editar → Pegado especial</text:p>
          </table:table-cell>
          <table:table-cell table:style-name="ce87"/>
          <table:table-cell table:style-name="ce206" office:value-type="string" calcext:value-type="string">
            <text:p>o pulse al mismo tiempo las teclas Ctrl Mayúscula V ([Ctrl] [⇑] [V])</text:p>
          </table:table-cell>
          <table:table-cell table:style-name="ce56" table:number-columns-repeated="15"/>
          <table:table-cell table:number-columns-repeated="10"/>
        </table:table-row>
        <table:table-row table:style-name="ro1">
          <table:table-cell table:style-name="ce206" office:value-type="string" calcext:value-type="string">
            <text:p>y desmarcar la opción</text:p>
          </table:table-cell>
          <table:table-cell table:style-name="ce56" table:number-columns-repeated="17"/>
          <table:table-cell table:number-columns-repeated="10"/>
        </table:table-row>
        <table:table-row table:style-name="ro1">
          <table:table-cell table:style-name="ce75" office:value-type="string" calcext:value-type="string">
            <text:p><text:span text:style-name="T10"></text:span> Formatos</text:p>
          </table:table-cell>
          <table:table-cell table:style-name="ce56" table:number-columns-repeated="17"/>
          <table:table-cell table:number-columns-repeated="10"/>
        </table:table-row>
        <table:table-row table:style-name="ro1">
          <table:table-cell table:style-name="ce206" office:value-type="string" calcext:value-type="string">
            <text:p>Para cambiar el formato numérico de una celda de borde azul, elegir el tipo de formato en la</text:p>
          </table:table-cell>
          <table:table-cell table:style-name="ce56" table:number-columns-repeated="17"/>
          <table:table-cell table:number-columns-repeated="10"/>
        </table:table-row>
        <table:table-row table:style-name="ro1">
          <table:table-cell table:style-name="ce206" office:value-type="string" calcext:value-type="string">
            <text:p>segunda barra de herramientas. Si no aparecen los formatos que necesita, 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 → Personalizar → (pestaña) Barras de herramientas </text:p>
          </table:table-cell>
          <table:table-cell table:style-name="ce87" table:number-columns-repeated="4"/>
          <table:table-cell table:style-name="ce56" table:number-columns-repeated="13"/>
          <table:table-cell table:number-columns-repeated="10"/>
        </table:table-row>
        <table:table-row table:style-name="ro1">
          <table:table-cell table:style-name="ce85" office:value-type="string" calcext:value-type="string">
            <text:p>y bajo «Destino» elegir</text:p>
          </table:table-cell>
          <table:table-cell table:style-name="ce56" table:number-columns-repeated="17"/>
          <table:table-cell table:number-columns-repeated="10"/>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5"/>
          <table:table-cell table:number-columns-repeated="10"/>
        </table:table-row>
        <table:table-row table:style-name="ro1">
          <table:table-cell table:style-name="ce206" office:value-type="string" calcext:value-type="string">
            <text:p>bajar hasta que encuentre</text:p>
          </table:table-cell>
          <table:table-cell table:style-name="ce56" table:number-columns-repeated="17"/>
          <table:table-cell table:number-columns-repeated="10"/>
        </table:table-row>
        <table:table-row table:style-name="ro1">
          <table:table-cell table:style-name="ce87" office:value-type="string" calcext:value-type="string">
            <text:p>E Científico</text:p>
          </table:table-cell>
          <table:table-cell table:style-name="ce56" table:number-columns-repeated="17"/>
          <table:table-cell table:number-columns-repeated="10"/>
        </table:table-row>
        <table:table-row table:style-name="ro1">
          <table:table-cell table:style-name="ce206" office:value-type="string" calcext:value-type="string">
            <text:p>y marcarlo.</text:p>
          </table:table-cell>
          <table:table-cell table:style-name="ce56" table:number-columns-repeated="17"/>
          <table:table-cell table:number-columns-repeated="10"/>
        </table:table-row>
        <table:table-row table:style-name="ro1">
          <table:table-cell table:style-name="ce206" office:value-type="string" calcext:value-type="string">
            <text:p>Si aparecen demasiados decimales o formato exponencial cuando no lo necesita</text:p>
          </table:table-cell>
          <table:table-cell table:style-name="ce56" table:number-columns-repeated="17"/>
          <table:table-cell table:number-columns-repeated="10"/>
        </table:table-row>
        <table:table-row table:style-name="ro1">
          <table:table-cell table:style-name="ce206" office:value-type="string" calcext:value-type="string">
            <text:p>hacer clic en la celda y pulsar a la vez las teclas</text:p>
          </table:table-cell>
          <table:table-cell table:style-name="ce56" table:number-columns-repeated="3"/>
          <table:table-cell table:style-name="ce56" office:value-type="string" calcext:value-type="string">
            <text:p>[Ctrl] [M]</text:p>
          </table:table-cell>
          <table:table-cell table:style-name="ce206" office:value-type="string" calcext:value-type="string">
            <text:p>(Eliminar formato directo)</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244" table:formula="of:=1/3" office:value-type="float" office:value="0.333333333333333" calcext:value-type="float">
            <text:p>0,333333333333333</text:p>
          </table:table-cell>
          <table:table-cell table:style-name="ce56" office:value-type="string" calcext:value-type="string">
            <text:p><text:s/>en una celda puede:</text:p>
          </table:table-cell>
          <table:table-cell table:style-name="ce56" table:number-columns-repeated="2"/>
          <table:table-cell table:style-name="ce206"/>
          <table:table-cell table:style-name="ce56" table:number-columns-repeated="12"/>
          <table:table-cell table:number-columns-repeated="10"/>
        </table:table-row>
        <table:table-row table:style-name="ro1">
          <table:table-cell table:style-name="ce206" office:value-type="string" calcext:value-type="string">
            <text:p>• Pulsar en la celda y pulsar en el icono</text:p>
          </table:table-cell>
          <table:table-cell table:style-name="ce206"/>
          <table:table-cell table:style-name="ce56"/>
          <table:table-cell table:style-name="ce159" office:value-type="string" calcext:value-type="string">
            <text:p>,00<text:span text:style-name="T7">×</text:span></text:p>
          </table:table-cell>
          <table:table-cell table:style-name="ce56" office:value-type="string" calcext:value-type="string">
            <text:p><text:s/>de la barra de herramientas</text:p>
          </table:table-cell>
          <table:table-cell table:style-name="ce206"/>
          <table:table-cell table:style-name="ce56" table:number-columns-repeated="12"/>
          <table:table-cell table:number-columns-repeated="10"/>
        </table:table-row>
        <table:table-row table:style-name="ro1">
          <table:table-cell table:style-name="ce206" office:value-type="string" calcext:value-type="string">
            <text:p>varias veces hasta que aparezca un valor</text:p>
          </table:table-cell>
          <table:table-cell table:style-name="ce206"/>
          <table:table-cell table:style-name="ce56"/>
          <table:table-cell table:style-name="ce261" table:formula="of:=1/3" office:value-type="float" office:value="0.333333333333333" calcext:value-type="float">
            <text:p>0,3333333333</text:p>
          </table:table-cell>
          <table:table-cell table:style-name="ce56"/>
          <table:table-cell table:style-name="ce206"/>
          <table:table-cell table:style-name="ce56" table:number-columns-repeated="12"/>
          <table:table-cell table:number-columns-repeated="10"/>
        </table:table-row>
        <table:table-row table:style-name="ro1">
          <table:table-cell table:style-name="ce206" office:value-type="string" calcext:value-type="string">
            <text:p>• Cambiar a formato científico en el icono</text:p>
          </table:table-cell>
          <table:table-cell table:style-name="ce206"/>
          <table:table-cell table:style-name="ce56"/>
          <table:table-cell table:style-name="ce5" office:value-type="string" calcext:value-type="string">
            <text:p>E</text:p>
          </table:table-cell>
          <table:table-cell table:style-name="ce56" office:value-type="string" calcext:value-type="string">
            <text:p><text:s/>lo que daría</text:p>
          </table:table-cell>
          <table:table-cell table:style-name="ce269" table:formula="of:=1/3" office:value-type="float" office:value="0.333333333333333" calcext:value-type="float">
            <text:p>3,33E-01</text:p>
          </table:table-cell>
          <table:table-cell table:style-name="ce56" table:number-columns-repeated="12"/>
          <table:table-cell table:number-columns-repeated="10"/>
        </table:table-row>
        <table:table-row table:style-name="ro1">
          <table:table-cell table:style-name="ce206" office:value-type="string" calcext:value-type="string">
            <text:p>• Cambiar el tamaño de la letra en la barra de formato</text:p>
          </table:table-cell>
          <table:table-cell table:style-name="ce206"/>
          <table:table-cell table:style-name="ce56" table:number-columns-repeated="2"/>
          <table:table-cell table:style-name="ce87" office:value-type="string" calcext:value-type="string">
            <text:p>11 pt</text:p>
          </table:table-cell>
          <table:table-cell table:style-name="ce56" table:number-columns-repeated="13"/>
          <table:table-cell table:number-columns-repeated="10"/>
        </table:table-row>
        <table:table-row table:style-name="ro1">
          <table:table-cell table:style-name="ce212" office:value-type="string" calcext:value-type="string">
            <text:p>Con 11 pt:</text:p>
          </table:table-cell>
          <table:table-cell table:style-name="ce244" table:formula="of:=1/3" office:value-type="float" office:value="0.333333333333333" calcext:value-type="float">
            <text:p>0,333333333333333</text:p>
          </table:table-cell>
          <table:table-cell table:style-name="ce127" office:value-type="string" calcext:value-type="string">
            <text:p>Con 12 pt:</text:p>
          </table:table-cell>
          <table:table-cell table:style-name="ce262" table:formula="of:=1/3" office:value-type="float" office:value="0.333333333333333" calcext:value-type="float">
            <text:p>0,333333333333333</text:p>
          </table:table-cell>
          <table:table-cell table:style-name="ce127" office:value-type="string" calcext:value-type="string">
            <text:p>Con 10 pt:</text:p>
          </table:table-cell>
          <table:table-cell table:style-name="ce270" table:formula="of:=1/3" office:value-type="float" office:value="0.333333333333333" calcext:value-type="float">
            <text:p>0,333333333333333</text:p>
          </table:table-cell>
          <table:table-cell table:style-name="ce56" table:number-columns-repeated="12"/>
          <table:table-cell table:number-columns-repeated="10"/>
        </table:table-row>
        <table:table-row table:style-name="ro1">
          <table:table-cell table:style-name="ce206"/>
          <table:table-cell table:style-name="ce56" table:number-columns-repeated="4"/>
          <table:table-cell table:style-name="ce206"/>
          <table:table-cell table:style-name="ce56" table:number-columns-repeated="12"/>
          <table:table-cell table:number-columns-repeated="10"/>
        </table:table-row>
        <table:table-row table:style-name="ro1">
          <table:table-cell table:style-name="ce83" office:value-type="string" calcext:value-type="string">
            <text:p>Copiar un resultado en otra celd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n la celda donde se desea colocar un valor que es el resultado de un apartado anterior</text:p>
          </table:table-cell>
          <table:table-cell table:style-name="ce56" table:number-columns-repeated="17"/>
          <table:table-cell table:number-columns-repeated="10"/>
        </table:table-row>
        <table:table-row table:style-name="ro1">
          <table:table-cell table:style-name="ce85" office:value-type="string" calcext:value-type="string">
            <text:p>se escribe</text:p>
          </table:table-cell>
          <table:table-cell table:style-name="ce245"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10"/>
        </table:table-row>
        <table:table-row table:style-name="ro1">
          <table:table-cell table:style-name="ce206" office:value-type="string" calcext:value-type="string">
            <text:p>Se hace clic en medio de los paréntesis de esta fórmula</text:p>
          </table:table-cell>
          <table:table-cell table:style-name="ce56" table:number-columns-repeated="17"/>
          <table:table-cell table:number-columns-repeated="10"/>
        </table:table-row>
        <table:table-row table:style-name="ro1">
          <table:table-cell table:style-name="ce206" office:value-type="string" calcext:value-type="string">
            <text:p>y después se hace clic en la celda que contiene el resultado que se quiere copiar.</text:p>
          </table:table-cell>
          <table:table-cell table:style-name="ce56" table:number-columns-repeated="17"/>
          <table:table-cell table:number-columns-repeated="10"/>
        </table:table-row>
        <table:table-row table:style-name="ro1">
          <table:table-cell table:style-name="ce206" office:value-type="string" calcext:value-type="string">
            <text:p>Se lleva el cursor a la fila de entrada donde aparece la fórmula, se hace clic y se pulsa la tecla [F9]</text:p>
          </table:table-cell>
          <table:table-cell table:style-name="ce56" table:number-columns-repeated="17"/>
          <table:table-cell table:number-columns-repeated="10"/>
        </table:table-row>
        <table:table-row table:style-name="ro1">
          <table:table-cell table:style-name="ce206" office:value-type="string" calcext:value-type="string">
            <text:p>Se presiona la tecla [↲] («Intro») dos veces y el resultado queda guardado en la celda.</text:p>
          </table:table-cell>
          <table:table-cell table:style-name="ce56" table:number-columns-repeated="17"/>
          <table:table-cell table:number-columns-repeated="10"/>
        </table:table-row>
        <table:table-row table:style-name="ro1">
          <table:table-cell table:style-name="ce133"/>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10"/>
        </table:table-row>
        <table:table-row table:style-name="ro1">
          <table:table-cell table:style-name="ce56" table:number-columns-repeated="18"/>
          <table:table-cell table:number-columns-repeated="10"/>
        </table:table-row>
        <table:table-row table:style-name="ro1">
          <table:table-cell table:style-name="ce84" office:value-type="string" calcext:value-type="string">
            <text:p>Como llevar los datos de los ejemplos a los cálcul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56" table:number-columns-repeated="2"/>
          <table:table-cell table:style-name="ce127" office:value-type="string" calcext:value-type="string">
            <text:p>Seleccionar la zona de color blanco</text:p>
          </table:table-cell>
          <table:table-cell table:style-name="ce56" office:value-type="string" calcext:value-type="string">
            <text:p>con el ratón</text:p>
          </table:table-cell>
          <table:table-cell table:style-name="ce56" office:value-type="string" calcext:value-type="string">
            <text:p>haciendo clic en la celda de color blanco y borde azul de arriba a la izquierda</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y pulsando con la otra mano en la tecla Control («ctrl»), mientras hace clic en la celda de abajo a la derecha, </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 haya celdas seleccionadas que no sean de color blanco y borde azul.</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 la vez las teclas Control y C</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Volver a la pestaña de cálculo</text:p>
          </table:table-cell>
          <table:table-cell table:style-name="ce56"/>
          <table:table-cell table:style-name="ce56" office:value-type="string" calcext:value-type="string">
            <text:p>pulsando con la otra mano en la tecla Mayúsculas ([⇑]) mientras hace clic en Cálculo en la hoja de datos</text:p>
          </table:table-cell>
          <table:table-cell table:style-name="ce56" table:number-columns-repeated="13"/>
          <table:table-cell table:number-columns-repeated="10"/>
        </table:table-row>
        <table:table-row table:style-name="ro1">
          <table:table-cell table:style-name="ce56" table:number-columns-repeated="2"/>
          <table:table-cell table:style-name="ce127"/>
          <table:table-cell table:style-name="ce56"/>
          <table:table-cell table:style-name="ce56" office:value-type="string" calcext:value-type="string">
            <text:p>o haciendo clic en la pestaña correspondiente en la parte inferior</text:p>
          </table:table-cell>
          <table:table-cell table:style-name="ce56" table:number-columns-repeated="13"/>
          <table:table-cell table:number-columns-repeated="10"/>
        </table:table-row>
        <table:table-row table:style-name="ro1">
          <table:table-cell table:style-name="ce56" table:number-columns-repeated="2"/>
          <table:table-cell table:style-name="ce127" office:value-type="string" calcext:value-type="string">
            <text:p>Hacer clic en la primera celda semejante</text:p>
          </table:table-cell>
          <table:table-cell table:style-name="ce56" office:value-type="string" calcext:value-type="string">
            <text:p>con el ratón</text:p>
          </table:table-cell>
          <table:table-cell table:style-name="ce56" office:value-type="string" calcext:value-type="string">
            <text:p>haciendo clic en la primera celda semejante a la que ha copiado</text:p>
          </table:table-cell>
          <table:table-cell table:style-name="ce56" table:number-columns-repeated="13"/>
          <table:table-cell table:number-columns-repeated="10"/>
        </table:table-row>
        <table:table-row table:style-name="ro1">
          <table:table-cell table:style-name="ce56"/>
          <table:table-cell table:style-name="ce127" office:value-type="string" calcext:value-type="string">
            <text:p>Pegar (sin formato)</text:p>
          </table:table-cell>
          <table:table-cell table:style-name="ce127"/>
          <table:table-cell table:style-name="ce127" office:value-type="string" calcext:value-type="string">
            <text:p>[Ctrl] [⇑] [Alt] [V]</text:p>
          </table:table-cell>
          <table:table-cell table:style-name="ce56" office:value-type="string" calcext:value-type="string">
            <text:p>pulsando a la vez las teclas Control, Mayúsculas, Alt y V</text:p>
          </table:table-cell>
          <table:table-cell table:style-name="ce56" table:number-columns-repeated="13"/>
          <table:table-cell table:number-columns-repeated="10"/>
        </table:table-row>
        <table:table-row table:style-name="ro1">
          <table:table-cell table:style-name="ce56" table:number-columns-repeated="18"/>
          <table:table-cell table:number-columns-repeated="10"/>
        </table:table-row>
        <table:table-row table:style-name="ro1">
          <table:table-cell table:style-name="ce205" office:value-type="string" calcext:value-type="string">
            <text:p>Algo no funciona</text:p>
          </table:table-cell>
          <table:table-cell table:style-name="ce56" table:number-columns-repeated="17"/>
          <table:table-cell table:number-columns-repeated="10"/>
        </table:table-row>
        <table:table-row table:style-name="ro1">
          <table:table-cell table:style-name="ce84" office:value-type="string" calcext:value-type="string">
            <text:p>No se pueden modificar las celdas protegida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l intentar escribir en una celda de borde azul aparece un mensaje</text:p>
          </table:table-cell>
          <table:table-cell table:style-name="ce56" table:number-columns-repeated="17"/>
          <table:table-cell table:number-columns-repeated="10"/>
        </table:table-row>
        <table:table-row table:style-name="ro1">
          <table:table-cell table:style-name="ce213" office:value-type="string" calcext:value-type="string">
            <text:p>No es posible modificar modificar las celdas protegidas.</text:p>
          </table:table-cell>
          <table:table-cell table:style-name="ce56" table:number-columns-repeated="17"/>
          <table:table-cell table:number-columns-repeated="10"/>
        </table:table-row>
        <table:table-row table:style-name="ro1">
          <table:table-cell table:style-name="ce94" office:value-type="string" calcext:value-type="string">
            <text:p>i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Copie otra celda de borde azul y péguela en la celda en la que no podía escribir. </text:p>
          </table:table-cell>
          <table:table-cell table:style-name="ce56" table:number-columns-repeated="17"/>
          <table:table-cell table:number-columns-repeated="10"/>
        </table:table-row>
        <table:table-row table:style-name="ro1">
          <table:table-cell table:style-name="ce206" office:value-type="string" calcext:value-type="string">
            <text:p>Volver al menú</text:p>
          </table:table-cell>
          <table:table-cell table:style-name="ce56" table:number-columns-repeated="17"/>
          <table:table-cell table:number-columns-repeated="10"/>
        </table:table-row>
        <table:table-row table:style-name="ro1">
          <table:table-cell table:style-name="ce87" office:value-type="string" calcext:value-type="string">
            <text:p>Herramientas</text:p>
          </table:table-cell>
          <table:table-cell table:style-name="ce56" table:number-columns-repeated="17"/>
          <table:table-cell table:number-columns-repeated="10"/>
        </table:table-row>
        <table:table-row table:style-name="ro1">
          <table:table-cell table:style-name="ce206" office:value-type="string" calcext:value-type="string">
            <text:p>y hacer clic en</text:p>
          </table:table-cell>
          <table:table-cell table:style-name="ce56" table:number-columns-repeated="17"/>
          <table:table-cell table:number-columns-repeated="10"/>
        </table:table-row>
        <table:table-row table:style-name="ro1">
          <table:table-cell table:style-name="ce87" office:value-type="string" calcext:value-type="string">
            <text:p>Proteger hoja</text:p>
          </table:table-cell>
          <table:table-cell table:style-name="ce56" table:number-columns-repeated="17"/>
          <table:table-cell table:number-columns-repeated="10"/>
        </table:table-row>
        <table:table-row table:style-name="ro1">
          <table:table-cell table:style-name="ce206" office:value-type="string" calcext:value-type="string">
            <text:p>(Si no se hace, probablemente pierda las ecuaciones que hacen funcionar la hoja)</text:p>
          </table:table-cell>
          <table:table-cell table:style-name="ce56" table:number-columns-repeated="17"/>
          <table:table-cell table:number-columns-repeated="10"/>
        </table:table-row>
        <table:table-row table:style-name="ro1">
          <table:table-cell table:style-name="ce206" office:value-type="string" calcext:value-type="string">
            <text:p>Ahora se debería poder escribir en la celda (o borrar su contenido)</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83" office:value-type="string" calcext:value-type="string">
            <text:p>Aparecen errores en los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Si aparece</text:p>
          </table:table-cell>
          <table:table-cell table:style-name="ce122" table:formula="of:=NA()" office:value-type="string" office:string-value="" calcext:value-type="error">
            <text:p>#N/D</text:p>
          </table:table-cell>
          <table:table-cell table:style-name="ce206" office:value-type="string" calcext:value-type="string">
            <text:p>u otros errores en alguna celda habrá que revisar los menús desplegables.</text:p>
          </table:table-cell>
          <table:table-cell table:style-name="ce56" table:number-columns-repeated="15"/>
          <table:table-cell table:number-columns-repeated="10"/>
        </table:table-row>
        <table:table-row table:style-name="ro1">
          <table:table-cell table:style-name="ce206" office:value-type="string" calcext:value-type="string">
            <text:p>Lo más probable es que queden opciones de un problema anterior que ya no son válidas </text:p>
          </table:table-cell>
          <table:table-cell table:style-name="ce56" table:number-columns-repeated="17"/>
          <table:table-cell table:number-columns-repeated="10"/>
        </table:table-row>
        <table:table-row table:style-name="ro1">
          <table:table-cell table:style-name="ce206" office:value-type="string" calcext:value-type="string">
            <text:p>para el problema actual. Desplegar el menú en las celda de color naranja y elegit una de las opciones de la lista.</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102" office:value-type="string" calcext:value-type="string">
            <text:p>El botón «Borrar datos» no va</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06" office:value-type="string" calcext:value-type="string">
            <text:p>Es posible que los botones de formulario estén en modo diseño.</text:p>
          </table:table-cell>
          <table:table-cell table:style-name="ce56" table:number-columns-repeated="17"/>
          <table:table-cell table:number-columns-repeated="10"/>
        </table:table-row>
        <table:table-row table:style-name="ro1">
          <table:table-cell table:style-name="ce206" office:value-type="string" calcext:value-type="string">
            <text:p>Probar con</text:p>
          </table:table-cell>
          <table:table-cell table:style-name="ce56" table:number-columns-repeated="17"/>
          <table:table-cell table:number-columns-repeated="10"/>
        </table:table-row>
        <table:table-row table:style-name="ro1">
          <table:table-cell table:style-name="ce87" office:value-type="string" calcext:value-type="string">
            <text:p>Ver → Barras de herramientas → Diseño de formulario</text:p>
          </table:table-cell>
          <table:table-cell table:style-name="ce87" table:number-columns-repeated="4"/>
          <table:table-cell table:style-name="ce56" table:number-columns-repeated="13"/>
          <table:table-cell table:number-columns-repeated="10"/>
        </table:table-row>
        <table:table-row table:style-name="ro1">
          <table:table-cell table:style-name="ce206" office:value-type="string" calcext:value-type="string">
            <text:p>y comprobar que el «Modo de diseño» no está activado.</text:p>
          </table:table-cell>
          <table:table-cell table:style-name="ce56" table:number-columns-repeated="17"/>
          <table:table-cell table:number-columns-repeated="10"/>
        </table:table-row>
        <table:table-row table:style-name="ro1">
          <table:table-cell table:style-name="ce206" office:value-type="string" calcext:value-type="string">
            <text:p>Si lo está, desactívelo (clic en ese icono) y cierre esa barra de herramientas.</text:p>
          </table:table-cell>
          <table:table-cell table:style-name="ce56" table:number-columns-repeated="17"/>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generale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97" office:value-type="string" calcext:value-type="string" table:number-columns-spanned="7" table:number-rows-spanned="12">
            <text:p><text:span text:style-name="T11">Se pueden borrar los datos haciendo clic en el botón rojo «Borrar datos».  Si solo se quieren borrar algunos datos, seleccionar una zona con el ratón y hacer clic en el botón «Borrar datos». Los datos que aparecen después de «Borrar datos» son los valores por defecto.</text:span></text:p>
            <text:p><text:span text:style-name="T11">En las celdas de color naranja elegir entre las magnitudes, unidades o cantidades propuestas, o pulsar la tecla [Supr], [Del] o [⌫] para dejarlas en blanco o poner el valor por defecto.</text:span></text:p>
            <text:p><text:span text:style-name="T11">En las celdas de color blanco y borde azul escribir el valor de la magnitud elegida en las unidades que aparecen a su derecha o encima.</text:span></text:p>
            <text:p><text:span text:style-name="T12">Presionar la tecla [⇋] (Tabulador) para pasar a la siguiente celda o [⇑] (Mayúscula) junto con [⇋]</text:span><text:span text:style-name="T13"> para ir a la anterior.</text:span></text:p>
            <text:p><text:span text:style-name="T11">Para escribir en formato científico usar la letra E como «10 elevado a». Así «2E6» equivale a «2·10⁶». También se puede escribir «2·10⁶» empleando el «·» [⇑][3]) y el símbolo «^» ([⇑][`]) delante de los exponentes: 10^6.</text:span></text:p>
          </table:table-cell>
          <table:covered-table-cell table:number-columns-repeated="3"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covered-table-cell table:number-columns-repeated="4" table:style-name="ce216"/>
          <table:covered-table-cell table:number-columns-repeated="3"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5" office:value-type="string" calcext:value-type="string">
            <text:p>Instrucciones para resultados</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Ajustar el formato numérico de los resultados en el botón «Cifras significativas».</text:p>
            <text:p>Usar las celdas de color naranja para elegir magnitudes o unidades.</text:p>
          </table:table-cell>
          <table:covered-table-cell table:number-columns-repeated="6" table:style-name="ce56"/>
          <table:table-cell table:style-name="ce56" table:number-columns-repeated="11"/>
          <table:table-cell table:number-columns-repeated="10"/>
        </table:table-row>
        <table:table-row table:style-name="ro1">
          <table:covered-table-cell table:style-name="ce56"/>
          <table:covered-table-cell table:style-name="ce255"/>
          <table:covered-table-cell table:style-name="ce56"/>
          <table:covered-table-cell table:number-columns-repeated="3" table:style-name="ce255"/>
          <table:covered-table-cell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219" office:value-type="string" calcext:value-type="string">
            <text:p><text:span text:style-name="T14">Instrucciones para otros cálcul</text:span><text:span text:style-name="T15">os</text:span></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221" office:value-type="string" calcext:value-type="string" table:number-columns-spanned="7" table:number-rows-spanned="5">
            <text:p><text:span text:style-name="T16">Escribir las ecuaciones de cálculo en las celdas de color blanco con borde azul.</text:span></text:p>
            <text:p><text:span text:style-name="T17">Si el contenido de una celda está en formato científico (6,02·10²³), usar la función AVALOR para calcular su valor numérico (6,02·10²³ parece un número pero la hoja de cálculo ve un texto).</text:span></text:p>
            <text:p><text:span text:style-name="T16">Puede escribir una etiqueta para la magnitud en las celdas a la derecha de «Etiqueta»</text:span></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102" office:value-type="string" calcext:value-type="string">
            <text:p>Error al abrir una hoja de cálculo</text:p>
          </table:table-cell>
          <table:table-cell table:style-name="ce56" table:number-columns-repeated="4"/>
          <table:table-cell table:style-name="ce46" office:value-type="string" calcext:value-type="string">
            <text:p><text:a xlink:href="#NotasAyuda" xlink:type="simple">Ir arriba</text:a></text:p>
          </table:table-cell>
          <table:table-cell table:style-name="ce56" table:number-columns-repeated="12"/>
          <table:table-cell table:number-columns-repeated="10"/>
        </table:table-row>
        <table:table-row table:style-name="ro1">
          <table:table-cell table:style-name="ce112" office:value-type="string" calcext:value-type="string" table:number-columns-spanned="7" table:number-rows-spanned="2">
            <text:p>Si al abrir la hoja de cálculo aparecen celdas con errores o con ###, pulsar a la vez las teclas Control Mayúscula y F9 ([Ctrl] [<text:span text:style-name="T18">⇑]</text:span> [F9]) y, normalmente, el problema se soluciona.</text:p>
          </table:table-cell>
          <table:covered-table-cell table:number-columns-repeated="6" table:style-name="ce56"/>
          <table:table-cell table:style-name="ce56" table:number-columns-repeated="11"/>
          <table:table-cell table:number-columns-repeated="10"/>
        </table:table-row>
        <table:table-row table:style-name="ro1">
          <table:covered-table-cell table:number-columns-repeated="7" table:style-name="ce56"/>
          <table:table-cell table:style-name="ce56" table:number-columns-repeated="11"/>
          <table:table-cell table:number-columns-repeated="10"/>
        </table:table-row>
        <table:table-row table:style-name="ro1">
          <table:table-cell table:style-name="ce56" table:number-columns-repeated="18"/>
          <table:table-cell table:number-columns-repeated="10"/>
        </table:table-row>
        <table:table-row table:style-name="ro1">
          <table:table-cell table:style-name="ce967" office:value-type="string" calcext:value-type="string">
            <text:p>Actualizado</text:p>
          </table:table-cell>
          <table:table-cell table:style-name="ce256" office:value-type="date" office:date-value="2024-10-28" calcext:value-type="date">
            <text:p>28/10/24</text:p>
          </table:table-cell>
          <table:table-cell table:number-columns-repeated="26"/>
        </table:table-row>
        <table:table-row table:style-name="ro1" table:number-rows-repeated="1048382">
          <table:table-cell table:number-columns-repeated="28"/>
        </table:table-row>
        <table:table-row table:style-name="ro2" table:number-rows-repeated="19">
          <table:table-cell table:number-columns-repeated="28"/>
        </table:table-row>
        <table:table-row table:style-name="ro2">
          <table:table-cell table:number-columns-repeated="28"/>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2" table:default-cell-style-name="ce63"/>
        <table:table-column table:style-name="co19" table:default-cell-style-name="ce63"/>
        <table:table-column table:style-name="co20"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ñ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ción</text:p>
          </table:table-cell>
          <table:table-cell table:style-name="ce50" office:value-type="string" calcext:value-type="string">
            <text:p>Introd</text:p>
          </table:table-cell>
          <table:table-cell table:style-name="ce194" office:value-type="string" calcext:value-type="string">
            <text:p><text:a xlink:href="#Introd" xlink:type="simple">Introduc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S Ayuda</text:p>
          </table:table-cell>
          <table:table-cell table:style-name="ce50" office:value-type="string" calcext:value-type="string">
            <text:p>Ayuda</text:p>
          </table:table-cell>
          <table:table-cell table:style-name="ce49" office:value-type="string" calcext:value-type="string">
            <text:p><text:a xlink:href="#Ayuda" xlink:type="simple">Ay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jemplos</text:p>
          </table:table-cell>
          <table:table-cell table:style-name="ce195" table:number-columns-repeated="2"/>
          <table:table-cell table:style-name="ce160" office:value-type="string" calcext:value-type="string">
            <text:p>OTROS CÁLCULOS</text:p>
          </table:table-cell>
          <table:table-cell table:style-name="ce108"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S 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redox</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S VALORES EMPLEADOS</text:p>
          </table:table-cell>
          <table:table-cell table:style-name="ce108" table:formula="of:=EXPANDETEXTO([.G7];[.$H$1])" office:value-type="string" office:string-value="S           V     A     L     O     R     E     S           E     M     P     L     E     A     D     O     S" calcext:value-type="string">
            <text:p>S <text:s text:c="10"/>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S Instruccione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GENERALE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ERROR Al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0" office:value-type="string" calcext:value-type="string">
            <text:p>GRÁFICAS</text:p>
          </table:table-cell>
          <table:table-cell table:number-columns-repeated="57"/>
        </table:table-row>
        <table:table-row table:style-name="ro1">
          <table:table-cell table:style-name="Default" table:number-columns-repeated="6"/>
          <table:table-cell table:style-name="ce160"/>
          <table:table-cell table:number-columns-repeated="57"/>
        </table:table-row>
        <table:table-row table:style-name="ro1">
          <table:table-cell office:value-type="string" calcext:value-type="string">
            <text:p>Actualizado</text:p>
          </table:table-cell>
          <table:table-cell table:style-name="ce192" office:value-type="date" office:date-value="2025-08-07" calcext:value-type="date">
            <text:p>07/08/25</text:p>
          </table:table-cell>
          <table:table-cell table:style-name="Default" table:number-columns-repeated="4"/>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11" table:number-columns-repeated="2" table:default-cell-style-name="ce63"/>
        <table:table-column table:style-name="co12" table:default-cell-style-name="ce63"/>
        <table:table-column table:style-name="co11" table:default-cell-style-name="ce63"/>
        <table:table-column table:style-name="co12" table:default-cell-style-name="ce63"/>
        <table:table-column table:style-name="co11" table:default-cell-style-name="ce63"/>
        <table:table-column table:style-name="co12" table:default-cell-style-name="ce63"/>
        <table:table-column table:style-name="co26"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12" table:number-columns-repeated="2" table:default-cell-style-name="ce63"/>
        <table:table-column table:style-name="co31" table:default-cell-style-name="ce63"/>
        <table:table-column table:style-name="co12" table:default-cell-style-name="ce63"/>
        <table:table-column table:style-name="co27" table:default-cell-style-name="ce63"/>
        <table:table-column table:style-name="co12" table:default-cell-style-name="ce63"/>
        <table:table-column table:style-name="co32" table:default-cell-style-name="ce63"/>
        <table:table-column table:style-name="co12" table:number-columns-repeated="5" table:default-cell-style-name="ce63"/>
        <table:table-column table:style-name="co33"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VALORACIÓN ÁCIDO BASE</text:p>
          </table:table-cell>
          <table:table-cell table:style-name="ce225"/>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office:value-type="string" calcext:value-type="string">
            <text:p>Qcrit.</text:p>
          </table:table-cell>
          <table:table-cell table:formula="of:=VLOOKUP([.AH1];[.$AL$11:.$AO$13];1+[.$AC$7])" office:value-type="float" office:value="0.941" calcext:value-type="float">
            <text:p>0,941</text:p>
          </table:table-cell>
          <table:table-cell table:number-columns-repeated="4"/>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 pegue el enunciado en el espacio de abaj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chazado</text:p>
          </table:table-cell>
          <table:table-cell table:style-name="ce108" office:value-type="string" calcext:value-type="string">
            <text:p>mín</text:p>
          </table:table-cell>
          <table:table-cell table:style-name="Default" table:formula="of:=COM.MICROSOFT.MINIFS([.AH$3:.AH$7];[.AH$3:.AH$7];&quot;&gt;0&quot;)" office:value-type="float" office:value="1.876" calcext:value-type="float">
            <text:p>1,876</text:p>
          </table:table-cell>
          <table:table-cell table:style-name="ce108" table:formula="of:=COM.MICROSOFT.MINIFS([.AH$3:.AH$7];[.AH$3:.AH$7];&quot;&gt;0&quot;;[.AH$3:.AH$7];&quot;&lt;&gt;&quot;&amp;[.AM2])" office:value-type="float" office:value="1.996" calcext:value-type="float">
            <text:p>1,996</text:p>
          </table:table-cell>
          <table:table-cell table:style-name="ce108" table:formula="of:=[.AN2]-[.AM2]" office:value-type="float" office:value="0.12" calcext:value-type="float">
            <text:p>0,12</text:p>
          </table:table-cell>
          <table:table-cell table:formula="of:=[.AO2]/[.$AO$4]" office:value-type="float" office:value="0.909090909090909" calcext:value-type="float">
            <text:p>0,909090909090909</text:p>
          </table:table-cell>
          <table:table-cell table:style-name="ce153" table:formula="of:=[.AP2]&gt;[.$AQ$1]" office:value-type="boolean" office:boolean-value="false" calcext:value-type="boolean">
            <text:p>FALSO</text:p>
          </table:table-cell>
          <table:table-cell table:number-columns-repeated="4"/>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7"/>
          <table:covered-table-cell table:number-columns-repeated="2" table:style-name="ce323"/>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yuda" xlink:type="simple">Ayuda</text:a></text:p>
          </table:table-cell>
          <table:table-cell table:style-name="Default" table:number-columns-repeated="7"/>
          <table:table-cell table:style-name="ce160" table:formula="of:=[.A22]" office:value-type="string" office:string-value="Instrucións " calcext:value-type="string">
            <text:p>Instrucións </text:p>
          </table:table-cell>
          <table:table-cell table:style-name="ce108" table:formula="of:=MATCH([.B22];[$Índice.G11:$Índice.G16];0)" office:value-type="float" office:value="3" calcext:value-type="float">
            <text:p>3</text:p>
          </table:table-cell>
          <table:table-cell table:style-name="ce108"/>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0.0005" calcext:value-type="float">
            <text:p>0,0005</text:p>
          </table:table-cell>
          <table:table-cell table:style-name="ce160" office:value-type="float" office:value="1" calcext:value-type="float">
            <text:p>1</text:p>
          </table:table-cell>
          <table:table-cell table:style-name="ce160" table:formula="of:=AVALOR(TRIM([.G8]))" office:value-type="float" office:value="49.9" calcext:value-type="float">
            <text:p>49,9</text:p>
          </table:table-cell>
          <table:table-cell table:style-name="ce228" table:formula="of:=AVALOR(TRIM([.I8]))" office:value-type="float" office:value="25" calcext:value-type="float">
            <text:p>25</text:p>
          </table:table-cell>
          <table:table-cell table:style-name="ce160" table:formula="of:=IF([.AF3]&lt;&gt;0;[.AF3]/[.AG3];0)" office:value-type="float" office:value="1.996" calcext:value-type="float">
            <text:p>1,996</text:p>
          </table:table-cell>
          <table:table-cell table:style-name="ce358" table:formula="of:=IF([.AH3]&lt;&gt;0;[.AH3]-[.$AJ$8];0)" office:value-type="float" office:value="0.036" calcext:value-type="float">
            <text:p>3,60E-02</text:p>
          </table:table-cell>
          <table:table-cell table:style-name="ce228" table:formula="of:=IF(OR(AND([.AH3]=[.$AM$2];[.$AQ$2]);AND([.AH3]=[.$AM$3];[.$AQ$3]));0;[.$AH3])" office:value-type="float" office:value="1.996" calcext:value-type="float">
            <text:p>1,996</text:p>
          </table:table-cell>
          <table:table-cell table:style-name="Default" office:value-type="string" calcext:value-type="string">
            <text:p>K<text:span text:style-name="T7">ₐ</text:span></text:p>
          </table:table-cell>
          <table:table-cell table:style-name="ce108" office:value-type="string" calcext:value-type="string">
            <text:p>máx</text:p>
          </table:table-cell>
          <table:table-cell table:formula="of:=COM.MICROSOFT.MAXIFS([.AH$3:.AH$7];[.AH$3:.AH$7];&quot;&gt;0&quot;)" office:value-type="float" office:value="2.008" calcext:value-type="float">
            <text:p>2,008</text:p>
          </table:table-cell>
          <table:table-cell table:style-name="ce108" table:formula="of:=COM.MICROSOFT.MAXIFS([.AH$3:.AH$7];[.AH$3:.AH$7];&quot;&gt;0&quot;;[.AH$3:.AH$7];&quot;&lt;&gt;&quot;&amp;[.AM3])" office:value-type="float" office:value="1.996" calcext:value-type="float">
            <text:p>1,996</text:p>
          </table:table-cell>
          <table:table-cell table:style-name="ce108" table:formula="of:=[.AM3]-[.AN3]" office:value-type="float" office:value="0.012" calcext:value-type="float">
            <text:p>0,012</text:p>
          </table:table-cell>
          <table:table-cell table:formula="of:=[.AO3]/[.$AO$4]" office:value-type="float" office:value="0.0909090909090909" calcext:value-type="float">
            <text:p>0,0909090909090909</text:p>
          </table:table-cell>
          <table:table-cell table:style-name="ce153" table:formula="of:=[.AP3]&gt;[.$AQ$1]" office:value-type="boolean" office:boolean-value="false" calcext:value-type="boolean">
            <text:p>FALSO</text:p>
          </table:table-cell>
          <table:table-cell table:number-columns-repeated="4"/>
        </table:table-row>
        <table:table-row table:style-name="ro1">
          <table:covered-table-cell table:number-columns-repeated="4" table:style-name="ce323"/>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string" calcext:value-type="string">
            <text:p>5,0·10⁻⁴</text:p>
          </table:table-cell>
          <table:table-cell table:style-name="ce356"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142"/>
          <table:table-cell table:style-name="ce299" table:number-columns-repeated="2"/>
          <table:table-cell table:style-name="Default" table:number-columns-repeated="4"/>
          <table:table-cell table:style-name="ce194" office:value-type="string" calcext:value-type="string">
            <text:p><text:a xlink:href="#D_ValAcBase" xlink:type="simple">Más problemas</text:a></text:p>
          </table:table-cell>
          <table:table-cell table:style-name="Default" table:number-columns-repeated="7"/>
          <table:table-cell table:style-name="ce160"/>
          <table:table-cell table:style-name="ce108" table:formula="of:=IF(ISERROR([.Z3]);0;[.Z3])+1" office:value-type="float" office:value="4" calcext:value-type="float">
            <text:p>4</text:p>
          </table:table-cell>
          <table:table-cell table:style-name="ce108"/>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0" calcext:value-type="float">
            <text:p>0</text:p>
          </table:table-cell>
          <table:table-cell table:style-name="ce160" office:value-type="float" office:value="2" calcext:value-type="float">
            <text:p>2</text:p>
          </table:table-cell>
          <table:table-cell table:style-name="ce160" table:formula="of:=AVALOR(TRIM([.G9]))" office:value-type="float" office:value="50.2" calcext:value-type="float">
            <text:p>50,2</text:p>
          </table:table-cell>
          <table:table-cell table:style-name="ce228" table:formula="of:=AVALOR(TRIM([.I9]))" office:value-type="float" office:value="25" calcext:value-type="float">
            <text:p>25</text:p>
          </table:table-cell>
          <table:table-cell table:style-name="ce160" table:formula="of:=IF([.AF4]&lt;&gt;0;[.AF4]/[.AG4];0)" office:value-type="float" office:value="2.008" calcext:value-type="float">
            <text:p>2,008</text:p>
          </table:table-cell>
          <table:table-cell table:style-name="ce358" table:formula="of:=IF([.AH4]&lt;&gt;0;[.AH4]-[.$AJ$8];0)" office:value-type="float" office:value="0.048" calcext:value-type="float">
            <text:p>4,80E-02</text:p>
          </table:table-cell>
          <table:table-cell table:style-name="ce228" table:formula="of:=IF(OR(AND([.AH4]=[.$AM$2];[.$AQ$2]);AND([.AH4]=[.$AM$3];[.$AQ$3]));0;[.$AH4])" office:value-type="float" office:value="2.008" calcext:value-type="float">
            <text:p>2,008</text:p>
          </table:table-cell>
          <table:table-cell table:style-name="Default" office:value-type="string" calcext:value-type="string">
            <text:p>K<text:span text:style-name="T18"></text:span></text:p>
          </table:table-cell>
          <table:table-cell table:style-name="ce108" table:number-columns-repeated="2"/>
          <table:table-cell table:style-name="Default" office:value-type="string" calcext:value-type="string">
            <text:p>máx – mín</text:p>
          </table:table-cell>
          <table:table-cell table:formula="of:=[.AM3]-[.AM2]" office:value-type="float" office:value="0.132" calcext:value-type="float">
            <text:p>0,132</text:p>
          </table:table-cell>
          <table:table-cell table:number-columns-repeated="6"/>
        </table:table-row>
        <table:table-row table:style-name="ro1">
          <table:covered-table-cell table:number-columns-repeated="4" table:style-name="ce323"/>
          <table:table-cell table:style-name="ce299"/>
          <table:table-cell table:style-name="ce150" table:formula="of:=IF([.AB6]=2;PROPER([.AC2])&amp;&quot;: &quot;;&quot;&quot;)">
            <text:p/>
          </table:table-cell>
          <table:table-cell table:style-name="ce644"/>
          <table:table-cell table:style-name="ce356"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60" table:number-columns-repeated="2"/>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46.9" calcext:value-type="float">
            <text:p>46,9</text:p>
          </table:table-cell>
          <table:table-cell table:style-name="ce228" table:formula="of:=AVALOR(TRIM([.I10]))" office:value-type="float" office:value="25" calcext:value-type="float">
            <text:p>25</text:p>
          </table:table-cell>
          <table:table-cell table:style-name="ce160" table:formula="of:=IF([.AF5]&lt;&gt;0;[.AF5]/[.AG5];0)" office:value-type="float" office:value="1.876" calcext:value-type="float">
            <text:p>1,876</text:p>
          </table:table-cell>
          <table:table-cell table:style-name="ce358" table:formula="of:=IF([.AH5]&lt;&gt;0;[.AH5]-[.$AJ$8];0)" office:value-type="float" office:value="-0.0840000000000001" calcext:value-type="float">
            <text:p>-8,40E-02</text:p>
          </table:table-cell>
          <table:table-cell table:style-name="ce228" table:formula="of:=IF(OR(AND([.AH5]=[.$AM$2];[.$AQ$2]);AND([.AH5]=[.$AM$3];[.$AQ$3]));0;[.$AH5])" office:value-type="float" office:value="1.876" calcext:value-type="float">
            <text:p>1,876</text:p>
          </table:table-cell>
          <table:table-cell table:style-name="Default"/>
          <table:table-cell table:style-name="ce108"/>
          <table:table-cell table:style-name="Default" table:number-columns-repeated="2"/>
          <table:table-cell table:number-columns-repeated="7"/>
        </table:table-row>
        <table:table-row table:style-name="ro1">
          <table:covered-table-cell table:number-columns-repeated="4" table:style-name="ce323"/>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60" table:formula="of:=AVALOR([.J4])" office:value-type="float" office:value="0" calcext:value-type="float">
            <text:p>0</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ce35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number-columns-repeated="6"/>
        </table:table-row>
        <table:table-row table:style-name="ro1">
          <table:covered-table-cell table:number-columns-repeated="4" table:style-name="ce323"/>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Umbral decimal</text:p>
          </table:table-cell>
          <table:table-cell table:style-name="ce108" table:formula="of:=[$Introd.$AA7]" office:value-type="string" office:string-value="3" calcext:value-type="string">
            <text:p>3</text:p>
          </table:table-cell>
          <table:table-cell table:style-name="ce108"/>
          <table:table-cell table:style-name="ce246" office:value-type="string" calcext:value-type="string">
            <text:p>Nivel de confianza: </text:p>
          </table:table-cell>
          <table:table-cell table:style-name="ce160" table:formula="of:=IF(ISBLANK([.K14]);1;MATCH([.$K$14];[.$AM$10:.$AO$10];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ce35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number-columns-repeated="6"/>
        </table:table-row>
        <table:table-row table:style-name="ro1">
          <table:covered-table-cell table:number-columns-repeated="4" table:style-name="ce323"/>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string" calcext:value-type="string">
            <text:p>Ionización</text:p>
          </table:table-cell>
          <table:table-cell table:style-name="ce160" office:value-type="string" calcext:value-type="string">
            <text:p>ións</text:p>
          </table:table-cell>
          <table:table-cell table:style-name="ce108" office:value-type="string" calcext:value-type="string">
            <text:p>N.º H⁺/OH⁻</text:p>
          </table:table-cell>
          <table:table-cell table:style-name="ce160" office:value-type="string" calcext:value-type="string">
            <text:p>ajustado</text:p>
          </table:table-cell>
          <table:table-cell table:style-name="ce160"/>
          <table:table-cell table:style-name="ce160" office:value-type="string" calcext:value-type="string">
            <text:p>media</text:p>
          </table:table-cell>
          <table:table-cell table:style-name="ce160" table:formula="of:=AVERAGEIF([.AH$3:.AH$7];&quot;&lt;&gt;0&quot;)" office:value-type="float" office:value="1.96" calcext:value-type="float">
            <text:p>1,96</text:p>
          </table:table-cell>
          <table:table-cell table:style-name="ce160"/>
          <table:table-cell table:style-name="ce160" table:formula="of:=AVERAGEIF([.AJ$3:.AJ$7];&quot;&lt;&gt;0&quot;)" office:value-type="float" office:value="1.96" calcext:value-type="float">
            <text:p>1,96</text:p>
          </table:table-cell>
          <table:table-cell table:style-name="ce108" table:formula="of:=[.J19]&amp;&quot;/&quot;&amp;[.J20]" office:value-type="string" office:string-value="cm³ D NaOH/cm³ D H₂SO₄" calcext:value-type="string">
            <text:p>cm³ D NaOH/cm³ D H₂SO₄</text:p>
          </table:table-cell>
          <table:table-cell table:style-name="ce108" table:number-columns-repeated="2"/>
          <table:table-cell table:style-name="Default"/>
          <table:table-cell table:style-name="ce108"/>
          <table:table-cell table:number-columns-repeated="6"/>
        </table:table-row>
        <table:table-row table:style-name="ro1">
          <table:covered-table-cell table:style-name="ce327"/>
          <table:covered-table-cell table:number-columns-repeated="2" table:style-name="ce165"/>
          <table:covered-table-cell table:style-name="ce323"/>
          <table:table-cell table:style-name="ce299"/>
          <table:table-cell table:style-name="ce183" table:formula="of:=IF(AND(ISBLANK([.G9]);ISBLANK([.H9]));&quot;&quot;;[.F8]+1)"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60" table:number-columns-repeated="2"/>
          <table:table-cell table:style-name="ce108"/>
          <table:table-cell table:style-name="ce108" table:formula="of:=IONIZA([.AF9])" office:value-type="string" office:string-value="Na+       (OH)-     11+1-1" calcext:value-type="string">
            <text:p>Na+ <text:s text:c="6"/>(OH)- <text:s text:c="4"/>11+1-1</text:p>
          </table:table-cell>
          <table:table-cell table:style-name="ce160" table:formula="of:=TRIM(IF(LEFT([.AB9];2)=&quot;H+&quot;;MID([.AB9];11;10);MID([.AB9];1;10)))" office:value-type="string" office:string-value="Na+" calcext:value-type="string">
            <text:p>Na+</text:p>
          </table:table-cell>
          <table:table-cell table:style-name="ce160" table:formula="of:=IF([.AC12]=1;MID([.AB9];21;1);MID([.AB9];22;1))" office:value-type="string" office:string-value="1" calcext:value-type="string">
            <text:p>1</text:p>
          </table:table-cell>
          <table:table-cell table:style-name="ce160" table:formula="of:=VALUE([.AD9]/[.AE$11])" office:value-type="float" office:value="1" calcext:value-type="float">
            <text:p>1</text:p>
          </table:table-cell>
          <table:table-cell table:style-name="ce160" table:formula="of:=FORMULAQUIM([.G3])" office:value-type="string" office:string-value="NaOH" calcext:value-type="string">
            <text:p>NaOH</text:p>
          </table:table-cell>
          <table:table-cell table:style-name="ce160" office:value-type="string" calcext:value-type="string">
            <text:p>desv. típica</text:p>
          </table:table-cell>
          <table:table-cell table:style-name="ce160" table:formula="of:=IF([.AH7]&lt;&gt;0;STDEV([.AH$3:.AH$7]);IF([.AH6]&lt;&gt;0;STDEV([.AH$3:.AH$6]);IF([.AH5]&lt;&gt;0;STDEV([.AH$3:.AH$5]);0)))" office:value-type="float" office:value="0.0729931503635787" calcext:value-type="float">
            <text:p>0,0729931503635787</text:p>
          </table:table-cell>
          <table:table-cell table:style-name="ce108" office:value-type="float" office:value="1.2" calcext:value-type="float">
            <text:p>1,2</text:p>
          </table:table-cell>
          <table:table-cell table:style-name="ce108" table:formula="of:=[.AH9]*[.AI9]" office:value-type="float" office:value="0.0875917804362944" calcext:value-type="float">
            <text:p>0,0875917804362944</text:p>
          </table:table-cell>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number-columns-repeated="7"/>
        </table:table-row>
        <table:table-row table:style-name="ro1">
          <table:covered-table-cell table:style-name="ce327"/>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08" table:formula="of:=IONIZA([.AF10])" office:value-type="string" office:string-value="H+        (SO4)2-   21+1-2" calcext:value-type="string">
            <text:p>H+ <text:s text:c="7"/>(SO4)2- <text:s text:c="2"/>21+1-2</text:p>
          </table:table-cell>
          <table:table-cell table:style-name="ce160" table:formula="of:=TRIM(IF(LEFT([.AB10];2)=&quot;H+&quot;;MID([.AB10];11;10);MID([.AB10];1;10)))" office:value-type="string" office:string-value="(SO4)2-" calcext:value-type="string">
            <text:p>(SO4)2-</text:p>
          </table:table-cell>
          <table:table-cell table:style-name="ce160" table:formula="of:=IF([.AC12]=2;MID([.AB10];21;1);MID([.AB10];22;1))" office:value-type="string" office:string-value="2" calcext:value-type="string">
            <text:p>2</text:p>
          </table:table-cell>
          <table:table-cell table:style-name="ce160" table:formula="of:=VALUE([.AD10]/[.AE$11])" office:value-type="float" office:value="2" calcext:value-type="float">
            <text:p>2</text:p>
          </table:table-cell>
          <table:table-cell table:style-name="ce160" table:formula="of:=FORMULAQUIM([.I3])" office:value-type="string" office:string-value="H₂SO₄" calcext:value-type="string">
            <text:p>H₂SO₄</text:p>
          </table:table-cell>
          <table:table-cell table:style-name="Default" table:number-columns-repeated="2"/>
          <table:table-cell table:style-name="ce108" office:value-type="string" calcext:value-type="string">
            <text:p>pH</text:p>
          </table:table-cell>
          <table:table-cell table:style-name="ce108" table:number-columns-repeated="2"/>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number-columns-repeated="6"/>
        </table:table-row>
        <table:table-row table:style-name="ro1">
          <table:covered-table-cell table:style-name="ce327"/>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60"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60" table:formula="of:=IONIZA([.AF11])" office:value-type="string" office:string-value="Na+       (SO4)2-   21+1-2" calcext:value-type="string">
            <text:p>Na+ <text:s text:c="6"/>(SO4)2- <text:s text:c="2"/>21+1-2</text:p>
          </table:table-cell>
          <table:table-cell table:style-name="ce160" table:number-columns-repeated="2"/>
          <table:table-cell table:style-name="ce160" table:formula="of:=GCD(VALUE([.AD$9]);(VALUE([.AD$10])))" office:value-type="float" office:value="1" calcext:value-type="float">
            <text:p>1</text:p>
          </table:table-cell>
          <table:table-cell table:style-name="ce108" table:formula="of:=COMPUESTODEIONES([.AC9];[.AC10])" office:value-type="string" office:string-value="Na₂SO₄" calcext:value-type="string">
            <text:p>Na₂SO₄</text:p>
          </table:table-cell>
          <table:table-cell table:style-name="ce246" table:formula="of:=&quot;[&quot;&amp;[.AF9]&amp;&quot;] =&quot;" office:value-type="string" office:string-value="[NaOH] =" calcext:value-type="string">
            <text:p>[NaOH] =</text:p>
          </table:table-cell>
          <table:table-cell table:style-name="ce160" table:formula="of:=CHOOSE([.$AB$6];[.AD3];[.AD3]*10*[.AD4]*(IF([.AC6]=1;1;0.001)/MASAMOL([.AF9]));[.AD3]/MASAMOL([.AF9]))" office:value-type="float" office:value="0.0005" calcext:value-type="float">
            <text:p>0,0005</text:p>
          </table:table-cell>
          <table:table-cell table:style-name="ce108" table:formula="of:=IF([.$AC$12]=2;14;0)+LOG10([.AH11]*[.AD9])" office:value-type="float" office:value="10.698970004336" calcext:value-type="float">
            <text:p>10,698970004336</text:p>
          </table:table-cell>
          <table:table-cell table:style-name="ce108" table:number-columns-repeated="2"/>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number-columns-repeated="6"/>
        </table:table-row>
        <table:table-row table:style-name="ro1">
          <table:covered-table-cell table:style-name="ce327"/>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60"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60" office:value-type="string" calcext:value-type="string">
            <text:p>Polvos. ácido</text:p>
          </table:table-cell>
          <table:table-cell table:style-name="ce160" table:formula="of:=IF(LEFT([.AB9];2)=&quot;H+&quot;;1;2)" office:value-type="float" office:value="2" calcext:value-type="float">
            <text:p>2</text:p>
          </table:table-cell>
          <table:table-cell table:style-name="ce160"/>
          <table:table-cell table:style-name="ce246" office:value-type="string" calcext:value-type="string">
            <text:p><text:span text:style-name="T18">↑</text:span> m.c.d.</text:p>
          </table:table-cell>
          <table:table-cell table:style-name="ce160" office:value-type="string" calcext:value-type="string">
            <text:p>H₂El</text:p>
          </table:table-cell>
          <table:table-cell table:style-name="ce246" table:formula="of:=&quot;n(&quot;&amp;[.AF9]&amp;&quot;) =&quot;" office:value-type="string" office:string-value="n(NaOH) =" calcext:value-type="string">
            <text:p>n(NaOH) =</text:p>
          </table:table-cell>
          <table:table-cell table:style-name="ce108" table:formula="of:=IF([.$Z$14];[.AJ8]/MASAMOL([.AF9]);[.AH11]*0.001*[.AJ8])" office:value-type="float" office:value="0.00000098" calcext:value-type="float">
            <text:p>0,00000098</text:p>
          </table:table-cell>
          <table:table-cell table:style-name="Default" office:value-type="string" calcext:value-type="string">
            <text:p>/cm³ D H₂SO₄</text:p>
          </table:table-cell>
          <table:table-cell table:style-name="ce108" table:number-columns-repeated="2"/>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number-columns-repeated="6"/>
        </table:table-row>
        <table:table-row table:style-name="ro1">
          <table:covered-table-cell table:style-name="ce327"/>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Incluso volumen?</text:p>
          </table:table-cell>
          <table:table-cell table:style-name="ce229" table:formula="of:=TRUE()" office:value-type="boolean" office:boolean-value="true" calcext:value-type="boolean">
            <text:p>VERDADERO</text:p>
          </table:table-cell>
          <table:table-cell table:style-name="ce225"/>
          <table:table-cell table:style-name="ce160" office:value-type="string" calcext:value-type="string">
            <text:p>N.º H</text:p>
          </table:table-cell>
          <table:table-cell table:style-name="ce160" table:formula="of:=OFFSET([.AD8];[.AC12];1)" office:value-type="float" office:value="2" calcext:value-type="float">
            <text:p>2</text:p>
          </table:table-cell>
          <table:table-cell table:style-name="ce160" table:formula="of:=&quot;N.º &quot;&amp;[.AF12]" office:value-type="string" office:string-value="N.º H₂O" calcext:value-type="string">
            <text:p>N.º H₂O</text:p>
          </table:table-cell>
          <table:table-cell table:style-name="ce160" table:formula="of:=LCM([.AE9:.AE10])*[.AE11]" office:value-type="float" office:value="2" calcext:value-type="float">
            <text:p>2</text:p>
          </table:table-cell>
          <table:table-cell table:style-name="ce160"/>
          <table:table-cell table:style-name="ce367" table:formula="of:=&quot;n(&quot;&amp;[.I3]&amp;&quot;) =&quot;" office:value-type="string" office:string-value="n(H₂SO₄) =" calcext:value-type="string">
            <text:p>n(H₂SO₄) =</text:p>
          </table:table-cell>
          <table:table-cell table:style-name="ce364" table:formula="of:=[.AH12]*[.AE9]/[.AE10]" office:value-type="float" office:value="0.00000049" calcext:value-type="float">
            <text:p>0,00000049</text:p>
          </table:table-cell>
          <table:table-cell table:style-name="Default"/>
          <table:table-cell table:style-name="ce108" table:number-columns-repeated="2"/>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number-columns-repeated="6"/>
        </table:table-row>
        <table:table-row table:style-name="ro1">
          <table:covered-table-cell table:style-name="ce327"/>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08"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60" table:formula="of:=&quot;N.º &quot;&amp;FORMULAQUIM(OFFSET([.AB8];[.AC12];1))" office:value-type="string" office:string-value="N.º (SO₄)²⁻" calcext:value-type="string">
            <text:p>N.º (SO₄)²⁻</text:p>
          </table:table-cell>
          <table:table-cell table:style-name="ce160" table:formula="of:=VALUE(IF([.AC12]=2;MID([.AB9];21;1);MID([.AB9];22;1)))" office:value-type="float" office:value="1" calcext:value-type="float">
            <text:p>1</text:p>
          </table:table-cell>
          <table:table-cell table:style-name="ce160" table:formula="of:=&quot;N.º &quot;&amp;[.AF11]" office:value-type="string" office:string-value="N.º Na₂SO₄" calcext:value-type="string">
            <text:p>N.º Na₂SO₄</text:p>
          </table:table-cell>
          <table:table-cell table:style-name="ce160" table:number-columns-repeated="2"/>
          <table:table-cell table:style-name="ce247" table:formula="of:=&quot;[&quot;&amp;[.I3]&amp;&quot;] =&quot;" office:value-type="string" office:string-value="[H₂SO₄] =" calcext:value-type="string">
            <text:p>[H₂SO₄] =</text:p>
          </table:table-cell>
          <table:table-cell table:style-name="ce346" table:formula="of:=1000*[.AH13]" office:value-type="float" office:value="0.00049" calcext:value-type="float">
            <text:p>0,00049</text:p>
          </table:table-cell>
          <table:table-cell table:style-name="Default"/>
          <table:table-cell table:style-name="ce108" table:number-columns-repeated="6"/>
          <table:table-cell table:number-columns-repeated="6"/>
        </table:table-row>
        <table:table-row table:style-name="ro1">
          <table:covered-table-cell table:style-name="ce327"/>
          <table:covered-table-cell table:number-columns-repeated="3" table:style-name="ce165"/>
          <table:table-cell table:style-name="ce299" table:number-columns-repeated="8"/>
          <table:table-cell table:style-name="Default" table:number-columns-repeated="11"/>
          <table:table-cell/>
          <table:table-cell table:style-name="ce108" table:number-columns-repeated="2"/>
          <table:table-cell table:style-name="ce160" office:value-type="string" calcext:value-type="string">
            <text:p>Acoplamiento</text:p>
          </table:table-cell>
          <table:table-cell table:style-name="ce160" table:number-columns-repeated="4"/>
          <table:table-cell table:style-name="Default"/>
          <table:table-cell table:style-name="ce246" office:value-type="string" calcext:value-type="string">
            <text:p>[H⁺] =</text:p>
          </table:table-cell>
          <table:table-cell table:style-name="ce160" table:formula="of:=IF(ISBLANK([.J4]);[.AH14]*VALUE([.AD10]);(-[.$AD$6]+SQRT([.$AD$6]*[.$AD$6]+4*[.$AD$6]*[.AH14]))/2)" office:value-type="float" office:value="0.00098" calcext:value-type="float">
            <text:p>0,00098</text:p>
          </table:table-cell>
          <table:table-cell table:style-name="ce108" table:formula="of:=ABS(IF([.$AC$12]=1;14;0)+LOG10([.AH15]))" office:value-type="float" office:value="3.00877392430751" calcext:value-type="float">
            <text:p>3,00877392430751</text:p>
          </table:table-cell>
          <table:table-cell table:style-name="ce252"/>
          <table:table-cell table:style-name="ce108" table:number-columns-repeated="5"/>
          <table:table-cell table:number-columns-repeated="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08" table:number-columns-repeated="2"/>
          <table:table-cell table:style-name="ce231" office:value-type="string" calcext:value-type="string">
            <text:p>S Coefs.</text:p>
          </table:table-cell>
          <table:table-cell table:style-name="ce334" table:formula="of:=IF([.AE10]=1;&quot;&quot;;[.AE10])" office:value-type="float" office:value="2" calcext:value-type="float">
            <text:p>2</text:p>
          </table:table-cell>
          <table:table-cell table:style-name="ce338" table:formula="of:=IF([.AE9]=1;&quot;&quot;;[.AE9])">
            <text:p/>
          </table:table-cell>
          <table:table-cell table:style-name="ce108"/>
          <table:table-cell table:style-name="ce342" table:formula="of:=IF([.AE13]=1;&quot;&quot;;[.AE13])" office:value-type="float" office:value="2" calcext:value-type="float">
            <text:p>2</text:p>
          </table:table-cell>
          <table:table-cell table:style-name="Default"/>
          <table:table-cell table:style-name="ce108" table:number-columns-repeated="9"/>
          <table:table-cell table:number-columns-repeated="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08"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H₂SO₄" calcext:value-type="string">
            <text:p>H₂SO₄</text:p>
          </table:table-cell>
          <table:table-cell table:style-name="ce108" table:formula="of:=[.AF11]" office:value-type="string" office:string-value="Na₂SO₄" calcext:value-type="string">
            <text:p>Na₂SO₄</text:p>
          </table:table-cell>
          <table:table-cell table:style-name="ce108" table:formula="of:=[.AF12]" office:value-type="string" office:string-value="H₂O" calcext:value-type="string">
            <text:p>H₂O</text:p>
          </table:table-cell>
          <table:table-cell table:style-name="Default"/>
          <table:table-cell table:style-name="ce247" table:formula="of:=[.I27]" office:value-type="string" office:string-value="mol NaOH / cm³ D H₂SO₄ =" calcext:value-type="string">
            <text:p>mol NaOH / cm³ D H₂SO₄ =</text:p>
          </table:table-cell>
          <table:table-cell table:style-name="ce108" table:formula="of:=[.AH12]*1000" office:value-type="float" office:value="0.00098" calcext:value-type="float">
            <text:p>0,00098</text:p>
          </table:table-cell>
          <table:table-cell table:style-name="ce108" table:number-columns-repeated="3"/>
          <table:table-cell table:style-name="ce253"/>
          <table:table-cell table:style-name="Default" table:number-columns-repeated="3"/>
          <table:table-cell table:number-columns-repeated="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ce300" table:number-columns-repeated="2"/>
          <table:table-cell table:style-name="ce300" table:formula="of:=[.AB16]&amp;&quot; &quot;&amp;[.AB17]&amp;&quot; + &quot;&amp;[.AC16]&amp;&quot; &quot;&amp;[.AC17]&amp;&quot; → &quot;&amp;[.AD16]&amp;&quot; &quot;&amp;[.AD17]&amp;&quot; + &quot;&amp;[.AE16]&amp;&quot; &quot;&amp;[.AE17]" office:value-type="string" office:string-value="2 NaOH +  H₂SO₄ →  Na₂SO₄ + 2 H₂O" calcext:value-type="string">
            <text:p>2 NaOH + <text:s/>H₂SO₄ → <text:s/>Na₂SO₄ + 2 H₂O</text:p>
          </table:table-cell>
          <table:table-cell table:style-name="ce300" table:number-columns-repeated="5"/>
          <table:table-cell table:number-columns-repeated="12"/>
          <table:table-cell table:style-name="ce108" table:number-columns-repeated="2"/>
          <table:table-cell table:style-name="ce233"/>
          <table:table-cell table:style-name="ce225"/>
          <table:table-cell table:style-name="Default" table:number-columns-repeated="4"/>
          <table:table-cell table:style-name="ce108" table:number-columns-repeated="5"/>
          <table:table-cell table:style-name="ce160"/>
          <table:table-cell table:style-name="Default" table:number-columns-repeated="3"/>
          <table:table-cell table:number-columns-repeated="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H₂SO₄" calcext:value-type="string">
            <text:p>H₂SO₄</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08" table:number-columns-repeated="2"/>
          <table:table-cell table:style-name="ce231"/>
          <table:table-cell table:style-name="ce236"/>
          <table:table-cell table:style-name="Default" table:number-columns-repeated="4"/>
          <table:table-cell table:style-name="ce108"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H₂SO₄" calcext:value-type="string">
            <text:p>cm³ D H₂SO₄</text:p>
          </table:table-cell>
          <table:table-cell table:style-name="ce300" table:number-columns-repeated="2"/>
          <table:table-cell table:number-columns-repeated="12"/>
          <table:table-cell table:style-name="ce108" table:number-columns-repeated="2"/>
          <table:table-cell table:style-name="ce231"/>
          <table:table-cell table:style-name="ce160"/>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49.9" calcext:value-type="float">
            <text:p>49,9</text:p>
          </table:table-cell>
          <table:table-cell table:style-name="ce300" table:formula="of:=IF(ISBLANK([.I8]);&quot;&quot;;[.I8])" office:value-type="float" office:value="25" calcext:value-type="float">
            <text:p>25</text:p>
          </table:table-cell>
          <table:table-cell table:style-name="ce324" table:formula="of:=IF(AND(LEN([.H21])&gt;0;[.AJ3]=0);[.$AK$2];&quot;&quot;)">
            <text:p/>
          </table:table-cell>
          <table:table-cell table:style-name="ce728" table:formula="of:=IF(LEN([.H21])&gt;0;NUMFORMA([.AH3];[.$Z$6];[.$Z$7];[.$Z$8]);&quot;&quot;)" office:value-type="string" office:string-value="2,00" calcext:value-type="string">
            <text:p>2,00</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DAT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50.2" calcext:value-type="float">
            <text:p>50,2</text:p>
          </table:table-cell>
          <table:table-cell table:style-name="ce300" table:formula="of:=IF(ISBLANK([.I9]);&quot;&quot;;[.I9])" office:value-type="float" office:value="25" calcext:value-type="float">
            <text:p>25</text:p>
          </table:table-cell>
          <table:table-cell table:style-name="ce408" table:formula="of:=IF(AND(LEN([.H22])&gt;0;[.AJ4]=0);[.$AK$2];&quot;&quot;)">
            <text:p/>
          </table:table-cell>
          <table:table-cell table:style-name="ce728" table:formula="of:=IF(LEN([.H22])&gt;0;NUMFORMA([.AH4];[.$Z$6];[.$Z$7];[.$Z$8]);&quot;&quot;)" office:value-type="string" office:string-value="2,01" calcext:value-type="string">
            <text:p>2,01</text:p>
          </table:table-cell>
          <table:table-cell table:style-name="ce300" table:number-columns-repeated="2"/>
          <table:table-cell table:style-name="Default" table:number-columns-repeated="3"/>
          <table:table-cell table:number-columns-repeated="9"/>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62" table:formula="of:=CHOOSE([.Z4];&quot;&quot;;[$Ayuda.A147];[$Ayuda.A171];[.A81];[$Ayuda.A161]&amp;CHAR(10)&amp;[.A101];[$Ayuda.$A$165];[.$A$111])" office:value-type="string" office:string-value="Elija, en las celdas de color naranja, las unidades de los datos de que dispone.&#10;Escriba los valores de los datos de los que dispone en las celdas de color blanco y borde azul.&#10;Si se deja en blanco a celda debajo de la fórmula química del compuesto «Dato», se suponen que los datos son de la masa.&#10;Los datos se analizan con el criterio Q de Dixon para ver se se puede rechazar el valor más alto o el más bajo según el nivel de confianza elegido (por defecto 90%. Un nivel del 99% admite valores más «separados», ya que se exige un 99% de probabilidad de un sea realmente «no válido»).&#10;Para calcular el pH de la disolución incógnita debe darse el valor de la constante de acidez o basicidade. Si se deja en blanco, se suponen que es una especie fuerte." calcext:value-type="string" table:number-columns-spanned="4" table:number-rows-spanned="26">
            <text:p>Elija, en las celdas de color naranja, las unidades de los datos de que dispone.</text:p>
            <text:p>Escriba los valores de los datos de los que dispone en las celdas de color blanco y borde azul.</text:p>
            <text:p>Si se deja en blanco a celda debajo de la fórmula química del compuesto «Dato», se suponen que los datos son de la masa.</text:p>
            <text:p>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p>
            <text:p>Para calcular el pH de la disolución incógnita debe darse el valor de la constante de acidez o basicidade. Si se deja en blanco, se suponen que es una especie fuerte.</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46.9" calcext:value-type="float">
            <text:p>46,9</text:p>
          </table:table-cell>
          <table:table-cell table:style-name="ce300" table:formula="of:=IF(ISBLANK([.I10]);&quot;&quot;;[.I10])" office:value-type="float" office:value="25" calcext:value-type="float">
            <text:p>25</text:p>
          </table:table-cell>
          <table:table-cell table:style-name="ce408" table:formula="of:=IF(AND(LEN([.H23])&gt;0;[.AJ5]=0);[.$AK$2];&quot;&quot;)">
            <text:p/>
          </table:table-cell>
          <table:table-cell table:style-name="ce728" table:formula="of:=IF(LEN([.H23])&gt;0;NUMFORMA([.AH5];[.$Z$6];[.$Z$7];[.$Z$8]);&quot;&quot;)" office:value-type="string" office:string-value="1,88" calcext:value-type="string">
            <text:p>1,88</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08"/>
          <table:table-cell table:style-name="ce160"/>
          <table:table-cell table:style-name="ce252" table:number-columns-repeated="2"/>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408" table:formula="of:=IF(AND(LEN([.H24])&gt;0;[.AJ6]=0);[.$AK$2];&quot;&quot;)">
            <text:p/>
          </table:table-cell>
          <table:table-cell table:style-name="ce728" table:formula="of:=IF(LEN([.H24])&gt;0;NUMFORMA([.AH6];[.$Z$6];[.$Z$7];[.$Z$8]);&quot;&quot;)">
            <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60" table:number-columns-repeated="2"/>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408" table:formula="of:=IF(AND(LEN([.H25])&gt;0;[.AJ7]=0);[.$AK$2];&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160" table:number-columns-repeated="2"/>
          <table:table-cell table:style-name="Default" table:number-columns-repeated="5"/>
          <table:table-cell table:style-name="ce108"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96" calcext:value-type="string">
            <text:p>1,96</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table:table-cell table:style-name="ce108"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H₂SO₄ =" calcext:value-type="string">
            <text:p>mol NaOH / cm³ D H₂SO₄ =</text:p>
          </table:table-cell>
          <table:table-cell table:style-name="ce319" table:formula="of:=NUMFORMA([.AH17];[.$Z$6];[.$Z$7];[.$Z$8])" office:value-type="string" office:string-value="9,80×10⁻⁴" calcext:value-type="string">
            <text:p>9,80×10⁻⁴</text:p>
          </table:table-cell>
          <table:table-cell table:style-name="ce300" table:number-columns-repeated="2"/>
          <table:table-cell table:number-columns-repeated="12"/>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H₂SO₄] =" calcext:value-type="string">
            <text:p>[H₂SO₄] =</text:p>
          </table:table-cell>
          <table:table-cell table:style-name="ce728" table:formula="of:=NUMFORMA([.AH14];[.$Z$6];[.$Z$7];[.$Z$8])" office:value-type="string" office:string-value="4,90×10⁻⁴" calcext:value-type="string">
            <text:p>4,90×10⁻⁴</text:p>
          </table:table-cell>
          <table:table-cell table:style-name="ce411" office:value-type="string" calcext:value-type="string">
            <text:p>mol/dm³</text:p>
          </table:table-cell>
          <table:table-cell table:style-name="ce300" table:formula="of:=&quot;pH = &quot;&amp;NUMFORMA([.AI15];[.$Z$6];[.$Z$7];[.$Z$8])" office:value-type="string" office:string-value="pH = 3,01" calcext:value-type="string">
            <text:p>pH = 3,01</text:p>
          </table:table-cell>
          <table:table-cell table:style-name="ce300" table:number-columns-repeated="2"/>
          <table:table-cell table:number-columns-repeated="12"/>
          <table:table-cell table:style-name="ce108" table:number-columns-repeated="3"/>
          <table:table-cell table:style-name="ce160" table:number-columns-repeated="5"/>
          <table:table-cell table:style-name="Default" table:number-columns-repeated="2"/>
          <table:table-cell table:style-name="ce160"/>
          <table:table-cell table:style-name="ce247"/>
          <table:table-cell table:style-name="ce160"/>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60"/>
          <table:table-cell table:style-name="ce506"/>
          <table:table-cell table:style-name="ce160"/>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T   R   O   S       C   Á   L   C   U   L   O   S" calcext:value-type="string" table:number-columns-spanned="6" table:number-rows-spanned="1">
            <text:p>O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60"/>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8-07" calcext:value-type="date">
            <text:p>07/08/25</text:p>
          </table:table-cell>
          <table:table-cell table:style-name="Default" table:number-columns-repeated="3"/>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305" office:value-type="string" calcext:value-type="string" table:number-columns-spanned="10" table:number-rows-spanned="13">
            <text:p><text:span text:style-name="T4">Elija, en las celdas de color naranja, las unidades de los datos de que dispone.</text:span></text:p>
            <text:p><text:span text:style-name="T4">Escriba los valores de los datos de los que dispone en las celdas de color blanco y borde azul.</text:span></text:p>
            <text:p><text:span text:style-name="T4">Si se deja en blanco a celda debajo de la fórmula química del compuesto «Dato», se suponen que los datos son de la masa.</text:span></text:p>
            <text:p><text:span text:style-name="T4">Los datos se analizan con el criterio Q de Dixon para ver se se puede rechazar el valor más alto o el más bajo según el nivel de confianza elegido (por defecto 90%. Un nivel del 99% admite valores más «separados», ya que se exige un 99% de probabilidad de un sea realmente «no válido»).</text:span></text:p>
            <text:p><text:span text:style-name="T4">Para calcular el pH de la disolución incógnita debe darse el valor de la constante de acidez o basicidade. Si se deja en blanco, se suponen que es una especie fuerte.</text:span></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308" office:value-type="string" calcext:value-type="string" table:number-columns-spanned="10" table:number-rows-spanned="8">
            <text:p>Elija en las celdas de color naranja a magnitud que se representa en cada ej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table:table-column table:style-name="co12" table:number-columns-repeated="4" table:default-cell-style-name="ce63"/>
        <table:table-column table:style-name="co21" table:default-cell-style-name="ce63"/>
        <table:table-column table:style-name="co11" table:number-columns-repeated="5" table:default-cell-style-name="ce63"/>
        <table:table-column table:style-name="co21"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L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295" office:value-type="string" calcext:value-type="string" table:number-columns-spanned="4" table:number-rows-spanned="13">
            <text:p><text:span text:style-name="T4">Para cuantificar la presencia de ácido sulfúrico en el agua de lluvia se valoró una muestra empleando una disolución de hidróxido de sodio de concentración 5,0·10⁻⁴ mol/dm³. Se repitió tres veces la valoración para mayor exactitud, con los resultados mostrados en la Tabla. (P.A.U. extr.. 25)</text:span></text:p>
            <text:p><text:span text:style-name="T4">a) Escriba la reacción entre el ácido y la base, y determine la concentración de ácido sulfúrico en la muestra del agua de lluvia.</text:span></text:p>
            <text:p><text:span text:style-name="T4">b) Calcule el pH de la muestra del agua de lluvia suponiendo que todo el ácido sulfúrico está disociado.</text:span></text:p>
            <text:p><text:span text:style-name="T4">Rta.: a) 2 NaOH + H₂SO₄ → Na₂SO₄ + 2 H₂O;</text:span></text:p>
            <text:p><text:span text:style-name="T4">[H₂SO₄] = 4,90×10⁻⁴ mol/dm³; b) pH = 3,01</text:span></text:p>
          </table:table-cell>
          <table:covered-table-cell table:style-name="ce327"/>
          <table:covered-table-cell table:number-columns-repeated="2" table:style-name="ce323"/>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323"/>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56"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4" table:style-name="ce323"/>
          <table:table-cell table:style-name="ce299"/>
          <table:table-cell table:style-name="ce150"/>
          <table:table-cell table:style-name="ce644"/>
          <table:table-cell table:style-name="ce356"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3"/>
          <table:table-cell table:style-name="ce299" table:number-columns-repeated="8"/>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23"/>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7"/>
          <table:covered-table-cell table:style-name="ce323"/>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327"/>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327"/>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NaOH con ácido oxálico.</text:p>
            <text:p>Rta.: a) 2 NaOH + H₂C₂Lo₄ → En Na₂C₂O₄ + 2 H₂O;</text:p>
            <text:p>[NaOH] = 0,138 mol/dm³</text:p>
          </table:table-cell>
          <table:covered-table-cell table:style-name="ce327"/>
          <table:covered-table-cell table:number-columns-repeated="2" table:style-name="ce323"/>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142"/>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table:table-cell table:style-name="DatoEntrada"/>
          <table:table-cell table:style-name="ce356"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table:table-cell table:style-name="ce644"/>
          <table:table-cell table:style-name="ce356"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3"/>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7"/>
          <table:covered-table-cell table:style-name="ce323"/>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Determinar la concentración de una disolución de ácido acético con NaOH de concentración 0,1 mol/dm³</text:p>
            <text:p>Rta.: a)  NaOH +  CH₃COOH →  NaCH₃COO +  H₂O;</text:p>
            <text:p>[CH₃COO] = 0,175 mol/dm³</text:p>
          </table:table-cell>
          <table:covered-table-cell table:style-name="ce327"/>
          <table:covered-table-cell table:number-columns-repeated="2" table:style-name="ce323"/>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56" table:content-validation-name="val5" office:value-type="string" calcext:value-type="string">
            <text:p>mol/dm³</text:p>
          </table:table-cell>
          <table:table-cell table:style-name="ce150"/>
          <table:table-cell table:style-name="ce142"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table:table-cell table:style-name="ce644"/>
          <table:table-cell table:style-name="ce356"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3"/>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3"/>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327"/>
          <table:covered-table-cell table:style-name="ce323"/>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32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CH₃COOH</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default-cell-style-name="ce446"/>
        <table:table-column table:style-name="co12" table:number-columns-repeated="2" table:default-cell-style-name="ce446"/>
        <table:table-column table:style-name="co12" table:default-cell-style-name="Default"/>
        <table:table-column table:style-name="co8" table:default-cell-style-name="ce446"/>
        <table:table-column table:style-name="co23" table:default-cell-style-name="ce446"/>
        <table:table-column table:style-name="co30" table:default-cell-style-name="ce446"/>
        <table:table-column table:style-name="co34" table:default-cell-style-name="ce446"/>
        <table:table-column table:style-name="co35" table:default-cell-style-name="ce446"/>
        <table:table-column table:style-name="co36" table:default-cell-style-name="ce446"/>
        <table:table-column table:style-name="co11" table:default-cell-style-name="ce446"/>
        <table:table-column table:style-name="co8" table:default-cell-style-name="ce446"/>
        <table:table-column table:style-name="co7" table:default-cell-style-name="ce446"/>
        <table:table-column table:style-name="co37" table:number-columns-repeated="2" table:default-cell-style-name="ce446"/>
        <table:table-column table:style-name="co38" table:default-cell-style-name="ce446"/>
        <table:table-column table:style-name="co11" table:number-columns-repeated="11" table:default-cell-style-name="ce446"/>
        <table:table-column table:style-name="co39" table:default-cell-style-name="ce446"/>
        <table:table-column table:style-name="co27" table:default-cell-style-name="ce446"/>
        <table:table-column table:style-name="co40" table:default-cell-style-name="ce446"/>
        <table:table-column table:style-name="co39" table:default-cell-style-name="ce446"/>
        <table:table-column table:style-name="co41" table:default-cell-style-name="ce446"/>
        <table:table-column table:style-name="co42" table:default-cell-style-name="ce446"/>
        <table:table-column table:style-name="co43" table:default-cell-style-name="ce446"/>
        <table:table-column table:style-name="co44" table:default-cell-style-name="ce446"/>
        <table:table-column table:style-name="co45" table:default-cell-style-name="ce446"/>
        <table:table-column table:style-name="co46" table:default-cell-style-name="ce446"/>
        <table:table-column table:style-name="co47" table:default-cell-style-name="ce446"/>
        <table:table-column table:style-name="co48" table:default-cell-style-name="ce446"/>
        <table:table-column table:style-name="co49" table:default-cell-style-name="ce446"/>
        <table:table-column table:style-name="co50" table:default-cell-style-name="ce446"/>
        <table:table-column table:style-name="co51" table:number-columns-repeated="2" table:default-cell-style-name="ce446"/>
        <table:table-column table:style-name="co8" table:number-columns-repeated="2" table:default-cell-style-name="ce446"/>
        <table:table-column table:style-name="co52" table:default-cell-style-name="ce446"/>
        <table:table-column table:style-name="co53" table:default-cell-style-name="ce446"/>
        <table:table-column table:style-name="co52" table:default-cell-style-name="ce446"/>
        <table:table-column table:style-name="co8" table:default-cell-style-name="ce446"/>
        <table:table-column table:style-name="co21" table:number-columns-repeated="3" table:default-cell-style-name="ce446"/>
        <table:table-column table:style-name="co54" table:default-cell-style-name="ce446"/>
        <table:table-column table:style-name="co55" table:default-cell-style-name="ce446"/>
        <table:table-column table:style-name="co52" table:number-columns-repeated="2" table:default-cell-style-name="ce446"/>
        <table:table-column table:style-name="co11" table:default-cell-style-name="ce446"/>
        <table:table-column table:style-name="co56" table:default-cell-style-name="ce446"/>
        <table:table-column table:style-name="co11" table:number-columns-repeated="2" table:default-cell-style-name="ce446"/>
        <table:table-column table:style-name="co52" table:number-columns-repeated="5" table:default-cell-style-name="ce446"/>
        <table:table-column table:style-name="co52"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446"/>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331" office:value-type="string" calcext:value-type="string">
            <text:p>VALORACIÓN REDOX</text:p>
          </table:table-cell>
          <table:table-cell table:style-name="Default"/>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941" calcext:value-type="float">
            <text:p>0,941</text:p>
          </table:table-cell>
          <table:table-cell table:style-name="ce160"/>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style-name="ce63"/>
          <table:table-cell table:style-name="ce160"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 pegue el enunciado en el espacio de abajo</text:span></text:p>
            </office:annotation>
            <text:p>Problema</text:p>
          </table:table-cell>
          <table:table-cell table:number-columns-repeated="2"/>
          <table:table-cell table:style-name="ce446"/>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table-cell table:style-name="ce49" office:value-type="string" calcext:value-type="string">
            <text:p><text:a xlink:href="#Índice" xlink:type="simple">Índice</text:a></text:p>
          </table:table-cell>
          <table:table-cell table:number-columns-repeated="8"/>
          <table:table-cell table:style-name="ce108"/>
          <table:table-cell table:style-name="ce160"/>
          <table:table-cell table:style-name="Default"/>
          <table:table-cell table:style-name="ce331" office:value-type="string" calcext:value-type="string">
            <text:p>Concentración</text:p>
          </table:table-cell>
          <table:table-cell table:style-name="ce331" office:value-type="string" calcext:value-type="string">
            <text:p>densidad</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chazado</text:p>
          </table:table-cell>
          <table:table-cell table:style-name="ce108" office:value-type="string" calcext:value-type="string">
            <text:p>mín</text:p>
          </table:table-cell>
          <table:table-cell table:style-name="Default" table:formula="of:=COM.MICROSOFT.MINIFS([.AH$3:.AH$7];[.AH$3:.AH$7];&quot;&gt;0&quot;)" office:value-type="float" office:value="0.15" calcext:value-type="float">
            <text:p>0,15</text:p>
          </table:table-cell>
          <table:table-cell table:style-name="ce108" table:formula="of:=COM.MICROSOFT.MINIFS([.AH$3:.AH$7];[.AH$3:.AH$7];&quot;&gt;0&quot;;[.AH$3:.AH$7];&quot;&lt;&gt;&quot;&amp;[.AM2])" office:value-type="float" office:value="0.2" calcext:value-type="float">
            <text:p>0,2</text:p>
          </table:table-cell>
          <table:table-cell table:style-name="ce108" table:formula="of:=[.AN2]-[.AM2]" office:value-type="float" office:value="0.05" calcext:value-type="float">
            <text:p>0,05</text:p>
          </table:table-cell>
          <table:table-cell table:style-name="ce63" table:formula="of:=[.AO2]/[.$AO$4]" office:value-type="float" office:value="0.5" calcext:value-type="float">
            <text:p>0,5</text:p>
          </table:table-cell>
          <table:table-cell table:style-name="ce153" table:formula="of:=[.AP2]&gt;[.$AQ$1]" office:value-type="boolean" office:boolean-value="false" calcext:value-type="boolean">
            <text:p>FALSO</text:p>
          </table:table-cell>
          <table:table-cell table:style-name="ce160"/>
          <table:table-cell table:style-name="ce108"/>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60" table:number-columns-repeated="4"/>
          <table:table-cell table:style-name="ce160" office:value-type="string" calcext:value-type="string">
            <text:p>Oxidación</text:p>
          </table:table-cell>
          <table:table-cell table:style-name="ce160"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El ácido clorhídrico reacciona con el ácido nítrico concentrado del 16,0 % en masa y densidad 1,09 g/cm³ y forma cloro, dióxido de nitrógeno y agua.</text:p>
            <text:p>a) Ajusta la reacción que tiene lugar por el método del ión-electrón.</text:p>
            <text:p>b) Calcula la concentración de una disolución de ácido clorhídrico se se gastan los volúmenes indicados.</text:p>
            <text:p><text:span text:style-name="T23">Rta.: a) 2 HNO₃ + 2 HCl → 2 </text:span><text:span text:style-name="T24">NO₂</text:span> + Cl₂ + 2 H₂O;</text:p>
            <text:p>b) [HCl] = 1,11 mol/dm³</text:p>
            <text:p/>
          </table:table-cell>
          <table:covered-table-cell table:number-columns-repeated="2" table:style-name="ce440"/>
          <table:covered-table-cell table:style-name="ce449"/>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style-name="ce399"/>
          <table:table-cell table:style-name="ce445"/>
          <table:table-cell table:style-name="ce49" office:value-type="string" calcext:value-type="string">
            <text:p><text:a xlink:href="#Ayuda" xlink:type="simple">Ayuda</text:a></text:p>
          </table:table-cell>
          <table:table-cell table:style-name="ce445" table:number-columns-repeated="8"/>
          <table:table-cell table:style-name="ce160" table:formula="of:=[.A22]" office:value-type="string" office:string-value="Instrucións " calcext:value-type="string">
            <text:p>Instrucións </text:p>
          </table:table-cell>
          <table:table-cell table:style-name="ce108"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16" calcext:value-type="float">
            <text:p>16</text:p>
          </table:table-cell>
          <table:table-cell table:style-name="ce160" office:value-type="float" office:value="1" calcext:value-type="float">
            <text:p>1</text:p>
          </table:table-cell>
          <table:table-cell table:style-name="ce160" table:formula="of:=AVALOR(TRIM([.G8]))" office:value-type="float" office:value="2" calcext:value-type="float">
            <text:p>2</text:p>
          </table:table-cell>
          <table:table-cell table:style-name="ce228" table:formula="of:=AVALOR(TRIM([.I8]))" office:value-type="float" office:value="10" calcext:value-type="float">
            <text:p>10</text:p>
          </table:table-cell>
          <table:table-cell table:style-name="ce160" table:formula="of:=IF([.AF3]&lt;&gt;0;[.AF3]/[.AG3];0)" office:value-type="float" office:value="0.2" calcext:value-type="float">
            <text:p>0,2</text:p>
          </table:table-cell>
          <table:table-cell table:style-name="Default" table:formula="of:=IF([.AH3]&lt;&gt;0;[.AH3]-[.$AJ$8];0)" office:value-type="float" office:value="0" calcext:value-type="float">
            <text:p>0</text:p>
          </table:table-cell>
          <table:table-cell table:style-name="ce228" table:formula="of:=IF(OR(AND([.AH3]=[.$AM$2];[.$AQ$2]);AND([.AH3]=[.$AM$3];[.$AQ$3]));0;[.$AH3])" office:value-type="float" office:value="0.2" calcext:value-type="float">
            <text:p>0,2</text:p>
          </table:table-cell>
          <table:table-cell table:style-name="Default" office:value-type="string" calcext:value-type="string">
            <text:p>K<text:span text:style-name="T7">ₐ</text:span></text:p>
          </table:table-cell>
          <table:table-cell table:style-name="ce108" office:value-type="string" calcext:value-type="string">
            <text:p>máx</text:p>
          </table:table-cell>
          <table:table-cell table:style-name="ce63" table:formula="of:=COM.MICROSOFT.MAXIFS([.AH$3:.AH$7];[.AH$3:.AH$7];&quot;&gt;0&quot;)" office:value-type="float" office:value="0.25" calcext:value-type="float">
            <text:p>0,25</text:p>
          </table:table-cell>
          <table:table-cell table:style-name="ce108" table:formula="of:=COM.MICROSOFT.MAXIFS([.AH$3:.AH$7];[.AH$3:.AH$7];&quot;&gt;0&quot;;[.AH$3:.AH$7];&quot;&lt;&gt;&quot;&amp;[.AM3])" office:value-type="float" office:value="0.2" calcext:value-type="float">
            <text:p>0,2</text:p>
          </table:table-cell>
          <table:table-cell table:style-name="ce108" table:formula="of:=[.AM3]-[.AN3]" office:value-type="float" office:value="0.05" calcext:value-type="float">
            <text:p>0,05</text:p>
          </table:table-cell>
          <table:table-cell table:style-name="ce63" table:formula="of:=[.AO3]/[.$AO$4]" office:value-type="float" office:value="0.5" calcext:value-type="float">
            <text:p>0,5</text:p>
          </table:table-cell>
          <table:table-cell table:style-name="ce153" table:formula="of:=[.AP3]&gt;[.$AQ$1]" office:value-type="boolean" office:boolean-value="false" calcext:value-type="boolean">
            <text:p>FALSO</text:p>
          </table:table-cell>
          <table:table-cell table:style-name="ce160"/>
          <table:table-cell table:style-name="ce108"/>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60" table:number-columns-repeated="4"/>
          <table:table-cell table:style-name="ce160" office:value-type="string" calcext:value-type="string">
            <text:p>Reducción</text:p>
          </table:table-cell>
          <table:table-cell table:style-name="ce160" table:number-columns-repeated="4"/>
          <table:table-cell table:style-name="Default" table:number-columns-repeated="7"/>
          <table:table-cell/>
        </table:table-row>
        <table:table-row table:style-name="ro1">
          <table:covered-table-cell table:number-columns-repeated="3" table:style-name="ce440"/>
          <table:covered-table-cell table:style-name="ce449"/>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16" calcext:value-type="float">
            <text:p>16</text:p>
          </table:table-cell>
          <table:table-cell table:style-name="ce477" table:content-validation-name="val9" office:value-type="string" calcext:value-type="string">
            <text:p>% masa</text:p>
          </table:table-cell>
          <table:table-cell table:number-columns-repeated="5" table:style-name="ce406" office:value-type="string" calcext:value-type="string">
            <text:p><text:s/></text:p>
          </table:table-cell>
          <table:table-cell table:style-name="ce399"/>
          <table:table-cell table:style-name="ce445"/>
          <table:table-cell table:style-name="ce462" office:value-type="string" calcext:value-type="string">
            <text:p><text:a xlink:href="#D_Redox" xlink:type="simple">Más problemas</text:a></text:p>
          </table:table-cell>
          <table:table-cell table:style-name="ce445" table:number-columns-repeated="8"/>
          <table:table-cell table:style-name="ce160"/>
          <table:table-cell table:style-name="ce108"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1.09" calcext:value-type="float">
            <text:p>1,09</text:p>
          </table:table-cell>
          <table:table-cell table:style-name="ce160" office:value-type="float" office:value="2" calcext:value-type="float">
            <text:p>2</text:p>
          </table:table-cell>
          <table:table-cell table:style-name="ce160" table:formula="of:=AVALOR(TRIM([.G9]))" office:value-type="float" office:value="1.5" calcext:value-type="float">
            <text:p>1,5</text:p>
          </table:table-cell>
          <table:table-cell table:style-name="ce228" table:formula="of:=AVALOR(TRIM([.I9]))" office:value-type="float" office:value="10" calcext:value-type="float">
            <text:p>10</text:p>
          </table:table-cell>
          <table:table-cell table:style-name="ce160" table:formula="of:=IF([.AF4]&lt;&gt;0;[.AF4]/[.AG4];0)" office:value-type="float" office:value="0.15" calcext:value-type="float">
            <text:p>0,15</text:p>
          </table:table-cell>
          <table:table-cell table:style-name="Default" table:formula="of:=IF([.AH4]&lt;&gt;0;[.AH4]-[.$AJ$8];0)" office:value-type="float" office:value="-0.05" calcext:value-type="float">
            <text:p>-0,05</text:p>
          </table:table-cell>
          <table:table-cell table:style-name="ce228" table:formula="of:=IF(OR(AND([.AH4]=[.$AM$2];[.$AQ$2]);AND([.AH4]=[.$AM$3];[.$AQ$3]));0;[.$AH4])" office:value-type="float" office:value="0.15" calcext:value-type="float">
            <text:p>0,15</text:p>
          </table:table-cell>
          <table:table-cell table:style-name="Default" office:value-type="string" calcext:value-type="string">
            <text:p>K<text:span text:style-name="T18"></text:span></text:p>
          </table:table-cell>
          <table:table-cell table:style-name="ce108" table:number-columns-repeated="2"/>
          <table:table-cell table:style-name="Default" office:value-type="string" calcext:value-type="string">
            <text:p>máx – mín</text:p>
          </table:table-cell>
          <table:table-cell table:style-name="ce63" table:formula="of:=[.AM3]-[.AM2]" office:value-type="float" office:value="0.1" calcext:value-type="float">
            <text:p>0,1</text:p>
          </table:table-cell>
          <table:table-cell table:style-name="ce63" table:number-columns-repeated="2"/>
          <table:table-cell table:style-name="ce160"/>
          <table:table-cell table:style-name="ce108"/>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60" table:number-columns-repeated="9"/>
          <table:table-cell table:style-name="Default" table:number-columns-repeated="7"/>
          <table:table-cell/>
        </table:table-row>
        <table:table-row table:style-name="ro1">
          <table:covered-table-cell table:number-columns-repeated="3" table:style-name="ce440"/>
          <table:covered-table-cell table:style-name="ce449"/>
          <table:table-cell table:style-name="ce406" office:value-type="string" calcext:value-type="string">
            <text:p><text:s/></text:p>
          </table:table-cell>
          <table:table-cell table:style-name="ce150" table:formula="of:=IF([.AB6]=2;PROPER([.AC2])&amp;&quot;: &quot;;&quot;&quot;)" office:value-type="string" office:string-value="Densidad: " calcext:value-type="string">
            <text:p>Densidad: </text:p>
          </table:table-cell>
          <table:table-cell table:style-name="ce563" office:value-type="float" office:value="1.09" calcext:value-type="float">
            <text:p>1,09</text:p>
          </table:table-cell>
          <table:table-cell table:style-name="ce477"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style-name="ce445" table:number-columns-repeated="2"/>
          <table:table-cell table:style-name="Default"/>
          <table:table-cell table:style-name="ce445" table:number-columns-repeated="9"/>
          <table:table-cell table:style-name="ce160"/>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2.5" calcext:value-type="float">
            <text:p>2,5</text:p>
          </table:table-cell>
          <table:table-cell table:style-name="ce228" table:formula="of:=AVALOR(TRIM([.I10]))" office:value-type="float" office:value="10" calcext:value-type="float">
            <text:p>10</text:p>
          </table:table-cell>
          <table:table-cell table:style-name="ce160" table:formula="of:=IF([.AF5]&lt;&gt;0;[.AF5]/[.AG5];0)" office:value-type="float" office:value="0.25" calcext:value-type="float">
            <text:p>0,25</text:p>
          </table:table-cell>
          <table:table-cell table:style-name="Default" table:formula="of:=IF([.AH5]&lt;&gt;0;[.AH5]-[.$AJ$8];0)" office:value-type="float" office:value="0.05" calcext:value-type="float">
            <text:p>0,05</text:p>
          </table:table-cell>
          <table:table-cell table:style-name="ce228" table:formula="of:=IF(OR(AND([.AH5]=[.$AM$2];[.$AQ$2]);AND([.AH5]=[.$AM$3];[.$AQ$3]));0;[.$AH5])" office:value-type="float" office:value="0.25" calcext:value-type="float">
            <text:p>0,25</text:p>
          </table:table-cell>
          <table:table-cell table:style-name="Default"/>
          <table:table-cell table:style-name="ce108"/>
          <table:table-cell table:style-name="Default" table:number-columns-repeated="2"/>
          <table:table-cell table:style-name="ce63" table:number-columns-repeated="3"/>
          <table:table-cell table:style-name="ce160"/>
          <table:table-cell table:style-name="ce108"/>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60" table:number-columns-repeated="9"/>
          <table:table-cell table:style-name="Default" table:number-columns-repeated="7"/>
          <table:table-cell/>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style-name="ce445" table:number-columns-repeated="2"/>
          <table:table-cell table:style-name="ce445">
            <draw:control draw:z-index="1" draw:style-name="gr2" draw:text-style-name="P1" svg:width="2.6cm" svg:height="0.45cm" svg:x="0cm" svg:y="0cm" draw:control="control5"/>
          </table:table-cell>
          <table:table-cell table:style-name="ce445" table:number-columns-repeated="8"/>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Default"/>
          <table:table-cell table:style-name="ce108" table:formula="of:=IF(ISBLANK([.$H$4]);1;MATCH([.$H$4];[.AB3:.AB5];0))" office:value-type="float" office:value="2" calcext:value-type="float">
            <text:p>2</text:p>
          </table:table-cell>
          <table:table-cell table:style-name="ce108" table:formula="of:=IF(ISBLANK([.$H$5]);0;MATCH([.$H$5];[.AC3:.AC4];0))" office:value-type="float" office:value="1" calcext:value-type="float">
            <text:p>1</text:p>
          </table:table-cell>
          <table:table-cell table:style-name="ce160" table:formula="of:=AVALOR([.J4])" office:value-type="float" office:value="0" calcext:value-type="float">
            <text:p>0</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Default" table:formula="of:=IF([.AH6]&lt;&gt;0;[.AH6]-[.$AJ$8];0)" office:value-type="float" office:value="0" calcext:value-type="float">
            <text:p>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445" table:number-columns-repeated="11"/>
          <table:table-cell table:style-name="ce160" office:value-type="string" calcext:value-type="string">
            <text:p>Umbral</text:p>
          </table:table-cell>
          <table:table-cell table:style-name="ce108"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60" table:formula="of:=IF(ISBLANK([.L16]);1;MATCH([.$L$16];[.$AU$2:.$AW$2];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style-name="ce445" table:number-columns-repeated="2"/>
          <table:table-cell table:style-name="ce445">
            <draw:control draw:z-index="2" draw:name="Control 1" draw:style-name="gr1" draw:text-style-name="P1" svg:width="2.6cm" svg:height="0.449cm" svg:x="0cm" svg:y="0cm" draw:control="control6"/>
          </table:table-cell>
          <table:table-cell table:style-name="ce445" table:number-columns-repeated="8"/>
          <table:table-cell table:style-name="ce463" office:value-type="string" calcext:value-type="string">
            <text:p>Nota ×10ⁿ</text:p>
          </table:table-cell>
          <table:table-cell table:style-name="ce108" table:formula="of:=[$Introd.$AA8]" office:value-type="string" office:string-value="1" calcext:value-type="string">
            <text:p>1</text:p>
          </table:table-cell>
          <table:table-cell table:style-name="Default"/>
          <table:table-cell table:style-name="ce160" table:number-columns-repeated="5"/>
          <table:table-cell table:style-name="ce160" office:value-type="string" calcext:value-type="string">
            <text:p>promedio</text:p>
          </table:table-cell>
          <table:table-cell table:style-name="ce160" table:formula="of:=AVERAGEIF([.AH$3:.AH$7];&quot;&lt;&gt;0&quot;)" office:value-type="float" office:value="0.2" calcext:value-type="float">
            <text:p>0,2</text:p>
          </table:table-cell>
          <table:table-cell table:style-name="ce160"/>
          <table:table-cell table:style-name="ce160" table:formula="of:=AVERAGEIF([.AJ$3:.AJ$7];&quot;&lt;&gt;0&quot;)" office:value-type="float" office:value="0.2" calcext:value-type="float">
            <text:p>0,2</text:p>
          </table:table-cell>
          <table:table-cell table:style-name="ce108" table:formula="of:=[.J26]&amp;&quot;/&quot;&amp;[.J27]" office:value-type="string" office:string-value="cm³ D HNO₃/cm³ D HCl" calcext:value-type="string">
            <text:p>cm³ D HNO₃/cm³ D HCl</text:p>
          </table:table-cell>
          <table:table-cell table:style-name="ce160" table:number-columns-repeated="21"/>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83" table:formula="of:=IF(AND(ISBLANK([.G9]);ISBLANK([.H9]));&quot;&quot;;[.F8]+1)"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style-name="ce445" table:number-columns-repeated="13"/>
          <table:table-cell table:style-name="ce160" table:number-columns-repeated="6"/>
          <table:table-cell table:style-name="ce160" office:value-type="string" calcext:value-type="string">
            <text:p>desv. típica</text:p>
          </table:table-cell>
          <table:table-cell table:style-name="ce160" table:formula="of:=IF([.AH7]&lt;&gt;0;STDEV([.AH$3:.AH$7]);IF([.AH6]&lt;&gt;0;STDEV([.AH$3:.AH$6]);IF([.AH5]&lt;&gt;0;STDEV([.AH$3:.AH$5]);0)))" office:value-type="float" office:value="0.05" calcext:value-type="float">
            <text:p>0,05</text:p>
          </table:table-cell>
          <table:table-cell table:style-name="ce108" office:value-type="float" office:value="1.2" calcext:value-type="float">
            <text:p>1,2</text:p>
          </table:table-cell>
          <table:table-cell table:style-name="ce108" table:formula="of:=[.AH9]*[.AI9]" office:value-type="float" office:value="0.06" calcext:value-type="float">
            <text:p>0,06</text:p>
          </table:table-cell>
          <table:table-cell table:style-name="ce108"/>
          <table:table-cell table:style-name="ce160" table:number-columns-repeated="21"/>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83" table:formula="of:=IF(AND(ISBLANK([.G10]);ISBLANK([.H10]));&quot;&quot;;[.F9]+1)"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style-name="ce445" table:number-columns-repeated="13"/>
          <table:table-cell table:style-name="ce160" table:number-columns-repeated="32"/>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4"/>
          <table:table-cell table:style-name="ce445" table:number-columns-repeated="13"/>
          <table:table-cell table:style-name="ce160"/>
          <table:table-cell table:style-name="ce466" office:value-type="string" calcext:value-type="string">
            <text:p>CASOS</text:p>
          </table:table-cell>
          <table:table-cell table:style-name="ce160"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vacíos</text:p>
          </table:table-cell>
          <table:table-cell table:style-name="ce494" office:value-type="string" calcext:value-type="string">
            <text:p>unidad resultado</text:p>
          </table:table-cell>
          <table:table-cell table:style-name="ce160" table:number-columns-repeated="2"/>
          <table:table-cell table:style-name="Default" table:number-columns-repeated="7"/>
          <table:table-cell/>
        </table:table-row>
        <table:table-row table:style-name="ro1">
          <table:covered-table-cell table:number-columns-repeated="3" table:style-name="ce440"/>
          <table:covered-table-cell table:style-name="ce449"/>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445" table:number-columns-repeated="12"/>
          <table:table-cell table:style-name="ce160"/>
          <table:table-cell table:style-name="ce331" office:value-type="string" calcext:value-type="string">
            <text:p>Es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y catión en el incluso compuesto</text:p>
          </table:table-cell>
          <table:table-cell table:style-name="ce160" table:number-columns-repeated="5"/>
          <table:table-cell table:style-name="ce587" table:formula="of:=(SUM([.AK35:.AK38])=SUM([.AK39:.AK42]))" office:value-type="boolean" office:boolean-value="false" calcext:value-type="boolean">
            <text:p>FALSO</text:p>
          </table:table-cell>
          <table:table-cell table:style-name="ce160" table:number-columns-repeated="3"/>
          <table:table-cell table:style-name="ce331" office:value-type="string" calcext:value-type="string">
            <text:p>mol/dm³</text:p>
          </table:table-cell>
          <table:table-cell table:style-name="ce331" table:formula="of:=IF([.$AN$15]=3;[.AP12];&quot;&quot;)" office:value-type="string" office:string-value="g/cm³" calcext:value-type="string">
            <text:p>g/cm³</text:p>
          </table:table-cell>
          <table:table-cell table:style-name="ce331" office:value-type="string" calcext:value-type="string">
            <text:p>g/c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60"/>
          <table:table-cell table:style-name="ce609" table:formula="of:=PROPER([.$AU$4])" office:value-type="string" office:string-value="0,765" calcext:value-type="string">
            <text:p>0,765</text:p>
          </table:table-cell>
          <table:table-cell table:style-name="ce160"/>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style-name="ce445"/>
          <table:table-cell table:style-name="Default" table:number-columns-repeated="4"/>
          <table:table-cell table:style-name="ce445" table:number-columns-repeated="8"/>
          <table:table-cell table:style-name="ce160"/>
          <table:table-cell table:style-name="ce160" office:value-type="string" calcext:value-type="string">
            <text:p>Vacío?</text:p>
          </table:table-cell>
          <table:table-cell table:style-name="ce402" table:formula="of:=OR(ISBLANK([.F3]);ISBLANK([.G3]);ISBLANK([.G14]);ISBLANK([.H14]))" office:value-type="boolean" office:boolean-value="false" calcext:value-type="boolean">
            <text:p>FALSO</text:p>
          </table:table-cell>
          <table:table-cell table:style-name="ce160" table:number-columns-repeated="10"/>
          <table:table-cell table:style-name="ce331" office:value-type="string" calcext:value-type="string">
            <text:p>g/dm³</text:p>
          </table:table-cell>
          <table:table-cell table:style-name="ce331" table:formula="of:=IF([.$AN$15]=3;[.AP13];&quot;&quot;)" office:value-type="string" office:string-value="kg/m³" calcext:value-type="string">
            <text:p>kg/m³</text:p>
          </table:table-cell>
          <table:table-cell table:style-name="ce331" office:value-type="string" calcext:value-type="string">
            <text:p>kg/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60"/>
          <table:table-cell table:style-name="ce587" office:value-type="string" calcext:value-type="string">
            <text:p>Obten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440"/>
          <table:covered-table-cell table:style-name="ce449"/>
          <table:table-cell table:style-name="ce299"/>
          <table:table-cell table:style-name="ce406" office:value-type="string" calcext:value-type="string">
            <text:p>Produc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style-name="ce445"/>
          <table:table-cell table:style-name="ce573"/>
          <table:table-cell table:style-name="ce445" table:number-columns-repeated="11"/>
          <table:table-cell table:style-name="ce160" table:number-columns-repeated="2"/>
          <table:table-cell table:style-name="ce402" table:formula="of:=IF(ISERROR([.AT62]);1;NOT([.AT62]))" office:value-type="boolean" office:boolean-value="true" calcext:value-type="boolean">
            <text:p>VERDADERO</text:p>
          </table:table-cell>
          <table:table-cell table:style-name="ce160" office:value-type="string" calcext:value-type="string">
            <text:p>no se consiguió ajustar la reacción completa</text:p>
          </table:table-cell>
          <table:table-cell table:style-name="ce160"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440"/>
          <table:covered-table-cell table:style-name="ce449"/>
          <table:table-cell table:style-name="ce299" table:number-columns-repeated="9"/>
          <table:table-cell table:style-name="Default"/>
          <table:table-cell table:style-name="ce537"/>
          <table:table-cell table:style-name="ce445"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60" table:number-columns-repeated="10"/>
          <table:table-cell table:style-name="ce331" table:formula="of:=IF(ISBLANK([.$H$4]);0;MATCH([.$H$4];[.AN12:.AN17];0))" office:value-type="float" office:value="3" calcext:value-type="float">
            <text:p>3</text:p>
          </table:table-cell>
          <table:table-cell table:style-name="ce331" table:formula="of:=MATCH([.H5];[.AO12:.AO13];0)" office:value-type="float" office:value="1" calcext:value-type="float">
            <text:p>1</text:p>
          </table:table-cell>
          <table:table-cell table:style-name="ce160" table:number-columns-repeated="3"/>
          <table:table-cell table:style-name="Default" table:number-columns-repeated="2"/>
          <table:table-cell table:style-name="ce160" table:number-columns-repeated="9"/>
          <table:table-cell table:style-name="ce331" office:value-type="string" calcext:value-type="string">
            <text:p>mol/dm³</text:p>
          </table:table-cell>
          <table:table-cell table:style-name="Default"/>
          <table:table-cell table:style-name="ce160"/>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445" table:number-columns-repeated="10"/>
          <table:table-cell table:style-name="ce577"/>
          <table:table-cell table:style-name="ce399"/>
          <table:table-cell table:style-name="ce160" table:number-columns-repeated="17"/>
          <table:table-cell table:style-name="Default" table:number-columns-repeated="2"/>
          <table:table-cell table:style-name="ce160" table:number-columns-repeated="9"/>
          <table:table-cell table:style-name="ce331" office:value-type="string" calcext:value-type="string">
            <text:p>g</text:p>
          </table:table-cell>
          <table:table-cell table:style-name="ce160"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2"/>
          <table:table-cell table:style-name="ce445" table:number-columns-repeated="11"/>
          <table:table-cell table:style-name="ce399"/>
          <table:table-cell table:style-name="ce160" table:number-columns-repeated="11"/>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HNO₃" calcext:value-type="string">
            <text:p>HNO₃</text:p>
          </table:table-cell>
          <table:table-cell table:style-name="ce331" table:formula="of:=[.H26]" office:value-type="string" office:string-value="HCl" calcext:value-type="string">
            <text:p>HCl</text:p>
          </table:table-cell>
          <table:table-cell table:style-name="ce160"/>
          <table:table-cell table:style-name="Default" table:number-columns-repeated="2"/>
          <table:table-cell table:style-name="ce160" table:number-columns-repeated="7"/>
          <table:table-cell table:style-name="ce331" office:value-type="string" calcext:value-type="string">
            <text:p><text:s/></text:p>
          </table:table-cell>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453"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53"/>
          <table:table-cell table:style-name="ce453"/>
          <table:table-cell table:number-columns-repeated="2"/>
          <table:table-cell table:style-name="ce445" table:number-columns-repeated="11"/>
          <table:table-cell table:style-name="ce399"/>
          <table:table-cell table:style-name="ce160" table:number-columns-repeated="11"/>
          <table:table-cell table:style-name="ce160" office:value-type="string" calcext:value-type="string">
            <text:p>S Suprimir</text:p>
          </table:table-cell>
          <table:table-cell table:style-name="ce331"/>
          <table:table-cell table:style-name="ce331" office:value-type="string" calcext:value-type="string">
            <text:p>Mmol</text:p>
          </table:table-cell>
          <table:table-cell table:style-name="ce331" table:formula="of:=MASAMOL([.G3])" office:value-type="float" office:value="63.012" calcext:value-type="float">
            <text:p>63,012</text:p>
          </table:table-cell>
          <table:table-cell table:style-name="ce331" table:formula="of:=MASAMOL([.I3])" office:value-type="float" office:value="36.461" calcext:value-type="float">
            <text:p>36,461</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ce453" office:value-type="string" calcext:value-type="string">
            <text:p><text:s/></text:p>
          </table:table-cell>
          <table:table-cell table:style-name="ce453" office:value-type="string" calcext:value-type="string">
            <text:p>Ajuste ión-electrón</text:p>
          </table:table-cell>
          <table:table-cell table:style-name="ce453"/>
          <table:table-cell table:style-name="ce453" office:value-type="string" calcext:value-type="string">
            <text:p><text:s/></text:p>
          </table:table-cell>
          <table:table-cell table:style-name="ce453"/>
          <table:table-cell table:number-columns-repeated="4" table:style-name="ce453" office:value-type="string" calcext:value-type="string">
            <text:p><text:s/></text:p>
          </table:table-cell>
          <table:table-cell table:number-columns-repeated="2"/>
          <table:table-cell table:style-name="ce445" table:number-columns-repeated="11"/>
          <table:table-cell table:style-name="ce399"/>
          <table:table-cell table:style-name="ce160" table:number-columns-repeated="11"/>
          <table:table-cell table:style-name="ce160" office:value-type="string" calcext:value-type="string">
            <text:p>Unidades </text:p>
          </table:table-cell>
          <table:table-cell table:style-name="ce331"/>
          <table:table-cell table:style-name="ce331" office:value-type="string" calcext:value-type="string">
            <text:p>[mol/L]</text:p>
          </table:table-cell>
          <table:table-cell table:style-name="ce160" table:formula="of:=CHOOSE([.$AB$6];[.AD3];[.AD3]*10*[.AD4]*(IF([.AC6]=1;1;0.001)/[.AP18]);[.AD3]/[.AP18])" office:value-type="float" office:value="2.76772678220022" calcext:value-type="float">
            <text:p>2,76772678220022</text:p>
          </table:table-cell>
          <table:table-cell table:style-name="ce160" table:formula="of:=[.AQ20]"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4"/>
          <table:table-cell table:style-name="ce453" office:value-type="string" calcext:value-type="string">
            <text:p><text:s/></text:p>
          </table:table-cell>
          <table:table-cell table:style-name="ce453" table:formula="of:=IF([.AB44]&gt;1;[.AB44]&amp;&quot; &quot;;&quot;&quot;)&amp;FORMULAQUIM([.AD44])" office:value-type="string" office:string-value="(NO₃)⁻" calcext:value-type="string">
            <text:p>(NO₃)⁻</text:p>
          </table:table-cell>
          <table:table-cell table:style-name="ce453" table:formula="of:=IF(LEN([.AF44])&gt;0;&quot;+ &quot;;&quot;&quot;)&amp;IF([.AE44]&gt;1;[.AE44]&amp;&quot; &quot;;&quot;&quot;)&amp;FORMULAQUIM([.AF44])" office:value-type="string" office:string-value="+ 2 H⁺" calcext:value-type="string">
            <text:p>+ 2 H⁺</text:p>
          </table:table-cell>
          <table:table-cell table:style-name="ce453" table:formula="of:=IF([.AG44]&gt;0;&quot;+ &quot;;&quot;- &quot;)&amp;IF(ABS([.AG44])&gt;1;ABS([.AG44])&amp;&quot; &quot;;&quot;&quot;)&amp;FORMULAQUIM([.AH44])&amp;&quot; →&quot;" office:value-type="string" office:string-value="+ e⁻ →" calcext:value-type="string">
            <text:p>+ e⁻ →</text:p>
          </table:table-cell>
          <table:table-cell table:style-name="ce453" table:formula="of:=IF([.AI44]&gt;1;[.AI44]&amp;&quot; &quot;;&quot;&quot;)&amp;FORMULAQUIM([.AK44])" office:value-type="string" office:string-value="NO₂" calcext:value-type="string">
            <text:p>NO₂</text:p>
          </table:table-cell>
          <table:table-cell table:style-name="ce453" table:formula="of:=IF(LEN([.AM44])&gt;0;&quot;+ &quot;;&quot;&quot;)&amp;IF([.AL44]&gt;1;[.AL44]&amp;&quot; &quot;;&quot;&quot;)&amp;FORMULAQUIM([.AM44])" office:value-type="string" office:string-value="+ H₂O" calcext:value-type="string">
            <text:p>+ H₂O</text:p>
          </table:table-cell>
          <table:table-cell table:style-name="ce453" table:formula="of:=[.BB2]" office:value-type="string" office:string-value="Oxidación" calcext:value-type="string">
            <text:p>Oxidación</text:p>
          </table:table-cell>
          <table:table-cell table:style-name="ce509" table:formula="of:=IF([.$AC$13];&quot;&quot;;&quot;×&quot;&amp;[.$AG$43]/ABS([.AG44]))" office:value-type="string" office:string-value="×2" calcext:value-type="string">
            <text:p>×2</text:p>
          </table:table-cell>
          <table:table-cell table:style-name="ce453"/>
          <table:table-cell table:number-columns-repeated="13"/>
          <table:table-cell table:style-name="ce160"/>
          <table:table-cell table:style-name="ce467" office:value-type="string" calcext:value-type="string">
            <text:p>CÁLCULOS</text:p>
          </table:table-cell>
          <table:table-cell table:style-name="ce160" table:number-columns-repeated="11"/>
          <table:table-cell table:style-name="Default"/>
          <table:table-cell table:style-name="Default" office:value-type="string" calcext:value-type="string">
            <text:p>n</text:p>
          </table:table-cell>
          <table:table-cell table:style-name="ce160" table:formula="of:=IF(ISBLANK([.G4]);[.AJ8]/[.AP18];[.AP19]*[.AJ8]*1)" office:value-type="float" office:value="0.553545356440043" calcext:value-type="float">
            <text:p>0,553545356440043</text:p>
          </table:table-cell>
          <table:table-cell table:style-name="ce160" table:formula="of:=[.AP20]*[.AE62]/[.AC62]"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53" office:value-type="string" calcext:value-type="string">
            <text:p><text:s/></text:p>
          </table:table-cell>
          <table:table-cell table:style-name="ce426" table:formula="of:=IF([.AB45]&gt;1;[.AB45]&amp;&quot; &quot;;&quot;&quot;)&amp;FORMULAQUIM([.AD45])" office:value-type="string" office:string-value="2 Cl⁻" calcext:value-type="string">
            <text:p>2 Cl⁻</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Cl₂" calcext:value-type="string">
            <text:p>Cl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1" calcext:value-type="string">
            <text:p>×1</text:p>
          </table:table-cell>
          <table:table-cell table:style-name="ce453"/>
          <table:table-cell table:number-columns-repeated="13"/>
          <table:table-cell table:style-name="ce160"/>
          <table:table-cell table:style-name="ce467"/>
          <table:table-cell table:style-name="ce590" table:formula="of:=LIMPIALATEX(DESUPSUB([.G3]))" office:value-type="string" office:string-value="HNO3" calcext:value-type="string">
            <text:p>HNO3</text:p>
          </table:table-cell>
          <table:table-cell table:style-name="ce590" table:formula="of:=IF(ISBLANK([.I3]);&quot;&quot;;LIMPIALATEX(DESUPSUB([.I3])))" office:value-type="string" office:string-value="HCl" calcext:value-type="string">
            <text:p>HCl</text:p>
          </table:table-cell>
          <table:table-cell table:style-name="ce590" table:formula="of:=LIMPIALATEX(DESUPSUB([.K3]))">
            <text:p/>
          </table:table-cell>
          <table:table-cell table:style-name="ce590" table:formula="of:=LIMPIALATEX(DESUPSUB([.G14]))" office:value-type="string" office:string-value="Cl2" calcext:value-type="string">
            <text:p>Cl2</text:p>
          </table:table-cell>
          <table:table-cell table:style-name="ce590" table:formula="of:=LIMPIALATEX(DESUPSUB([.H14]))" office:value-type="string" office:string-value="NO2" calcext:value-type="string">
            <text:p>NO2</text:p>
          </table:table-cell>
          <table:table-cell table:style-name="ce590" table:formula="of:=IF(ISBLANK([.I14]);&quot;&quot;;LIMPIALATEX(DESUPSUB([.I14])))" office:value-type="string" office:string-value="H2O" calcext:value-type="string">
            <text:p>H2O</text:p>
          </table:table-cell>
          <table:table-cell table:style-name="ce590" table:formula="of:=IF(ISBLANK([.J14]);&quot;&quot;;LIMPIALATEX(DESUPSUB([.J14])))">
            <text:p/>
          </table:table-cell>
          <table:table-cell table:style-name="ce160" table:number-columns-repeated="3"/>
          <table:table-cell table:style-name="ce331" table:number-columns-repeated="15"/>
          <table:table-cell table:style-name="Default"/>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444"/>
          <table:table-cell table:style-name="ce399"/>
          <table:table-cell table:style-name="ce453" office:value-type="string" calcext:value-type="string">
            <text:p><text:s/></text:p>
          </table:table-cell>
          <table:table-cell table:style-name="ce427" table:formula="of:=IF([.AC46]&gt;1;[.AC46]&amp;&quot; &quot;;&quot;&quot;)&amp;FORMULAQUIM([.AD46])" office:value-type="string" office:string-value="2 (NO₃)⁻" calcext:value-type="string">
            <text:p>2 (NO₃)⁻</text:p>
          </table:table-cell>
          <table:table-cell table:style-name="ce427" table:formula="of:=IF(LEN([.AF46])&gt;0;&quot;+ &quot;;&quot;&quot;)&amp;IF([.AE46]&gt;1;[.AE46]&amp;&quot; &quot;;&quot;&quot;)&amp;FORMULAQUIM([.AF46])" office:value-type="string" office:string-value="+ 2 Cl⁻" calcext:value-type="string">
            <text:p>+ 2 Cl⁻</text:p>
          </table:table-cell>
          <table:table-cell table:style-name="ce427" table:formula="of:=IF([.AG46]&lt;&gt;0;IF([.AG46]&gt;0;&quot;+ &quot;;&quot;- &quot;)&amp;IF(ABS([.AG46])&gt;1;ABS([.AG46]);&quot;&quot;)&amp;&quot; &quot;;&quot;&quot;)&amp;FORMULAQUIM([.AH46])&amp;&quot; →&quot;" office:value-type="string" office:string-value="+ 4 H⁺ →" calcext:value-type="string">
            <text:p>+ 4 H⁺ →</text:p>
          </table:table-cell>
          <table:table-cell table:style-name="ce427" table:formula="of:=IF([.AJ46]&gt;1;[.AJ46]&amp;&quot; &quot;;&quot;&quot;)&amp;FORMULAQUIM([.AK46])" office:value-type="string" office:string-value="2 NO₂" calcext:value-type="string">
            <text:p>2 NO₂</text:p>
          </table:table-cell>
          <table:table-cell table:style-name="ce427" table:formula="of:=IF(LEN([.AM46])&gt;0;&quot;+ &quot;;&quot;&quot;)&amp;IF([.AL46]&gt;1;[.AL46]&amp;&quot; &quot;;&quot;&quot;)&amp;FORMULAQUIM([.AM46])" office:value-type="string" office:string-value="+ Cl₂" calcext:value-type="string">
            <text:p>+ Cl₂</text:p>
          </table:table-cell>
          <table:table-cell table:style-name="ce427" table:formula="of:=IF(LEN([.AO46])&gt;0;&quot;+ &quot;;&quot;&quot;)&amp;IF([.AN46]&gt;1;[.AN46]&amp;&quot; &quot;;&quot;&quot;)&amp;FORMULAQUIM([.AO46])" office:value-type="string" office:string-value="+ 2 H₂O" calcext:value-type="string">
            <text:p>+ 2 H₂O</text:p>
          </table:table-cell>
          <table:table-cell table:style-name="ce453" table:number-columns-repeated="2"/>
          <table:table-cell table:number-columns-repeated="13"/>
          <table:table-cell table:style-name="ce160"/>
          <table:table-cell table:style-name="ce468" office:value-type="string" calcext:value-type="string">
            <text:p>Ionización reactivos y produc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35"/>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table-cell table:style-name="ce401" table:formula="of:=CHOOSE([.Z4];&quot;&quot;;[$Ayuda.A145];[$Ayuda.A169];[.A81];[$Ayuda.A159]&amp;CHAR(10)&amp;[.A101];[$Ayuda.$A$163];[.$A$111])" office:value-type="string" office:string-value="Debajo de «Reactivos» y «Productos»:&#10;Escriba las fórmula de los reactivos y productos, en primer lugar los que contienen los elementos que cambian o cambiaron de estado de oxidación. En caso de que se formara agua, debe aparecer en último lugar.&#10;A la derecha de «Calcular»:&#10;Elección a magnitud que hay que calcular. Si es volumen, debe indicar en la celda siguiente si es de gas o de disolución. Elección a substancia en la última celda diera grupo.&#10;Celas a la derecha del todo:&#10;Si es disolución, escriba la concentración y elección las unidades (se es en % masa, debe escribir la densidad y elegir las unidades).&#10;Si es gas, escriba la presión y la temperatura y elección las unidades.&#10;Enzima de «Rendimiento»:&#10;Escriba los datos, primero la cantidad, y elección a su derecha la unidad [mol, g, cm³ o mol/dm³] del dato. Si es «cm³» debe indicar en la celda siguiente si es gas o disolución. Elección a substancia en la última celda diera grupo.&#10;Si es disolución, escriba la concentración y elección las unidades (se es en % masa, debe escribir la densidad y elegir las unidades).&#10;Si es gas, escriba la presión y la temperatura y elección las unidades.&#10;A la derecha de «Rendimiento»:&#10;Se tiene datos del rendimiento, los escriba en esta celda. Si no, borre el contenido de la celda con la tecla «Supr.»" calcext:value-type="string" table:number-columns-spanned="4" table:number-rows-spanned="37">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3" table:style-name="ce444"/>
          <table:table-cell table:style-name="ce453" office:value-type="string" calcext:value-type="string">
            <text:p><text:s/></text:p>
          </table:table-cell>
          <table:table-cell table:style-name="ce453" table:formula="of:=IF(OR([.$AC$12];[.$AC$13];[.$AC$14]);&quot;&quot;;&quot;Ecuación axustada:&quot;)">
            <text:p/>
          </table:table-cell>
          <table:table-cell table:style-name="ce453"/>
          <table:table-cell table:style-name="ce453" office:value-type="string" calcext:value-type="string">
            <text:p><text:s/></text:p>
          </table:table-cell>
          <table:table-cell table:style-name="ce453"/>
          <table:table-cell table:number-columns-repeated="4" table:style-name="ce453" office:value-type="string" calcext:value-type="string">
            <text:p><text:s/></text:p>
          </table:table-cell>
          <table:table-cell table:number-columns-repeated="13"/>
          <table:table-cell table:style-name="ce160"/>
          <table:table-cell table:style-name="ce468"/>
          <table:table-cell table:style-name="ce331" table:formula="of:=IF([.AC22]=0;[.AC21];IF([.AC22]&gt;0;IONSINCARGA([.AC21])&amp;&quot;F&quot;&amp;IF([.AC22]&gt;1;[.AC22];&quot;&quot;);&quot;Li&quot;&amp;IF([.AC22]&lt;-1;ABS([.AC22]);&quot;&quot;)&amp;IONSINCARGA([.AC21])))" office:value-type="string" office:string-value="HNO3" calcext:value-type="string">
            <text:p>HNO3</text:p>
          </table:table-cell>
          <table:table-cell table:style-name="ce331" table:formula="of:=IF([.AD22]=0;[.AD21];IF([.AD22]&gt;0;IONSINCARGA([.AD21])&amp;&quot;F&quot;&amp;IF([.AD22]&gt;1;[.AD22];&quot;&quot;);&quot;Li&quot;&amp;IF([.AD22]&lt;-1;ABS([.AD22]);&quot;&quot;)&amp;IONSINCARGA([.AD21])))" office:value-type="string" office:string-value="HCl" calcext:value-type="string">
            <text:p>HCl</text:p>
          </table:table-cell>
          <table:table-cell table:style-name="ce331" table:formula="of:=IF([.AE22]=0;IF(ISBLANK([.AE21]);&quot;&quot;;[.AE21]);IF([.AE22]&gt;0;IONSINCARGA([.AE21])&amp;&quot;F&quot;&amp;IF([.AE22]&gt;1;[.AE22];&quot;&quot;);&quot;Li&quot;&amp;IF([.AE22]&lt;-1;ABS([.AE22]);&quot;&quot;)&amp;IONSINCARGA([.AE21])))">
            <text:p/>
          </table:table-cell>
          <table:table-cell table:style-name="ce331" table:formula="of:=IF([.AF22]=0;[.AF21];IF([.AF22]&gt;0;IONSINCARGA([.AF21])&amp;&quot;F&quot;&amp;IF([.AF22]&gt;1;[.AF22];&quot;&quot;);&quot;Li&quot;&amp;IF([.AF22]&lt;-1;ABS([.AF22]);&quot;&quot;)&amp;IONSINCARGA([.AF21])))" office:value-type="string" office:string-value="Cl2" calcext:value-type="string">
            <text:p>Cl2</text:p>
          </table:table-cell>
          <table:table-cell table:style-name="ce331" table:formula="of:=IF([.AG22]=0;[.AG21];IF([.AG22]&gt;0;IONSINCARGA([.AG21])&amp;&quot;F&quot;&amp;IF([.AG22]&gt;1;[.AG22];&quot;&quot;);&quot;Li&quot;&amp;IF([.AG22]&lt;-1;ABS([.AG22]);&quot;&quot;)&amp;IONSINCARGA([.AG21])))" office:value-type="string" office:string-value="NO2" calcext:value-type="string">
            <text:p>NO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H2O" calcext:value-type="string">
            <text:p>H2O</text:p>
          </table:table-cell>
          <table:table-cell table:style-name="ce587" table:formula="of:=IF(ISBLANK([.AI21]);IF([.AH23]=&quot;H2O&quot;;&quot;&quot;;&quot;H2O&quot;);IF([.AI22]=0;[.AI21];IF([.AI22]&gt;0;IONSINCARGA([.AI21])&amp;&quot;F&quot;&amp;IF([.AI22]&gt;1;[.AI22];&quot;&quot;);&quot;Li&quot;&amp;IF([.AI22]&lt;-1;ABS([.AI22]);&quot;&quot;)&amp;IONSINCARGA([.AI21]))))">
            <text:p/>
          </table:table-cell>
          <table:table-cell table:style-name="ce331" table:number-columns-repeated="3"/>
          <table:table-cell table:style-name="ce535"/>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453" table:formula="of:=IF(OR([.$AC$12];[.$AC$13];[.$AC$14]);&quot;&quot;;[.AD64])">
            <text:p/>
          </table:table-cell>
          <table:table-cell table:style-name="ce453" table:number-columns-repeated="7"/>
          <table:table-cell table:number-columns-repeated="13"/>
          <table:table-cell table:style-name="ce160"/>
          <table:table-cell table:style-name="ce468"/>
          <table:table-cell table:style-name="ce468" table:formula="of:=IONIZA([.AC23];1;0)" office:value-type="string" office:string-value="H+        (NO3)-    11+1-1" calcext:value-type="string">
            <text:p>H+ <text:s text:c="7"/>(NO3)- <text:s text:c="3"/>11+1-1</text:p>
          </table:table-cell>
          <table:table-cell table:style-name="ce468" table:formula="of:=IONIZA([.AD23];1;0)" office:value-type="string" office:string-value="H+        Cl-       11+1-1" calcext:value-type="string">
            <text:p>H+ <text:s text:c="7"/>Cl- <text:s text:c="6"/>11+1-1</text:p>
          </table:table-cell>
          <table:table-cell table:style-name="ce468" table:formula="of:=IONIZA([.AE23];1;0)" office:value-type="string" office:string-value="                    00 0 0" calcext:value-type="string">
            <text:p><text:s text:c="20"/>00 0 0</text:p>
          </table:table-cell>
          <table:table-cell table:style-name="ce468" table:formula="of:=IONIZA([.AF23];1;0)" office:value-type="string" office:string-value="Cl2                 20 0 0" calcext:value-type="string">
            <text:p>Cl2 <text:s text:c="16"/>20 0 0</text:p>
          </table:table-cell>
          <table:table-cell table:style-name="ce468" table:formula="of:=IONIZA([.AG23];1;0)" office:value-type="string" office:string-value="NO2                 12 0 0" calcext:value-type="string">
            <text:p>NO2 <text:s text:c="16"/>12 0 0</text:p>
          </table:table-cell>
          <table:table-cell table:style-name="ce468" table:formula="of:=IONIZA([.AH23];1;[.AH23]=&quot;H2O&quot;)" office:value-type="string" office:string-value="H+        O2-       21+1-2" calcext:value-type="string">
            <text:p>H+ <text:s text:c="7"/>O2- <text:s text:c="6"/>21+1-2</text:p>
          </table:table-cell>
          <table:table-cell table:style-name="ce468" table:formula="of:=IONIZA([.AI23];1;[.AI23]=&quot;H2O&quot;)" office:value-type="string" office:string-value="                    00 0 0" calcext:value-type="string">
            <text:p><text:s text:c="20"/>00 0 0</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number-columns-repeated="9" table:style-name="ce453" office:value-type="string" calcext:value-type="string">
            <text:p><text:s/></text:p>
          </table:table-cell>
          <table:table-cell table:number-columns-repeated="13"/>
          <table:table-cell table:style-name="ce160"/>
          <table:table-cell table:style-name="ce468" office:value-type="string" calcext:value-type="string">
            <text:p>Catións</text:p>
          </table:table-cell>
          <table:table-cell table:style-name="ce468" table:formula="of:=TRIM(LEFT([.AC24];10))" office:value-type="string" office:string-value="H+" calcext:value-type="string">
            <text:p>H+</text:p>
          </table:table-cell>
          <table:table-cell table:style-name="ce468" table:formula="of:=TRIM(LEFT([.AD24];10))" office:value-type="string" office:string-value="H+" calcext:value-type="string">
            <text:p>H+</text:p>
          </table:table-cell>
          <table:table-cell table:style-name="ce468" table:formula="of:=TRIM(LEFT([.AE24];10))">
            <text:p/>
          </table:table-cell>
          <table:table-cell table:style-name="ce468" table:formula="of:=TRIM(LEFT([.AF24];10))" office:value-type="string" office:string-value="Cl2" calcext:value-type="string">
            <text:p>Cl2</text:p>
          </table:table-cell>
          <table:table-cell table:style-name="ce468" table:formula="of:=TRIM(LEFT([.AG24];10))" office:value-type="string" office:string-value="NO2" calcext:value-type="string">
            <text:p>NO2</text:p>
          </table:table-cell>
          <table:table-cell table:style-name="ce468" table:formula="of:=TRIM(LEFT([.AH24];10))" office:value-type="string" office:string-value="H+" calcext:value-type="string">
            <text:p>H+</text:p>
          </table:table-cell>
          <table:table-cell table:style-name="ce468" table:formula="of:=TRIM(LEFT([.AI24];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table-cell table:style-name="ce728" table:formula="of:=FORMULAQUIM([.G3])" office:value-type="string" office:string-value="HNO₃" calcext:value-type="string">
            <text:p>HNO₃</text:p>
          </table:table-cell>
          <table:table-cell table:style-name="ce728" table:formula="of:=FORMULAQUIM([.I3])" office:value-type="string" office:string-value="HCl" calcext:value-type="string">
            <text:p>HCl</text:p>
          </table:table-cell>
          <table:table-cell table:style-name="ce317"/>
          <table:table-cell table:style-name="ce728" table:formula="of:=IF(ISBLANK([.$G$4]);&quot;g &quot;;&quot;cm³ D &quot;)&amp;[.G26]" office:value-type="string" office:string-value="cm³ D HNO₃" calcext:value-type="string">
            <text:p>cm³ D HNO₃</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68" office:value-type="string" calcext:value-type="string">
            <text:p>Anións</text:p>
          </table:table-cell>
          <table:table-cell table:style-name="ce468" table:formula="of:=TRIM(MID([.AC24];11;10))" office:value-type="string" office:string-value="(NO3)-" calcext:value-type="string">
            <text:p>(NO3)-</text:p>
          </table:table-cell>
          <table:table-cell table:style-name="ce468" table:formula="of:=TRIM(MID([.AD24];11;10))" office:value-type="string" office:string-value="Cl-" calcext:value-type="string">
            <text:p>Cl-</text:p>
          </table:table-cell>
          <table:table-cell table:style-name="ce468" table:formula="of:=TRIM(MID([.AE24];11;10))">
            <text:p/>
          </table:table-cell>
          <table:table-cell table:style-name="ce468" table:formula="of:=TRIM(MID([.AF24];11;10))">
            <text:p/>
          </table:table-cell>
          <table:table-cell table:style-name="ce468" table:formula="of:=TRIM(MID([.AG24];11;10))">
            <text:p/>
          </table:table-cell>
          <table:table-cell table:style-name="ce468" table:formula="of:=TRIM(MID([.AH24];11;10))" office:value-type="string" office:string-value="O2-" calcext:value-type="string">
            <text:p>O2-</text:p>
          </table:table-cell>
          <table:table-cell table:style-name="ce468" table:formula="of:=TRIM(MID([.AI24];11;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HCl" calcext:value-type="string">
            <text:p>cm³ D HCl</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331" office:value-type="string" calcext:value-type="string">
            <text:p>SubCat</text:p>
          </table:table-cell>
          <table:table-cell table:style-name="ce331" table:formula="of:=IF(LEN([.AC26]);VALUE(MID([.AC24];21;1));1)" office:value-type="float" office:value="1" calcext:value-type="float">
            <text:p>1</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1" calcext:value-type="float">
            <text:p>1</text:p>
          </table:table-cell>
          <table:table-cell table:style-name="ce331" table:formula="of:=IF(LEN([.AF26]);VALUE(MID([.AF24];21;1));1)" office:value-type="float" office:value="1" calcext:value-type="float">
            <text:p>1</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2" calcext:value-type="float">
            <text:p>2</text:p>
          </table:table-cell>
          <table:table-cell table:style-name="ce300" table:formula="of:=IF(ISBLANK([.I8]);&quot;&quot;;[.I8])" office:value-type="float" office:value="10" calcext:value-type="float">
            <text:p>10</text:p>
          </table:table-cell>
          <table:table-cell table:style-name="ce324" table:formula="of:=IF(AND(LEN([.H28])&gt;0;[.AJ3]=0);[.$AK$2];&quot;&quot;)">
            <text:p/>
          </table:table-cell>
          <table:table-cell table:style-name="ce728" table:formula="of:=IF(LEN([.H28])&gt;0;NUMFORMA([.AH3];[.$Z$6];[.$Z$7];[.$Z$8]);&quot;&quot;)" office:value-type="string" office:string-value="0,200" calcext:value-type="string">
            <text:p>0,200</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0" calcext:value-type="float">
            <text:p>0</text:p>
          </table:table-cell>
          <table:table-cell table:style-name="ce331" table:formula="of:=VALUE(MID([.AF24];22;1))" office:value-type="float" office:value="0" calcext:value-type="float">
            <text:p>0</text:p>
          </table:table-cell>
          <table:table-cell table:style-name="ce331" table:formula="of:=VALUE(MID([.AG24];22;1))" office:value-type="float" office:value="2" calcext:value-type="float">
            <text:p>2</text:p>
          </table:table-cell>
          <table:table-cell table:style-name="ce331" table:formula="of:=VALUE(MID([.AH24];22;1))" office:value-type="float" office:value="1" calcext:value-type="float">
            <text:p>1</text:p>
          </table:table-cell>
          <table:table-cell table:style-name="ce331" table:formula="of:=VALUE(MID([.AI24];22;1))" office:value-type="float" office:value="0" calcext:value-type="float">
            <text:p>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5" calcext:value-type="float">
            <text:p>1,5</text:p>
          </table:table-cell>
          <table:table-cell table:style-name="ce300" table:formula="of:=IF(ISBLANK([.I9]);&quot;&quot;;[.I9])" office:value-type="float" office:value="10" calcext:value-type="float">
            <text:p>10</text:p>
          </table:table-cell>
          <table:table-cell table:style-name="ce324" table:formula="of:=IF(AND(LEN([.H29])&gt;0;[.AJ4]=0);[.$AK$2];&quot;&quot;)">
            <text:p/>
          </table:table-cell>
          <table:table-cell table:style-name="ce728" table:formula="of:=IF(LEN([.H29])&gt;0;NUMFORMA([.AH4];[.$Z$6];[.$Z$7];[.$Z$8]);&quot;&quot;)" office:value-type="string" office:string-value="0,150" calcext:value-type="string">
            <text:p>0,150</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 0" calcext:value-type="string">
            <text:p><text:s/>0</text:p>
          </table:table-cell>
          <table:table-cell table:style-name="ce331" table:formula="of:=MID([.AF24];23;2)" office:value-type="string" office:string-value=" 0" calcext:value-type="string">
            <text:p><text:s/>0</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2.5" calcext:value-type="float">
            <text:p>2,5</text:p>
          </table:table-cell>
          <table:table-cell table:style-name="ce300" table:formula="of:=IF(ISBLANK([.I10]);&quot;&quot;;[.I10])" office:value-type="float" office:value="10" calcext:value-type="float">
            <text:p>10</text:p>
          </table:table-cell>
          <table:table-cell table:style-name="ce324" table:formula="of:=IF(AND(LEN([.H30])&gt;0;[.AJ5]=0);[.$AK$2];&quot;&quot;)">
            <text:p/>
          </table:table-cell>
          <table:table-cell table:style-name="ce728" table:formula="of:=IF(LEN([.H30])&gt;0;NUMFORMA([.AH5];[.$Z$6];[.$Z$7];[.$Z$8]);&quot;&quot;)" office:value-type="string" office:string-value="0,250" calcext:value-type="string">
            <text:p>0,250</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69" office:value-type="string" calcext:value-type="string">
            <text:p>CargaAn</text:p>
          </table:table-cell>
          <table:table-cell table:style-name="ce591" table:formula="of:=MID([.AC24];25;2)" office:value-type="string" office:string-value="-1" calcext:value-type="string">
            <text:p>-1</text:p>
          </table:table-cell>
          <table:table-cell table:style-name="ce591" table:formula="of:=MID([.AD24];25;2)" office:value-type="string" office:string-value="-1" calcext:value-type="string">
            <text:p>-1</text:p>
          </table:table-cell>
          <table:table-cell table:style-name="ce591" table:formula="of:=MID([.AE24];25;2)" office:value-type="string" office:string-value=" 0" calcext:value-type="string">
            <text:p><text:s/>0</text:p>
          </table:table-cell>
          <table:table-cell table:style-name="ce591" table:formula="of:=MID([.AF24];25;2)" office:value-type="string" office:string-value=" 0" calcext:value-type="string">
            <text:p><text:s/>0</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formula="of:=[.F11]">
            <text:p/>
          </table:table-cell>
          <table:table-cell table:style-name="ce300" table:formula="of:=IF(LEN([.H31])&gt;0;[.G11];&quot;&quot;)">
            <text:p/>
          </table:table-cell>
          <table:table-cell table:style-name="ce300" table:formula="of:=IF(ISBLANK([.I11]);&quot;&quot;;[.I11])">
            <text:p/>
          </table:table-cell>
          <table:table-cell table:style-name="ce324" table:formula="of:=IF(AND(LEN([.H31])&gt;0;[.AJ6]=0);[.$AK$2];&quot;&quot;)">
            <text:p/>
          </table:table-cell>
          <table:table-cell table:style-name="ce728" table:formula="of:=IF(LEN([.H31])&gt;0;NUMFORMA([.AH6];[.$Z$6];[.$Z$7];[.$Z$8]);&quot;&quot;)">
            <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70" office:value-type="string" calcext:value-type="string">
            <text:p>CatInerte</text:p>
          </table:table-cell>
          <table:table-cell table:style-name="ce588" table:formula="of:=IF(AND([.AC25]&lt;&gt;[.$AD$44];[.AC25]&lt;&gt;[.$AD$45];[.AC25]&lt;&gt;&quot;H+&quot;);[.AC25];&quot;&quot;)">
            <text:p/>
          </table:table-cell>
          <table:table-cell table:style-name="ce587" table:formula="of:=IF(AND([.AD25]&lt;&gt;[.$AD$44];[.AD25]&lt;&gt;[.$AD$455];[.AD25]&lt;&gt;&quot;H+&quot;);[.AD25];&quot;&quot;)">
            <text:p/>
          </table:table-cell>
          <table:table-cell table:style-name="ce587" table:formula="of:=LEN([.AC31])&gt;0" office:value-type="boolean" office:boolean-value="false" calcext:value-type="boolean">
            <text:p>FALSO</text:p>
          </table:table-cell>
          <table:table-cell table:style-name="ce587" table:formula="of:=LEN([.AD31])&gt;0" office:value-type="boolean" office:boolean-value="false" calcext:value-type="boolean">
            <text:p>FALSO</text:p>
          </table:table-cell>
          <table:table-cell table:style-name="ce587" table:formula="of:=IF([.AE31];[.AC31];IF([.AF31];[.AD31];&quot;&quot;))">
            <text:p/>
          </table:table-cell>
          <table:table-cell table:style-name="ce331" table:formula="of:=VALUE(IF([.AE31];[.AC29];IF([.AF31];[.AD29];0)))" office:value-type="float" office:value="0" calcext:value-type="float">
            <text:p>0</text:p>
          </table:table-cell>
          <table:table-cell table:style-name="ce587"/>
          <table:table-cell table:style-name="ce331" table:formula="of:=[.$AH$33]/[.AH31]"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AND(LEN([.H32])&gt;0;[.AJ7]=0);[.$AK$2];&quot;&quot;)">
            <text:p/>
          </table:table-cell>
          <table:table-cell table:style-name="ce728" table:formula="of:=IF(LEN([.H32])&gt;0;NUMFORMA([.AH7];[.$Z$6];[.$Z$7];[.$Z$8]);&quot;&quot;)">
            <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text:p/>
          </table:table-cell>
          <table:table-cell table:style-name="ce331" table:formula="of:=ABS(VALUE(IF([.AE32];[.AC30];IF([.AF32];[.AD30];[.AE30]))))" office:value-type="float" office:value="0" calcext:value-type="float">
            <text:p>0</text:p>
          </table:table-cell>
          <table:table-cell table:style-name="ce331"/>
          <table:table-cell table:style-name="ce331" table:formula="of:=[.$AH$33]/[.AH32]"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200" calcext:value-type="string">
            <text:p>0,200</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69"/>
          <table:table-cell table:style-name="ce587" table:number-columns-repeated="5"/>
          <table:table-cell table:style-name="ce331" table:formula="of:=LCM([.AH31];[.AH32])" office:value-type="float" office:value="0" calcext:value-type="float">
            <text:p>0</text:p>
          </table:table-cell>
          <table:table-cell table:style-name="ce587" table:formula="of:=IONSINCARGA([.AG31])&amp;IF([.AJ31]&gt;1;[.AJ31];&quot;&quot;)&amp;IONSINCARGA([.AG32])&amp;IF([.AJ32]&gt;1;[.AJ32];&quot;&quot;)" office:value-type="string" office:string-value="" calcext:value-type="error">
            <text:p>#¡DIV/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HNO₃ / cm³ D HCl =" calcext:value-type="string">
            <text:p>mol HNO₃ / cm³ D HCl =</text:p>
          </table:table-cell>
          <table:table-cell table:style-name="ce319" table:formula="of:=NUMFORMA([.AP20]*IF(ISBLANK([.G4]);1;0.001);[.$Z$6];[.$Z$7];[.$Z$8])" office:value-type="string" office:string-value="5,54×10⁻⁴" calcext:value-type="string">
            <text:p>5,54×10⁻⁴</text:p>
          </table:table-cell>
          <table:table-cell table:style-name="ce300" table:number-columns-repeated="2"/>
          <table:table-cell table:style-name="ce453" office:value-type="string" calcext:value-type="string">
            <text:p><text:s/></text:p>
          </table:table-cell>
          <table:table-cell table:number-columns-repeated="13"/>
          <table:table-cell table:style-name="ce160"/>
          <table:table-cell table:style-name="ce468" office:value-type="string" calcext:value-type="string">
            <text:p>Localización de elementos que cambian de entorno</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60"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444"/>
          <table:table-cell table:style-name="ce453" office:value-type="string" calcext:value-type="string">
            <text:p><text:s/></text:p>
          </table:table-cell>
          <table:table-cell table:style-name="ce300"/>
          <table:table-cell table:style-name="ce728" table:formula="of:=&quot;[&quot;&amp;[.H26]&amp;&quot;] =&quot;" office:value-type="string" office:string-value="[HCl] =" calcext:value-type="string">
            <text:p>[HCl] =</text:p>
          </table:table-cell>
          <table:table-cell table:style-name="ce728" table:formula="of:=NUMFORMA([.AQ19];[.$YZ$6];[.$Z$7];[.$Z$8])" office:value-type="string" office:string-value="1,11" calcext:value-type="string">
            <text:p>1,11</text:p>
          </table:table-cell>
          <table:table-cell table:style-name="ce411" office:value-type="string" calcext:value-type="string">
            <text:p>mol/dm³</text:p>
          </table:table-cell>
          <table:table-cell table:style-name="ce300" table:number-columns-repeated="3"/>
          <table:table-cell table:style-name="ce453"/>
          <table:table-cell table:number-columns-repeated="13"/>
          <table:table-cell table:style-name="ce160"/>
          <table:table-cell table:style-name="ce331" table:formula="of:=TRIM(LEFT(CUENTAATOMOS([.AC25]);2))&amp;&quot; &quot;" office:value-type="string" office:string-value="H " calcext:value-type="string">
            <text:p>H </text:p>
          </table:table-cell>
          <table:table-cell table:style-name="ce331" table:formula="of:=TRIM(LEFT(CUENTAATOMOS([.AF25]);2))&amp;&quot; &quot;" office:value-type="string" office:string-value="Cl " calcext:value-type="string">
            <text:p>Cl </text:p>
          </table:table-cell>
          <table:table-cell table:style-name="ce331" table:formula="of:=TRIM(LEFT(CUENTAATOMOS([.AG25]);2))&amp;&quot; &quot;" office:value-type="string" office:string-value="N " calcext:value-type="string">
            <text:p>N </text:p>
          </table:table-cell>
          <table:table-cell table:style-name="ce331" table:formula="of:=TRIM(LEFT(CUENTAATOMOS([.AH25]);2))&amp;&quot; &quot;" office:value-type="string" office:string-value="H " calcext:value-type="string">
            <text:p>H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4"/>
          <table:table-cell table:style-name="ce454"/>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53" table:formula="of:=IF(ISERROR([.AN19]);&quot;&quot;;IF([.AN19]=0;&quot;&quot;;[.$BD$12]))">
            <text:p/>
          </table:table-cell>
          <table:table-cell table:style-name="ce453" table:number-columns-repeated="5"/>
          <table:table-cell table:number-columns-repeated="13"/>
          <table:table-cell table:style-name="ce160"/>
          <table:table-cell table:style-name="ce469"/>
          <table:table-cell table:style-name="ce469" table:formula="of:=TRIM(LEFT(CUENTAATOMOS([.AF26]);2))&amp;&quot; &quot;" office:value-type="string" office:string-value=" " calcext:value-type="string">
            <text:p><text:s/></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O " calcext:value-type="string">
            <text:p>O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5"/>
          <table:table-cell table:style-name="ce453"/>
          <table:table-cell table:style-name="ce198" table:formula="of:=[$Índice.$H$4]" office:value-type="string" office:string-value="O     T     R     O     S           C     Á     L     C     U     L     O     S" calcext:value-type="string" table:number-columns-spanned="7"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453"/>
          <table:covered-table-cell table:number-columns-repeated="2" table:style-name="ce454"/>
          <table:table-cell table:style-name="ce454"/>
          <table:table-cell table:number-columns-repeated="13"/>
          <table:table-cell table:style-name="ce160"/>
          <table:table-cell table:style-name="ce469" table:formula="of:=TRIM(LEFT(CUENTAATOMOS([.AC26]);2))&amp;&quot; &quot;" office:value-type="string" office:string-value="N " calcext:value-type="string">
            <text:p>N </text:p>
          </table:table-cell>
          <table:table-cell table:style-name="ce469" table:number-columns-repeated="3"/>
          <table:table-cell table:style-name="ce587" table:formula="of:=AND([.$AB37]=[.AC$35];[.$AC$26]&lt;&gt;[.AF25])" office:value-type="boolean" office:boolean-value="false" calcext:value-type="boolean">
            <text:p>FALSO</text:p>
          </table:table-cell>
          <table:table-cell table:style-name="ce587" table:formula="of:=AND([.$AB37]=[.AD$35];[.$AC$26]&lt;&gt;[.AG25])" office:value-type="boolean" office:boolean-value="true" calcext:value-type="boolean">
            <text:p>VERDADER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5" calcext:value-type="float">
            <text:p>5</text:p>
          </table:table-cell>
          <table:table-cell table:style-name="ce331" table:formula="of:=IF([.AI37]&lt;2;[.AK37];IF([.$AJ$12];IF([.AH37];6;5);[.AK37]))" office:value-type="float" office:value="5" calcext:value-type="float">
            <text:p>5</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NO3)-" calcext:value-type="string">
            <text:p>(NO3)-</text:p>
          </table:table-cell>
          <table:table-cell table:style-name="ce331" table:formula="of:=IF([.AJ37];INDEX([.$AC$27:.$AI$27];[.AL37]);0)" office:value-type="float" office:value="1" calcext:value-type="float">
            <text:p>1</text:p>
          </table:table-cell>
          <table:table-cell table:style-name="ce331" table:formula="of:=IF([.AJ37];INDEX([.$AC$25:.$AI$25];[.AL37]);0)" office:value-type="string" office:string-value="NO2" calcext:value-type="string">
            <text:p>NO2</text:p>
          </table:table-cell>
          <table:table-cell table:style-name="ce331" table:number-columns-repeated="15"/>
          <table:table-cell table:style-name="Default" table:number-columns-repeated="7"/>
          <table:table-cell/>
        </table:table-row>
        <table:table-row table:style-name="ro1">
          <table:covered-table-cell table:number-columns-repeated="4" table:style-name="ce445"/>
          <table:table-cell table:style-name="ce453"/>
          <table:table-cell table:style-name="ce728" office:value-type="string" calcext:value-type="string">
            <text:p>Etiqueta: </text:p>
          </table:table-cell>
          <table:table-cell table:style-name="ce429" table:number-columns-repeated="5"/>
          <table:table-cell table:style-name="ce454" table:number-columns-repeated="2"/>
          <table:table-cell table:style-name="Default" table:number-columns-repeated="2"/>
          <table:table-cell table:number-columns-repeated="11"/>
          <table:table-cell table:style-name="ce160"/>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5"/>
          <table:table-cell table:style-name="ce453"/>
          <table:table-cell table:style-name="ce728" office:value-type="string" calcext:value-type="string">
            <text:p>Fórmula: </text:p>
          </table:table-cell>
          <table:table-cell table:style-name="ce430" table:number-columns-repeated="3"/>
          <table:table-cell table:style-name="ce562" table:number-columns-repeated="2"/>
          <table:table-cell table:style-name="ce454" table:number-columns-repeated="2"/>
          <table:table-cell table:style-name="Default" table:number-columns-repeated="2"/>
          <table:table-cell table:number-columns-repeated="11"/>
          <table:table-cell table:style-name="ce160"/>
          <table:table-cell table:style-name="ce331" table:formula="of:=TRIM(LEFT(CUENTAATOMOS([.AD25]);2))&amp;&quot; &quot;" office:value-type="string" office:string-value="H " calcext:value-type="string">
            <text:p>H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5"/>
          <table:table-cell table:style-name="ce453" table:number-columns-repeated="6"/>
          <table:table-cell table:style-name="ce454" table:number-columns-repeated="3"/>
          <table:table-cell table:number-columns-repeated="13"/>
          <table:table-cell table:style-name="ce160"/>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45"/>
          <table:table-cell table:style-name="Default" table:number-columns-repeated="8"/>
          <table:table-cell table:number-columns-repeated="14"/>
          <table:table-cell table:style-name="ce160"/>
          <table:table-cell table:style-name="ce469" table:formula="of:=TRIM(LEFT(CUENTAATOMOS([.AD26]);2))&amp;&quot; &quot;" office:value-type="string" office:string-value="Cl " calcext:value-type="string">
            <text:p>Cl </text:p>
          </table:table-cell>
          <table:table-cell table:style-name="ce331"/>
          <table:table-cell table:style-name="ce469" table:number-columns-repeated="2"/>
          <table:table-cell table:style-name="ce587" table:formula="of:=AND([.$AB41]=[.AC$35];[.$AD$26]&lt;&gt;[.AF25])" office:value-type="boolean" office:boolean-value="true" calcext:value-type="boolean">
            <text:p>VERDADERO</text:p>
          </table:table-cell>
          <table:table-cell table:style-name="ce587" table:formula="of:=AND([.$AB41]=[.AD$35];[.$AD$26]&lt;&gt;[.AG25])" office:value-type="boolean" office:boolean-value="false" calcext:value-type="boolean">
            <text:p>FALS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4" calcext:value-type="float">
            <text:p>4</text:p>
          </table:table-cell>
          <table:table-cell table:style-name="ce331" table:formula="of:=IF([.AI41]&lt;2;[.AK41];IF([.$AJ$12];IF([.AH41];6;5);[.AK41]))" office:value-type="float" office:value="4" calcext:value-type="float">
            <text:p>4</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Cl-" calcext:value-type="string">
            <text:p>Cl-</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Cl2" calcext:value-type="string">
            <text:p>Cl2</text:p>
          </table:table-cell>
          <table:table-cell table:style-name="ce331" table:number-columns-repeated="15"/>
          <table:table-cell table:style-name="Default" table:number-columns-repeated="7"/>
          <table:table-cell/>
        </table:table-row>
        <table:table-row table:style-name="ro1">
          <table:covered-table-cell table:number-columns-repeated="4" table:style-name="ce444"/>
          <table:table-cell table:style-name="Default"/>
          <table:table-cell table:style-name="ce63" office:value-type="string" calcext:value-type="string">
            <text:p>Actualizado</text:p>
          </table:table-cell>
          <table:table-cell table:style-name="ce532" office:value-type="date" office:date-value="2025-07-30" calcext:value-type="date">
            <text:p>30/07/25</text:p>
          </table:table-cell>
          <table:table-cell table:style-name="Default" table:number-columns-repeated="5"/>
          <table:table-cell table:number-columns-repeated="14"/>
          <table:table-cell table:style-name="ce160"/>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one que es el primero del ion</text:p>
          </table:table-cell>
          <table:table-cell table:style-name="ce331" table:number-columns-repeated="8"/>
          <table:table-cell table:style-name="ce557"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60"/>
          <table:table-cell table:style-name="ce497" office:value-type="string" calcext:value-type="string" table:number-columns-spanned="4" table:number-rows-spanned="1">
            <text:p>meio básico</text:p>
          </table:table-cell>
          <table:covered-table-cell table:number-columns-repeated="3" table:style-name="ce160"/>
        </table:table-row>
        <table:table-row table:style-name="ro1">
          <table:covered-table-cell table:number-columns-repeated="4" table:style-name="ce444"/>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y </text:p>
          </table:table-cell>
          <table:table-cell table:style-name="ce494" office:value-type="string" calcext:value-type="string">
            <text:p>Ajuste iónico</text:p>
          </table:table-cell>
          <table:table-cell table:style-name="ce331"/>
          <table:table-cell table:style-name="ce535" office:value-type="string" calcext:value-type="string">
            <text:p>MCM → </text:p>
          </table:table-cell>
          <table:table-cell table:style-name="ce331" table:formula="of:=LCM(ABS([.AG44]);ABS([.AG45]))" office:value-type="float" office:value="2" calcext:value-type="float">
            <text:p>2</text:p>
          </table:table-cell>
          <table:table-cell table:style-name="ce331" office:value-type="string" calcext:value-type="string">
            <text:p>mult. x</text:p>
          </table:table-cell>
          <table:table-cell table:style-name="ce331" office:value-type="string" calcext:value-type="string">
            <text:p>hay</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Lo (r)</text:p>
          </table:table-cell>
          <table:table-cell table:style-name="ce331" office:value-type="string" calcext:value-type="string">
            <text:p>L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557" office:value-type="string" calcext:value-type="string" table:number-columns-spanned="2" table:number-rows-spanned="1">
            <text:p>reactivos</text:p>
          </table:table-cell>
          <table:covered-table-cell table:style-name="ce535"/>
          <table:table-cell table:style-name="ce495" office:value-type="string" calcext:value-type="string" table:number-columns-spanned="2" table:number-rows-spanned="1">
            <text:p>productos</text:p>
          </table:table-cell>
          <table:covered-table-cell/>
          <table:table-cell table:style-name="ce557" office:value-type="string" calcext:value-type="string" table:number-columns-spanned="2" table:number-rows-spanned="1">
            <text:p>reactivos</text:p>
          </table:table-cell>
          <table:covered-table-cell table:style-name="ce535"/>
          <table:table-cell table:style-name="ce495" office:value-type="string" calcext:value-type="string" table:number-columns-spanned="2" table:number-rows-spanned="1">
            <text:p>productos</text:p>
          </table:table-cell>
          <table:covered-table-cell table:style-name="ce331"/>
          <table:table-cell table:style-name="ce557" office:value-type="string" calcext:value-type="string" table:number-columns-spanned="2" table:number-rows-spanned="1">
            <text:p>reactivos</text:p>
          </table:table-cell>
          <table:covered-table-cell table:style-name="ce535"/>
          <table:table-cell table:style-name="ce495" office:value-type="string" calcext:value-type="string" table:number-columns-spanned="2" table:number-rows-spanned="1">
            <text:p>productos</text:p>
          </table:table-cell>
          <table:covered-table-cell table:style-name="ce331"/>
          <table:table-cell/>
        </table:table-row>
        <table:table-row table:style-name="ro1">
          <table:covered-table-cell table:number-columns-repeated="4" table:style-name="ce444"/>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NO3)-" calcext:value-type="string">
            <text:p>(NO3)-</text:p>
          </table:table-cell>
          <table:table-cell table:style-name="ce331" table:formula="of:=OFFSET([.BG44];0;4*[.$AC$15])" office:value-type="float" office:value="2" calcext:value-type="float">
            <text:p>2</text:p>
          </table:table-cell>
          <table:table-cell table:style-name="ce331" table:formula="of:=OFFSET([.BH44];0;4*[.$AC$15])" office:value-type="string" office:string-value="H+" calcext:value-type="string">
            <text:p>H+</text:p>
          </table:table-cell>
          <table:table-cell table:style-name="ce331" table:formula="of:=([.BC44]+[.BD44])-([.BE44]+[.BF44])" office:value-type="float" office:value="1" calcext:value-type="float">
            <text:p>1</text:p>
          </table:table-cell>
          <table:table-cell table:style-name="ce331" office:value-type="string" calcext:value-type="string">
            <text:p>e-</text:p>
          </table:table-cell>
          <table:table-cell table:style-name="ce331" table:formula="of:=[.$AP44]/[.AV44]" office:value-type="float" office:value="1" calcext:value-type="float">
            <text:p>1</text:p>
          </table:table-cell>
          <table:table-cell table:style-name="ce331" table:formula="of:=VLOOKUP(1;[.$AJ$35:.$AP$38];COLUMN()-COLUMN([.X1])-5)" office:value-type="float" office:value="1" calcext:value-type="float">
            <text:p>1</text:p>
          </table:table-cell>
          <table:table-cell table:style-name="ce588" table:formula="of:=VLOOKUP(1;[.$AJ$35:.$AQ$38];COLUMN()-COLUMN([.X1])-5)" office:value-type="string" office:string-value="NO2" calcext:value-type="string">
            <text:p>NO2</text:p>
          </table:table-cell>
          <table:table-cell table:style-name="ce331" table:formula="of:=OFFSET([.BI44];0;4*[.$AC$15])" office:value-type="float" office:value="1" calcext:value-type="float">
            <text:p>1</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1" calcext:value-type="float">
            <text:p>1</text:p>
          </table:table-cell>
          <table:table-cell table:style-name="ce331" table:formula="of:=IF([.AG44];[.$AG$43]/ABS([.AG44]);0)" office:value-type="float" office:value="2" calcext:value-type="float">
            <text:p>2</text:p>
          </table:table-cell>
          <table:table-cell table:style-name="ce331" table:formula="of:=CUENTAATOMOS([.AD44])" office:value-type="string" office:string-value="N O       1 3       " calcext:value-type="string">
            <text:p>N O <text:s text:c="6"/>1 3 <text:s text:c="6"/></text:p>
          </table:table-cell>
          <table:table-cell table:style-name="ce331" table:formula="of:=CUENTAATOMOS([.AK44])" office:value-type="string" office:string-value="N O       1 2       " calcext:value-type="string">
            <text:p>N O <text:s text:c="6"/>1 2 <text:s text:c="6"/></text:p>
          </table:table-cell>
          <table:table-cell table:style-name="ce331" table:formula="of:=TRIM(LEFT([.AR44];2))" office:value-type="string" office:string-value="N" calcext:value-type="string">
            <text:p>N</text:p>
          </table:table-cell>
          <table:table-cell table:style-name="ce331" table:formula="of:=VALUE(MID([.AR44];11;2))" office:value-type="float" office:value="1" calcext:value-type="float">
            <text:p>1</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float" office:value="3" calcext:value-type="float">
            <text:p>3</text:p>
          </table:table-cell>
          <table:table-cell table:style-name="ce331" table:formula="of:=IF(ISERROR([.AW44]);0;MID([.AR44];[.AW44]+10;1))" office:value-type="string" office:string-value="3" calcext:value-type="string">
            <text:p>3</text:p>
          </table:table-cell>
          <table:table-cell table:style-name="ce331" table:formula="of:=IF(ISERROR([.AX44]);0;MID([.AS44];[.AX44]+10;1))" office:value-type="string" office:string-value="2" calcext:value-type="string">
            <text:p>2</text:p>
          </table:table-cell>
          <table:table-cell table:style-name="ce331" table:formula="of:=IF([.AY44]=0;0;IF(AND(CODE([.AY44])&gt;49;CODE([.AY44])&lt;58);VALUE([.AY44]);1))*[.AB44]" office:value-type="float" office:value="3" calcext:value-type="float">
            <text:p>3</text:p>
          </table:table-cell>
          <table:table-cell table:style-name="ce331" table:formula="of:=IF([.AZ44]=0;0;IF(AND(CODE([.AZ44])&gt;49;CODE([.AZ44])&lt;58);VALUE([.AZ44]);1))*[.AI44]" office:value-type="float" office:value="2" calcext:value-type="float">
            <text:p>2</text:p>
          </table:table-cell>
          <table:table-cell table:style-name="ce331" table:formula="of:=CARGAION([.AD44])*[.AB44]" office:value-type="float" office:value="-1" calcext:value-type="float">
            <text:p>-1</text:p>
          </table:table-cell>
          <table:table-cell table:style-name="ce331" table:formula="of:=IF([.AF44]=[.$AT$48];1;IF([.AF44]=[.$AT$49];-1;0))*[.AE44]" office:value-type="float" office:value="2" calcext:value-type="float">
            <text:p>2</text:p>
          </table:table-cell>
          <table:table-cell table:style-name="ce331" table:formula="of:=CARGAION([.AK44])*[.AI44]" office:value-type="float" office:value="0" calcext:value-type="float">
            <text:p>0</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2" calcext:value-type="float">
            <text:p>2</text:p>
          </table:table-cell>
          <table:table-cell table:style-name="ce331" table:formula="of:=IF([.BA44]+[.BB44]=0;&quot;&quot;;IF([.BB44]&gt;[.BA44];[.AT47];[.AT48]))" office:value-type="string" office:string-value="H+" calcext:value-type="string">
            <text:p>H+</text:p>
          </table:table-cell>
          <table:table-cell table:style-name="ce160" table:formula="of:=IF([.BA44]+[.BB44]=0;0;IF([.BA44]&gt;[.BB44];[.BA44]-[.BB44];2*([.BB44]-[.BA44])))" office:value-type="float" office:value="1" calcext:value-type="float">
            <text:p>1</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1" calcext:value-type="float">
            <text:p>1</text:p>
          </table:table-cell>
          <table:table-cell table:style-name="ce331" table:formula="of:=IF([.BH44]=[.AT47];[.AT49];[.AT47])" office:value-type="string" office:string-value="H2O" calcext:value-type="string">
            <text:p>H2O</text:p>
          </table:table-cell>
          <table:table-cell table:style-name="ce331" table:formula="of:=[.BG44]" office:value-type="float" office:value="2" calcext:value-type="float">
            <text:p>2</text:p>
          </table:table-cell>
          <table:table-cell table:style-name="ce160" table:formula="of:=IF([.BH44]=[.AT47];[.AT47];[.AT49])" office:value-type="string" office:string-value="(OH)-" calcext:value-type="string">
            <text:p>(OH)-</text:p>
          </table:table-cell>
        </table:table-row>
        <table:table-row table:style-name="ro1">
          <table:covered-table-cell table:number-columns-repeated="4" table:style-name="ce444"/>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Cl-" calcext:value-type="string">
            <text:p>Cl-</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Cl2" calcext:value-type="string">
            <text:p>Cl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1" calcext:value-type="float">
            <text:p>1</text:p>
          </table:table-cell>
          <table:table-cell table:style-name="ce331" table:formula="of:=CUENTAATOMOS([.AD45])" office:value-type="string" office:string-value="Cl        1         " calcext:value-type="string">
            <text:p>Cl <text:s text:c="7"/>1 <text:s text:c="8"/></text:p>
          </table:table-cell>
          <table:table-cell table:style-name="ce331" table:formula="of:=CUENTAATOMOS([.AK45])" office:value-type="string" office:string-value="Cl        2         " calcext:value-type="string">
            <text:p>Cl <text:s text:c="7"/>2 <text:s text:c="8"/></text:p>
          </table:table-cell>
          <table:table-cell table:style-name="ce331" table:formula="of:=TRIM(LEFT([.AR45];2))" office:value-type="string" office:string-value="Cl" calcext:value-type="string">
            <text:p>Cl</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60"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60" table:formula="of:=IF([.BJ45]=[.AT47];[.AT49];[.AT47])" office:value-type="string" office:string-value="H2O" calcext:value-type="string">
            <text:p>H2O</text:p>
          </table:table-cell>
        </table:table-row>
        <table:table-row table:style-name="ro1">
          <table:covered-table-cell table:number-columns-repeated="4" table:style-name="ce444"/>
          <table:table-cell table:style-name="Default" table:number-columns-repeated="6"/>
          <table:table-cell table:number-columns-repeated="16"/>
          <table:table-cell table:style-name="ce331" table:number-columns-repeated="2"/>
          <table:table-cell table:style-name="ce331" table:formula="of:=[.AB44]*[.$AQ$44]" office:value-type="float" office:value="2" calcext:value-type="float">
            <text:p>2</text:p>
          </table:table-cell>
          <table:table-cell table:style-name="ce331" table:formula="of:=[.AD44]" office:value-type="string" office:string-value="(NO3)-" calcext:value-type="string">
            <text:p>(NO3)-</text:p>
          </table:table-cell>
          <table:table-cell table:style-name="ce331" table:formula="of:=[.AB45]*[.$AQ$45]" office:value-type="float" office:value="2" calcext:value-type="float">
            <text:p>2</text:p>
          </table:table-cell>
          <table:table-cell table:style-name="ce331" table:formula="of:=[.AD45]" office:value-type="string" office:string-value="Cl-" calcext:value-type="string">
            <text:p>Cl-</text:p>
          </table:table-cell>
          <table:table-cell table:style-name="ce331" table:formula="of:=IF([.AW47]&gt;0;[.AW47];IF([.AW48]&gt;0;[.AW48];IF([.AW49]&gt;0;[.AW49];0)))" office:value-type="float" office:value="4" calcext:value-type="float">
            <text:p>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NO2" calcext:value-type="string">
            <text:p>NO2</text:p>
          </table:table-cell>
          <table:table-cell table:style-name="ce331" table:formula="of:=[.AI45]*[.$AQ$45]" office:value-type="float" office:value="1" calcext:value-type="float">
            <text:p>1</text:p>
          </table:table-cell>
          <table:table-cell table:style-name="ce331" table:formula="of:=[.AK45]" office:value-type="string" office:string-value="Cl2" calcext:value-type="string">
            <text:p>Cl2</text:p>
          </table:table-cell>
          <table:table-cell table:style-name="ce331" table:formula="of:=-IF([.AW47]&lt;0;[.AW47];IF([.AW48]&lt;0;[.AW48];IF([.AW49]&lt;0;[.AW49];0)))" office:value-type="float" office:value="2" calcext:value-type="float">
            <text:p>2</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35" office:value-type="string" calcext:value-type="string">
            <text:p>r</text:p>
          </table:table-cell>
          <table:table-cell table:style-name="ce535"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444"/>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float" office:value="1" calcext:value-type="float">
            <text:p>1</text:p>
          </table:table-cell>
          <table:table-cell table:style-name="ce593" table:number-columns-repeated="2"/>
          <table:table-cell table:style-name="ce331" table:formula="of:=FIND([.AK46];[.$AF$24])" office:value-type="string" office:string-value="" calcext:value-type="error">
            <text:p>#¡VALOR!</text:p>
          </table:table-cell>
          <table:table-cell table:style-name="ce593"/>
          <table:table-cell table:style-name="ce331" table:formula="of:=FIND([.AM46];[.$AF$24])" office:value-type="float" office:value="1" calcext:value-type="float">
            <text:p>1</text:p>
          </table:table-cell>
          <table:table-cell table:style-name="ce593"/>
          <table:table-cell table:style-name="ce587" table:formula="of:=ISERROR([.AK47])" office:value-type="boolean" office:boolean-value="true" calcext:value-type="boolean">
            <text:p>VERDADERO</text:p>
          </table:table-cell>
          <table:table-cell table:style-name="ce593"/>
          <table:table-cell table:style-name="ce587" table:formula="of:=IF(ISERROR([.AM47]);1;MOD(VALUE([.AM47]);10)&lt;&gt;1)" office:value-type="boolean" office:boolean-value="false" calcext:value-type="boolean">
            <text:p>FALS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2" calcext:value-type="float">
            <text:p>2</text:p>
          </table:table-cell>
          <table:table-cell table:style-name="ce331" table:formula="of:=[.AU47]-[.AV47]" office:value-type="float" office:value="-2" calcext:value-type="float">
            <text:p>-2</text:p>
          </table:table-cell>
          <table:table-cell table:style-name="ce331" table:number-columns-repeated="9"/>
          <table:table-cell table:number-columns-repeated="8"/>
        </table:table-row>
        <table:table-row table:style-name="ro1">
          <table:covered-table-cell table:number-columns-repeated="4" table:style-name="ce444"/>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float" office:value="1" calcext:value-type="float">
            <text:p>1</text:p>
          </table:table-cell>
          <table:table-cell table:style-name="ce593"/>
          <table:table-cell table:style-name="ce331"/>
          <table:table-cell table:style-name="ce331" table:formula="of:=FIND([.AK46];[.$AG$24])" office:value-type="float" office:value="1" calcext:value-type="float">
            <text:p>1</text:p>
          </table:table-cell>
          <table:table-cell table:style-name="ce331"/>
          <table:table-cell table:style-name="ce331" table:formula="of:=FIND([.AM46];[.$AG$24])" office:value-type="string" office:string-value="" calcext:value-type="error">
            <text:p>#¡VALOR!</text:p>
          </table:table-cell>
          <table:table-cell table:style-name="ce593"/>
          <table:table-cell table:style-name="ce587" table:formula="of:=ISERROR([.AK48])" office:value-type="boolean" office:boolean-value="false" calcext:value-type="boolean">
            <text:p>FALSO</text:p>
          </table:table-cell>
          <table:table-cell table:style-name="ce593"/>
          <table:table-cell table:style-name="ce587" table:formula="of:=IF(ISERROR([.AM48]);1;MOD(VALUE([.AM48]);10)&lt;&gt;1)" office:value-type="boolean" office:boolean-value="true" calcext:value-type="boolean">
            <text:p>VERDADER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4" calcext:value-type="float">
            <text:p>4</text:p>
          </table:table-cell>
          <table:table-cell table:style-name="ce331" table:formula="of:=([.AM44]=[.$AT48])*[.AL44]*[.$AQ44]+([.AM45]=[.$AT48])*[.AL45]*[.$AQ45]" office:value-type="float" office:value="0" calcext:value-type="float">
            <text:p>0</text:p>
          </table:table-cell>
          <table:table-cell table:style-name="ce331" table:formula="of:=[.AU48]-[.AV48]" office:value-type="float" office:value="4" calcext:value-type="float">
            <text:p>4</text:p>
          </table:table-cell>
          <table:table-cell table:style-name="ce331" table:number-columns-repeated="9"/>
          <table:table-cell table:number-columns-repeated="8"/>
        </table:table-row>
        <table:table-row table:style-name="ro1">
          <table:covered-table-cell table:number-columns-repeated="4" table:style-name="ce444"/>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string" office:string-value="" calcext:value-type="error">
            <text:p>#¡VALOR!</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444"/>
          <table:table-cell table:style-name="Default" table:number-columns-repeated="6"/>
          <table:table-cell table:number-columns-repeated="16"/>
          <table:table-cell table:style-name="Default" table:number-columns-repeated="3"/>
          <table:table-cell table:style-name="ce160" table:formula="of:=[.F22]&amp;[.G22]&amp;[.H22]&amp;[.I22]&amp;[.J22]&amp;[.K22]" office:value-type="string" office:string-value="2 (NO₃)⁻+ 2 Cl⁻+ 4 H⁺ →2 NO₂+ Cl₂+ 2 H₂O" calcext:value-type="string">
            <text:p>2 (NO₃)⁻+ 2 Cl⁻+ 4 H⁺ →2 NO₂+ Cl₂+ 2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444"/>
          <table:table-cell table:style-name="Default" table:number-columns-repeated="6"/>
          <table:table-cell table:number-columns-repeated="16"/>
          <table:table-cell table:style-name="Default" table:number-columns-repeated="17"/>
          <table:table-cell table:style-name="ce593"/>
          <table:table-cell table:style-name="ce331"/>
          <table:table-cell table:style-name="ce160"/>
          <table:table-cell table:style-name="ce331" table:number-columns-repeated="12"/>
          <table:table-cell table:style-name="Default" table:number-columns-repeated="7"/>
          <table:table-cell/>
        </table:table-row>
        <table:table-row table:style-name="ro1">
          <table:covered-table-cell table:number-columns-repeated="4" table:style-name="ce444"/>
          <table:table-cell table:number-columns-repeated="22"/>
          <table:table-cell table:style-name="ce331"/>
          <table:table-cell table:style-name="ce587"/>
          <table:table-cell table:style-name="ce331"/>
          <table:table-cell table:style-name="ce331" office:value-type="string" calcext:value-type="string">
            <text:p>Acoplamiento compue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4"/>
          <table:table-cell table:number-columns-repeated="22"/>
          <table:table-cell table:style-name="ce331"/>
          <table:table-cell table:style-name="ce578" office:value-type="string" calcext:value-type="string">
            <text:p>Factor enteros</text:p>
          </table:table-cell>
          <table:table-cell table:style-name="ce331" table:formula="of:=[.AC46]/(IF(ISERROR([.AC57]);1;[.AD57]))" office:value-type="float" office:value="2" calcext:value-type="float">
            <text:p>2</text:p>
          </table:table-cell>
          <table:table-cell table:style-name="ce331" table:formula="of:=IF(ISERROR([.AD47]);IF(ISERROR([.AD48]);[.AE23];[.AD23]);[.AC23])" office:value-type="string" office:string-value="HNO3" calcext:value-type="string">
            <text:p>HNO3</text:p>
          </table:table-cell>
          <table:table-cell table:style-name="ce331" table:formula="of:=[.AE46]" office:value-type="float" office:value="2" calcext:value-type="float">
            <text:p>2</text:p>
          </table:table-cell>
          <table:table-cell table:style-name="ce331" table:formula="of:=IF(ISERROR([.AF47]);IF(ISERROR([.AF48]);[.$AE$23];[.$AD$23]);[.$AC$23])" office:value-type="string" office:string-value="HCl" calcext:value-type="string">
            <text:p>HCl</text:p>
          </table:table-cell>
          <table:table-cell table:style-name="ce331" table:formula="of:=([.AG46]-IF(OR([.AH53]=[.AD53];[.AH53]=[.AF53];[.AH53]=[.AT47]);0;IF(ISERROR([.AC58]);IF(ISERROR([.AE58]);0;[.AE53]);[.AC53])*[.AD58]))*IF(ISERROR([.AH58]);1;1/[.AH58])" office:value-type="float" office:value="4" calcext:value-type="float">
            <text:p>4</text:p>
          </table:table-cell>
          <table:table-cell table:style-name="ce331" table:formula="of:=IF(ISERROR([.AH49]);IF(ISERROR([.AH48]);[.AC23];[.AD23]);[.AE23])" office:value-type="string" office:string-value="HCl" calcext:value-type="string">
            <text:p>HCl</text:p>
          </table:table-cell>
          <table:table-cell table:style-name="ce593"/>
          <table:table-cell table:style-name="ce331" table:formula="of:=[.AJ46]/[.AJ44]" office:value-type="float" office:value="2" calcext:value-type="float">
            <text:p>2</text:p>
          </table:table-cell>
          <table:table-cell table:style-name="ce331" table:formula="of:=IF([.AO52]=2;IF(ISERROR([.$AK$47]);IF(ISERROR([.$AK$48]);[.AH23];[.AG23]);[.AF23]);IF([.AO49];IF([.AO48];[.AF23];[.AG23]);[.AH23]))" office:value-type="string" office:string-value="NO2" calcext:value-type="string">
            <text:p>NO2</text:p>
          </table:table-cell>
          <table:table-cell table:style-name="ce331" table:formula="of:=IF([.AQ52]=2;[.AL46];[.AL46]-[.AJ53])/[.AJ45]" office:value-type="float" office:value="1" calcext:value-type="float">
            <text:p>1</text:p>
          </table:table-cell>
          <table:table-cell table:style-name="ce331" table:formula="of:=IF(ISERROR([.$AM$47]);IF(ISERROR([.$AM$48]);[.AH23];[.AG23]);[.AF23])" office:value-type="string" office:string-value="Cl2" calcext:value-type="string">
            <text:p>Cl2</text:p>
          </table:table-cell>
          <table:table-cell table:style-name="ce331" table:formula="of:=[.AN46]" office:value-type="float" office:value="2" calcext:value-type="float">
            <text:p>2</text:p>
          </table:table-cell>
          <table:table-cell table:style-name="ce593" table:formula="of:=IF([.AO46]=&quot;H2O&quot;;&quot;H2O&quot;;&quot;&quot;)" office:value-type="string" office:string-value="H2O" calcext:value-type="string">
            <text:p>H2O</text:p>
          </table:table-cell>
          <table:table-cell table:style-name="ce160" table:formula="of:=(([.AD56]*[.AC53]+[.AF56]*[.AE53]+[.AH56]*[.AG53])-([.AK56]*[.AJ53]+[.AM56]*[.AL53]+[.AO56]*[.AN53]))/[.AQ56]" office:value-type="float" office:value="2" calcext:value-type="float">
            <text:p>2</text:p>
          </table:table-cell>
          <table:table-cell table:style-name="ce593" table:formula="of:=IF([.AR47]=2;[.AF23];IF([.AR48]=2;[.AG23];[.AH23]))" office:value-type="string" office:string-value="H2O" calcext:value-type="string">
            <text:p>H2O</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444"/>
          <table:table-cell table:number-columns-repeated="22"/>
          <table:table-cell table:style-name="ce578" office:value-type="string" calcext:value-type="string">
            <text:p>Factor enteros</text:p>
          </table:table-cell>
          <table:table-cell table:style-name="ce588" office:value-type="float" office:value="12" calcext:value-type="float">
            <text:p>12</text:p>
          </table:table-cell>
          <table:table-cell table:style-name="ce160" table:formula="of:=[.AC53]*[.$AB$54]" office:value-type="float" office:value="24" calcext:value-type="float">
            <text:p>24</text:p>
          </table:table-cell>
          <table:table-cell table:style-name="ce331" table:formula="of:=CUENTAATOMOS([.AD53])" office:value-type="string" office:string-value="H N O     1 1 3     " calcext:value-type="string">
            <text:p>H N O <text:s text:c="4"/>1 1 3 <text:s text:c="4"/></text:p>
          </table:table-cell>
          <table:table-cell table:style-name="ce160" table:formula="of:=[.AE53]*[.$AB$54]" office:value-type="float" office:value="24" calcext:value-type="float">
            <text:p>24</text:p>
          </table:table-cell>
          <table:table-cell table:style-name="ce331" table:formula="of:=CUENTAATOMOS([.AF53])" office:value-type="string" office:string-value="H Cl      1 1       " calcext:value-type="string">
            <text:p>H Cl <text:s text:c="5"/>1 1 <text:s text:c="6"/></text:p>
          </table:table-cell>
          <table:table-cell table:style-name="ce160" table:formula="of:=[.AG53]*[.$AB$54]" office:value-type="float" office:value="48" calcext:value-type="float">
            <text:p>48</text:p>
          </table:table-cell>
          <table:table-cell table:style-name="ce331" table:formula="of:=CUENTAATOMOS([.AH53])" office:value-type="string" office:string-value="H Cl      1 1       " calcext:value-type="string">
            <text:p>H Cl <text:s text:c="5"/>1 1 <text:s text:c="6"/></text:p>
          </table:table-cell>
          <table:table-cell table:style-name="ce160"/>
          <table:table-cell table:style-name="ce160" table:formula="of:=[.AJ53]*[.$AB$54]" office:value-type="float" office:value="24" calcext:value-type="float">
            <text:p>24</text:p>
          </table:table-cell>
          <table:table-cell table:style-name="ce331" table:formula="of:=CUENTAATOMOS([.AK53])" office:value-type="string" office:string-value="N O       1 2       " calcext:value-type="string">
            <text:p>N O <text:s text:c="6"/>1 2 <text:s text:c="6"/></text:p>
          </table:table-cell>
          <table:table-cell table:style-name="ce160" table:formula="of:=[.AL53]*[.$AB$54]" office:value-type="float" office:value="12" calcext:value-type="float">
            <text:p>12</text:p>
          </table:table-cell>
          <table:table-cell table:style-name="ce331" table:formula="of:=CUENTAATOMOS([.AM53])" office:value-type="string" office:string-value="Cl        2         " calcext:value-type="string">
            <text:p>Cl <text:s text:c="7"/>2 <text:s text:c="8"/></text:p>
          </table:table-cell>
          <table:table-cell table:style-name="ce160" table:formula="of:=[.AN53]*[.$AB$54]" office:value-type="float" office:value="24" calcext:value-type="float">
            <text:p>24</text:p>
          </table:table-cell>
          <table:table-cell table:style-name="ce331" table:formula="of:=CUENTAATOMOS([.AO53])" office:value-type="string" office:string-value="H O       2 1       " calcext:value-type="string">
            <text:p>H O <text:s text:c="6"/>2 1 <text:s text:c="6"/></text:p>
          </table:table-cell>
          <table:table-cell table:style-name="ce160" table:formula="of:=[.AP53]*[.$AB$54]" office:value-type="float" office:value="24" calcext:value-type="float">
            <text:p>24</text:p>
          </table:table-cell>
          <table:table-cell table:style-name="ce331" table:formula="of:=CUENTAATOMOS([.AQ53])" office:value-type="string" office:string-value="H O       2 1       " calcext:value-type="string">
            <text:p>H O <text:s text:c="6"/>2 1 <text:s text:c="6"/></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4"/>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60" table:formula="of:=[.AC54]/[.$AB$55]" office:value-type="float" office:value="2" calcext:value-type="float">
            <text:p>2</text:p>
          </table:table-cell>
          <table:table-cell table:style-name="ce331" table:formula="of:=FIND([.$AC$56];[.AD54])" office:value-type="float" office:value="1" calcext:value-type="float">
            <text:p>1</text:p>
          </table:table-cell>
          <table:table-cell table:style-name="ce160" table:formula="of:=[.AE54]/[.$AB$55]" office:value-type="float" office:value="2" calcext:value-type="float">
            <text:p>2</text:p>
          </table:table-cell>
          <table:table-cell table:style-name="ce331" table:formula="of:=FIND([.$AC$56];[.AF54])" office:value-type="float" office:value="1" calcext:value-type="float">
            <text:p>1</text:p>
          </table:table-cell>
          <table:table-cell table:style-name="ce160" table:formula="of:=[.AG54]/[.$AB$55]" office:value-type="float" office:value="4" calcext:value-type="float">
            <text:p>4</text:p>
          </table:table-cell>
          <table:table-cell table:style-name="ce331" table:formula="of:=FIND([.$AC$56];[.AH54])" office:value-type="float" office:value="1" calcext:value-type="float">
            <text:p>1</text:p>
          </table:table-cell>
          <table:table-cell table:style-name="ce160"/>
          <table:table-cell table:style-name="ce160" table:formula="of:=[.AJ54]/[.$AB$55]" office:value-type="float" office:value="2" calcext:value-type="float">
            <text:p>2</text:p>
          </table:table-cell>
          <table:table-cell table:style-name="ce331" table:formula="of:=FIND([.$AC$56];[.AK54])" office:value-type="string" office:string-value="" calcext:value-type="error">
            <text:p>#¡VALOR!</text:p>
          </table:table-cell>
          <table:table-cell table:style-name="ce160" table:formula="of:=[.AL54]/[.$AB$55]" office:value-type="float" office:value="1" calcext:value-type="float">
            <text:p>1</text:p>
          </table:table-cell>
          <table:table-cell table:style-name="ce331" table:formula="of:=FIND([.$AC$56];[.AM54])" office:value-type="string" office:string-value="" calcext:value-type="error">
            <text:p>#¡VALOR!</text:p>
          </table:table-cell>
          <table:table-cell table:style-name="ce160" table:formula="of:=[.AN54]/[.$AB$55]" office:value-type="float" office:value="2" calcext:value-type="float">
            <text:p>2</text:p>
          </table:table-cell>
          <table:table-cell table:style-name="ce331" table:formula="of:=FIND([.$AC$56];[.AO54])" office:value-type="float" office:value="1" calcext:value-type="float">
            <text:p>1</text:p>
          </table:table-cell>
          <table:table-cell table:style-name="ce160" table:formula="of:=[.AP54]/[.$AB$55]" office:value-type="float" office:value="2" calcext:value-type="float">
            <text:p>2</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4"/>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H " calcext:value-type="string">
            <text:p>H </text:p>
          </table:table-cell>
          <table:table-cell table:style-name="ce331" table:formula="of:=IF(ISERROR([.AD55]);0;VALUE(MID([.AD54];10+[.AD55];1)))" office:value-type="float" office:value="1" calcext:value-type="float">
            <text:p>1</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1" calcext:value-type="float">
            <text:p>1</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2" calcext:value-type="float">
            <text:p>2</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444"/>
          <table:table-cell table:number-columns-repeated="22"/>
          <table:table-cell table:style-name="ce331"/>
          <table:table-cell table:style-name="ce331" table:formula="of:=IONSINCARGA([.AD44])" office:value-type="string" office:string-value="NO3" calcext:value-type="string">
            <text:p>NO3</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444"/>
          <table:table-cell table:number-columns-repeated="22"/>
          <table:table-cell table:style-name="ce331"/>
          <table:table-cell table:style-name="ce331" office:value-type="string" calcext:value-type="string">
            <text:p>H</text:p>
          </table:table-cell>
          <table:table-cell table:style-name="ce331" table:formula="of:=FIND([.$AB$58]&amp;&quot; &quot;;[.AD54])" office:value-type="float" office:value="1" calcext:value-type="float">
            <text:p>1</text:p>
          </table:table-cell>
          <table:table-cell table:style-name="ce331" table:formula="of:=IF(ISERROR([.AC58]);IF(ISERROR([.AE58]);0;VALUE(MID([.AF54];10+[.AE58];2)));VALUE(MID([.AD54];10+[.AC58];2)))" office:value-type="float" office:value="1" calcext:value-type="float">
            <text:p>1</text:p>
          </table:table-cell>
          <table:table-cell table:style-name="ce331" table:formula="of:=FIND([.$AB$58]&amp;&quot; &quot;;[.AF54])" office:value-type="float" office:value="1" calcext:value-type="float">
            <text:p>1</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444"/>
          <table:table-cell table:number-columns-repeated="22"/>
          <table:table-cell table:style-name="ce331" table:number-columns-repeated="3"/>
          <table:table-cell table:style-name="ce331" table:formula="of:=SUBSTITUTE(SUBSTITUTE([.AC23];&quot;(&quot;;&quot;¡&quot;);&quot;)&quot;;&quot;!&quot;)" office:value-type="string" office:string-value="HNO3" calcext:value-type="string">
            <text:p>HNO3</text:p>
          </table:table-cell>
          <table:table-cell table:style-name="ce331" table:formula="of:=SUBSTITUTE(SUBSTITUTE([.AD23];&quot;(&quot;;&quot;¡&quot;);&quot;)&quot;;&quot;!&quot;)" office:value-type="string" office:string-value="HCl" calcext:value-type="string">
            <text:p>HCl</text:p>
          </table:table-cell>
          <table:table-cell table:style-name="ce483" table:formula="of:=IF(LEN([.AE23]);SUBSTITUTE(SUBSTITUTE([.AE23];&quot;(&quot;;&quot;¡&quot;);&quot;)&quot;;&quot;!&quot;);&quot;&quot;)">
            <text:p/>
          </table:table-cell>
          <table:table-cell table:style-name="ce331" table:formula="of:=SUBSTITUTE(SUBSTITUTE([.AF23];&quot;(&quot;;&quot;¡&quot;);&quot;)&quot;;&quot;!&quot;)" office:value-type="string" office:string-value="Cl2" calcext:value-type="string">
            <text:p>Cl2</text:p>
          </table:table-cell>
          <table:table-cell table:style-name="ce331" table:formula="of:=SUBSTITUTE(SUBSTITUTE([.AG23];&quot;(&quot;;&quot;¡&quot;);&quot;)&quot;;&quot;!&quot;)" office:value-type="string" office:string-value="NO2" calcext:value-type="string">
            <text:p>NO2</text:p>
          </table:table-cell>
          <table:table-cell table:style-name="ce331" table:formula="of:=IF(LEN([.AH23]);SUBSTITUTE(SUBSTITUTE([.AH23];&quot;(&quot;;&quot;¡&quot;);&quot;)&quot;;&quot;!&quot;);&quot;&quot;)" office:value-type="string" office:string-value="H2O" calcext:value-type="string">
            <text:p>H2O</text:p>
          </table:table-cell>
          <table:table-cell table:style-name="ce331" table:formula="of:=IF(LEN([.AI23]);SUBSTITUTE(SUBSTITUTE([.AI23];&quot;(&quot;;&quot;¡&quot;);&quot;)&quot;;&quot;!&quot;);&quot;&quot;)">
            <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2" calcext:value-type="float">
            <text:p>2</text:p>
          </table:table-cell>
          <table:table-cell table:style-name="ce331" table:formula="of:=SUBSTITUTE(SUBSTITUTE([.AD53];&quot;(&quot;;&quot;¡&quot;);&quot;)&quot;;&quot;!&quot;)" office:value-type="string" office:string-value="HNO3" calcext:value-type="string">
            <text:p>HNO3</text:p>
          </table:table-cell>
          <table:table-cell table:style-name="ce331" table:formula="of:=IF([.AF60]=[.$AH60];MAX([.AE53];[.AG55]);[.AE55])" office:value-type="float" office:value="4" calcext:value-type="float">
            <text:p>4</text:p>
          </table:table-cell>
          <table:table-cell table:style-name="ce331" table:formula="of:=SUBSTITUTE(SUBSTITUTE([.AF53];&quot;(&quot;;&quot;¡&quot;);&quot;)&quot;;&quot;!&quot;)" office:value-type="string" office:string-value="HCl" calcext:value-type="string">
            <text:p>HCl</text:p>
          </table:table-cell>
          <table:table-cell table:style-name="ce331" table:formula="of:=[.AG55]" office:value-type="float" office:value="4" calcext:value-type="float">
            <text:p>4</text:p>
          </table:table-cell>
          <table:table-cell table:style-name="ce331" table:formula="of:=SUBSTITUTE(SUBSTITUTE([.AH53];&quot;(&quot;;&quot;¡&quot;);&quot;)&quot;;&quot;!&quot;)" office:value-type="string" office:string-value="HCl" calcext:value-type="string">
            <text:p>HCl</text:p>
          </table:table-cell>
          <table:table-cell table:style-name="ce593"/>
          <table:table-cell table:style-name="ce331" table:formula="of:=[.AJ55]+[.AL55]*([.AK60]=[.AM60])+IF(ISERROR([.AP53]);0;[.AP55]*([.AK60]=[.AQ60]))" office:value-type="float" office:value="2" calcext:value-type="float">
            <text:p>2</text:p>
          </table:table-cell>
          <table:table-cell table:style-name="ce331" table:formula="of:=SUBSTITUTE(SUBSTITUTE([.AK53];&quot;(&quot;;&quot;¡&quot;);&quot;)&quot;;&quot;!&quot;)" office:value-type="string" office:string-value="NO2" calcext:value-type="string">
            <text:p>NO2</text:p>
          </table:table-cell>
          <table:table-cell table:style-name="ce331" table:formula="of:=[.AL55]" office:value-type="float" office:value="1" calcext:value-type="float">
            <text:p>1</text:p>
          </table:table-cell>
          <table:table-cell table:style-name="ce331" table:formula="of:=SUBSTITUTE(SUBSTITUTE([.AM53];&quot;(&quot;;&quot;¡&quot;);&quot;)&quot;;&quot;!&quot;)" office:value-type="string" office:string-value="Cl2" calcext:value-type="string">
            <text:p>Cl2</text:p>
          </table:table-cell>
          <table:table-cell table:style-name="ce331" table:formula="of:=[.AN55]" office:value-type="float" office:value="2" calcext:value-type="float">
            <text:p>2</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2" calcext:value-type="float">
            <text:p>2</text:p>
          </table:table-cell>
          <table:table-cell table:style-name="ce331" table:formula="of:=SUBSTITUTE(SUBSTITUTE([.AQ53];&quot;(&quot;;&quot;¡&quot;);&quot;)&quot;;&quot;!&quot;)" office:value-type="string" office:string-value="H2O" calcext:value-type="string">
            <text:p>H2O</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0" calcext:value-type="float">
            <text:p>0</text:p>
          </table:table-cell>
          <table:table-cell table:style-name="ce331" table:formula="of:=MATCH([.AG59];[.$AC$60:.$AQ$60];0)" office:value-type="float" office:value="11" calcext:value-type="float">
            <text:p>11</text:p>
          </table:table-cell>
          <table:table-cell table:style-name="ce331" table:formula="of:=IF(LEN([.AH59]);MATCH([.AH59];[.$AC$60:.$AQ$60];0);0)" office:value-type="float" office:value="9" calcext:value-type="float">
            <text:p>9</text:p>
          </table:table-cell>
          <table:table-cell table:style-name="ce331" table:formula="of:=IF(LEN([.AI59]);MATCH([.AI59];[.$AC$60:.$AQ$60];0);IF([.AO46]=&quot;H2O&quot;;13;0))" office:value-type="float" office:value="13" calcext:value-type="float">
            <text:p>13</text:p>
          </table:table-cell>
          <table:table-cell table:style-name="ce331" table:formula="of:=IF(LEN([.AJ59]);MATCH([.AJ59];[.$AC$60:.$AQ$60];0);IF(ISERROR([.AQ60]);0;IF([.AI61]=13;15;13)))" office:value-type="float" office:value="15" calcext:value-type="float">
            <text:p>15</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j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2" calcext:value-type="float">
            <text:p>2</text:p>
          </table:table-cell>
          <table:table-cell table:style-name="ce331" table:formula="of:=INDEX([.$AC$53:.$AQ$53];[.AD61])" office:value-type="string" office:string-value="HNO3" calcext:value-type="string">
            <text:p>HNO3</text:p>
          </table:table-cell>
          <table:table-cell table:style-name="ce331" table:formula="of:=INDEX([.$AC$60:.$AQ$60];[.AE61]-1)" office:value-type="float" office:value="4" calcext:value-type="float">
            <text:p>4</text:p>
          </table:table-cell>
          <table:table-cell table:style-name="ce331" table:formula="of:=INDEX([.$AC$53:.$AQ$53];[.AE61])" office:value-type="string" office:string-value="HCl" calcext:value-type="string">
            <text:p>HCl</text:p>
          </table:table-cell>
          <table:table-cell table:style-name="ce331" table:formula="of:=IF(LEN([.AE23]);INDEX([.$AC$55:.$AQ$55];[.AF61]-1);0)" office:value-type="float" office:value="0" calcext:value-type="float">
            <text:p>0</text:p>
          </table:table-cell>
          <table:table-cell table:style-name="ce331" table:formula="of:=INDEX([.$AC$53:.$AQ$53];[.AF61])" office:value-type="string" office:string-value="HCl" calcext:value-type="string">
            <text:p>HCl</text:p>
          </table:table-cell>
          <table:table-cell table:style-name="ce160" table:formula="of:=IF(ISERROR([.AG61]);1;INDEX([.$AC$60:.$AQ$60];1;[.AG61]-1))" office:value-type="float" office:value="1" calcext:value-type="float">
            <text:p>1</text:p>
          </table:table-cell>
          <table:table-cell table:style-name="ce331" table:formula="of:=IF(ISERROR([.AG61]);[.AG59];INDEX([.$AC$53:.$AQ$53];[.AG61]))" office:value-type="string" office:string-value="Cl2" calcext:value-type="string">
            <text:p>Cl2</text:p>
          </table:table-cell>
          <table:table-cell table:style-name="ce331" table:formula="of:=IF(ISERROR([.AH61]);1;IF([.AH61];INDEX([.$AC$60:.$AQ$60];[.AH61]-1);&quot;&quot;))" office:value-type="float" office:value="2" calcext:value-type="float">
            <text:p>2</text:p>
          </table:table-cell>
          <table:table-cell table:style-name="ce331" table:formula="of:=IF(ISERROR([.AH61]);[.AH59];IF([.AH61];INDEX([.$AC$53:.$AQ$53];[.AH61]);&quot;&quot;))" office:value-type="string" office:string-value="NO2" calcext:value-type="string">
            <text:p>NO2</text:p>
          </table:table-cell>
          <table:table-cell table:style-name="ce331" table:formula="of:=IF(ISERROR([.AI61]);1;IF([.AI61];INDEX([.$AC$60:.$AQ$60];[.AI61]-1);1))" office:value-type="float" office:value="2" calcext:value-type="float">
            <text:p>2</text:p>
          </table:table-cell>
          <table:table-cell table:style-name="ce331" table:formula="of:=IF(ISERROR([.AI61]);[.AI59];INDEX([.$AC$53:.$AQ$53];[.AI61]))" office:value-type="string" office:string-value="H2O" calcext:value-type="string">
            <text:p>H2O</text:p>
          </table:table-cell>
          <table:table-cell table:style-name="ce331" table:formula="of:=IF(AND([.AJ61]&gt;1;[.AO60]&lt;&gt;[.AQ60]);INDEX([.$AC$55:.$AQ$55];[.AJ61]-1);0)" office:value-type="float" office:value="0" calcext:value-type="float">
            <text:p>0</text:p>
          </table:table-cell>
          <table:table-cell table:style-name="ce331" table:formula="of:=IF([.AO62]&gt;0;INDEX([.$AC$53:.$AQ$53];[.AJ61]);&quot;&quot;)">
            <text:p/>
          </table:table-cell>
          <table:table-cell table:style-name="ce331"/>
          <table:table-cell table:style-name="ce331" table:formula="of:=[.AC62]*MASAMOL([.AD62])+[.AE62]*MASAMOL([.AF62])+[.AG62]*MASAMOL([.AH62])" office:value-type="float" office:value="271.868" calcext:value-type="float">
            <text:p>271,868</text:p>
          </table:table-cell>
          <table:table-cell table:style-name="ce331" table:formula="of:=[.AI62]*MASAMOL([.AJ62])+[.AK62]*MASAMOL([.AL62])+IF(ISERROR([.AM62]);0;[.AM62]*MASAMOL([.AN62]))+IF(ISERROR([.AO62]);0;[.AO62]*MASAMOL([.AP62]))" office:value-type="float" office:value="198.946" calcext:value-type="float">
            <text:p>198,946</text:p>
          </table:table-cell>
          <table:table-cell table:style-name="ce402" table:formula="of:=ABS([.AR62]-[.AS62])&lt;0.01" office:value-type="boolean" office:boolean-value="false" calcext:value-type="boolean">
            <text:p>FALS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2 HNO₃" calcext:value-type="string">
            <text:p>2 HNO₃</text:p>
          </table:table-cell>
          <table:table-cell table:style-name="ce469"/>
          <table:table-cell table:style-name="ce481" table:formula="of:=IF(LEN([.AF62])&gt;0;&quot; + &quot;;&quot;&quot;)&amp;IF([.AE62]&gt;1;[.AE62]&amp;&quot; &quot;;&quot;&quot;)&amp;FORMULAQUIM([.AF62])" office:value-type="string" office:string-value=" + 4 HCl" calcext:value-type="string">
            <text:p><text:s/>+ 4 HCl</text:p>
          </table:table-cell>
          <table:table-cell table:style-name="ce469"/>
          <table:table-cell table:style-name="ce481" table:formula="of:=IF([.AG62]&gt;0;&quot; + &quot;&amp;IF([.AG62]&gt;1;[.AG62]&amp;&quot; &quot;;&quot;&quot;)&amp;FORMULAQUIM([.AH62]);&quot;&quot;)&amp;&quot; → &quot;" office:value-type="string" office:string-value=" → " calcext:value-type="string">
            <text:p><text:s/>→ </text:p>
          </table:table-cell>
          <table:table-cell table:style-name="ce591"/>
          <table:table-cell table:style-name="ce481" table:formula="of:=IF([.AI62]&gt;1;[.AI62]&amp;&quot; &quot;;&quot;&quot;)&amp;FORMULAQUIM([.AJ62])" office:value-type="string" office:string-value="Cl₂" calcext:value-type="string">
            <text:p>Cl₂</text:p>
          </table:table-cell>
          <table:table-cell table:style-name="ce469"/>
          <table:table-cell table:style-name="ce481" table:formula="of:=IF(LEN([.AL62])&gt;0;&quot; + &quot;;&quot;&quot;)&amp;IF([.AK62]&gt;1;[.AK62]&amp;&quot; &quot;;&quot;&quot;)&amp;FORMULAQUIM([.AL62])" office:value-type="string" office:string-value=" + 2 NO₂" calcext:value-type="string">
            <text:p><text:s/>+ 2 NO₂</text:p>
          </table:table-cell>
          <table:table-cell table:style-name="ce593"/>
          <table:table-cell table:style-name="ce481" table:formula="of:=IF(ISERROR([.AP53]);&quot;&quot;;IF(LEN([.AN62])&gt;0;&quot; + &quot;;&quot;&quot;)&amp;IF([.AM62]&gt;1;[.AM62]&amp;&quot; &quot;;&quot;&quot;)&amp;FORMULAQUIM([.AN62]))" office:value-type="string" office:string-value=" + 2 H₂O" calcext:value-type="string">
            <text:p><text:s/>+ 2 H₂O</text:p>
          </table:table-cell>
          <table:table-cell table:style-name="ce593"/>
          <table:table-cell table:style-name="ce481" table:formula="of:=IF(LEN([.AP62])&gt;0;&quot; + &quot;&amp;IF([.AO62]&gt;1;[.AO62]&amp;&quot; &quot;;&quot;&quot;)&amp;FORMULAQUIM([.AP62]);&quot;&quot;)">
            <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2 HNO₃ + 4 HCl → Cl₂ + 2 NO₂ + 2 H₂O" calcext:value-type="string">
            <text:p>2 HNO₃ + 4 HCl → Cl₂ + 2 NO₂ + 2 H₂O</text:p>
          </table:table-cell>
          <table:table-cell table:style-name="ce160"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jo de «Reactivos» y «Productos»:</text:p>
            <text:p>Escriba las fórmula de los reactivos y productos, en primer lugar los que contienen los elementos que cambian o cambiaron de estado de oxidación. En caso de que se formara agua, debe aparecer en último lugar.</text:p>
            <text:p>A la derecha de «Calcular»:</text:p>
            <text:p>Elección a magnitud que hay que calcular. Si es volumen, debe indicar en la celda siguiente si es de gas o de disolución. Elección a substancia en la última celda diera grupo.</text:p>
            <text:p>Celas a la derecha del todo:</text:p>
            <text:p>Si es disolución, escriba la concentración y elección las unidades (se es en % masa, debe escribir la densidad y elegir las unidades).</text:p>
            <text:p>Si es gas, escriba la presión y la temperatura y elección las unidades.</text:p>
            <text:p>Enzima de «Rendimiento»:</text:p>
            <text:p>Escriba los datos, primero la cantidad, y elección a su derecha la unidad [mol, g, cm³ o mol/dm³] del dato. Si es «cm³» debe indicar en la celda siguiente si es gas o disolución. Elección a substancia en la última celda diera grupo.</text:p>
            <text:p>Si es disolución, escriba la concentración y elección las unidades (se es en % masa, debe escribir la densidad y elegir las unidades).</text:p>
            <text:p>Si es gas, escriba la presión y la temperatura y elección las unidades.</text:p>
            <text:p>A la derecha de «Rendimiento»:</text:p>
            <text:p>Se tiene datos del rendimiento, los escriba en esta celda. Si no, borre el contenido de la celda con l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7" table:default-cell-style-name="ce444"/>
        <table:table-column table:style-name="co58" table:default-cell-style-name="ce444"/>
        <table:table-column table:style-name="co59" table:default-cell-style-name="ce444"/>
        <table:table-column table:style-name="co60" table:default-cell-style-name="ce444"/>
        <table:table-column table:style-name="co12" table:default-cell-style-name="ce444"/>
        <table:table-column table:style-name="co61" table:default-cell-style-name="ce444"/>
        <table:table-column table:style-name="co12" table:number-columns-repeated="58" table:default-cell-style-name="ce444"/>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11" office:value-type="string" calcext:value-type="string">
            <text:p>y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2">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13" office:value-type="string" calcext:value-type="string">
            <text:p>c <text:span text:style-name="T25">=</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11" office:value-type="string" calcext:value-type="string">
            <text:p>y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e l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í</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ñ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2" table:default-cell-style-name="ce63"/>
        <table:table-column table:style-name="co63" table:default-cell-style-name="ce63"/>
        <table:table-column table:style-name="co62" table:default-cell-style-name="Default"/>
        <table:table-column table:style-name="co64" table:default-cell-style-name="ce63"/>
        <table:table-column table:style-name="co65" table:default-cell-style-name="ce63"/>
        <table:table-column table:style-name="co66" table:default-cell-style-name="ce63"/>
        <table:table-column table:style-name="co64" table:default-cell-style-name="ce63"/>
        <table:table-column table:style-name="co60" table:default-cell-style-name="ce63"/>
        <table:table-column table:style-name="co67" table:default-cell-style-name="ce63"/>
        <table:table-column table:style-name="co68" table:default-cell-style-name="ce63"/>
        <table:table-column table:style-name="co69" table:default-cell-style-name="ce63"/>
        <table:table-column table:style-name="co68" table:default-cell-style-name="ce63"/>
        <table:table-column table:style-name="co64" table:default-cell-style-name="ce63"/>
        <table:table-column table:style-name="co69" table:default-cell-style-name="ce63"/>
        <table:table-column table:style-name="co70" table:default-cell-style-name="ce63"/>
        <table:table-column table:style-name="co52" table:number-columns-repeated="3" table:default-cell-style-name="ce63"/>
        <table:table-column table:style-name="co71" table:default-cell-style-name="ce63"/>
        <table:table-column table:style-name="co54" table:default-cell-style-name="ce63"/>
        <table:table-column table:style-name="co72" table:default-cell-style-name="ce63"/>
        <table:table-column table:style-name="co12" table:number-columns-repeated="961" table:default-cell-style-name="ce63"/>
        <table:table-row table:style-name="ro3">
          <table:table-cell table:style-name="ce323"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323" office:value-type="string" calcext:value-type="string">
            <text:p>((/))Qon hidroxido((/))Y #N/D</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LVO₃" calcext:value-type="string">
            <text:p>H₃POLVO₃</text:p>
          </table:table-cell>
          <table:table-cell/>
          <table:table-cell table:style-name="ce323"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323" office:value-type="string" calcext:value-type="string">
            <text:p>((/))QOH⁻((/))E hidróxido</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Y potasio</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LVO₃((/))Y fosforoso</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Y fosfano</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Y #N/D</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En l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ce</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UEN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El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El</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N El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N El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El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Que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EN El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EN El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LV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i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LV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LV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L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LV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en el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en el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LV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í</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El</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n el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El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n el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El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En la₂El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El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lo⁺</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lo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zinc</text:p>
          </table:table-cell>
          <table:table-cell table:style-name="ce541" office:value-type="string" calcext:value-type="string">
            <text:p>Zn²⁺</text:p>
          </table:table-cell>
          <table:table-cell table:style-name="ce541" office:value-type="string" calcext:value-type="string">
            <text:p>z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El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El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323"/>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3" table:default-cell-style-name="Default"/>
        <table:table-column table:style-name="co8" table:default-cell-style-name="Default"/>
        <table:table-column table:style-name="co74" table:default-cell-style-name="Default"/>
        <table:table-column table:style-name="co12" table:number-columns-repeated="3" table:default-cell-style-name="Default"/>
        <table:table-row table:style-name="ro3">
          <table:table-cell table:style-name="ce444"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444" office:value-type="string" calcext:value-type="string">
            <text:p>← Devuelve nombre y masa atómica</text:p>
          </table:table-cell>
        </table:table-row>
        <table:table-row table:style-name="ro3">
          <table:table-cell table:style-name="ce444" table:formula="of:=MATCH([.$D$2];[.D6:.$D$123];0)" office:value-type="float" office:value="99" calcext:value-type="float">
            <text:p>99</text:p>
          </table:table-cell>
          <table:table-cell table:style-name="ce547" table:formula="of:=INDEX([.B6:.B123];[.A2])" office:value-type="string" office:string-value="Eres" calcext:value-type="string">
            <text:p>Eres</text:p>
          </table:table-cell>
          <table:table-cell table:style-name="ce548"/>
          <table:table-cell table:style-name="ce550" office:value-type="string" calcext:value-type="string">
            <text:p>Einstenio</text:p>
          </table:table-cell>
          <table:table-cell table:style-name="ce444"/>
          <table:table-cell table:style-name="ce444" office:value-type="string" calcext:value-type="string">
            <text:p>← Devuelve símbolo</text:p>
          </table:table-cell>
        </table:table-row>
        <table:table-row table:style-name="ro3">
          <table:table-cell table:style-name="ce444"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444" table:number-columns-repeated="2"/>
        </table:table-row>
        <table:table-row table:style-name="ro4">
          <table:table-cell table:style-name="ce545" office:value-type="float" office:value="-1" calcext:value-type="float">
            <text:p>-1</text:p>
          </table:table-cell>
          <table:table-cell table:style-name="ce545" office:value-type="string" calcext:value-type="string">
            <text:p>y electrón</text:p>
          </table:table-cell>
          <table:table-cell table:style-name="ce549"/>
          <table:table-cell table:style-name="ce549" office:value-type="string" calcext:value-type="string">
            <text:p/>
          </table:table-cell>
          <table:table-cell table:style-name="ce444"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444"/>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444"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444"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444"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444"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444"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444"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444"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El</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444"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444"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444" office:value-type="float" office:value="20.1797" calcext:value-type="float">
            <text:p>20,1797</text:p>
          </table:table-cell>
        </table:table-row>
        <table:table-row table:style-name="ro4">
          <table:table-cell table:style-name="ce545" office:value-type="float" office:value="11" calcext:value-type="float">
            <text:p>11</text:p>
          </table:table-cell>
          <table:table-cell table:style-name="ce545" office:value-type="string" calcext:value-type="string">
            <text:p>En la 22,9897</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444"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444"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444"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í</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444"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444"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444"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444"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ire</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444"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444"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Que</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444"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444"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444"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444"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444"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444"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444" office:value-type="float" office:value="55.845" calcext:value-type="float">
            <text:p>55,845</text:p>
          </table:table-cell>
        </table:table-row>
        <table:table-row table:style-name="ro5">
          <table:table-cell table:style-name="ce545" office:value-type="float" office:value="27" calcext:value-type="float">
            <text:p>27</text:p>
          </table:table-cell>
          <table:table-cell table:style-name="ce545" office:value-type="string" calcext:value-type="string">
            <text:p>Con el</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444"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444" office:value-type="float" office:value="58.6934" calcext:value-type="float">
            <text:p>58,6934</text:p>
          </table:table-cell>
        </table:table-row>
        <table:table-row table:style-name="ro5">
          <table:table-cell table:style-name="ce545" office:value-type="float" office:value="29" calcext:value-type="float">
            <text:p>29</text:p>
          </table:table-cell>
          <table:table-cell table:style-name="ce545" office:value-type="string" calcext:value-type="string">
            <text:p>Culo</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444"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444"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444"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444"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L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444"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444"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444"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444"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444"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444"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444"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444"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444" office:value-type="float" office:value="92.90637" calcext:value-type="float">
            <text:p>92,90637</text:p>
          </table:table-cell>
        </table:table-row>
        <table:table-row table:style-name="ro5">
          <table:table-cell table:style-name="ce545" office:value-type="float" office:value="42" calcext:value-type="float">
            <text:p>42</text:p>
          </table:table-cell>
          <table:table-cell table:style-name="ce545" office:value-type="string" calcext:value-type="string">
            <text:p>Me l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444"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444"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444"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444"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444"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444"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444"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444"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444"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444"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444"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yodo</text:p>
          </table:table-cell>
          <table:table-cell table:style-name="ce549" office:value-type="string" calcext:value-type="string">
            <text:p><text:a xlink:href="http://www.lenntech.es/periodica/elementos/i.htm" xlink:type="simple">Yodo</text:a></text:p>
          </table:table-cell>
          <table:table-cell table:style-name="ce444" office:value-type="float" office:value="126.90447" calcext:value-type="float">
            <text:p>126,90447</text:p>
          </table:table-cell>
        </table:table-row>
        <table:table-row table:style-name="ro5">
          <table:table-cell table:style-name="ce545" office:value-type="float" office:value="54" calcext:value-type="float">
            <text:p>54</text:p>
          </table:table-cell>
          <table:table-cell table:style-name="ce545" office:value-type="string" calcext:value-type="string">
            <text:p>Equis</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444"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444"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444" office:value-type="float" office:value="137.327" calcext:value-type="float">
            <text:p>137,327</text:p>
          </table:table-cell>
        </table:table-row>
        <table:table-row table:style-name="ro5">
          <table:table-cell table:style-name="ce545" office:value-type="float" office:value="57" calcext:value-type="float">
            <text:p>57</text:p>
          </table:table-cell>
          <table:table-cell table:style-name="ce545" office:value-type="string" calcext:value-type="string">
            <text:p>Lan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444"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444"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444"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444"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444"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444"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Yo</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444"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444"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444"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444"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444"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444"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444"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444"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444"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444"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444"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444"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444"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L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444"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444"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444"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444"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444"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444"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444"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444" office:value-type="float" office:value="208.984" calcext:value-type="float">
            <text:p>208,984</text:p>
          </table:table-cell>
        </table:table-row>
        <table:table-row table:style-name="ro5">
          <table:table-cell table:style-name="ce545" office:value-type="float" office:value="84" calcext:value-type="float">
            <text:p>84</text:p>
          </table:table-cell>
          <table:table-cell table:style-name="ce545" office:value-type="string" calcext:value-type="string">
            <text:p>Polv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444"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444"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444"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444" office:value-type="float" office:value="223" calcext:value-type="float">
            <text:p>223</text:p>
          </table:table-cell>
        </table:table-row>
        <table:table-row table:style-name="ro5">
          <table:table-cell table:style-name="ce545" office:value-type="float" office:value="88" calcext:value-type="float">
            <text:p>88</text:p>
          </table:table-cell>
          <table:table-cell table:style-name="ce545" office:value-type="string" calcext:value-type="string">
            <text:p>Ran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444"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444"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444" office:value-type="float" office:value="232.0377" calcext:value-type="float">
            <text:p>232,0377</text:p>
          </table:table-cell>
        </table:table-row>
        <table:table-row table:style-name="ro5">
          <table:table-cell table:style-name="ce545" office:value-type="float" office:value="91" calcext:value-type="float">
            <text:p>91</text:p>
          </table:table-cell>
          <table:table-cell table:style-name="ce545" office:value-type="string" calcext:value-type="string">
            <text:p>Pal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444"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444"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444"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444"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444"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444"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444"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444" office:value-type="float" office:value="251" calcext:value-type="float">
            <text:p>251</text:p>
          </table:table-cell>
        </table:table-row>
        <table:table-row table:style-name="ro5">
          <table:table-cell table:style-name="ce545" office:value-type="float" office:value="99" calcext:value-type="float">
            <text:p>99</text:p>
          </table:table-cell>
          <table:table-cell table:style-name="ce545" office:value-type="string" calcext:value-type="string">
            <text:p>Er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444"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444"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444" office:value-type="float" office:value="258" calcext:value-type="float">
            <text:p>258</text:p>
          </table:table-cell>
        </table:table-row>
        <table:table-row table:style-name="ro5">
          <table:table-cell table:style-name="ce545" office:value-type="float" office:value="102" calcext:value-type="float">
            <text:p>102</text:p>
          </table:table-cell>
          <table:table-cell table:style-name="ce545" office:value-type="string" calcext:value-type="string">
            <text:p>En el</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444"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444"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444"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444"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444"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444"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444"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444"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444"/>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444"/>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444"/>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444"/>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444"/>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444"/>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444"/>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444"/>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444"/>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table:table-column table:style-name="co12" table:number-columns-repeated="4" table:default-cell-style-name="ce63"/>
        <table:table-column table:style-name="co21" table:default-cell-style-name="ce63"/>
        <table:table-column table:style-name="co11" table:number-columns-repeated="6" table:default-cell-style-name="ce63"/>
        <table:table-column table:style-name="co8" table:default-cell-style-name="ce63"/>
        <table:table-column table:style-name="co7" table:default-cell-style-name="ce63"/>
        <table:table-column table:style-name="co11"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El K₂Cr₂O₇ oxida al yoduro de potasio en medio ácido sulfúrico formándose sulfato de potasio, sulfato de cromo (III), I₂ y agua.</text:p>
            <text:p>a) Ajusta las reacciones iónica y molecular por el método del ión-electrón.</text:p>
            <text:p>b) Se hacen cuatro valoraciones con los valores que se ven en la tabla y la concentración de la disolución de dicromato de potasio es  de 0,200 mol/dm³. ¿Cuál es la concentración de la disolución de ioduro de potasio?</text:p>
            <text:p>Rta.: [KI] = 1,07 mol/dm³</text:p>
            <text:p/>
          </table:table-cell>
          <table:covered-table-cell table:number-columns-repeated="2" table:style-name="ce440"/>
          <table:covered-table-cell table:style-name="ce44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440"/>
          <table:covered-table-cell table:style-name="ce449"/>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40"/>
          <table:covered-table-cell table:style-name="ce449"/>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77"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os datos</text:a></text:p>
          </table:table-cell>
          <table:table-cell table:style-name="ce374"/>
          <table:table-cell table:number-columns-repeated="46"/>
        </table:table-row>
        <table:table-row table:style-name="ro1">
          <table:covered-table-cell table:number-columns-repeated="3" table:style-name="ce440"/>
          <table:covered-table-cell table:style-name="ce449"/>
          <table:table-cell table:style-name="ce406" office:value-type="string" calcext:value-type="string">
            <text:p><text:s/></text:p>
          </table:table-cell>
          <table:table-cell table:style-name="ce150"/>
          <table:table-cell table:style-name="ce563"/>
          <table:table-cell table:style-name="ce477"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40"/>
          <table:covered-table-cell table:style-name="ce449"/>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40"/>
          <table:covered-table-cell table:style-name="ce44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440"/>
          <table:covered-table-cell table:style-name="ce449"/>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Gafa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440"/>
          <table:covered-table-cell table:style-name="ce449"/>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eñalar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440"/>
          <table:covered-table-cell table:style-name="ce449"/>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440"/>
          <table:covered-table-cell table:style-name="ce449"/>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40"/>
          <table:covered-table-cell table:style-name="ce449"/>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440"/>
          <table:covered-table-cell table:style-name="ce449"/>
          <table:table-cell table:style-name="ce299"/>
          <table:table-cell table:style-name="ce406" office:value-type="string" calcext:value-type="string">
            <text:p>Produc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El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El estaño metálico reacciona con el ácido nítrico concentrado y forma óxido de estaño(IV), dióxido de nitrógeno y agua.</text:p>
            <text:p>a) Ajusta la reacción que tiene lugar por el método del ión-electrón.</text:p>
            <text:p>b) Calcula la concentración de una disolución de ácido nítrico se se gastan los volúmenes indicados.</text:p>
            <text:p><text:span text:style-name="T23">Rta.: a) 4 HNO₃ + Sn → 4 </text:span><text:span text:style-name="T24">NO₂</text:span> + SnO₂ + 2 H₂O;</text:p>
            <text:p>b) [HNO₃] = 0,00289 mol/dm³</text:p>
            <text:p/>
          </table:table-cell>
          <table:covered-table-cell table:number-columns-repeated="2" table:style-name="ce440"/>
          <table:covered-table-cell table:style-name="ce44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style-name="ce406"/>
          <table:table-cell table:style-name="ce150"/>
          <table:table-cell table:style-name="ce563"/>
          <table:table-cell table:style-name="ce477"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style-name="ce406" office:value-type="string" calcext:value-type="string">
            <text:p><text:s/></text:p>
          </table:table-cell>
          <table:table-cell table:style-name="ce150"/>
          <table:table-cell table:style-name="ce563"/>
          <table:table-cell table:style-name="ce477"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440"/>
          <table:covered-table-cell table:style-name="ce449"/>
          <table:table-cell table:style-name="ce299"/>
          <table:table-cell table:style-name="ce406" office:value-type="string" calcext:value-type="string">
            <text:p>Produc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2"/>
          <table:table-cell table:style-name="ce108"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table-cell table:style-name="ce393" office:value-type="string" calcext:value-type="string" table:number-columns-spanned="4" table:number-rows-spanned="13">
            <text:p>El ácido clorhídrico reacciona con el ácido nítrico concentrado del 16,0 % en masa y densidad 1,09 g/cm³ y forma cloro, dióxido de nitrógeno y agua.</text:p>
            <text:p>a) Ajusta la reacción que tiene lugar por el método del ión-electrón.</text:p>
            <text:p>b) Calcula la concentración de una disolución de ácido clorhídrico se se gastan los volúmenes indicados.</text:p>
            <text:p><text:span text:style-name="T23">Rta.: a) 2 HNO₃ + 2 HCl → 2 </text:span><text:span text:style-name="T24">NO₂</text:span> + Cl₂ + 2 H₂O;</text:p>
            <text:p>b) [HCl] = 1,11 mol/dm³</text:p>
            <text:p/>
          </table:table-cell>
          <table:covered-table-cell table:number-columns-repeated="2" table:style-name="ce440"/>
          <table:covered-table-cell table:style-name="ce44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tro reactivo</text:p>
          </table:table-cell>
          <table:table-cell table:style-name="ce406"/>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77"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406" office:value-type="string" calcext:value-type="string">
            <text:p><text:s/></text:p>
          </table:table-cell>
          <table:table-cell table:style-name="ce150" office:value-type="string" calcext:value-type="string">
            <text:p>Densidad: </text:p>
          </table:table-cell>
          <table:table-cell table:style-name="ce563" office:value-type="float" office:value="1.09" calcext:value-type="float">
            <text:p>1,09</text:p>
          </table:table-cell>
          <table:table-cell table:style-name="ce477"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440"/>
          <table:covered-table-cell table:style-name="ce449"/>
          <table:table-cell table:style-name="ce299"/>
          <table:table-cell table:style-name="ce406" office:value-type="string" calcext:value-type="string">
            <text:p>Produc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yuda.$A$129" table:cell-range-address="$Ayuda.$A$137"/>
        <table:named-range table:name="CifrasSign" table:base-cell-address="$Ayuda.$A$36" table:cell-range-address="$Ayuda.$A$44"/>
        <table:named-range table:name="clic" table:base-cell-address="$Ayuda.$A$9" table:cell-range-address="$Ayuda.$A$3"/>
        <table:named-range table:name="Comezo" table:base-cell-address="$Introd.$A$1" table:cell-range-address="$Introd.$A$1"/>
        <table:named-range table:name="CopiaDatos" table:base-cell-address="$Ayuda.$A$98" table:cell-range-address="$Ayuda.$A$106"/>
        <table:named-range table:name="CopiarResultado" table:base-cell-address="$Ayuda.$A$89" table:cell-range-address="$Ayuda.$A$97"/>
        <table:named-range table:name="DescrFunc" table:base-cell-address="$Ayuda.$A$3" table:cell-range-address="$Introd.$A$44"/>
        <table:named-range table:name="ElegirOEscribir" table:base-cell-address="$Ayuda.$A$21" table:cell-range-address="$Ayuda.$A$22"/>
        <table:named-range table:name="ErrorAbrir" table:base-cell-address="$Ayuda.$A$161" table:cell-range-address="$Ayuda.$A$168"/>
        <table:named-range table:name="ErrorResult" table:base-cell-address="$Ayuda.$A$124" table:cell-range-address="$Ayuda.$A$132"/>
        <table:named-range table:name="Formatos" table:base-cell-address="$Ayuda.$A$63" table:cell-range-address="$Ayuda.$A$71"/>
        <table:named-range table:name="Hipervinculos" table:base-cell-address="$Ayuda.$A$13" table:cell-range-address="$Ayuda.$A$16"/>
        <table:named-range table:name="InstrComun" table:base-cell-address="$Ayuda.$A$149" table:cell-range-address="$Ayuda.$A$144"/>
        <table:named-range table:name="InstrOtros" table:base-cell-address="$Ayuda.$A$154" table:cell-range-address="$Ayuda.$A$162"/>
        <table:named-range table:name="InstrResult" table:base-cell-address="$Ayuda.$A$150" table:cell-range-address="$Ayuda.$A$158"/>
        <table:named-range table:name="NoSePueden" table:base-cell-address="$Ayuda.$A$109" table:cell-range-address="$Ayuda.$A$117"/>
        <table:named-range table:name="NotasAyuda" table:base-cell-address="$Ayuda.$A$1" table:cell-range-address="$Ayuda.$A$1"/>
        <table:named-range table:name="OtrosCalc" table:base-cell-address="$Ayuda.$A$41" table:cell-range-address="$Ayuda.$A$53"/>
      </table:named-expressions>
      <table:database-ranges>
        <table:database-range table:name="__Anonymous_Sheet_DB__1" table:target-range-address="Ayuda.J1:Ay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Normal" style:font-pitch="variable"/>
    <style:font-face style:name="Linux Biolinum G2" svg:font-family="'Linux Biolinum G'" style:font-pitch="variable"/>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name-asian="Segoe UI1" style:font-size-asian="24pt" style:language-asian="zh" style:country-asian="CN" style:font-name-complex="Tahoma2"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2"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2"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12:56:42.94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7T13:16:54.587000000</dc:date>
    <dc:language>es-ES</dc:language>
    <meta:editing-cycles>3526</meta:editing-cycles>
    <meta:editing-duration>P21DT2H27M13S</meta:editing-duration>
    <dc:creator>Alfonso Javier Barbadillo Marán</dc:creator>
    <dc:title>Química P.A.U- Laboratorio (gal)</dc:title>
    <meta:document-statistic meta:table-count="10" meta:cell-count="3911"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